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P2"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P3" style:family="paragraph" style:parent-style-name="Header">
      <style:paragraph-properties fo:text-align="end" style:justify-single-word="false"/>
      <style:text-properties style:font-name="Algerian" fo:font-size="6pt" fo:language="id" fo:country="ID" style:font-size-asian="6pt" style:font-size-complex="6pt"/>
    </style:style>
    <style:style style:name="P4" style:family="paragraph" style:parent-style-name="Header">
      <style:text-properties fo:font-size="15pt" fo:language="id" fo:country="ID" fo:font-weight="bold" officeooo:rsid="09ddaa51" style:font-size-asian="15pt" style:font-weight-asian="bold" style:font-size-complex="15pt" style:font-weight-complex="bold"/>
    </style:style>
    <style:style style:name="P5" style:family="paragraph" style:parent-style-name="Footer">
      <style:text-properties fo:font-size="10pt" fo:language="id" fo:country="ID" style:font-size-asian="10pt" style:font-size-complex="10pt"/>
    </style:style>
    <style:style style:name="P6" style:family="paragraph" style:parent-style-name="Footer">
      <style:paragraph-properties fo:text-align="center" style:justify-single-word="false"/>
      <style:text-properties fo:font-size="10pt" fo:language="id" fo:country="ID" style:font-size-asian="10pt" style:font-size-complex="10pt"/>
    </style:style>
    <style:style style:name="P7" style:family="paragraph" style:parent-style-name="Footer">
      <style:paragraph-properties fo:text-align="end" style:justify-single-word="false"/>
      <style:text-properties fo:font-size="10pt" fo:language="id" fo:country="ID" officeooo:rsid="0c906cbb" officeooo:paragraph-rsid="0c906cbb" style:font-size-asian="10pt" style:font-size-complex="10pt"/>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Footnote">
      <style:text-properties fo:language="id" fo:country="ID" officeooo:rsid="0d3e6267" officeooo:paragraph-rsid="0d3e6267"/>
    </style:style>
    <style:style style:name="P10" style:family="paragraph" style:parent-style-name="Footnote">
      <style:text-properties fo:language="id" fo:country="ID" officeooo:rsid="0f90274f" officeooo:paragraph-rsid="0f90274f"/>
    </style:style>
    <style:style style:name="P11" style:family="paragraph" style:parent-style-name="Footnote">
      <style:text-properties fo:language="id" fo:country="ID" officeooo:rsid="0fa5bea5" officeooo:paragraph-rsid="0fa5bea5"/>
    </style:style>
    <style:style style:name="P12" style:family="paragraph" style:parent-style-name="Footnote">
      <style:text-properties fo:language="id" fo:country="ID" officeooo:rsid="0fdf7b5d" officeooo:paragraph-rsid="0fdf7b5d"/>
    </style:style>
    <style:style style:name="P13" style:family="paragraph" style:parent-style-name="Footnote">
      <style:text-properties fo:language="id" fo:country="ID" officeooo:rsid="0fe6ea0f" officeooo:paragraph-rsid="0fe6ea0f"/>
    </style:style>
    <style:style style:name="P14" style:family="paragraph" style:parent-style-name="Footnote">
      <style:text-properties fo:language="id" fo:country="ID" officeooo:rsid="1004b4b8" officeooo:paragraph-rsid="1004b4b8"/>
    </style:style>
    <style:style style:name="P15" style:family="paragraph" style:parent-style-name="Footnote">
      <style:text-properties officeooo:rsid="1021577e" officeooo:paragraph-rsid="1021577e"/>
    </style:style>
    <style:style style:name="P16" style:family="paragraph" style:parent-style-name="Footnote">
      <style:text-properties officeooo:rsid="10411b2a" officeooo:paragraph-rsid="10411b2a"/>
    </style:style>
    <style:style style:name="P17" style:family="paragraph" style:parent-style-name="Footnote">
      <style:text-properties officeooo:rsid="115d4d18" officeooo:paragraph-rsid="115d4d18"/>
    </style:style>
    <style:style style:name="P18" style:family="paragraph" style:parent-style-name="Footnote">
      <style:text-properties officeooo:rsid="1190cdf5" officeooo:paragraph-rsid="1190cdf5"/>
    </style:style>
    <style:style style:name="P19" style:family="paragraph" style:parent-style-name="Text_20_body">
      <style:paragraph-properties fo:orphans="0" fo:widows="0" fo:hyphenation-ladder-count="no-limit" fo:keep-with-next="auto"/>
      <style:text-properties fo:language="id" fo:country="ID" officeooo:rsid="0ca58aae" officeooo:paragraph-rsid="0ca58aae" fo:hyphenate="true" fo:hyphenation-remain-char-count="2" fo:hyphenation-push-char-count="2" loext:hyphenation-no-caps="false"/>
    </style:style>
    <style:style style:name="P20" style:family="paragraph" style:parent-style-name="paragraf">
      <style:paragraph-properties fo:orphans="0" fo:widows="0" fo:hyphenation-ladder-count="no-limit" fo:keep-with-next="auto"/>
      <style:text-properties fo:language="id" fo:country="ID" fo:hyphenate="true" fo:hyphenation-remain-char-count="2" fo:hyphenation-push-char-count="2" loext:hyphenation-no-caps="false"/>
    </style:style>
    <style:style style:name="P21" style:family="paragraph" style:parent-style-name="paragraf">
      <style:paragraph-properties fo:orphans="0" fo:widows="0" fo:hyphenation-ladder-count="no-limit" fo:keep-with-next="auto"/>
      <style:text-properties fo:language="id" fo:country="ID" officeooo:rsid="0c906cbb" officeooo:paragraph-rsid="0c9c585b" fo:hyphenate="true" fo:hyphenation-remain-char-count="2" fo:hyphenation-push-char-count="2" loext:hyphenation-no-caps="false"/>
    </style:style>
    <style:style style:name="P22" style:family="paragraph" style:parent-style-name="paragraf">
      <style:paragraph-properties fo:orphans="0" fo:widows="0" fo:hyphenation-ladder-count="no-limit" fo:keep-with-next="auto"/>
      <style:text-properties fo:language="id" fo:country="ID" officeooo:rsid="0cb5077d" officeooo:paragraph-rsid="0cb5077d" fo:hyphenate="true" fo:hyphenation-remain-char-count="2" fo:hyphenation-push-char-count="2" loext:hyphenation-no-caps="false"/>
    </style:style>
    <style:style style:name="P23" style:family="paragraph" style:parent-style-name="paragraf">
      <style:paragraph-properties fo:orphans="0" fo:widows="0" fo:hyphenation-ladder-count="no-limit" fo:keep-with-next="auto"/>
      <style:text-properties fo:language="id" fo:country="ID" officeooo:rsid="0cc28cc9" officeooo:paragraph-rsid="0cc28cc9" fo:hyphenate="true" fo:hyphenation-remain-char-count="2" fo:hyphenation-push-char-count="2" loext:hyphenation-no-caps="false"/>
    </style:style>
    <style:style style:name="P24" style:family="paragraph" style:parent-style-name="paragraf">
      <style:paragraph-properties fo:orphans="0" fo:widows="0" fo:hyphenation-ladder-count="no-limit" fo:keep-with-next="auto"/>
      <style:text-properties fo:language="id" fo:country="ID" officeooo:rsid="0cc76a7c" officeooo:paragraph-rsid="0cc76a7c" fo:hyphenate="true" fo:hyphenation-remain-char-count="2" fo:hyphenation-push-char-count="2" loext:hyphenation-no-caps="false"/>
    </style:style>
    <style:style style:name="P25" style:family="paragraph" style:parent-style-name="paragraf">
      <style:paragraph-properties fo:orphans="0" fo:widows="0" fo:hyphenation-ladder-count="no-limit" fo:keep-with-next="auto"/>
      <style:text-properties fo:language="id" fo:country="ID" officeooo:rsid="0cd775cb" officeooo:paragraph-rsid="0cd775cb" fo:hyphenate="true" fo:hyphenation-remain-char-count="2" fo:hyphenation-push-char-count="2" loext:hyphenation-no-caps="false"/>
    </style:style>
    <style:style style:name="P26" style:family="paragraph" style:parent-style-name="paragraf">
      <style:paragraph-properties fo:orphans="0" fo:widows="0" fo:hyphenation-ladder-count="no-limit" fo:keep-with-next="auto"/>
      <style:text-properties fo:language="id" fo:country="ID" officeooo:rsid="0ce151e7" officeooo:paragraph-rsid="0ce151e7" fo:hyphenate="true" fo:hyphenation-remain-char-count="2" fo:hyphenation-push-char-count="2" loext:hyphenation-no-caps="false"/>
    </style:style>
    <style:style style:name="P27" style:family="paragraph" style:parent-style-name="paragraf">
      <style:paragraph-properties fo:orphans="0" fo:widows="0" fo:hyphenation-ladder-count="no-limit" fo:keep-with-next="auto"/>
      <style:text-properties fo:language="id" fo:country="ID" officeooo:rsid="0cf338f1" officeooo:paragraph-rsid="0cf338f1" fo:hyphenate="true" fo:hyphenation-remain-char-count="2" fo:hyphenation-push-char-count="2" loext:hyphenation-no-caps="false"/>
    </style:style>
    <style:style style:name="P28" style:family="paragraph" style:parent-style-name="paragraf">
      <style:paragraph-properties fo:orphans="0" fo:widows="0" fo:hyphenation-ladder-count="no-limit" fo:keep-with-next="auto"/>
      <style:text-properties fo:language="id" fo:country="ID" fo:font-weight="normal" officeooo:rsid="0cf8c886" officeooo:paragraph-rsid="0cf8c886" style:font-weight-asian="normal" style:font-weight-complex="normal" fo:hyphenate="true" fo:hyphenation-remain-char-count="2" fo:hyphenation-push-char-count="2" loext:hyphenation-no-caps="false"/>
    </style:style>
    <style:style style:name="P29" style:family="paragraph" style:parent-style-name="paragraf">
      <style:paragraph-properties fo:orphans="0" fo:widows="0" fo:hyphenation-ladder-count="no-limit" fo:keep-with-next="auto"/>
      <style:text-properties fo:language="id" fo:country="ID" officeooo:rsid="0d553950" officeooo:paragraph-rsid="0d553950" fo:hyphenate="true" fo:hyphenation-remain-char-count="2" fo:hyphenation-push-char-count="2" loext:hyphenation-no-caps="false"/>
    </style:style>
    <style:style style:name="P30" style:family="paragraph" style:parent-style-name="paragraf">
      <style:paragraph-properties fo:orphans="0" fo:widows="0" fo:hyphenation-ladder-count="no-limit" fo:keep-with-next="auto"/>
      <style:text-properties fo:language="id" fo:country="ID" officeooo:rsid="0d6fd9e4" officeooo:paragraph-rsid="0d6fd9e4" fo:hyphenate="true" fo:hyphenation-remain-char-count="2" fo:hyphenation-push-char-count="2" loext:hyphenation-no-caps="false"/>
    </style:style>
    <style:style style:name="P31" style:family="paragraph" style:parent-style-name="paragraf">
      <style:paragraph-properties fo:orphans="0" fo:widows="0" fo:hyphenation-ladder-count="no-limit" fo:keep-with-next="auto"/>
      <style:text-properties fo:language="id" fo:country="ID" officeooo:rsid="0d827799" officeooo:paragraph-rsid="0d827799" fo:hyphenate="true" fo:hyphenation-remain-char-count="2" fo:hyphenation-push-char-count="2" loext:hyphenation-no-caps="false"/>
    </style:style>
    <style:style style:name="P32" style:family="paragraph" style:parent-style-name="paragraf">
      <style:paragraph-properties fo:orphans="0" fo:widows="0" fo:hyphenation-ladder-count="no-limit" fo:keep-with-next="auto"/>
      <style:text-properties fo:language="id" fo:country="ID" officeooo:rsid="0d886466" officeooo:paragraph-rsid="0d886466" fo:hyphenate="true" fo:hyphenation-remain-char-count="2" fo:hyphenation-push-char-count="2" loext:hyphenation-no-caps="false"/>
    </style:style>
    <style:style style:name="P33" style:family="paragraph" style:parent-style-name="paragraf">
      <style:paragraph-properties fo:orphans="0" fo:widows="0" fo:hyphenation-ladder-count="no-limit" fo:keep-with-next="auto"/>
      <style:text-properties fo:language="id" fo:country="ID" officeooo:rsid="0d8c42ac" officeooo:paragraph-rsid="0d8c42ac" fo:hyphenate="true" fo:hyphenation-remain-char-count="2" fo:hyphenation-push-char-count="2" loext:hyphenation-no-caps="false"/>
    </style:style>
    <style:style style:name="P34" style:family="paragraph" style:parent-style-name="paragraf">
      <style:paragraph-properties fo:orphans="0" fo:widows="0" fo:hyphenation-ladder-count="no-limit" fo:keep-with-next="auto"/>
      <style:text-properties fo:language="id" fo:country="ID" officeooo:rsid="0d90bb5d" officeooo:paragraph-rsid="0d90bb5d" fo:hyphenate="true" fo:hyphenation-remain-char-count="2" fo:hyphenation-push-char-count="2" loext:hyphenation-no-caps="false"/>
    </style:style>
    <style:style style:name="P35" style:family="paragraph" style:parent-style-name="paragraf">
      <style:paragraph-properties fo:orphans="0" fo:widows="0" fo:hyphenation-ladder-count="no-limit" fo:keep-with-next="auto"/>
      <style:text-properties fo:language="id" fo:country="ID" officeooo:rsid="0d965192" officeooo:paragraph-rsid="0d965192" fo:hyphenate="true" fo:hyphenation-remain-char-count="2" fo:hyphenation-push-char-count="2" loext:hyphenation-no-caps="false"/>
    </style:style>
    <style:style style:name="P36" style:family="paragraph" style:parent-style-name="paragraf">
      <style:paragraph-properties fo:orphans="0" fo:widows="0" fo:hyphenation-ladder-count="no-limit" fo:keep-with-next="auto"/>
      <style:text-properties fo:language="id" fo:country="ID" officeooo:rsid="0da2aee1" officeooo:paragraph-rsid="0da2aee1" fo:hyphenate="true" fo:hyphenation-remain-char-count="2" fo:hyphenation-push-char-count="2" loext:hyphenation-no-caps="false"/>
    </style:style>
    <style:style style:name="P37" style:family="paragraph" style:parent-style-name="paragraf">
      <style:paragraph-properties fo:orphans="0" fo:widows="0" fo:hyphenation-ladder-count="no-limit" fo:keep-with-next="auto"/>
      <style:text-properties fo:language="id" fo:country="ID" officeooo:rsid="0da65cc6" officeooo:paragraph-rsid="0db07e4b" fo:hyphenate="true" fo:hyphenation-remain-char-count="2" fo:hyphenation-push-char-count="2" loext:hyphenation-no-caps="false"/>
    </style:style>
    <style:style style:name="P38" style:family="paragraph" style:parent-style-name="paragraf">
      <style:paragraph-properties fo:orphans="0" fo:widows="0" fo:hyphenation-ladder-count="no-limit" fo:keep-with-next="auto"/>
      <style:text-properties fo:language="id" fo:country="ID" officeooo:rsid="0dbaeee7" officeooo:paragraph-rsid="0dbdcfc9" fo:hyphenate="true" fo:hyphenation-remain-char-count="2" fo:hyphenation-push-char-count="2" loext:hyphenation-no-caps="false"/>
    </style:style>
    <style:style style:name="P39" style:family="paragraph" style:parent-style-name="paragraf">
      <style:paragraph-properties fo:orphans="0" fo:widows="0" fo:hyphenation-ladder-count="no-limit" fo:keep-with-next="auto"/>
      <style:text-properties fo:language="id" fo:country="ID" officeooo:rsid="0dc08349" officeooo:paragraph-rsid="0dc08349" fo:hyphenate="true" fo:hyphenation-remain-char-count="2" fo:hyphenation-push-char-count="2" loext:hyphenation-no-caps="false"/>
    </style:style>
    <style:style style:name="P40" style:family="paragraph" style:parent-style-name="paragraf">
      <style:paragraph-properties fo:orphans="0" fo:widows="0" fo:hyphenation-ladder-count="no-limit" fo:keep-with-next="auto"/>
      <style:text-properties fo:language="id" fo:country="ID" officeooo:rsid="0dc812ed" officeooo:paragraph-rsid="0dc812ed" fo:hyphenate="true" fo:hyphenation-remain-char-count="2" fo:hyphenation-push-char-count="2" loext:hyphenation-no-caps="false"/>
    </style:style>
    <style:style style:name="P41" style:family="paragraph" style:parent-style-name="paragraf">
      <style:paragraph-properties fo:orphans="0" fo:widows="0" fo:hyphenation-ladder-count="no-limit" fo:keep-with-next="auto"/>
      <style:text-properties fo:language="id" fo:country="ID" officeooo:rsid="0dd2f1b1" officeooo:paragraph-rsid="0dd2f1b1" fo:hyphenate="true" fo:hyphenation-remain-char-count="2" fo:hyphenation-push-char-count="2" loext:hyphenation-no-caps="false"/>
    </style:style>
    <style:style style:name="P42" style:family="paragraph" style:parent-style-name="paragraf">
      <style:paragraph-properties fo:orphans="0" fo:widows="0" fo:hyphenation-ladder-count="no-limit" fo:keep-with-next="auto"/>
      <style:text-properties fo:language="id" fo:country="ID" officeooo:rsid="0dda8348" officeooo:paragraph-rsid="0dda8348" fo:hyphenate="true" fo:hyphenation-remain-char-count="2" fo:hyphenation-push-char-count="2" loext:hyphenation-no-caps="false"/>
    </style:style>
    <style:style style:name="P43" style:family="paragraph" style:parent-style-name="paragraf">
      <style:paragraph-properties fo:orphans="0" fo:widows="0" fo:hyphenation-ladder-count="no-limit" fo:keep-with-next="auto"/>
      <style:text-properties fo:language="id" fo:country="ID" officeooo:rsid="0de1d20e" officeooo:paragraph-rsid="0de1d20e" fo:hyphenate="true" fo:hyphenation-remain-char-count="2" fo:hyphenation-push-char-count="2" loext:hyphenation-no-caps="false"/>
    </style:style>
    <style:style style:name="P44" style:family="paragraph" style:parent-style-name="paragraf">
      <style:paragraph-properties fo:orphans="0" fo:widows="0" fo:hyphenation-ladder-count="no-limit" fo:keep-with-next="auto"/>
      <style:text-properties fo:language="id" fo:country="ID" officeooo:rsid="0e647ae6" officeooo:paragraph-rsid="0e647ae6" fo:hyphenate="true" fo:hyphenation-remain-char-count="2" fo:hyphenation-push-char-count="2" loext:hyphenation-no-caps="false"/>
    </style:style>
    <style:style style:name="P45" style:family="paragraph" style:parent-style-name="paragraf">
      <style:paragraph-properties fo:orphans="0" fo:widows="0" fo:hyphenation-ladder-count="no-limit" fo:keep-with-next="auto"/>
      <style:text-properties fo:language="id" fo:country="ID" officeooo:rsid="0e711d79" officeooo:paragraph-rsid="0e711d79" fo:hyphenate="true" fo:hyphenation-remain-char-count="2" fo:hyphenation-push-char-count="2" loext:hyphenation-no-caps="false"/>
    </style:style>
    <style:style style:name="P46" style:family="paragraph" style:parent-style-name="paragraf">
      <style:paragraph-properties fo:orphans="0" fo:widows="0" fo:hyphenation-ladder-count="no-limit" fo:keep-with-next="auto"/>
      <style:text-properties fo:language="id" fo:country="ID" officeooo:rsid="0e840871" officeooo:paragraph-rsid="0e840871" fo:hyphenate="true" fo:hyphenation-remain-char-count="2" fo:hyphenation-push-char-count="2" loext:hyphenation-no-caps="false"/>
    </style:style>
    <style:style style:name="P47" style:family="paragraph" style:parent-style-name="paragraf">
      <style:paragraph-properties fo:orphans="0" fo:widows="0" fo:hyphenation-ladder-count="no-limit" fo:keep-with-next="auto"/>
      <style:text-properties fo:language="id" fo:country="ID" fo:font-style="normal" officeooo:rsid="0e94cadd" officeooo:paragraph-rsid="0e94cadd" style:font-style-asian="normal" style:font-style-complex="normal" fo:hyphenate="true" fo:hyphenation-remain-char-count="2" fo:hyphenation-push-char-count="2" loext:hyphenation-no-caps="false"/>
    </style:style>
    <style:style style:name="P48" style:family="paragraph" style:parent-style-name="paragraf">
      <style:paragraph-properties fo:orphans="0" fo:widows="0" fo:hyphenation-ladder-count="no-limit" fo:keep-with-next="auto"/>
      <style:text-properties fo:language="id" fo:country="ID" fo:font-style="normal" officeooo:rsid="0e9e5ea8" officeooo:paragraph-rsid="0e9e5ea8" style:font-style-asian="normal" style:font-style-complex="normal" fo:hyphenate="true" fo:hyphenation-remain-char-count="2" fo:hyphenation-push-char-count="2" loext:hyphenation-no-caps="false"/>
    </style:style>
    <style:style style:name="P49" style:family="paragraph" style:parent-style-name="paragraf">
      <style:paragraph-properties fo:orphans="0" fo:widows="0" fo:hyphenation-ladder-count="no-limit" fo:keep-with-next="auto"/>
      <style:text-properties fo:language="id" fo:country="ID" fo:font-style="normal" officeooo:rsid="0eb6a284" officeooo:paragraph-rsid="0eb6a284" style:font-style-asian="normal" style:font-style-complex="normal" fo:hyphenate="true" fo:hyphenation-remain-char-count="2" fo:hyphenation-push-char-count="2" loext:hyphenation-no-caps="false"/>
    </style:style>
    <style:style style:name="P50" style:family="paragraph" style:parent-style-name="paragraf">
      <style:paragraph-properties fo:orphans="0" fo:widows="0" fo:hyphenation-ladder-count="no-limit" fo:keep-with-next="auto"/>
      <style:text-properties fo:language="id" fo:country="ID" fo:font-style="normal" officeooo:rsid="0ede0d59" officeooo:paragraph-rsid="0ede0d59" style:font-style-asian="normal" style:font-style-complex="normal" fo:hyphenate="true" fo:hyphenation-remain-char-count="2" fo:hyphenation-push-char-count="2" loext:hyphenation-no-caps="false"/>
    </style:style>
    <style:style style:name="P51" style:family="paragraph" style:parent-style-name="paragraf">
      <style:paragraph-properties fo:orphans="0" fo:widows="0" fo:hyphenation-ladder-count="no-limit" fo:keep-with-next="auto"/>
      <style:text-properties fo:language="id" fo:country="ID" fo:font-style="normal" officeooo:rsid="0edef5a8" officeooo:paragraph-rsid="0ee169c1" style:font-style-asian="normal" style:font-style-complex="normal" fo:hyphenate="true" fo:hyphenation-remain-char-count="2" fo:hyphenation-push-char-count="2" loext:hyphenation-no-caps="false"/>
    </style:style>
    <style:style style:name="P52" style:family="paragraph" style:parent-style-name="paragraf">
      <style:paragraph-properties fo:orphans="0" fo:widows="0" fo:hyphenation-ladder-count="no-limit" fo:keep-with-next="auto"/>
      <style:text-properties fo:language="id" fo:country="ID" fo:font-style="normal" officeooo:rsid="0ee3859c" officeooo:paragraph-rsid="0ee3859c" style:font-style-asian="normal" style:font-style-complex="normal" fo:hyphenate="true" fo:hyphenation-remain-char-count="2" fo:hyphenation-push-char-count="2" loext:hyphenation-no-caps="false"/>
    </style:style>
    <style:style style:name="P53" style:family="paragraph" style:parent-style-name="paragraf">
      <style:paragraph-properties fo:orphans="0" fo:widows="0" fo:hyphenation-ladder-count="no-limit" fo:keep-with-next="auto"/>
      <style:text-properties fo:language="id" fo:country="ID" fo:font-style="normal" officeooo:rsid="0eeaa58d" officeooo:paragraph-rsid="0eeaa58d" style:font-style-asian="normal" style:font-style-complex="normal" fo:hyphenate="true" fo:hyphenation-remain-char-count="2" fo:hyphenation-push-char-count="2" loext:hyphenation-no-caps="false"/>
    </style:style>
    <style:style style:name="P54" style:family="paragraph" style:parent-style-name="paragraf">
      <style:paragraph-properties fo:orphans="0" fo:widows="0" fo:hyphenation-ladder-count="no-limit" fo:keep-with-next="auto"/>
      <style:text-properties fo:language="id" fo:country="ID" fo:font-style="normal" officeooo:rsid="0ef4bdb3" officeooo:paragraph-rsid="0ef4bdb3" style:font-style-asian="normal" style:font-style-complex="normal" fo:hyphenate="true" fo:hyphenation-remain-char-count="2" fo:hyphenation-push-char-count="2" loext:hyphenation-no-caps="false"/>
    </style:style>
    <style:style style:name="P55" style:family="paragraph" style:parent-style-name="paragraf">
      <style:paragraph-properties fo:orphans="0" fo:widows="0" fo:hyphenation-ladder-count="no-limit" fo:keep-with-next="auto"/>
      <style:text-properties fo:language="id" fo:country="ID" fo:font-style="normal" officeooo:rsid="0f02c8ac" officeooo:paragraph-rsid="0f02c8ac" style:font-style-asian="normal" style:font-style-complex="normal" fo:hyphenate="true" fo:hyphenation-remain-char-count="2" fo:hyphenation-push-char-count="2" loext:hyphenation-no-caps="false"/>
    </style:style>
    <style:style style:name="P56" style:family="paragraph" style:parent-style-name="paragraf">
      <style:paragraph-properties fo:orphans="0" fo:widows="0" fo:hyphenation-ladder-count="no-limit" fo:keep-with-next="auto"/>
      <style:text-properties fo:language="id" fo:country="ID" fo:font-style="normal" officeooo:rsid="0f0e8d7c" officeooo:paragraph-rsid="0f0e8d7c" style:font-style-asian="normal" style:font-style-complex="normal" fo:hyphenate="true" fo:hyphenation-remain-char-count="2" fo:hyphenation-push-char-count="2" loext:hyphenation-no-caps="false"/>
    </style:style>
    <style:style style:name="P57" style:family="paragraph" style:parent-style-name="paragraf">
      <style:paragraph-properties fo:orphans="0" fo:widows="0" fo:hyphenation-ladder-count="no-limit" fo:keep-with-next="auto"/>
      <style:text-properties fo:language="id" fo:country="ID" fo:font-style="normal" officeooo:rsid="0f21308a" officeooo:paragraph-rsid="0f21308a" style:font-style-asian="normal" style:font-style-complex="normal" fo:hyphenate="true" fo:hyphenation-remain-char-count="2" fo:hyphenation-push-char-count="2" loext:hyphenation-no-caps="false"/>
    </style:style>
    <style:style style:name="P58" style:family="paragraph" style:parent-style-name="paragraf">
      <style:paragraph-properties fo:orphans="0" fo:widows="0" fo:hyphenation-ladder-count="no-limit" fo:keep-with-next="auto"/>
      <style:text-properties fo:language="id" fo:country="ID" fo:font-style="normal" officeooo:rsid="0f2786fb" officeooo:paragraph-rsid="0f2786fb" style:font-style-asian="normal" style:font-style-complex="normal" fo:hyphenate="true" fo:hyphenation-remain-char-count="2" fo:hyphenation-push-char-count="2" loext:hyphenation-no-caps="false"/>
    </style:style>
    <style:style style:name="P59" style:family="paragraph" style:parent-style-name="paragraf">
      <style:paragraph-properties fo:orphans="0" fo:widows="0" fo:hyphenation-ladder-count="no-limit" fo:keep-with-next="auto"/>
      <style:text-properties fo:language="id" fo:country="ID" fo:font-style="normal" officeooo:rsid="0f2a14df" officeooo:paragraph-rsid="0f2a14df" style:font-style-asian="normal" style:font-style-complex="normal" fo:hyphenate="true" fo:hyphenation-remain-char-count="2" fo:hyphenation-push-char-count="2" loext:hyphenation-no-caps="false"/>
    </style:style>
    <style:style style:name="P60" style:family="paragraph" style:parent-style-name="paragraf">
      <style:paragraph-properties fo:orphans="0" fo:widows="0" fo:hyphenation-ladder-count="no-limit" fo:keep-with-next="auto"/>
      <style:text-properties fo:language="id" fo:country="ID" fo:font-style="normal" officeooo:rsid="10124433" officeooo:paragraph-rsid="10124433" style:font-style-asian="normal" style:font-style-complex="normal" fo:hyphenate="true" fo:hyphenation-remain-char-count="2" fo:hyphenation-push-char-count="2" loext:hyphenation-no-caps="false"/>
    </style:style>
    <style:style style:name="P61" style:family="paragraph" style:parent-style-name="paragraf">
      <style:paragraph-properties fo:orphans="0" fo:widows="0" fo:hyphenation-ladder-count="no-limit" fo:keep-with-next="auto"/>
      <style:text-properties fo:language="id" fo:country="ID" fo:font-style="normal" officeooo:rsid="0eb92237" officeooo:paragraph-rsid="0eb92237" style:font-style-asian="normal" style:font-style-complex="normal" fo:hyphenate="true" fo:hyphenation-remain-char-count="2" fo:hyphenation-push-char-count="2" loext:hyphenation-no-caps="false"/>
    </style:style>
    <style:style style:name="P62" style:family="paragraph" style:parent-style-name="paragraf">
      <style:paragraph-properties fo:orphans="0" fo:widows="0" fo:hyphenation-ladder-count="no-limit" fo:keep-with-next="auto"/>
      <style:text-properties fo:language="id" fo:country="ID" fo:font-style="normal" officeooo:rsid="0f171262" officeooo:paragraph-rsid="0f171262" fo:background-color="#fff5ce" style:font-style-asian="normal" style:font-style-complex="normal" fo:hyphenate="true" fo:hyphenation-remain-char-count="2" fo:hyphenation-push-char-count="2" loext:hyphenation-no-caps="false"/>
    </style:style>
    <style:style style:name="P63" style:family="paragraph" style:parent-style-name="paragraf">
      <style:paragraph-properties fo:orphans="0" fo:widows="0" fo:hyphenation-ladder-count="no-limit" fo:keep-with-next="auto"/>
      <style:text-properties fo:language="id" fo:country="ID" officeooo:rsid="0ed53c09" officeooo:paragraph-rsid="0ed53c09" fo:hyphenate="true" fo:hyphenation-remain-char-count="2" fo:hyphenation-push-char-count="2" loext:hyphenation-no-caps="false"/>
    </style:style>
    <style:style style:name="P64" style:family="paragraph" style:parent-style-name="paragraf">
      <style:paragraph-properties fo:orphans="0" fo:widows="0" fo:hyphenation-ladder-count="no-limit" fo:keep-with-next="auto"/>
      <style:text-properties fo:language="id" fo:country="ID" officeooo:rsid="0edcb01b" officeooo:paragraph-rsid="0edcb01b" fo:hyphenate="true" fo:hyphenation-remain-char-count="2" fo:hyphenation-push-char-count="2" loext:hyphenation-no-caps="false"/>
    </style:style>
    <style:style style:name="P65" style:family="paragraph" style:parent-style-name="paragraf">
      <style:paragraph-properties fo:orphans="0" fo:widows="0" fo:hyphenation-ladder-count="no-limit" fo:keep-with-next="auto"/>
      <style:text-properties fo:language="id" fo:country="ID" officeooo:rsid="0f39104d" officeooo:paragraph-rsid="0f39104d" fo:hyphenate="true" fo:hyphenation-remain-char-count="2" fo:hyphenation-push-char-count="2" loext:hyphenation-no-caps="false"/>
    </style:style>
    <style:style style:name="P66" style:family="paragraph" style:parent-style-name="paragraf">
      <style:paragraph-properties fo:orphans="0" fo:widows="0" fo:hyphenation-ladder-count="no-limit" fo:keep-with-next="auto"/>
      <style:text-properties fo:language="id" fo:country="ID" officeooo:rsid="0f3d127d" officeooo:paragraph-rsid="0f3d127d" fo:hyphenate="true" fo:hyphenation-remain-char-count="2" fo:hyphenation-push-char-count="2" loext:hyphenation-no-caps="false"/>
    </style:style>
    <style:style style:name="P67" style:family="paragraph" style:parent-style-name="paragraf">
      <style:paragraph-properties fo:orphans="0" fo:widows="0" fo:hyphenation-ladder-count="no-limit" fo:keep-with-next="auto"/>
      <style:text-properties fo:language="id" fo:country="ID" officeooo:rsid="0f3f798e" officeooo:paragraph-rsid="0f3f798e" fo:hyphenate="true" fo:hyphenation-remain-char-count="2" fo:hyphenation-push-char-count="2" loext:hyphenation-no-caps="false"/>
    </style:style>
    <style:style style:name="P68" style:family="paragraph" style:parent-style-name="paragraf">
      <style:paragraph-properties fo:orphans="0" fo:widows="0" fo:hyphenation-ladder-count="no-limit" fo:keep-with-next="auto"/>
      <style:text-properties fo:language="id" fo:country="ID" officeooo:rsid="0f450c21" officeooo:paragraph-rsid="0f450c21" fo:hyphenate="true" fo:hyphenation-remain-char-count="2" fo:hyphenation-push-char-count="2" loext:hyphenation-no-caps="false"/>
    </style:style>
    <style:style style:name="P69" style:family="paragraph" style:parent-style-name="paragraf">
      <style:paragraph-properties fo:orphans="0" fo:widows="0" fo:hyphenation-ladder-count="no-limit" fo:keep-with-next="auto"/>
      <style:text-properties fo:language="id" fo:country="ID" officeooo:rsid="0f480010" officeooo:paragraph-rsid="0f480010" fo:hyphenate="true" fo:hyphenation-remain-char-count="2" fo:hyphenation-push-char-count="2" loext:hyphenation-no-caps="false"/>
    </style:style>
    <style:style style:name="P70" style:family="paragraph" style:parent-style-name="paragraf">
      <style:paragraph-properties fo:orphans="0" fo:widows="0" fo:hyphenation-ladder-count="no-limit" fo:keep-with-next="auto"/>
      <style:text-properties fo:language="id" fo:country="ID" officeooo:rsid="0f488124" officeooo:paragraph-rsid="0f488124" fo:hyphenate="true" fo:hyphenation-remain-char-count="2" fo:hyphenation-push-char-count="2" loext:hyphenation-no-caps="false"/>
    </style:style>
    <style:style style:name="P71" style:family="paragraph" style:parent-style-name="paragraf">
      <style:paragraph-properties fo:orphans="0" fo:widows="0" fo:hyphenation-ladder-count="no-limit" fo:keep-with-next="auto"/>
      <style:text-properties fo:language="id" fo:country="ID" officeooo:rsid="0f489e90" officeooo:paragraph-rsid="0f489e90" fo:hyphenate="true" fo:hyphenation-remain-char-count="2" fo:hyphenation-push-char-count="2" loext:hyphenation-no-caps="false"/>
    </style:style>
    <style:style style:name="P72" style:family="paragraph" style:parent-style-name="paragraf">
      <style:paragraph-properties fo:orphans="0" fo:widows="0" fo:hyphenation-ladder-count="no-limit" fo:keep-with-next="auto"/>
      <style:text-properties fo:language="id" fo:country="ID" officeooo:rsid="0f4d1309" officeooo:paragraph-rsid="0f4d1309" fo:hyphenate="true" fo:hyphenation-remain-char-count="2" fo:hyphenation-push-char-count="2" loext:hyphenation-no-caps="false"/>
    </style:style>
    <style:style style:name="P73" style:family="paragraph" style:parent-style-name="paragraf">
      <style:paragraph-properties fo:orphans="0" fo:widows="0" fo:hyphenation-ladder-count="no-limit" fo:keep-with-next="auto"/>
      <style:text-properties fo:language="id" fo:country="ID" officeooo:rsid="0f85db9c" officeooo:paragraph-rsid="0f85db9c" fo:hyphenate="true" fo:hyphenation-remain-char-count="2" fo:hyphenation-push-char-count="2" loext:hyphenation-no-caps="false"/>
    </style:style>
    <style:style style:name="P74" style:family="paragraph" style:parent-style-name="paragraf">
      <style:paragraph-properties fo:orphans="0" fo:widows="0" fo:hyphenation-ladder-count="no-limit" fo:keep-with-next="auto"/>
      <style:text-properties fo:language="id" fo:country="ID" officeooo:rsid="0f8d1456" officeooo:paragraph-rsid="0f8d1456" fo:hyphenate="true" fo:hyphenation-remain-char-count="2" fo:hyphenation-push-char-count="2" loext:hyphenation-no-caps="false"/>
    </style:style>
    <style:style style:name="P75" style:family="paragraph" style:parent-style-name="paragraf">
      <style:paragraph-properties fo:orphans="0" fo:widows="0" fo:hyphenation-ladder-count="no-limit" fo:keep-with-next="auto"/>
      <style:text-properties fo:language="id" fo:country="ID" officeooo:rsid="0f99b892" officeooo:paragraph-rsid="0f99b892" fo:hyphenate="true" fo:hyphenation-remain-char-count="2" fo:hyphenation-push-char-count="2" loext:hyphenation-no-caps="false"/>
    </style:style>
    <style:style style:name="P76" style:family="paragraph" style:parent-style-name="paragraf">
      <style:paragraph-properties fo:orphans="0" fo:widows="0" fo:hyphenation-ladder-count="no-limit" fo:keep-with-next="auto"/>
      <style:text-properties fo:language="id" fo:country="ID" officeooo:rsid="0f9bbf84" officeooo:paragraph-rsid="0f9bbf84" fo:hyphenate="true" fo:hyphenation-remain-char-count="2" fo:hyphenation-push-char-count="2" loext:hyphenation-no-caps="false"/>
    </style:style>
    <style:style style:name="P77" style:family="paragraph" style:parent-style-name="paragraf">
      <style:paragraph-properties fo:orphans="0" fo:widows="0" fo:hyphenation-ladder-count="no-limit" fo:keep-with-next="auto"/>
      <style:text-properties fo:language="id" fo:country="ID" officeooo:rsid="0f9d3ede" officeooo:paragraph-rsid="0f9d3ede" fo:hyphenate="true" fo:hyphenation-remain-char-count="2" fo:hyphenation-push-char-count="2" loext:hyphenation-no-caps="false"/>
    </style:style>
    <style:style style:name="P78" style:family="paragraph" style:parent-style-name="paragraf">
      <style:paragraph-properties fo:orphans="0" fo:widows="0" fo:hyphenation-ladder-count="no-limit" fo:keep-with-next="auto"/>
      <style:text-properties fo:language="id" fo:country="ID" officeooo:rsid="0fa31682" officeooo:paragraph-rsid="0fa31682" fo:hyphenate="true" fo:hyphenation-remain-char-count="2" fo:hyphenation-push-char-count="2" loext:hyphenation-no-caps="false"/>
    </style:style>
    <style:style style:name="P79" style:family="paragraph" style:parent-style-name="paragraf">
      <style:paragraph-properties fo:orphans="0" fo:widows="0" fo:hyphenation-ladder-count="no-limit" fo:keep-with-next="auto"/>
      <style:text-properties fo:language="id" fo:country="ID" officeooo:rsid="0fa7ea2a" officeooo:paragraph-rsid="0fae996e" fo:hyphenate="true" fo:hyphenation-remain-char-count="2" fo:hyphenation-push-char-count="2" loext:hyphenation-no-caps="false"/>
    </style:style>
    <style:style style:name="P80" style:family="paragraph" style:parent-style-name="paragraf">
      <style:paragraph-properties fo:orphans="0" fo:widows="0" fo:hyphenation-ladder-count="no-limit" fo:keep-with-next="auto"/>
      <style:text-properties fo:language="id" fo:country="ID" officeooo:rsid="0fafb578" officeooo:paragraph-rsid="0fafb578" fo:hyphenate="true" fo:hyphenation-remain-char-count="2" fo:hyphenation-push-char-count="2" loext:hyphenation-no-caps="false"/>
    </style:style>
    <style:style style:name="P81" style:family="paragraph" style:parent-style-name="paragraf">
      <style:paragraph-properties fo:orphans="0" fo:widows="0" fo:hyphenation-ladder-count="no-limit" fo:keep-with-next="auto"/>
      <style:text-properties fo:language="id" fo:country="ID" officeooo:rsid="0fbd6cbf" officeooo:paragraph-rsid="0fbd6cbf" fo:hyphenate="true" fo:hyphenation-remain-char-count="2" fo:hyphenation-push-char-count="2" loext:hyphenation-no-caps="false"/>
    </style:style>
    <style:style style:name="P82" style:family="paragraph" style:parent-style-name="paragraf">
      <style:paragraph-properties fo:orphans="0" fo:widows="0" fo:hyphenation-ladder-count="no-limit" fo:keep-with-next="auto"/>
      <style:text-properties fo:language="id" fo:country="ID" officeooo:rsid="0fc20f3e" officeooo:paragraph-rsid="0fc20f3e" fo:hyphenate="true" fo:hyphenation-remain-char-count="2" fo:hyphenation-push-char-count="2" loext:hyphenation-no-caps="false"/>
    </style:style>
    <style:style style:name="P83" style:family="paragraph" style:parent-style-name="paragraf">
      <style:paragraph-properties fo:orphans="0" fo:widows="0" fo:hyphenation-ladder-count="no-limit" fo:keep-with-next="auto"/>
      <style:text-properties fo:language="id" fo:country="ID" officeooo:rsid="0fc33797" officeooo:paragraph-rsid="0fc33797" fo:hyphenate="true" fo:hyphenation-remain-char-count="2" fo:hyphenation-push-char-count="2" loext:hyphenation-no-caps="false"/>
    </style:style>
    <style:style style:name="P84" style:family="paragraph" style:parent-style-name="paragraf">
      <style:paragraph-properties fo:orphans="0" fo:widows="0" fo:hyphenation-ladder-count="no-limit" fo:keep-with-next="auto"/>
      <style:text-properties fo:language="id" fo:country="ID" officeooo:rsid="0fca3505" officeooo:paragraph-rsid="0fca3505" fo:hyphenate="true" fo:hyphenation-remain-char-count="2" fo:hyphenation-push-char-count="2" loext:hyphenation-no-caps="false"/>
    </style:style>
    <style:style style:name="P85" style:family="paragraph" style:parent-style-name="paragraf">
      <style:paragraph-properties fo:orphans="0" fo:widows="0" fo:hyphenation-ladder-count="no-limit" fo:keep-with-next="auto"/>
      <style:text-properties fo:language="id" fo:country="ID" officeooo:rsid="0fca4997" officeooo:paragraph-rsid="0fca4997" fo:hyphenate="true" fo:hyphenation-remain-char-count="2" fo:hyphenation-push-char-count="2" loext:hyphenation-no-caps="false"/>
    </style:style>
    <style:style style:name="P86" style:family="paragraph" style:parent-style-name="paragraf">
      <style:paragraph-properties fo:orphans="0" fo:widows="0" fo:hyphenation-ladder-count="no-limit" fo:keep-with-next="auto"/>
      <style:text-properties fo:language="id" fo:country="ID" officeooo:rsid="0fda377d" officeooo:paragraph-rsid="0fda377d" fo:hyphenate="true" fo:hyphenation-remain-char-count="2" fo:hyphenation-push-char-count="2" loext:hyphenation-no-caps="false"/>
    </style:style>
    <style:style style:name="P87" style:family="paragraph" style:parent-style-name="paragraf">
      <style:paragraph-properties fo:orphans="0" fo:widows="0" fo:hyphenation-ladder-count="no-limit" fo:keep-with-next="auto"/>
      <style:text-properties fo:language="id" fo:country="ID" officeooo:rsid="0fdc3640" officeooo:paragraph-rsid="0fdc3640" fo:hyphenate="true" fo:hyphenation-remain-char-count="2" fo:hyphenation-push-char-count="2" loext:hyphenation-no-caps="false"/>
    </style:style>
    <style:style style:name="P88" style:family="paragraph" style:parent-style-name="paragraf">
      <style:paragraph-properties fo:orphans="0" fo:widows="0" fo:hyphenation-ladder-count="no-limit" fo:keep-with-next="auto"/>
      <style:text-properties fo:language="id" fo:country="ID" officeooo:rsid="0fe0aa40" officeooo:paragraph-rsid="0fe0aa40" fo:hyphenate="true" fo:hyphenation-remain-char-count="2" fo:hyphenation-push-char-count="2" loext:hyphenation-no-caps="false"/>
    </style:style>
    <style:style style:name="P89" style:family="paragraph" style:parent-style-name="paragraf">
      <style:paragraph-properties fo:orphans="0" fo:widows="0" fo:hyphenation-ladder-count="no-limit" fo:keep-with-next="auto"/>
      <style:text-properties fo:language="id" fo:country="ID" officeooo:rsid="0fe42c01" officeooo:paragraph-rsid="0fe8174d" fo:hyphenate="true" fo:hyphenation-remain-char-count="2" fo:hyphenation-push-char-count="2" loext:hyphenation-no-caps="false"/>
    </style:style>
    <style:style style:name="P90" style:family="paragraph" style:parent-style-name="paragraf">
      <style:paragraph-properties fo:orphans="0" fo:widows="0" fo:hyphenation-ladder-count="no-limit" fo:keep-with-next="auto"/>
      <style:text-properties fo:language="id" fo:country="ID" officeooo:rsid="0fe91dc7" officeooo:paragraph-rsid="0fe8174d" fo:hyphenate="true" fo:hyphenation-remain-char-count="2" fo:hyphenation-push-char-count="2" loext:hyphenation-no-caps="false"/>
    </style:style>
    <style:style style:name="P91" style:family="paragraph" style:parent-style-name="paragraf">
      <style:paragraph-properties fo:orphans="0" fo:widows="0" fo:hyphenation-ladder-count="no-limit" fo:keep-with-next="auto"/>
      <style:text-properties fo:language="id" fo:country="ID" officeooo:rsid="0fea8f1e" officeooo:paragraph-rsid="0fec8bbb" fo:hyphenate="true" fo:hyphenation-remain-char-count="2" fo:hyphenation-push-char-count="2" loext:hyphenation-no-caps="false"/>
    </style:style>
    <style:style style:name="P92" style:family="paragraph" style:parent-style-name="paragraf">
      <style:paragraph-properties fo:orphans="0" fo:widows="0" fo:hyphenation-ladder-count="no-limit" fo:keep-with-next="auto"/>
      <style:text-properties fo:language="id" fo:country="ID" officeooo:rsid="0fee1b95" officeooo:paragraph-rsid="0fee1b95" fo:hyphenate="true" fo:hyphenation-remain-char-count="2" fo:hyphenation-push-char-count="2" loext:hyphenation-no-caps="false"/>
    </style:style>
    <style:style style:name="P93" style:family="paragraph" style:parent-style-name="paragraf">
      <style:paragraph-properties fo:orphans="0" fo:widows="0" fo:hyphenation-ladder-count="no-limit" fo:keep-with-next="auto"/>
      <style:text-properties fo:language="id" fo:country="ID" officeooo:rsid="0ff3c1af" officeooo:paragraph-rsid="0ff3c1af" fo:hyphenate="true" fo:hyphenation-remain-char-count="2" fo:hyphenation-push-char-count="2" loext:hyphenation-no-caps="false"/>
    </style:style>
    <style:style style:name="P94" style:family="paragraph" style:parent-style-name="paragraf">
      <style:paragraph-properties fo:orphans="0" fo:widows="0" fo:hyphenation-ladder-count="no-limit" fo:keep-with-next="auto"/>
      <style:text-properties fo:language="id" fo:country="ID" officeooo:rsid="0ff7af86" officeooo:paragraph-rsid="0ff7af86" fo:hyphenate="true" fo:hyphenation-remain-char-count="2" fo:hyphenation-push-char-count="2" loext:hyphenation-no-caps="false"/>
    </style:style>
    <style:style style:name="P95" style:family="paragraph" style:parent-style-name="paragraf">
      <style:paragraph-properties fo:orphans="0" fo:widows="0" fo:hyphenation-ladder-count="no-limit" fo:keep-with-next="auto"/>
      <style:text-properties fo:language="id" fo:country="ID" officeooo:rsid="0ff9c49d" officeooo:paragraph-rsid="0ff9c49d" fo:hyphenate="true" fo:hyphenation-remain-char-count="2" fo:hyphenation-push-char-count="2" loext:hyphenation-no-caps="false"/>
    </style:style>
    <style:style style:name="P96" style:family="paragraph" style:parent-style-name="paragraf">
      <style:paragraph-properties fo:orphans="0" fo:widows="0" fo:hyphenation-ladder-count="no-limit" fo:keep-with-next="auto"/>
      <style:text-properties fo:language="id" fo:country="ID" officeooo:rsid="0fff84f7" officeooo:paragraph-rsid="0fff84f7" fo:hyphenate="true" fo:hyphenation-remain-char-count="2" fo:hyphenation-push-char-count="2" loext:hyphenation-no-caps="false"/>
    </style:style>
    <style:style style:name="P97" style:family="paragraph" style:parent-style-name="paragraf">
      <style:paragraph-properties fo:orphans="0" fo:widows="0" fo:hyphenation-ladder-count="no-limit" fo:keep-with-next="auto"/>
      <style:text-properties fo:language="id" fo:country="ID" officeooo:rsid="0fffc8ae" officeooo:paragraph-rsid="0fffc8ae" fo:hyphenate="true" fo:hyphenation-remain-char-count="2" fo:hyphenation-push-char-count="2" loext:hyphenation-no-caps="false"/>
    </style:style>
    <style:style style:name="P98" style:family="paragraph" style:parent-style-name="paragraf">
      <style:paragraph-properties fo:orphans="0" fo:widows="0" fo:hyphenation-ladder-count="no-limit" fo:keep-with-next="auto"/>
      <style:text-properties fo:language="id" fo:country="ID" officeooo:rsid="1009aef3" officeooo:paragraph-rsid="1009aef3" fo:hyphenate="true" fo:hyphenation-remain-char-count="2" fo:hyphenation-push-char-count="2" loext:hyphenation-no-caps="false"/>
    </style:style>
    <style:style style:name="P99" style:family="paragraph" style:parent-style-name="paragraf">
      <style:paragraph-properties fo:orphans="0" fo:widows="0" fo:hyphenation-ladder-count="no-limit" fo:keep-with-next="auto"/>
      <style:text-properties fo:language="id" fo:country="ID" officeooo:rsid="100c963d" officeooo:paragraph-rsid="100c963d" fo:hyphenate="true" fo:hyphenation-remain-char-count="2" fo:hyphenation-push-char-count="2" loext:hyphenation-no-caps="false"/>
    </style:style>
    <style:style style:name="P100" style:family="paragraph" style:parent-style-name="paragraf">
      <style:paragraph-properties fo:orphans="0" fo:widows="0" fo:hyphenation-ladder-count="no-limit" fo:keep-with-next="auto"/>
      <style:text-properties fo:language="id" fo:country="ID" officeooo:rsid="0d4922b9" officeooo:paragraph-rsid="10fd419e" fo:hyphenate="true" fo:hyphenation-remain-char-count="2" fo:hyphenation-push-char-count="2" loext:hyphenation-no-caps="false"/>
    </style:style>
    <style:style style:name="P101" style:family="paragraph" style:parent-style-name="paragraf">
      <style:paragraph-properties fo:orphans="0" fo:widows="0" fo:hyphenation-ladder-count="no-limit" fo:keep-with-next="auto"/>
      <style:text-properties fo:language="id" fo:country="ID" officeooo:rsid="0f4ed5da" officeooo:paragraph-rsid="0f4ed5da" fo:background-color="#fff5ce" fo:hyphenate="true" fo:hyphenation-remain-char-count="2" fo:hyphenation-push-char-count="2" loext:hyphenation-no-caps="false"/>
    </style:style>
    <style:style style:name="P102" style:family="paragraph" style:parent-style-name="paragraf">
      <style:paragraph-properties fo:orphans="0" fo:widows="0" fo:hyphenation-ladder-count="no-limit" fo:keep-with-next="auto"/>
      <style:text-properties fo:language="id" fo:country="ID" officeooo:rsid="100fb322" officeooo:paragraph-rsid="100fb322" fo:background-color="transparent" fo:hyphenate="true" fo:hyphenation-remain-char-count="2" fo:hyphenation-push-char-count="2" loext:hyphenation-no-caps="false"/>
    </style:style>
    <style:style style:name="P103" style:family="paragraph" style:parent-style-name="paragraf">
      <style:paragraph-properties fo:orphans="0" fo:widows="0" fo:hyphenation-ladder-count="no-limit" fo:keep-with-next="auto"/>
      <style:text-properties fo:language="id" fo:country="ID" officeooo:rsid="0d743d07" officeooo:paragraph-rsid="0d743d07" fo:hyphenate="true" fo:hyphenation-remain-char-count="2" fo:hyphenation-push-char-count="2" loext:hyphenation-no-caps="false"/>
    </style:style>
    <style:style style:name="P104" style:family="paragraph" style:parent-style-name="paragraf">
      <style:paragraph-properties fo:orphans="0" fo:widows="0" fo:hyphenation-ladder-count="no-limit" fo:keep-with-next="auto"/>
      <style:text-properties style:font-name="Liberation Serif" fo:font-size="12pt" fo:language="id" fo:country="ID" fo:font-weight="normal" officeooo:rsid="0c92ebed" officeooo:paragraph-rsid="0ded6e21" fo:background-color="#fff5ce" style:font-size-asian="12pt" style:font-weight-asian="normal" style:font-size-complex="12pt" style:font-weight-complex="normal" fo:hyphenate="true" fo:hyphenation-remain-char-count="2" fo:hyphenation-push-char-count="2" loext:hyphenation-no-caps="false"/>
    </style:style>
    <style:style style:name="P105" style:family="paragraph" style:parent-style-name="paragraf">
      <style:paragraph-properties fo:orphans="0" fo:widows="0" fo:hyphenation-ladder-count="no-limit" fo:keep-with-next="auto"/>
      <style:text-properties style:font-name="Liberation Serif" fo:font-size="12pt" fo:language="id" fo:country="ID" fo:font-weight="normal" officeooo:rsid="0c92ebed" officeooo:paragraph-rsid="0df5e83a" fo:background-color="#fff5ce" style:font-size-asian="12pt" style:font-weight-asian="normal" style:font-size-complex="12pt" style:font-weight-complex="normal" fo:hyphenate="true" fo:hyphenation-remain-char-count="2" fo:hyphenation-push-char-count="2" loext:hyphenation-no-caps="false"/>
    </style:style>
    <style:style style:name="P106" style:family="paragraph" style:parent-style-name="paragraf">
      <style:paragraph-properties fo:orphans="0" fo:widows="0" fo:hyphenation-ladder-count="no-limit" fo:keep-with-next="auto"/>
      <style:text-properties style:font-name="Liberation Serif" fo:font-size="12pt" fo:language="id" fo:country="ID" fo:font-weight="normal" officeooo:rsid="0df71dd7" officeooo:paragraph-rsid="0df5e83a" fo:background-color="transparent" style:font-size-asian="12pt" style:font-weight-asian="normal" style:font-size-complex="12pt" style:font-weight-complex="normal" fo:hyphenate="true" fo:hyphenation-remain-char-count="2" fo:hyphenation-push-char-count="2" loext:hyphenation-no-caps="false"/>
    </style:style>
    <style:style style:name="P107" style:family="paragraph" style:parent-style-name="paragraf">
      <style:paragraph-properties fo:orphans="0" fo:widows="0" fo:hyphenation-ladder-count="no-limit" fo:keep-with-next="auto"/>
      <style:text-properties style:font-name="Liberation Serif" fo:font-size="12pt" fo:language="id" fo:country="ID" fo:font-weight="normal" officeooo:rsid="0dfb5964" officeooo:paragraph-rsid="0e004e1e" fo:background-color="transparent" style:font-size-asian="12pt" style:font-weight-asian="normal" style:font-size-complex="12pt" style:font-weight-complex="normal" fo:hyphenate="true" fo:hyphenation-remain-char-count="2" fo:hyphenation-push-char-count="2" loext:hyphenation-no-caps="false"/>
    </style:style>
    <style:style style:name="P108" style:family="paragraph" style:parent-style-name="paragraf">
      <style:paragraph-properties fo:orphans="0" fo:widows="0" fo:hyphenation-ladder-count="no-limit" fo:keep-with-next="auto"/>
      <style:text-properties style:font-name="Liberation Serif" fo:font-size="12pt" fo:language="id" fo:country="ID" fo:font-weight="normal" officeooo:rsid="0e01e9b0" officeooo:paragraph-rsid="0e01e9b0" fo:background-color="transparent" style:font-size-asian="12pt" style:font-weight-asian="normal" style:font-size-complex="12pt" style:font-weight-complex="normal" fo:hyphenate="true" fo:hyphenation-remain-char-count="2" fo:hyphenation-push-char-count="2" loext:hyphenation-no-caps="false"/>
    </style:style>
    <style:style style:name="P109" style:family="paragraph" style:parent-style-name="paragraf">
      <style:paragraph-properties fo:orphans="0" fo:widows="0" fo:hyphenation-ladder-count="no-limit" fo:keep-with-next="auto"/>
      <style:text-properties style:font-name="Liberation Serif" fo:font-size="12pt" fo:language="id" fo:country="ID" fo:font-weight="normal" officeooo:rsid="0e089890" officeooo:paragraph-rsid="0e089890" fo:background-color="transparent" style:font-size-asian="12pt" style:font-weight-asian="normal" style:font-size-complex="12pt" style:font-weight-complex="normal" fo:hyphenate="true" fo:hyphenation-remain-char-count="2" fo:hyphenation-push-char-count="2" loext:hyphenation-no-caps="false"/>
    </style:style>
    <style:style style:name="P110" style:family="paragraph" style:parent-style-name="paragraf">
      <style:paragraph-properties fo:orphans="0" fo:widows="0" fo:hyphenation-ladder-count="no-limit" fo:keep-with-next="auto"/>
      <style:text-properties style:font-name="Liberation Serif" fo:font-size="12pt" fo:language="id" fo:country="ID" fo:font-weight="normal" officeooo:rsid="0e1af832" officeooo:paragraph-rsid="0e1af832" fo:background-color="transparent" style:font-size-asian="12pt" style:font-weight-asian="normal" style:font-size-complex="12pt" style:font-weight-complex="normal" fo:hyphenate="true" fo:hyphenation-remain-char-count="2" fo:hyphenation-push-char-count="2" loext:hyphenation-no-caps="false"/>
    </style:style>
    <style:style style:name="P111" style:family="paragraph" style:parent-style-name="paragraf">
      <style:paragraph-properties fo:orphans="0" fo:widows="0" fo:hyphenation-ladder-count="no-limit" fo:keep-with-next="auto"/>
      <style:text-properties style:font-name="Liberation Serif" fo:font-size="12pt" fo:language="id" fo:country="ID" fo:font-weight="normal" officeooo:rsid="0e215de4" officeooo:paragraph-rsid="0e215de4" fo:background-color="transparent" style:font-size-asian="12pt" style:font-weight-asian="normal" style:font-size-complex="12pt" style:font-weight-complex="normal" fo:hyphenate="true" fo:hyphenation-remain-char-count="2" fo:hyphenation-push-char-count="2" loext:hyphenation-no-caps="false"/>
    </style:style>
    <style:style style:name="P112" style:family="paragraph" style:parent-style-name="paragraf">
      <style:paragraph-properties fo:orphans="0" fo:widows="0" fo:hyphenation-ladder-count="no-limit" fo:keep-with-next="auto"/>
      <style:text-properties style:font-name="Liberation Serif" fo:font-size="12pt" fo:language="id" fo:country="ID" fo:font-weight="normal" officeooo:rsid="0e2e101c" officeooo:paragraph-rsid="0e2e101c" fo:background-color="transparent" style:font-size-asian="12pt" style:font-weight-asian="normal" style:font-size-complex="12pt" style:font-weight-complex="normal" fo:hyphenate="true" fo:hyphenation-remain-char-count="2" fo:hyphenation-push-char-count="2" loext:hyphenation-no-caps="false"/>
    </style:style>
    <style:style style:name="P113" style:family="paragraph" style:parent-style-name="paragraf">
      <style:paragraph-properties fo:orphans="0" fo:widows="0" fo:hyphenation-ladder-count="no-limit" fo:keep-with-next="auto"/>
      <style:text-properties style:font-name="Liberation Serif" fo:font-size="12pt" fo:language="id" fo:country="ID" fo:font-weight="normal" officeooo:rsid="0e2faae6" officeooo:paragraph-rsid="0e2faae6" fo:background-color="transparent" style:font-size-asian="12pt" style:font-weight-asian="normal" style:font-size-complex="12pt" style:font-weight-complex="normal" fo:hyphenate="true" fo:hyphenation-remain-char-count="2" fo:hyphenation-push-char-count="2" loext:hyphenation-no-caps="false"/>
    </style:style>
    <style:style style:name="P114" style:family="paragraph" style:parent-style-name="paragraf">
      <style:paragraph-properties fo:orphans="0" fo:widows="0" fo:hyphenation-ladder-count="no-limit" fo:keep-with-next="auto"/>
      <style:text-properties style:font-name="Liberation Serif" fo:font-size="12pt" fo:language="id" fo:country="ID" fo:font-weight="normal" officeooo:rsid="0f4d8582" officeooo:paragraph-rsid="0f514eae" fo:background-color="transparent" style:font-size-asian="12pt" style:font-weight-asian="normal" style:font-size-complex="12pt" style:font-weight-complex="normal" fo:hyphenate="true" fo:hyphenation-remain-char-count="2" fo:hyphenation-push-char-count="2" loext:hyphenation-no-caps="false"/>
    </style:style>
    <style:style style:name="P115" style:family="paragraph" style:parent-style-name="paragraf">
      <style:paragraph-properties fo:orphans="0" fo:widows="0" fo:hyphenation-ladder-count="no-limit" fo:keep-with-next="auto"/>
      <style:text-properties style:font-name="Liberation Serif" fo:font-size="12pt" fo:language="id" fo:country="ID" fo:font-weight="normal" officeooo:rsid="0f527231" officeooo:paragraph-rsid="0f527231" fo:background-color="transparent" style:font-size-asian="12pt" style:font-weight-asian="normal" style:font-size-complex="12pt" style:font-weight-complex="normal" fo:hyphenate="true" fo:hyphenation-remain-char-count="2" fo:hyphenation-push-char-count="2" loext:hyphenation-no-caps="false"/>
    </style:style>
    <style:style style:name="P116" style:family="paragraph" style:parent-style-name="paragraf">
      <style:paragraph-properties fo:orphans="0" fo:widows="0" fo:hyphenation-ladder-count="no-limit" fo:keep-with-next="auto"/>
      <style:text-properties style:font-name="Liberation Serif" fo:font-size="12pt" fo:language="id" fo:country="ID" fo:font-weight="normal" officeooo:rsid="0c92ebed" officeooo:paragraph-rsid="0de824bb" fo:background-color="transparent" style:font-size-asian="12pt" style:font-weight-asian="normal" style:font-size-complex="12pt" style:font-weight-complex="normal" fo:hyphenate="true" fo:hyphenation-remain-char-count="2" fo:hyphenation-push-char-count="2" loext:hyphenation-no-caps="false"/>
    </style:style>
    <style:style style:name="P117" style:family="paragraph" style:parent-style-name="paragraf">
      <style:paragraph-properties fo:orphans="0" fo:widows="0" fo:hyphenation-ladder-count="no-limit" fo:keep-with-next="auto"/>
      <style:text-properties style:font-name="Liberation Serif" fo:font-size="12pt" fo:language="id" fo:country="ID" fo:font-weight="normal" officeooo:rsid="0c92ebed" officeooo:paragraph-rsid="0e0fd66b" fo:background-color="transparent" style:font-size-asian="12pt" style:font-weight-asian="normal" style:font-size-complex="12pt" style:font-weight-complex="normal" fo:hyphenate="true" fo:hyphenation-remain-char-count="2" fo:hyphenation-push-char-count="2" loext:hyphenation-no-caps="false"/>
    </style:style>
    <style:style style:name="P118" style:family="paragraph" style:parent-style-name="paragraf">
      <style:paragraph-properties fo:orphans="0" fo:widows="0" fo:hyphenation-ladder-count="no-limit" fo:keep-with-next="auto"/>
      <style:text-properties style:font-name="Liberation Serif" fo:font-size="12pt" fo:language="id" fo:country="ID" fo:font-weight="normal" officeooo:rsid="0e584d63" officeooo:paragraph-rsid="0e584d63" fo:background-color="transparent" style:font-size-asian="12pt" style:font-weight-asian="normal" style:font-size-complex="12pt" style:font-weight-complex="normal" fo:hyphenate="true" fo:hyphenation-remain-char-count="2" fo:hyphenation-push-char-count="2" loext:hyphenation-no-caps="false"/>
    </style:style>
    <style:style style:name="P119" style:family="paragraph" style:parent-style-name="paragraf">
      <style:paragraph-properties fo:orphans="0" fo:widows="0" fo:hyphenation-ladder-count="no-limit" fo:keep-with-next="auto"/>
      <style:text-properties style:font-name="Liberation Serif" fo:font-size="12pt" fo:language="id" fo:country="ID" fo:font-weight="bold" officeooo:rsid="0e2faae6" officeooo:paragraph-rsid="0e2faae6" fo:background-color="transparent" style:font-size-asian="12pt" style:font-weight-asian="bold" style:font-size-complex="12pt" style:font-weight-complex="bold" fo:hyphenate="true" fo:hyphenation-remain-char-count="2" fo:hyphenation-push-char-count="2" loext:hyphenation-no-caps="false"/>
    </style:style>
    <style:style style:name="P120" style:family="paragraph" style:parent-style-name="paragraf">
      <style:paragraph-properties fo:orphans="0" fo:widows="0" fo:hyphenation-ladder-count="no-limit" fo:keep-with-next="auto"/>
      <style:text-properties style:font-name="Liberation Serif" fo:font-size="12pt" fo:language="id" fo:country="ID" fo:font-weight="bold" officeooo:rsid="0e2fd14e" officeooo:paragraph-rsid="0e2fd14e" fo:background-color="transparent" style:font-size-asian="12pt" style:font-weight-asian="bold" style:font-size-complex="12pt" style:font-weight-complex="bold" fo:hyphenate="true" fo:hyphenation-remain-char-count="2" fo:hyphenation-push-char-count="2" loext:hyphenation-no-caps="false"/>
    </style:style>
    <style:style style:name="P121" style:family="paragraph" style:parent-style-name="paragraf">
      <style:paragraph-properties fo:orphans="0" fo:widows="0" fo:hyphenation-ladder-count="no-limit" fo:keep-with-next="auto"/>
      <style:text-properties style:font-name="Liberation Serif" fo:font-size="12pt" fo:language="id" fo:country="ID" fo:font-weight="bold" officeooo:rsid="0e32a4f3" officeooo:paragraph-rsid="0e32a4f3" fo:background-color="transparent" style:font-size-asian="12pt" style:font-weight-asian="bold" style:font-size-complex="12pt" style:font-weight-complex="bold" fo:hyphenate="true" fo:hyphenation-remain-char-count="2" fo:hyphenation-push-char-count="2" loext:hyphenation-no-caps="false"/>
    </style:style>
    <style:style style:name="P122" style:family="paragraph" style:parent-style-name="paragraf">
      <style:paragraph-properties fo:orphans="0" fo:widows="0" fo:hyphenation-ladder-count="no-limit" fo:keep-with-next="auto"/>
      <style:text-properties style:font-name="Liberation Serif" fo:font-size="12pt" fo:language="id" fo:country="ID" fo:font-weight="bold" officeooo:rsid="0e35b1de" officeooo:paragraph-rsid="0e35b1de" fo:background-color="transparent" style:font-size-asian="12pt" style:font-weight-asian="bold" style:font-size-complex="12pt" style:font-weight-complex="bold" fo:hyphenate="true" fo:hyphenation-remain-char-count="2" fo:hyphenation-push-char-count="2" loext:hyphenation-no-caps="false"/>
    </style:style>
    <style:style style:name="P123" style:family="paragraph" style:parent-style-name="paragraf">
      <style:paragraph-properties fo:orphans="0" fo:widows="0" fo:hyphenation-ladder-count="no-limit" fo:keep-with-next="auto"/>
      <style:text-properties style:font-name="Liberation Serif" fo:font-size="12pt" fo:language="id" fo:country="ID" fo:font-weight="bold" officeooo:rsid="0e395797" officeooo:paragraph-rsid="0e496df8" fo:background-color="transparent" style:font-size-asian="12pt" style:font-weight-asian="bold" style:font-size-complex="12pt" style:font-weight-complex="bold" fo:hyphenate="true" fo:hyphenation-remain-char-count="2" fo:hyphenation-push-char-count="2" loext:hyphenation-no-caps="false"/>
    </style:style>
    <style:style style:name="P124" style:family="paragraph" style:parent-style-name="paragraf">
      <style:paragraph-properties fo:orphans="0" fo:widows="0" fo:hyphenation-ladder-count="no-limit" fo:keep-with-next="auto"/>
      <style:text-properties style:font-name="Liberation Serif" fo:font-size="12pt" fo:language="id" fo:country="ID" fo:font-style="normal" fo:font-weight="normal" officeooo:rsid="0f56081f" officeooo:paragraph-rsid="0f56081f"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5" style:family="paragraph" style:parent-style-name="paragraf">
      <style:paragraph-properties fo:orphans="0" fo:widows="0" fo:hyphenation-ladder-count="no-limit" fo:keep-with-next="auto"/>
      <style:text-properties style:font-name="Liberation Serif" fo:font-size="12pt" fo:language="id" fo:country="ID" fo:font-style="normal" fo:font-weight="normal" officeooo:rsid="0f5fccab" officeooo:paragraph-rsid="0f5fccab"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6" style:family="paragraph" style:parent-style-name="paragraf">
      <style:paragraph-properties fo:orphans="0" fo:widows="0" fo:hyphenation-ladder-count="no-limit" fo:keep-with-next="auto"/>
      <style:text-properties style:font-name="Liberation Serif" fo:font-size="12pt" fo:language="id" fo:country="ID" fo:font-style="normal" fo:font-weight="normal" officeooo:rsid="0f64088f" officeooo:paragraph-rsid="0f64088f"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7" style:family="paragraph" style:parent-style-name="paragraf">
      <style:paragraph-properties fo:orphans="0" fo:widows="0" fo:hyphenation-ladder-count="no-limit" fo:keep-with-next="auto"/>
      <style:text-properties style:font-name="Liberation Serif" fo:font-size="12pt" fo:language="id" fo:country="ID" fo:font-style="normal" fo:font-weight="normal" officeooo:rsid="0f66ed34" officeooo:paragraph-rsid="0f6b3986"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8" style:family="paragraph" style:parent-style-name="paragraf">
      <style:paragraph-properties fo:orphans="0" fo:widows="0" fo:hyphenation-ladder-count="no-limit" fo:keep-with-next="auto"/>
      <style:text-properties style:font-name="Liberation Serif" fo:font-size="12pt" fo:language="id" fo:country="ID" fo:font-style="normal" fo:font-weight="normal" officeooo:rsid="0f76abc2" officeooo:paragraph-rsid="0f76abc2"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9" style:family="paragraph" style:parent-style-name="paragraf">
      <style:paragraph-properties fo:orphans="0" fo:widows="0" fo:hyphenation-ladder-count="no-limit" fo:keep-with-next="auto"/>
      <style:text-properties style:font-name="Liberation Serif" fo:font-size="12pt" fo:language="id" fo:country="ID" fo:font-style="normal" fo:font-weight="normal" officeooo:rsid="0f7a66e4" officeooo:paragraph-rsid="0f7a66e4"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30" style:family="paragraph" style:parent-style-name="paragraf">
      <style:paragraph-properties fo:orphans="0" fo:widows="0" fo:hyphenation-ladder-count="no-limit" fo:keep-with-next="auto"/>
      <style:text-properties officeooo:rsid="101c1aa7" officeooo:paragraph-rsid="101c1aa7" fo:hyphenate="true" fo:hyphenation-remain-char-count="2" fo:hyphenation-push-char-count="2" loext:hyphenation-no-caps="false"/>
    </style:style>
    <style:style style:name="P131" style:family="paragraph" style:parent-style-name="paragraf">
      <style:paragraph-properties fo:orphans="0" fo:widows="0" fo:hyphenation-ladder-count="no-limit" fo:keep-with-next="auto"/>
      <style:text-properties officeooo:rsid="101f7152" officeooo:paragraph-rsid="101f7152" fo:hyphenate="true" fo:hyphenation-remain-char-count="2" fo:hyphenation-push-char-count="2" loext:hyphenation-no-caps="false"/>
    </style:style>
    <style:style style:name="P132" style:family="paragraph" style:parent-style-name="paragraf">
      <style:paragraph-properties fo:orphans="0" fo:widows="0" fo:hyphenation-ladder-count="no-limit" fo:keep-with-next="auto"/>
      <style:text-properties fo:font-style="normal" officeooo:rsid="10218e5c" officeooo:paragraph-rsid="10218e5c" style:font-style-asian="normal" style:font-style-complex="normal" fo:hyphenate="true" fo:hyphenation-remain-char-count="2" fo:hyphenation-push-char-count="2" loext:hyphenation-no-caps="false"/>
    </style:style>
    <style:style style:name="P133" style:family="paragraph" style:parent-style-name="paragraf">
      <style:paragraph-properties fo:orphans="0" fo:widows="0" fo:hyphenation-ladder-count="no-limit" fo:keep-with-next="auto"/>
      <style:text-properties fo:font-style="normal" officeooo:rsid="1024e781" officeooo:paragraph-rsid="1024e781" style:font-style-asian="normal" style:font-style-complex="normal" fo:hyphenate="true" fo:hyphenation-remain-char-count="2" fo:hyphenation-push-char-count="2" loext:hyphenation-no-caps="false"/>
    </style:style>
    <style:style style:name="P134" style:family="paragraph" style:parent-style-name="paragraf">
      <style:paragraph-properties fo:orphans="0" fo:widows="0" fo:hyphenation-ladder-count="no-limit" fo:keep-with-next="auto"/>
      <style:text-properties fo:font-style="normal" officeooo:rsid="1026ce7a" officeooo:paragraph-rsid="1028964c" style:font-style-asian="normal" style:font-style-complex="normal" fo:hyphenate="true" fo:hyphenation-remain-char-count="2" fo:hyphenation-push-char-count="2" loext:hyphenation-no-caps="false"/>
    </style:style>
    <style:style style:name="P135" style:family="paragraph" style:parent-style-name="paragraf">
      <style:paragraph-properties fo:orphans="0" fo:widows="0" fo:hyphenation-ladder-count="no-limit" fo:keep-with-next="auto"/>
      <style:text-properties fo:font-style="normal" officeooo:rsid="102ef238" officeooo:paragraph-rsid="102ef238" style:font-style-asian="normal" style:font-style-complex="normal" fo:hyphenate="true" fo:hyphenation-remain-char-count="2" fo:hyphenation-push-char-count="2" loext:hyphenation-no-caps="false"/>
    </style:style>
    <style:style style:name="P136" style:family="paragraph" style:parent-style-name="paragraf">
      <style:paragraph-properties fo:orphans="0" fo:widows="0" fo:hyphenation-ladder-count="no-limit" fo:keep-with-next="auto"/>
      <style:text-properties fo:font-style="normal" officeooo:rsid="10331b83" officeooo:paragraph-rsid="10331b83" style:font-style-asian="normal" style:font-style-complex="normal" fo:hyphenate="true" fo:hyphenation-remain-char-count="2" fo:hyphenation-push-char-count="2" loext:hyphenation-no-caps="false"/>
    </style:style>
    <style:style style:name="P137" style:family="paragraph" style:parent-style-name="paragraf">
      <style:paragraph-properties fo:orphans="0" fo:widows="0" fo:hyphenation-ladder-count="no-limit" fo:keep-with-next="auto"/>
      <style:text-properties fo:font-style="normal" officeooo:rsid="1034c861" officeooo:paragraph-rsid="1034c861" style:font-style-asian="normal" style:font-style-complex="normal" fo:hyphenate="true" fo:hyphenation-remain-char-count="2" fo:hyphenation-push-char-count="2" loext:hyphenation-no-caps="false"/>
    </style:style>
    <style:style style:name="P138" style:family="paragraph" style:parent-style-name="paragraf">
      <style:paragraph-properties fo:orphans="0" fo:widows="0" fo:hyphenation-ladder-count="no-limit" fo:keep-with-next="auto"/>
      <style:text-properties fo:font-style="normal" officeooo:rsid="10376aec" officeooo:paragraph-rsid="1038f8aa" style:font-style-asian="normal" style:font-style-complex="normal" fo:hyphenate="true" fo:hyphenation-remain-char-count="2" fo:hyphenation-push-char-count="2" loext:hyphenation-no-caps="false"/>
    </style:style>
    <style:style style:name="P139" style:family="paragraph" style:parent-style-name="paragraf">
      <style:paragraph-properties fo:orphans="0" fo:widows="0" fo:hyphenation-ladder-count="no-limit" fo:keep-with-next="auto"/>
      <style:text-properties fo:font-style="normal" officeooo:rsid="10499271" officeooo:paragraph-rsid="10499271" style:font-style-asian="normal" style:font-style-complex="normal" fo:hyphenate="true" fo:hyphenation-remain-char-count="2" fo:hyphenation-push-char-count="2" loext:hyphenation-no-caps="false"/>
    </style:style>
    <style:style style:name="P140" style:family="paragraph" style:parent-style-name="paragraf">
      <style:paragraph-properties fo:orphans="0" fo:widows="0" fo:hyphenation-ladder-count="no-limit" fo:keep-with-next="auto"/>
      <style:text-properties fo:font-style="normal" officeooo:rsid="1052cb61" officeooo:paragraph-rsid="1052cb61" style:font-style-asian="normal" style:font-style-complex="normal" fo:hyphenate="true" fo:hyphenation-remain-char-count="2" fo:hyphenation-push-char-count="2" loext:hyphenation-no-caps="false"/>
    </style:style>
    <style:style style:name="P141" style:family="paragraph" style:parent-style-name="paragraf">
      <style:paragraph-properties fo:orphans="0" fo:widows="0" fo:hyphenation-ladder-count="no-limit" fo:keep-with-next="auto"/>
      <style:text-properties fo:font-style="normal" officeooo:rsid="1058a022" officeooo:paragraph-rsid="1058a022" style:font-style-asian="normal" style:font-style-complex="normal" fo:hyphenate="true" fo:hyphenation-remain-char-count="2" fo:hyphenation-push-char-count="2" loext:hyphenation-no-caps="false"/>
    </style:style>
    <style:style style:name="P142" style:family="paragraph" style:parent-style-name="paragraf">
      <style:paragraph-properties fo:orphans="0" fo:widows="0" fo:hyphenation-ladder-count="no-limit" fo:keep-with-next="auto"/>
      <style:text-properties fo:font-style="normal" officeooo:rsid="1076998c" officeooo:paragraph-rsid="1076998c" style:font-style-asian="normal" style:font-style-complex="normal" fo:hyphenate="true" fo:hyphenation-remain-char-count="2" fo:hyphenation-push-char-count="2" loext:hyphenation-no-caps="false"/>
    </style:style>
    <style:style style:name="P143" style:family="paragraph" style:parent-style-name="paragraf">
      <style:paragraph-properties fo:orphans="0" fo:widows="0" fo:hyphenation-ladder-count="no-limit" fo:keep-with-next="auto"/>
      <style:text-properties fo:font-style="normal" officeooo:rsid="10811b1e" officeooo:paragraph-rsid="10811b1e" style:font-style-asian="normal" style:font-style-complex="normal" fo:hyphenate="true" fo:hyphenation-remain-char-count="2" fo:hyphenation-push-char-count="2" loext:hyphenation-no-caps="false"/>
    </style:style>
    <style:style style:name="P144" style:family="paragraph" style:parent-style-name="paragraf">
      <style:paragraph-properties fo:orphans="0" fo:widows="0" fo:hyphenation-ladder-count="no-limit" fo:keep-with-next="auto"/>
      <style:text-properties fo:font-style="normal" officeooo:rsid="108786f2" officeooo:paragraph-rsid="108786f2" style:font-style-asian="normal" style:font-style-complex="normal" fo:hyphenate="true" fo:hyphenation-remain-char-count="2" fo:hyphenation-push-char-count="2" loext:hyphenation-no-caps="false"/>
    </style:style>
    <style:style style:name="P145" style:family="paragraph" style:parent-style-name="paragraf">
      <style:paragraph-properties fo:orphans="0" fo:widows="0" fo:hyphenation-ladder-count="no-limit" fo:keep-with-next="auto"/>
      <style:text-properties fo:font-style="normal" officeooo:rsid="108bf648" officeooo:paragraph-rsid="108bf648" style:font-style-asian="normal" style:font-style-complex="normal" fo:hyphenate="true" fo:hyphenation-remain-char-count="2" fo:hyphenation-push-char-count="2" loext:hyphenation-no-caps="false"/>
    </style:style>
    <style:style style:name="P146" style:family="paragraph" style:parent-style-name="paragraf">
      <style:paragraph-properties fo:orphans="0" fo:widows="0" fo:hyphenation-ladder-count="no-limit" fo:keep-with-next="auto"/>
      <style:text-properties fo:font-style="normal" officeooo:rsid="108eb480" officeooo:paragraph-rsid="108eb480" style:font-style-asian="normal" style:font-style-complex="normal" fo:hyphenate="true" fo:hyphenation-remain-char-count="2" fo:hyphenation-push-char-count="2" loext:hyphenation-no-caps="false"/>
    </style:style>
    <style:style style:name="P147" style:family="paragraph" style:parent-style-name="paragraf">
      <style:paragraph-properties fo:orphans="0" fo:widows="0" fo:hyphenation-ladder-count="no-limit" fo:keep-with-next="auto"/>
      <style:text-properties fo:font-style="normal" officeooo:rsid="1093b44f" officeooo:paragraph-rsid="1093b44f" style:font-style-asian="normal" style:font-style-complex="normal" fo:hyphenate="true" fo:hyphenation-remain-char-count="2" fo:hyphenation-push-char-count="2" loext:hyphenation-no-caps="false"/>
    </style:style>
    <style:style style:name="P148" style:family="paragraph" style:parent-style-name="paragraf">
      <style:paragraph-properties fo:orphans="0" fo:widows="0" fo:hyphenation-ladder-count="no-limit" fo:keep-with-next="auto"/>
      <style:text-properties fo:font-style="normal" officeooo:rsid="1094b40a" officeooo:paragraph-rsid="1094b40a" style:font-style-asian="normal" style:font-style-complex="normal" fo:hyphenate="true" fo:hyphenation-remain-char-count="2" fo:hyphenation-push-char-count="2" loext:hyphenation-no-caps="false"/>
    </style:style>
    <style:style style:name="P149" style:family="paragraph" style:parent-style-name="paragraf">
      <style:paragraph-properties fo:orphans="0" fo:widows="0" fo:hyphenation-ladder-count="no-limit" fo:keep-with-next="auto"/>
      <style:text-properties fo:font-style="normal" officeooo:rsid="109616f0" officeooo:paragraph-rsid="109616f0" style:font-style-asian="normal" style:font-style-complex="normal" fo:hyphenate="true" fo:hyphenation-remain-char-count="2" fo:hyphenation-push-char-count="2" loext:hyphenation-no-caps="false"/>
    </style:style>
    <style:style style:name="P150" style:family="paragraph" style:parent-style-name="paragraf">
      <style:paragraph-properties fo:orphans="0" fo:widows="0" fo:hyphenation-ladder-count="no-limit" fo:keep-with-next="auto"/>
      <style:text-properties fo:font-style="normal" officeooo:rsid="109dd42c" officeooo:paragraph-rsid="109dd42c" style:font-style-asian="normal" style:font-style-complex="normal" fo:hyphenate="true" fo:hyphenation-remain-char-count="2" fo:hyphenation-push-char-count="2" loext:hyphenation-no-caps="false"/>
    </style:style>
    <style:style style:name="P151" style:family="paragraph" style:parent-style-name="paragraf">
      <style:paragraph-properties fo:orphans="0" fo:widows="0" fo:hyphenation-ladder-count="no-limit" fo:keep-with-next="auto"/>
      <style:text-properties fo:font-style="normal" officeooo:rsid="10a46954" officeooo:paragraph-rsid="10a46954" style:font-style-asian="normal" style:font-style-complex="normal" fo:hyphenate="true" fo:hyphenation-remain-char-count="2" fo:hyphenation-push-char-count="2" loext:hyphenation-no-caps="false"/>
    </style:style>
    <style:style style:name="P152" style:family="paragraph" style:parent-style-name="paragraf">
      <style:paragraph-properties fo:orphans="0" fo:widows="0" fo:hyphenation-ladder-count="no-limit" fo:keep-with-next="auto"/>
      <style:text-properties fo:font-style="normal" officeooo:rsid="10a5a01a" officeooo:paragraph-rsid="10a5a01a" style:font-style-asian="normal" style:font-style-complex="normal" fo:hyphenate="true" fo:hyphenation-remain-char-count="2" fo:hyphenation-push-char-count="2" loext:hyphenation-no-caps="false"/>
    </style:style>
    <style:style style:name="P153" style:family="paragraph" style:parent-style-name="paragraf">
      <style:paragraph-properties fo:orphans="0" fo:widows="0" fo:hyphenation-ladder-count="no-limit" fo:keep-with-next="auto"/>
      <style:text-properties fo:font-style="normal" officeooo:rsid="10aaba0f" officeooo:paragraph-rsid="10aaba0f" style:font-style-asian="normal" style:font-style-complex="normal" fo:hyphenate="true" fo:hyphenation-remain-char-count="2" fo:hyphenation-push-char-count="2" loext:hyphenation-no-caps="false"/>
    </style:style>
    <style:style style:name="P154" style:family="paragraph" style:parent-style-name="paragraf">
      <style:paragraph-properties fo:orphans="0" fo:widows="0" fo:hyphenation-ladder-count="no-limit" fo:keep-with-next="auto"/>
      <style:text-properties fo:font-style="normal" officeooo:rsid="10b33977" officeooo:paragraph-rsid="10b33977" style:font-style-asian="normal" style:font-style-complex="normal" fo:hyphenate="true" fo:hyphenation-remain-char-count="2" fo:hyphenation-push-char-count="2" loext:hyphenation-no-caps="false"/>
    </style:style>
    <style:style style:name="P155" style:family="paragraph" style:parent-style-name="paragraf">
      <style:paragraph-properties fo:orphans="0" fo:widows="0" fo:hyphenation-ladder-count="no-limit" fo:keep-with-next="auto"/>
      <style:text-properties fo:hyphenate="true" fo:hyphenation-remain-char-count="2" fo:hyphenation-push-char-count="2" loext:hyphenation-no-caps="false"/>
    </style:style>
    <style:style style:name="P156" style:family="paragraph" style:parent-style-name="paragraf">
      <style:paragraph-properties fo:orphans="0" fo:widows="0" fo:hyphenation-ladder-count="no-limit" fo:keep-with-next="auto"/>
      <style:text-properties officeooo:paragraph-rsid="102cbb1f" fo:hyphenate="true" fo:hyphenation-remain-char-count="2" fo:hyphenation-push-char-count="2" loext:hyphenation-no-caps="false"/>
    </style:style>
    <style:style style:name="P157" style:family="paragraph" style:parent-style-name="paragraf">
      <style:paragraph-properties fo:orphans="0" fo:widows="0" fo:hyphenation-ladder-count="no-limit" fo:keep-with-next="auto"/>
      <style:text-properties officeooo:paragraph-rsid="10d8e133" fo:hyphenate="true" fo:hyphenation-remain-char-count="2" fo:hyphenation-push-char-count="2" loext:hyphenation-no-caps="false"/>
    </style:style>
    <style:style style:name="P158" style:family="paragraph" style:parent-style-name="paragraf">
      <style:paragraph-properties fo:orphans="0" fo:widows="0" fo:hyphenation-ladder-count="no-limit" fo:keep-with-next="auto"/>
      <style:text-properties officeooo:paragraph-rsid="103cb7c0" fo:hyphenate="true" fo:hyphenation-remain-char-count="2" fo:hyphenation-push-char-count="2" loext:hyphenation-no-caps="false"/>
    </style:style>
    <style:style style:name="P159" style:family="paragraph" style:parent-style-name="paragraf">
      <style:paragraph-properties fo:orphans="0" fo:widows="0" fo:hyphenation-ladder-count="no-limit" fo:keep-with-next="auto"/>
      <style:text-properties officeooo:paragraph-rsid="104c9196" fo:hyphenate="true" fo:hyphenation-remain-char-count="2" fo:hyphenation-push-char-count="2" loext:hyphenation-no-caps="false"/>
    </style:style>
    <style:style style:name="P160" style:family="paragraph" style:parent-style-name="paragraf">
      <style:paragraph-properties fo:orphans="0" fo:widows="0" fo:hyphenation-ladder-count="no-limit" fo:keep-with-next="auto"/>
      <style:text-properties officeooo:paragraph-rsid="1051ba5c" fo:hyphenate="true" fo:hyphenation-remain-char-count="2" fo:hyphenation-push-char-count="2" loext:hyphenation-no-caps="false"/>
    </style:style>
    <style:style style:name="P161" style:family="paragraph" style:parent-style-name="paragraf">
      <style:paragraph-properties fo:orphans="0" fo:widows="0" fo:hyphenation-ladder-count="no-limit" fo:keep-with-next="auto"/>
      <style:text-properties officeooo:paragraph-rsid="0e74c7e7" fo:hyphenate="true" fo:hyphenation-remain-char-count="2" fo:hyphenation-push-char-count="2" loext:hyphenation-no-caps="false"/>
    </style:style>
    <style:style style:name="P162" style:family="paragraph" style:parent-style-name="paragraf">
      <style:paragraph-properties fo:orphans="0" fo:widows="0" fo:hyphenation-ladder-count="no-limit" fo:keep-with-next="auto"/>
      <style:text-properties officeooo:paragraph-rsid="0e8e0ce9" fo:hyphenate="true" fo:hyphenation-remain-char-count="2" fo:hyphenation-push-char-count="2" loext:hyphenation-no-caps="false"/>
    </style:style>
    <style:style style:name="P163" style:family="paragraph" style:parent-style-name="paragraf">
      <style:paragraph-properties fo:orphans="0" fo:widows="0" fo:hyphenation-ladder-count="no-limit" fo:keep-with-next="auto"/>
      <style:text-properties officeooo:rsid="102dec7a" officeooo:paragraph-rsid="102e0db5" fo:hyphenate="true" fo:hyphenation-remain-char-count="2" fo:hyphenation-push-char-count="2" loext:hyphenation-no-caps="false"/>
    </style:style>
    <style:style style:name="P164" style:family="paragraph" style:parent-style-name="paragraf">
      <style:paragraph-properties fo:orphans="0" fo:widows="0" fo:hyphenation-ladder-count="no-limit" fo:keep-with-next="auto"/>
      <style:text-properties officeooo:rsid="102dec7a" officeooo:paragraph-rsid="102e6ce0" fo:hyphenate="true" fo:hyphenation-remain-char-count="2" fo:hyphenation-push-char-count="2" loext:hyphenation-no-caps="false"/>
    </style:style>
    <style:style style:name="P165" style:family="paragraph" style:parent-style-name="paragraf">
      <style:paragraph-properties fo:orphans="0" fo:widows="0" fo:hyphenation-ladder-count="no-limit" fo:keep-with-next="auto"/>
      <style:text-properties officeooo:rsid="10411b2a" officeooo:paragraph-rsid="10411b2a" fo:hyphenate="true" fo:hyphenation-remain-char-count="2" fo:hyphenation-push-char-count="2" loext:hyphenation-no-caps="false"/>
    </style:style>
    <style:style style:name="P166" style:family="paragraph" style:parent-style-name="paragraf">
      <style:paragraph-properties fo:orphans="0" fo:widows="0" fo:hyphenation-ladder-count="no-limit" fo:keep-with-next="auto"/>
      <style:text-properties officeooo:rsid="1046ea16" officeooo:paragraph-rsid="1046ea16" fo:hyphenate="true" fo:hyphenation-remain-char-count="2" fo:hyphenation-push-char-count="2" loext:hyphenation-no-caps="false"/>
    </style:style>
    <style:style style:name="P167" style:family="paragraph" style:parent-style-name="paragraf">
      <style:paragraph-properties fo:orphans="0" fo:widows="0" fo:hyphenation-ladder-count="no-limit" fo:keep-with-next="auto"/>
      <style:text-properties officeooo:rsid="104776d0" officeooo:paragraph-rsid="104776d0" fo:hyphenate="true" fo:hyphenation-remain-char-count="2" fo:hyphenation-push-char-count="2" loext:hyphenation-no-caps="false"/>
    </style:style>
    <style:style style:name="P168" style:family="paragraph" style:parent-style-name="paragraf">
      <style:paragraph-properties fo:orphans="0" fo:widows="0" fo:hyphenation-ladder-count="no-limit" fo:keep-with-next="auto"/>
      <style:text-properties officeooo:rsid="105a67e4" officeooo:paragraph-rsid="105a67e4" fo:hyphenate="true" fo:hyphenation-remain-char-count="2" fo:hyphenation-push-char-count="2" loext:hyphenation-no-caps="false"/>
    </style:style>
    <style:style style:name="P169" style:family="paragraph" style:parent-style-name="paragraf">
      <style:paragraph-properties fo:orphans="0" fo:widows="0" fo:hyphenation-ladder-count="no-limit" fo:keep-with-next="auto"/>
      <style:text-properties officeooo:rsid="10601597" officeooo:paragraph-rsid="10601597" fo:hyphenate="true" fo:hyphenation-remain-char-count="2" fo:hyphenation-push-char-count="2" loext:hyphenation-no-caps="false"/>
    </style:style>
    <style:style style:name="P170" style:family="paragraph" style:parent-style-name="paragraf">
      <style:paragraph-properties fo:orphans="0" fo:widows="0" fo:hyphenation-ladder-count="no-limit" fo:keep-with-next="auto"/>
      <style:text-properties officeooo:rsid="1062ff5f" officeooo:paragraph-rsid="1062ff5f" fo:hyphenate="true" fo:hyphenation-remain-char-count="2" fo:hyphenation-push-char-count="2" loext:hyphenation-no-caps="false"/>
    </style:style>
    <style:style style:name="P171" style:family="paragraph" style:parent-style-name="paragraf">
      <style:paragraph-properties fo:orphans="0" fo:widows="0" fo:hyphenation-ladder-count="no-limit" fo:keep-with-next="auto"/>
      <style:text-properties officeooo:rsid="106350e1" officeooo:paragraph-rsid="106350e1" fo:hyphenate="true" fo:hyphenation-remain-char-count="2" fo:hyphenation-push-char-count="2" loext:hyphenation-no-caps="false"/>
    </style:style>
    <style:style style:name="P172" style:family="paragraph" style:parent-style-name="paragraf">
      <style:paragraph-properties fo:orphans="0" fo:widows="0" fo:hyphenation-ladder-count="no-limit" fo:keep-with-next="auto"/>
      <style:text-properties officeooo:rsid="10657453" officeooo:paragraph-rsid="10657453" fo:hyphenate="true" fo:hyphenation-remain-char-count="2" fo:hyphenation-push-char-count="2" loext:hyphenation-no-caps="false"/>
    </style:style>
    <style:style style:name="P173" style:family="paragraph" style:parent-style-name="paragraf">
      <style:paragraph-properties fo:orphans="0" fo:widows="0" fo:hyphenation-ladder-count="no-limit" fo:keep-with-next="auto"/>
      <style:text-properties officeooo:rsid="1067284b" officeooo:paragraph-rsid="1067284b" fo:hyphenate="true" fo:hyphenation-remain-char-count="2" fo:hyphenation-push-char-count="2" loext:hyphenation-no-caps="false"/>
    </style:style>
    <style:style style:name="P174" style:family="paragraph" style:parent-style-name="paragraf">
      <style:paragraph-properties fo:orphans="0" fo:widows="0" fo:hyphenation-ladder-count="no-limit" fo:keep-with-next="auto"/>
      <style:text-properties officeooo:rsid="106a1ddf" officeooo:paragraph-rsid="106a1ddf" fo:hyphenate="true" fo:hyphenation-remain-char-count="2" fo:hyphenation-push-char-count="2" loext:hyphenation-no-caps="false"/>
    </style:style>
    <style:style style:name="P175" style:family="paragraph" style:parent-style-name="paragraf">
      <style:paragraph-properties fo:orphans="0" fo:widows="0" fo:hyphenation-ladder-count="no-limit" fo:keep-with-next="auto"/>
      <style:text-properties officeooo:rsid="106d36c8" officeooo:paragraph-rsid="106d36c8" fo:hyphenate="true" fo:hyphenation-remain-char-count="2" fo:hyphenation-push-char-count="2" loext:hyphenation-no-caps="false"/>
    </style:style>
    <style:style style:name="P176" style:family="paragraph" style:parent-style-name="paragraf">
      <style:paragraph-properties fo:orphans="0" fo:widows="0" fo:hyphenation-ladder-count="no-limit" fo:keep-with-next="auto"/>
      <style:text-properties officeooo:rsid="106d6795" officeooo:paragraph-rsid="106d6795" fo:hyphenate="true" fo:hyphenation-remain-char-count="2" fo:hyphenation-push-char-count="2" loext:hyphenation-no-caps="false"/>
    </style:style>
    <style:style style:name="P177" style:family="paragraph" style:parent-style-name="paragraf">
      <style:paragraph-properties fo:orphans="0" fo:widows="0" fo:hyphenation-ladder-count="no-limit" fo:keep-with-next="auto"/>
      <style:text-properties officeooo:rsid="106db029" officeooo:paragraph-rsid="1070bcfb" fo:hyphenate="true" fo:hyphenation-remain-char-count="2" fo:hyphenation-push-char-count="2" loext:hyphenation-no-caps="false"/>
    </style:style>
    <style:style style:name="P178" style:family="paragraph" style:parent-style-name="paragraf">
      <style:paragraph-properties fo:orphans="0" fo:widows="0" fo:hyphenation-ladder-count="no-limit" fo:keep-with-next="auto"/>
      <style:text-properties officeooo:rsid="1070edbe" officeooo:paragraph-rsid="1070edbe" fo:hyphenate="true" fo:hyphenation-remain-char-count="2" fo:hyphenation-push-char-count="2" loext:hyphenation-no-caps="false"/>
    </style:style>
    <style:style style:name="P179" style:family="paragraph" style:parent-style-name="paragraf">
      <style:paragraph-properties fo:orphans="0" fo:widows="0" fo:hyphenation-ladder-count="no-limit" fo:keep-with-next="auto"/>
      <style:text-properties officeooo:rsid="1074fbde" officeooo:paragraph-rsid="1074fbde" fo:hyphenate="true" fo:hyphenation-remain-char-count="2" fo:hyphenation-push-char-count="2" loext:hyphenation-no-caps="false"/>
    </style:style>
    <style:style style:name="P180" style:family="paragraph" style:parent-style-name="paragraf">
      <style:paragraph-properties fo:orphans="0" fo:widows="0" fo:hyphenation-ladder-count="no-limit" fo:keep-with-next="auto"/>
      <style:text-properties officeooo:rsid="10a93fcf" officeooo:paragraph-rsid="10a93fcf" fo:hyphenate="true" fo:hyphenation-remain-char-count="2" fo:hyphenation-push-char-count="2" loext:hyphenation-no-caps="false"/>
    </style:style>
    <style:style style:name="P181" style:family="paragraph" style:parent-style-name="paragraf">
      <style:paragraph-properties fo:orphans="0" fo:widows="0" fo:hyphenation-ladder-count="no-limit" fo:keep-with-next="auto"/>
      <style:text-properties officeooo:rsid="10ae82db" officeooo:paragraph-rsid="10ae82db" fo:hyphenate="true" fo:hyphenation-remain-char-count="2" fo:hyphenation-push-char-count="2" loext:hyphenation-no-caps="false"/>
    </style:style>
    <style:style style:name="P182" style:family="paragraph" style:parent-style-name="paragraf">
      <style:paragraph-properties fo:orphans="0" fo:widows="0" fo:hyphenation-ladder-count="no-limit" fo:keep-with-next="auto"/>
      <style:text-properties officeooo:rsid="10b33977" officeooo:paragraph-rsid="10b33977" fo:hyphenate="true" fo:hyphenation-remain-char-count="2" fo:hyphenation-push-char-count="2" loext:hyphenation-no-caps="false"/>
    </style:style>
    <style:style style:name="P183" style:family="paragraph" style:parent-style-name="paragraf">
      <style:paragraph-properties fo:orphans="0" fo:widows="0" fo:hyphenation-ladder-count="no-limit" fo:keep-with-next="auto"/>
      <style:text-properties officeooo:rsid="10b67169" officeooo:paragraph-rsid="10b67169" fo:hyphenate="true" fo:hyphenation-remain-char-count="2" fo:hyphenation-push-char-count="2" loext:hyphenation-no-caps="false"/>
    </style:style>
    <style:style style:name="P184" style:family="paragraph" style:parent-style-name="paragraf">
      <style:paragraph-properties fo:orphans="0" fo:widows="0" fo:hyphenation-ladder-count="no-limit" fo:keep-with-next="auto"/>
      <style:text-properties officeooo:rsid="10c0452a" officeooo:paragraph-rsid="10c0452a" fo:hyphenate="true" fo:hyphenation-remain-char-count="2" fo:hyphenation-push-char-count="2" loext:hyphenation-no-caps="false"/>
    </style:style>
    <style:style style:name="P185" style:family="paragraph" style:parent-style-name="paragraf">
      <style:paragraph-properties fo:orphans="0" fo:widows="0" fo:hyphenation-ladder-count="no-limit" fo:keep-with-next="auto"/>
      <style:text-properties officeooo:rsid="10c300d2" officeooo:paragraph-rsid="10c300d2" fo:hyphenate="true" fo:hyphenation-remain-char-count="2" fo:hyphenation-push-char-count="2" loext:hyphenation-no-caps="false"/>
    </style:style>
    <style:style style:name="P186" style:family="paragraph" style:parent-style-name="paragraf">
      <style:paragraph-properties fo:orphans="0" fo:widows="0" fo:hyphenation-ladder-count="no-limit" fo:keep-with-next="auto"/>
      <style:text-properties officeooo:rsid="10c6ca91" officeooo:paragraph-rsid="10c6ca91" fo:hyphenate="true" fo:hyphenation-remain-char-count="2" fo:hyphenation-push-char-count="2" loext:hyphenation-no-caps="false"/>
    </style:style>
    <style:style style:name="P187" style:family="paragraph" style:parent-style-name="paragraf">
      <style:paragraph-properties fo:orphans="0" fo:widows="0" fo:hyphenation-ladder-count="no-limit" fo:keep-with-next="auto"/>
      <style:text-properties officeooo:rsid="10ca04b8" officeooo:paragraph-rsid="10ca04b8" fo:hyphenate="true" fo:hyphenation-remain-char-count="2" fo:hyphenation-push-char-count="2" loext:hyphenation-no-caps="false"/>
    </style:style>
    <style:style style:name="P188" style:family="paragraph" style:parent-style-name="paragraf">
      <style:paragraph-properties fo:orphans="0" fo:widows="0" fo:hyphenation-ladder-count="no-limit" fo:keep-with-next="auto"/>
      <style:text-properties officeooo:rsid="10cd1959" officeooo:paragraph-rsid="10cd1959" fo:hyphenate="true" fo:hyphenation-remain-char-count="2" fo:hyphenation-push-char-count="2" loext:hyphenation-no-caps="false"/>
    </style:style>
    <style:style style:name="P189" style:family="paragraph" style:parent-style-name="paragraf">
      <style:paragraph-properties fo:orphans="0" fo:widows="0" fo:hyphenation-ladder-count="no-limit" fo:keep-with-next="auto"/>
      <style:text-properties officeooo:rsid="10d1dbc9" officeooo:paragraph-rsid="10d1dbc9" fo:hyphenate="true" fo:hyphenation-remain-char-count="2" fo:hyphenation-push-char-count="2" loext:hyphenation-no-caps="false"/>
    </style:style>
    <style:style style:name="P190" style:family="paragraph" style:parent-style-name="paragraf">
      <style:paragraph-properties fo:orphans="0" fo:widows="0" fo:hyphenation-ladder-count="no-limit" fo:keep-with-next="auto"/>
      <style:text-properties officeooo:rsid="10d3a7bd" officeooo:paragraph-rsid="10d3a7bd" fo:hyphenate="true" fo:hyphenation-remain-char-count="2" fo:hyphenation-push-char-count="2" loext:hyphenation-no-caps="false"/>
    </style:style>
    <style:style style:name="P191" style:family="paragraph" style:parent-style-name="paragraf">
      <style:paragraph-properties fo:orphans="0" fo:widows="0" fo:hyphenation-ladder-count="no-limit" fo:keep-with-next="auto"/>
      <style:text-properties officeooo:rsid="10d42e83" officeooo:paragraph-rsid="10d42e83" fo:hyphenate="true" fo:hyphenation-remain-char-count="2" fo:hyphenation-push-char-count="2" loext:hyphenation-no-caps="false"/>
    </style:style>
    <style:style style:name="P192" style:family="paragraph" style:parent-style-name="paragraf">
      <style:paragraph-properties fo:orphans="0" fo:widows="0" fo:hyphenation-ladder-count="no-limit" fo:keep-with-next="auto"/>
      <style:text-properties officeooo:rsid="10657453" officeooo:paragraph-rsid="10657453" fo:background-color="transparent" fo:hyphenate="true" fo:hyphenation-remain-char-count="2" fo:hyphenation-push-char-count="2" loext:hyphenation-no-caps="false"/>
    </style:style>
    <style:style style:name="P193" style:family="paragraph" style:parent-style-name="paragraf">
      <style:paragraph-properties fo:orphans="0" fo:widows="0" fo:hyphenation-ladder-count="no-limit" fo:keep-with-next="auto"/>
      <style:text-properties officeooo:rsid="10141c4f" officeooo:paragraph-rsid="101606de" fo:hyphenate="true" fo:hyphenation-remain-char-count="2" fo:hyphenation-push-char-count="2" loext:hyphenation-no-caps="false"/>
    </style:style>
    <style:style style:name="P194" style:family="paragraph" style:parent-style-name="paragraf">
      <style:paragraph-properties fo:orphans="0" fo:widows="0" fo:hyphenation-ladder-count="no-limit"/>
      <style:text-properties fo:language="id" fo:country="ID" officeooo:rsid="0d743d07" officeooo:paragraph-rsid="116e8fde" fo:hyphenate="true" fo:hyphenation-remain-char-count="2" fo:hyphenation-push-char-count="2" loext:hyphenation-no-caps="false"/>
    </style:style>
    <style:style style:name="P195" style:family="paragraph" style:parent-style-name="paragraf">
      <style:paragraph-properties fo:orphans="0" fo:widows="0" fo:hyphenation-ladder-count="no-limit"/>
      <style:text-properties fo:language="id" fo:country="ID" fo:font-style="italic" officeooo:rsid="117fc007" officeooo:paragraph-rsid="117fc007" style:font-style-asian="italic" style:font-style-complex="italic" fo:hyphenate="true" fo:hyphenation-remain-char-count="2" fo:hyphenation-push-char-count="2" loext:hyphenation-no-caps="false"/>
    </style:style>
    <style:style style:name="P196" style:family="paragraph" style:parent-style-name="paragraf">
      <style:paragraph-properties fo:orphans="0" fo:widows="0" fo:hyphenation-ladder-count="no-limit"/>
      <style:text-properties fo:language="id" fo:country="ID" fo:font-style="italic" officeooo:rsid="117fc2fe" officeooo:paragraph-rsid="117fc2fe" style:font-style-asian="italic" style:font-style-complex="italic" fo:hyphenate="true" fo:hyphenation-remain-char-count="2" fo:hyphenation-push-char-count="2" loext:hyphenation-no-caps="false"/>
    </style:style>
    <style:style style:name="P197" style:family="paragraph" style:parent-style-name="paragraf">
      <style:paragraph-properties fo:orphans="0" fo:widows="0" fo:hyphenation-ladder-count="no-limit"/>
      <style:text-properties fo:language="id" fo:country="ID" fo:font-style="italic" officeooo:rsid="117fc2fe" officeooo:paragraph-rsid="11816fd1" style:font-style-asian="italic" style:font-style-complex="italic" fo:hyphenate="true" fo:hyphenation-remain-char-count="2" fo:hyphenation-push-char-count="2" loext:hyphenation-no-caps="false"/>
    </style:style>
    <style:style style:name="P198" style:family="paragraph" style:parent-style-name="paragraf">
      <style:paragraph-properties fo:orphans="0" fo:widows="0" fo:hyphenation-ladder-count="no-limit"/>
      <style:text-properties officeooo:rsid="1187e717" officeooo:paragraph-rsid="1188323b" fo:hyphenate="true" fo:hyphenation-remain-char-count="2" fo:hyphenation-push-char-count="2" loext:hyphenation-no-caps="false"/>
    </style:style>
    <style:style style:name="P199" style:family="paragraph" style:parent-style-name="Title" style:master-page-name="First_20_Page">
      <style:paragraph-properties fo:orphans="0" fo:widows="0" fo:hyphenation-ladder-count="no-limit" style:page-number="auto" fo:keep-with-next="auto"/>
      <style:text-properties fo:language="id" fo:country="ID" officeooo:paragraph-rsid="11094dca" fo:hyphenate="true" fo:hyphenation-remain-char-count="2" fo:hyphenation-push-char-count="2" loext:hyphenation-no-caps="false"/>
    </style:style>
    <style:style style:name="P200" style:family="paragraph" style:parent-style-name="Heading_20_1">
      <style:text-properties officeooo:paragraph-rsid="11094dca"/>
    </style:style>
    <style:style style:name="P201" style:family="paragraph" style:parent-style-name="Heading_20_2">
      <style:paragraph-properties fo:orphans="0" fo:widows="0" fo:hyphenation-ladder-count="no-limit" fo:keep-with-next="auto"/>
      <style:text-properties fo:language="id" fo:country="ID" fo:hyphenate="true" fo:hyphenation-remain-char-count="2" fo:hyphenation-push-char-count="2" loext:hyphenation-no-caps="false"/>
    </style:style>
    <style:style style:name="P202" style:family="paragraph" style:parent-style-name="Heading_20_2">
      <style:paragraph-properties fo:orphans="0" fo:widows="0" fo:hyphenation-ladder-count="no-limit" fo:keep-with-next="auto"/>
      <style:text-properties fo:language="id" fo:country="ID" officeooo:paragraph-rsid="0ec59367" fo:hyphenate="true" fo:hyphenation-remain-char-count="2" fo:hyphenation-push-char-count="2" loext:hyphenation-no-caps="false"/>
    </style:style>
    <style:style style:name="P203" style:family="paragraph" style:parent-style-name="Heading_20_2">
      <style:paragraph-properties fo:orphans="0" fo:widows="0" fo:hyphenation-ladder-count="no-limit" fo:keep-with-next="auto"/>
      <style:text-properties officeooo:rsid="114dca30" fo:hyphenate="true" fo:hyphenation-remain-char-count="2" fo:hyphenation-push-char-count="2" loext:hyphenation-no-caps="false"/>
    </style:style>
    <style:style style:name="P204" style:family="paragraph" style:parent-style-name="paragraf" style:list-style-name="L1">
      <style:paragraph-properties fo:orphans="0" fo:widows="0" fo:hyphenation-ladder-count="no-limit" fo:keep-with-next="auto"/>
      <style:text-properties fo:hyphenate="true" fo:hyphenation-remain-char-count="2" fo:hyphenation-push-char-count="2" loext:hyphenation-no-caps="false"/>
    </style:style>
    <style:style style:name="P205" style:family="paragraph" style:parent-style-name="paragraf" style:list-style-name="L1">
      <style:paragraph-properties fo:orphans="0" fo:widows="0" fo:hyphenation-ladder-count="no-limit" fo:keep-with-next="auto"/>
      <style:text-properties officeooo:paragraph-rsid="0caf452d" fo:hyphenate="true" fo:hyphenation-remain-char-count="2" fo:hyphenation-push-char-count="2" loext:hyphenation-no-caps="false"/>
    </style:style>
    <style:style style:name="P206" style:family="paragraph" style:parent-style-name="paragraf" style:list-style-name="L1">
      <style:paragraph-properties fo:orphans="0" fo:widows="0" fo:hyphenation-ladder-count="no-limit" fo:keep-with-next="auto"/>
      <style:text-properties officeooo:paragraph-rsid="0cb1bbca" fo:hyphenate="true" fo:hyphenation-remain-char-count="2" fo:hyphenation-push-char-count="2" loext:hyphenation-no-caps="false"/>
    </style:style>
    <style:style style:name="P207" style:family="paragraph" style:parent-style-name="paragraf" style:list-style-name="L2">
      <style:paragraph-properties fo:orphans="0" fo:widows="0" fo:hyphenation-ladder-count="no-limit" fo:keep-with-next="auto"/>
      <style:text-properties fo:language="id" fo:country="ID" officeooo:rsid="0cf8f8a7" officeooo:paragraph-rsid="0d07f78d" fo:hyphenate="true" fo:hyphenation-remain-char-count="2" fo:hyphenation-push-char-count="2" loext:hyphenation-no-caps="false"/>
    </style:style>
    <style:style style:name="P208" style:family="paragraph" style:parent-style-name="paragraf" style:list-style-name="L2">
      <style:paragraph-properties fo:orphans="0" fo:widows="0" fo:hyphenation-ladder-count="no-limit" fo:keep-with-next="auto"/>
      <style:text-properties fo:language="id" fo:country="ID" officeooo:rsid="0d07f78d" officeooo:paragraph-rsid="0d07f78d" fo:hyphenate="true" fo:hyphenation-remain-char-count="2" fo:hyphenation-push-char-count="2" loext:hyphenation-no-caps="false"/>
    </style:style>
    <style:style style:name="P209" style:family="paragraph" style:parent-style-name="paragraf" style:list-style-name="L2">
      <style:paragraph-properties fo:orphans="0" fo:widows="0" fo:hyphenation-ladder-count="no-limit" fo:keep-with-next="auto"/>
      <style:text-properties fo:language="id" fo:country="ID" officeooo:rsid="0d131591" officeooo:paragraph-rsid="0d131591" fo:hyphenate="true" fo:hyphenation-remain-char-count="2" fo:hyphenation-push-char-count="2" loext:hyphenation-no-caps="false"/>
    </style:style>
    <style:style style:name="P210" style:family="paragraph" style:parent-style-name="paragraf" style:list-style-name="L2">
      <style:paragraph-properties fo:orphans="0" fo:widows="0" fo:hyphenation-ladder-count="no-limit" fo:keep-with-next="auto"/>
      <style:text-properties fo:language="id" fo:country="ID" officeooo:rsid="0d285bee" officeooo:paragraph-rsid="0d285bee" fo:hyphenate="true" fo:hyphenation-remain-char-count="2" fo:hyphenation-push-char-count="2" loext:hyphenation-no-caps="false"/>
    </style:style>
    <style:style style:name="P211" style:family="paragraph" style:parent-style-name="paragraf" style:list-style-name="L2">
      <style:paragraph-properties fo:orphans="0" fo:widows="0" fo:hyphenation-ladder-count="no-limit" fo:keep-with-next="auto"/>
      <style:text-properties fo:language="id" fo:country="ID" officeooo:rsid="0d28f03d" officeooo:paragraph-rsid="10fb66d1" fo:hyphenate="true" fo:hyphenation-remain-char-count="2" fo:hyphenation-push-char-count="2" loext:hyphenation-no-caps="false"/>
    </style:style>
    <style:style style:name="P212" style:family="paragraph" style:parent-style-name="paragraf" style:list-style-name="L2">
      <style:paragraph-properties fo:orphans="0" fo:widows="0" fo:hyphenation-ladder-count="no-limit" fo:keep-with-next="auto"/>
      <style:text-properties fo:language="id" fo:country="ID" officeooo:rsid="0d37e6bd" officeooo:paragraph-rsid="0d37e6bd" fo:hyphenate="true" fo:hyphenation-remain-char-count="2" fo:hyphenation-push-char-count="2" loext:hyphenation-no-caps="false"/>
    </style:style>
    <style:style style:name="P213" style:family="paragraph" style:parent-style-name="paragraf" style:list-style-name="L2">
      <style:paragraph-properties fo:orphans="0" fo:widows="0" fo:hyphenation-ladder-count="no-limit" fo:keep-with-next="auto"/>
      <style:text-properties fo:language="id" fo:country="ID" officeooo:rsid="0d40bc93" officeooo:paragraph-rsid="0d40bc93" fo:hyphenate="true" fo:hyphenation-remain-char-count="2" fo:hyphenation-push-char-count="2" loext:hyphenation-no-caps="false"/>
    </style:style>
    <style:style style:name="P214" style:family="paragraph" style:parent-style-name="paragraf" style:list-style-name="L3">
      <style:paragraph-properties fo:orphans="0" fo:widows="0" fo:hyphenation-ladder-count="no-limit" fo:keep-with-next="auto"/>
      <style:text-properties fo:language="id" fo:country="ID" officeooo:rsid="0d634501" officeooo:paragraph-rsid="0d634501" fo:hyphenate="true" fo:hyphenation-remain-char-count="2" fo:hyphenation-push-char-count="2" loext:hyphenation-no-caps="false"/>
    </style:style>
    <style:style style:name="P215" style:family="paragraph" style:parent-style-name="paragraf" style:list-style-name="L5">
      <style:paragraph-properties fo:orphans="0" fo:widows="0" fo:hyphenation-ladder-count="no-limit" fo:keep-with-next="auto"/>
      <style:text-properties fo:language="id" fo:country="ID" officeooo:rsid="0fb00abe" officeooo:paragraph-rsid="0fb00abe" fo:hyphenate="true" fo:hyphenation-remain-char-count="2" fo:hyphenation-push-char-count="2" loext:hyphenation-no-caps="false"/>
    </style:style>
    <style:style style:name="P216" style:family="paragraph" style:parent-style-name="paragraf" style:list-style-name="L5">
      <style:paragraph-properties fo:orphans="0" fo:widows="0" fo:hyphenation-ladder-count="no-limit" fo:keep-with-next="auto"/>
      <style:text-properties fo:language="id" fo:country="ID" officeooo:rsid="0fb18960" officeooo:paragraph-rsid="0fb18960" fo:hyphenate="true" fo:hyphenation-remain-char-count="2" fo:hyphenation-push-char-count="2" loext:hyphenation-no-caps="false"/>
    </style:style>
    <style:style style:name="P217" style:family="paragraph" style:parent-style-name="paragraf" style:list-style-name="L5">
      <style:paragraph-properties fo:orphans="0" fo:widows="0" fo:hyphenation-ladder-count="no-limit" fo:keep-with-next="auto"/>
      <style:text-properties fo:language="id" fo:country="ID" officeooo:rsid="0fb336cd" officeooo:paragraph-rsid="0fb2cb63" fo:hyphenate="true" fo:hyphenation-remain-char-count="2" fo:hyphenation-push-char-count="2" loext:hyphenation-no-caps="false"/>
    </style:style>
    <style:style style:name="P218" style:family="paragraph" style:parent-style-name="paragraf" style:list-style-name="L5">
      <style:paragraph-properties fo:orphans="0" fo:widows="0" fo:hyphenation-ladder-count="no-limit" fo:keep-with-next="auto"/>
      <style:text-properties fo:language="id" fo:country="ID" officeooo:rsid="0fb63080" officeooo:paragraph-rsid="0fb49f7c" fo:hyphenate="true" fo:hyphenation-remain-char-count="2" fo:hyphenation-push-char-count="2" loext:hyphenation-no-caps="false"/>
    </style:style>
    <style:style style:name="P219" style:family="paragraph" style:parent-style-name="paragraf" style:list-style-name="L4">
      <style:paragraph-properties fo:orphans="0" fo:widows="0" fo:hyphenation-ladder-count="no-limit" fo:keep-with-next="auto"/>
      <style:text-properties style:font-name="Liberation Serif" fo:font-size="12pt" fo:language="id" fo:country="ID" fo:font-weight="bold" officeooo:rsid="0e4af7c5" officeooo:paragraph-rsid="0e4af7c5" fo:background-color="transparent" style:font-size-asian="12pt" style:font-weight-asian="bold" style:font-size-complex="12pt" style:font-weight-complex="bold" fo:hyphenate="true" fo:hyphenation-remain-char-count="2" fo:hyphenation-push-char-count="2" loext:hyphenation-no-caps="false"/>
    </style:style>
    <style:style style:name="P220" style:family="paragraph" style:parent-style-name="paragraf" style:list-style-name="L4">
      <style:paragraph-properties fo:orphans="0" fo:widows="0" fo:hyphenation-ladder-count="no-limit" fo:keep-with-next="auto"/>
      <style:text-properties style:font-name="Liberation Serif" fo:font-size="12pt" fo:language="id" fo:country="ID" fo:font-weight="bold" officeooo:rsid="0e4ef940" officeooo:paragraph-rsid="0e4ef940" fo:background-color="transparent" style:font-size-asian="12pt" style:font-weight-asian="bold" style:font-size-complex="12pt" style:font-weight-complex="bold" fo:hyphenate="true" fo:hyphenation-remain-char-count="2" fo:hyphenation-push-char-count="2" loext:hyphenation-no-caps="false"/>
    </style:style>
    <style:style style:name="P221" style:family="paragraph" style:parent-style-name="paragraf" style:list-style-name="L4">
      <style:paragraph-properties fo:orphans="0" fo:widows="0" fo:hyphenation-ladder-count="no-limit" fo:keep-with-next="auto"/>
      <style:text-properties style:font-name="Liberation Serif" fo:font-size="12pt" fo:language="id" fo:country="ID" fo:font-weight="bold" officeooo:rsid="0e522db8" officeooo:paragraph-rsid="0e522db8" fo:background-color="transparent" style:font-size-asian="12pt" style:font-weight-asian="bold" style:font-size-complex="12pt" style:font-weight-complex="bold" fo:hyphenate="true" fo:hyphenation-remain-char-count="2" fo:hyphenation-push-char-count="2" loext:hyphenation-no-caps="false"/>
    </style:style>
    <style:style style:name="P222" style:family="paragraph" style:parent-style-name="paragraf" style:list-style-name="L4">
      <style:paragraph-properties fo:orphans="0" fo:widows="0" fo:hyphenation-ladder-count="no-limit" fo:keep-with-next="auto"/>
      <style:text-properties style:font-name="Liberation Serif" fo:font-size="12pt" fo:language="id" fo:country="ID" fo:font-weight="bold" officeooo:rsid="0e57022f" officeooo:paragraph-rsid="0e57022f" fo:background-color="transparent" style:font-size-asian="12pt" style:font-weight-asian="bold" style:font-size-complex="12pt" style:font-weight-complex="bold" fo:hyphenate="true" fo:hyphenation-remain-char-count="2" fo:hyphenation-push-char-count="2" loext:hyphenation-no-caps="false"/>
    </style:style>
    <style:style style:name="P223" style:family="paragraph" style:parent-style-name="paragraf" style:list-style-name="L4">
      <style:paragraph-properties fo:orphans="0" fo:widows="0" fo:hyphenation-ladder-count="no-limit" fo:keep-with-next="auto"/>
      <style:text-properties style:font-name="Liberation Serif" fo:font-size="12pt" fo:language="id" fo:country="ID" fo:font-weight="normal" officeooo:rsid="0e4bdd26" officeooo:paragraph-rsid="0e4bdd26" fo:background-color="transparent" style:font-size-asian="12pt" style:font-weight-asian="normal" style:font-size-complex="12pt" style:font-weight-complex="normal" fo:hyphenate="true" fo:hyphenation-remain-char-count="2" fo:hyphenation-push-char-count="2" loext:hyphenation-no-caps="false"/>
    </style:style>
    <style:style style:name="T1" style:family="text">
      <style:text-properties officeooo:rsid="009b86ac"/>
    </style:style>
    <style:style style:name="T2" style:family="text">
      <style:text-properties officeooo:rsid="0b8b0a49"/>
    </style:style>
    <style:style style:name="T3" style:family="text">
      <style:text-properties officeooo:rsid="0c8abcdf"/>
    </style:style>
    <style:style style:name="T4" style:family="text">
      <style:text-properties officeooo:rsid="0c92ebed"/>
    </style:style>
    <style:style style:name="T5" style:family="text">
      <style:text-properties fo:background-color="transparent" loext:char-shading-value="0"/>
    </style:style>
    <style:style style:name="T6" style:family="text">
      <style:text-properties officeooo:rsid="0c9c585b" fo:background-color="transparent" loext:char-shading-value="0"/>
    </style:style>
    <style:style style:name="T7" style:family="text">
      <style:text-properties officeooo:rsid="0c9d397e" fo:background-color="transparent" loext:char-shading-value="0"/>
    </style:style>
    <style:style style:name="T8" style:family="text">
      <style:text-properties officeooo:rsid="0c9e5bed" fo:background-color="transparent" loext:char-shading-value="0"/>
    </style:style>
    <style:style style:name="T9" style:family="text">
      <style:text-properties officeooo:rsid="0ca030ea" fo:background-color="transparent" loext:char-shading-value="0"/>
    </style:style>
    <style:style style:name="T10" style:family="text">
      <style:text-properties officeooo:rsid="0ca1c5ad" fo:background-color="transparent" loext:char-shading-value="0"/>
    </style:style>
    <style:style style:name="T11" style:family="text">
      <style:text-properties officeooo:rsid="0ca3b8de" fo:background-color="transparent" loext:char-shading-value="0"/>
    </style:style>
    <style:style style:name="T12" style:family="text">
      <style:text-properties officeooo:rsid="0ca58aae" fo:background-color="transparent" loext:char-shading-value="0"/>
    </style:style>
    <style:style style:name="T13" style:family="text">
      <style:text-properties officeooo:rsid="10e33938" fo:background-color="transparent" loext:char-shading-value="0"/>
    </style:style>
    <style:style style:name="T14" style:family="text">
      <style:text-properties officeooo:rsid="10e7104b" fo:background-color="transparent" loext:char-shading-value="0"/>
    </style:style>
    <style:style style:name="T15" style:family="text">
      <style:text-properties officeooo:rsid="0f527231" fo:background-color="transparent" loext:char-shading-value="0"/>
    </style:style>
    <style:style style:name="T16" style:family="text">
      <style:text-properties officeooo:rsid="111e85e6" fo:background-color="transparent" loext:char-shading-value="0"/>
    </style:style>
    <style:style style:name="T17" style:family="text">
      <style:text-properties officeooo:rsid="0cb6f708"/>
    </style:style>
    <style:style style:name="T18" style:family="text">
      <style:text-properties officeooo:rsid="0cbffe92"/>
    </style:style>
    <style:style style:name="T19" style:family="text">
      <style:text-properties officeooo:rsid="0cc46d2c"/>
    </style:style>
    <style:style style:name="T20" style:family="text">
      <style:text-properties officeooo:rsid="0cca0187"/>
    </style:style>
    <style:style style:name="T21" style:family="text">
      <style:text-properties officeooo:rsid="0cd9029c"/>
    </style:style>
    <style:style style:name="T22" style:family="text">
      <style:text-properties fo:font-style="italic" style:font-style-asian="italic" style:font-style-complex="italic"/>
    </style:style>
    <style:style style:name="T23" style:family="text">
      <style:text-properties fo:font-style="italic" officeooo:rsid="0cd9029c" style:font-style-asian="italic" style:font-style-complex="italic"/>
    </style:style>
    <style:style style:name="T24" style:family="text">
      <style:text-properties fo:font-style="italic" officeooo:rsid="0ecfcdc0" style:font-style-asian="italic" style:font-style-complex="italic"/>
    </style:style>
    <style:style style:name="T25" style:family="text">
      <style:text-properties fo:font-style="italic" officeooo:rsid="0ed16f66" style:font-style-asian="italic" style:font-style-complex="italic"/>
    </style:style>
    <style:style style:name="T26" style:family="text">
      <style:text-properties fo:font-style="italic" officeooo:rsid="0ed4ab82" style:font-style-asian="italic" style:font-style-complex="italic"/>
    </style:style>
    <style:style style:name="T27" style:family="text">
      <style:text-properties fo:font-style="italic" officeooo:rsid="0ede0d59" style:font-style-asian="italic" style:font-style-complex="italic"/>
    </style:style>
    <style:style style:name="T28" style:family="text">
      <style:text-properties fo:font-style="italic" officeooo:rsid="0ede9d9f" style:font-style-asian="italic" style:font-style-complex="italic"/>
    </style:style>
    <style:style style:name="T29" style:family="text">
      <style:text-properties fo:font-style="italic" officeooo:rsid="0edea547" style:font-style-asian="italic" style:font-style-complex="italic"/>
    </style:style>
    <style:style style:name="T30" style:family="text">
      <style:text-properties fo:font-style="italic" officeooo:rsid="0edf0aaf" style:font-style-asian="italic" style:font-style-complex="italic"/>
    </style:style>
    <style:style style:name="T31" style:family="text">
      <style:text-properties fo:font-style="italic" officeooo:rsid="0ee0b7e7" style:font-style-asian="italic" style:font-style-complex="italic"/>
    </style:style>
    <style:style style:name="T32" style:family="text">
      <style:text-properties fo:font-style="italic" officeooo:rsid="0f0f93bd" style:font-style-asian="italic" style:font-style-complex="italic"/>
    </style:style>
    <style:style style:name="T33" style:family="text">
      <style:text-properties fo:font-style="italic" officeooo:rsid="0f10c6f1" style:font-style-asian="italic" style:font-style-complex="italic"/>
    </style:style>
    <style:style style:name="T34" style:family="text">
      <style:text-properties fo:font-style="italic" officeooo:rsid="0f1113ab" style:font-style-asian="italic" style:font-style-complex="italic"/>
    </style:style>
    <style:style style:name="T35" style:family="text">
      <style:text-properties fo:font-style="italic" officeooo:rsid="0f130fef" style:font-style-asian="italic" style:font-style-complex="italic"/>
    </style:style>
    <style:style style:name="T36" style:family="text">
      <style:text-properties fo:font-style="italic" officeooo:rsid="0f13cbd5" style:font-style-asian="italic" style:font-style-complex="italic"/>
    </style:style>
    <style:style style:name="T37" style:family="text">
      <style:text-properties fo:font-style="italic" officeooo:rsid="0f1524db" style:font-style-asian="italic" style:font-style-complex="italic"/>
    </style:style>
    <style:style style:name="T38" style:family="text">
      <style:text-properties fo:font-style="italic" officeooo:rsid="0f25a6f4" style:font-style-asian="italic" style:font-style-complex="italic"/>
    </style:style>
    <style:style style:name="T39" style:family="text">
      <style:text-properties fo:font-style="italic" officeooo:rsid="0f53e322" style:font-style-asian="italic" style:font-style-complex="italic"/>
    </style:style>
    <style:style style:name="T40" style:family="text">
      <style:text-properties fo:font-style="italic" officeooo:rsid="0f552309" style:font-style-asian="italic" style:font-style-complex="italic"/>
    </style:style>
    <style:style style:name="T41" style:family="text">
      <style:text-properties fo:font-style="italic" officeooo:rsid="0f6824a0" style:font-style-asian="italic" style:font-style-complex="italic"/>
    </style:style>
    <style:style style:name="T42" style:family="text">
      <style:text-properties fo:font-style="italic" officeooo:rsid="0f6a897f" style:font-style-asian="italic" style:font-style-complex="italic"/>
    </style:style>
    <style:style style:name="T43" style:family="text">
      <style:text-properties fo:font-style="italic" officeooo:rsid="0f6ab18b" style:font-style-asian="italic" style:font-style-complex="italic"/>
    </style:style>
    <style:style style:name="T44" style:family="text">
      <style:text-properties fo:font-style="italic" officeooo:rsid="0f6d7ab4" style:font-style-asian="italic" style:font-style-complex="italic"/>
    </style:style>
    <style:style style:name="T45" style:family="text">
      <style:text-properties fo:font-style="italic" officeooo:rsid="0f745db8" style:font-style-asian="italic" style:font-style-complex="italic"/>
    </style:style>
    <style:style style:name="T46" style:family="text">
      <style:text-properties fo:font-style="italic" officeooo:rsid="100670ea" style:font-style-asian="italic" style:font-style-complex="italic"/>
    </style:style>
    <style:style style:name="T47" style:family="text">
      <style:text-properties fo:font-style="italic" officeooo:rsid="1023b921" style:font-style-asian="italic" style:font-style-complex="italic"/>
    </style:style>
    <style:style style:name="T48" style:family="text">
      <style:text-properties fo:font-style="italic" officeooo:rsid="102e0db5" style:font-style-asian="italic" style:font-style-complex="italic"/>
    </style:style>
    <style:style style:name="T49" style:family="text">
      <style:text-properties fo:font-style="italic" officeooo:rsid="102e6ce0" style:font-style-asian="italic" style:font-style-complex="italic"/>
    </style:style>
    <style:style style:name="T50" style:family="text">
      <style:text-properties fo:font-style="italic" officeooo:rsid="10328076" style:font-style-asian="italic" style:font-style-complex="italic"/>
    </style:style>
    <style:style style:name="T51" style:family="text">
      <style:text-properties fo:font-style="italic" officeooo:rsid="1035d7db" style:font-style-asian="italic" style:font-style-complex="italic"/>
    </style:style>
    <style:style style:name="T52" style:family="text">
      <style:text-properties fo:font-style="italic" officeooo:rsid="10376aec" style:font-style-asian="italic" style:font-style-complex="italic"/>
    </style:style>
    <style:style style:name="T53" style:family="text">
      <style:text-properties fo:font-style="italic" officeooo:rsid="10389ef4" style:font-style-asian="italic" style:font-style-complex="italic"/>
    </style:style>
    <style:style style:name="T54" style:family="text">
      <style:text-properties fo:font-style="italic" officeooo:rsid="1038f8aa" style:font-style-asian="italic" style:font-style-complex="italic"/>
    </style:style>
    <style:style style:name="T55" style:family="text">
      <style:text-properties fo:font-style="italic" officeooo:rsid="10497f26" style:font-style-asian="italic" style:font-style-complex="italic"/>
    </style:style>
    <style:style style:name="T56" style:family="text">
      <style:text-properties fo:font-style="italic" officeooo:rsid="1056376f" style:font-style-asian="italic" style:font-style-complex="italic"/>
    </style:style>
    <style:style style:name="T57" style:family="text">
      <style:text-properties fo:font-style="italic" officeooo:rsid="10586ee9" style:font-style-asian="italic" style:font-style-complex="italic"/>
    </style:style>
    <style:style style:name="T58" style:family="text">
      <style:text-properties fo:font-style="italic" officeooo:rsid="10589dc2" style:font-style-asian="italic" style:font-style-complex="italic"/>
    </style:style>
    <style:style style:name="T59" style:family="text">
      <style:text-properties fo:font-style="italic" officeooo:rsid="105e4789" style:font-style-asian="italic" style:font-style-complex="italic"/>
    </style:style>
    <style:style style:name="T60" style:family="text">
      <style:text-properties fo:font-style="italic" officeooo:rsid="105fb822" style:font-style-asian="italic" style:font-style-complex="italic"/>
    </style:style>
    <style:style style:name="T61" style:family="text">
      <style:text-properties fo:font-style="italic" officeooo:rsid="10754931" style:font-style-asian="italic" style:font-style-complex="italic"/>
    </style:style>
    <style:style style:name="T62" style:family="text">
      <style:text-properties fo:font-style="italic" officeooo:rsid="10967629" style:font-style-asian="italic" style:font-style-complex="italic"/>
    </style:style>
    <style:style style:name="T63" style:family="text">
      <style:text-properties fo:font-style="italic" officeooo:rsid="10984497" style:font-style-asian="italic" style:font-style-complex="italic"/>
    </style:style>
    <style:style style:name="T64" style:family="text">
      <style:text-properties fo:font-style="italic" officeooo:rsid="109a3020" style:font-style-asian="italic" style:font-style-complex="italic"/>
    </style:style>
    <style:style style:name="T65" style:family="text">
      <style:text-properties fo:font-style="italic" officeooo:rsid="10d72f60" style:font-style-asian="italic" style:font-style-complex="italic"/>
    </style:style>
    <style:style style:name="T66" style:family="text">
      <style:text-properties fo:font-style="italic" officeooo:rsid="10d8640c" style:font-style-asian="italic" style:font-style-complex="italic"/>
    </style:style>
    <style:style style:name="T67" style:family="text">
      <style:text-properties fo:font-style="italic" officeooo:rsid="10d8e133" style:font-style-asian="italic" style:font-style-complex="italic"/>
    </style:style>
    <style:style style:name="T68" style:family="text">
      <style:text-properties fo:font-style="italic" officeooo:rsid="10f39e3d" style:font-style-asian="italic" style:font-style-complex="italic"/>
    </style:style>
    <style:style style:name="T69" style:family="text">
      <style:text-properties fo:font-style="italic" officeooo:rsid="0d8dbe8f" style:font-style-asian="italic" style:font-style-complex="italic"/>
    </style:style>
    <style:style style:name="T70" style:family="text">
      <style:text-properties fo:font-style="italic" officeooo:rsid="0d96787e" style:font-style-asian="italic" style:font-style-complex="italic"/>
    </style:style>
    <style:style style:name="T71" style:family="text">
      <style:text-properties fo:font-style="italic" officeooo:rsid="0db1a333" style:font-style-asian="italic" style:font-style-complex="italic"/>
    </style:style>
    <style:style style:name="T72" style:family="text">
      <style:text-properties fo:font-style="italic" officeooo:rsid="0dc109be" style:font-style-asian="italic" style:font-style-complex="italic"/>
    </style:style>
    <style:style style:name="T73" style:family="text">
      <style:text-properties fo:font-style="italic" officeooo:rsid="111f8fa8" style:font-style-asian="italic" style:font-style-complex="italic"/>
    </style:style>
    <style:style style:name="T74" style:family="text">
      <style:text-properties fo:font-style="italic" officeooo:rsid="11324414" style:font-style-asian="italic" style:font-style-complex="italic"/>
    </style:style>
    <style:style style:name="T75" style:family="text">
      <style:text-properties fo:font-style="italic" officeooo:rsid="1157e51c" style:font-style-asian="italic" style:font-style-complex="italic"/>
    </style:style>
    <style:style style:name="T76" style:family="text">
      <style:text-properties fo:font-style="italic" officeooo:rsid="0eebb039" style:font-style-asian="italic" style:font-style-complex="italic"/>
    </style:style>
    <style:style style:name="T77" style:family="text">
      <style:text-properties fo:font-style="italic" officeooo:rsid="1158e58c" style:font-style-asian="italic" style:font-style-complex="italic"/>
    </style:style>
    <style:style style:name="T78" style:family="text">
      <style:text-properties fo:font-style="italic" officeooo:rsid="115ab738" style:font-style-asian="italic" style:font-style-complex="italic"/>
    </style:style>
    <style:style style:name="T79" style:family="text">
      <style:text-properties fo:font-style="italic" officeooo:rsid="115c5ec6" style:font-style-asian="italic" style:font-style-complex="italic"/>
    </style:style>
    <style:style style:name="T80" style:family="text">
      <style:text-properties fo:font-style="italic" officeooo:rsid="115febad" style:font-style-asian="italic" style:font-style-complex="italic"/>
    </style:style>
    <style:style style:name="T81" style:family="text">
      <style:text-properties fo:font-style="italic" officeooo:rsid="1162d436" style:font-style-asian="italic" style:font-style-complex="italic"/>
    </style:style>
    <style:style style:name="T82" style:family="text">
      <style:text-properties fo:font-style="italic" officeooo:rsid="1166a233" style:font-style-asian="italic" style:font-style-complex="italic"/>
    </style:style>
    <style:style style:name="T83" style:family="text">
      <style:text-properties fo:font-style="italic" officeooo:rsid="1167fa75" style:font-style-asian="italic" style:font-style-complex="italic"/>
    </style:style>
    <style:style style:name="T84" style:family="text">
      <style:text-properties fo:font-style="italic" officeooo:rsid="116aa097" style:font-style-asian="italic" style:font-style-complex="italic"/>
    </style:style>
    <style:style style:name="T85" style:family="text">
      <style:text-properties fo:font-style="italic" officeooo:rsid="116bb544" style:font-style-asian="italic" style:font-style-complex="italic"/>
    </style:style>
    <style:style style:name="T86" style:family="text">
      <style:text-properties fo:font-style="italic" officeooo:rsid="116d8fb8" style:font-style-asian="italic" style:font-style-complex="italic"/>
    </style:style>
    <style:style style:name="T87" style:family="text">
      <style:text-properties fo:font-style="italic" officeooo:rsid="116de9e9" style:font-style-asian="italic" style:font-style-complex="italic"/>
    </style:style>
    <style:style style:name="T88" style:family="text">
      <style:text-properties fo:font-style="italic" officeooo:rsid="116e5069" style:font-style-asian="italic" style:font-style-complex="italic"/>
    </style:style>
    <style:style style:name="T89" style:family="text">
      <style:text-properties fo:font-style="italic" officeooo:rsid="116e8fde" style:font-style-asian="italic" style:font-style-complex="italic"/>
    </style:style>
    <style:style style:name="T90" style:family="text">
      <style:text-properties fo:font-style="italic" officeooo:rsid="11719c8d" style:font-style-asian="italic" style:font-style-complex="italic"/>
    </style:style>
    <style:style style:name="T91" style:family="text">
      <style:text-properties fo:font-style="italic" officeooo:rsid="117afdbf" style:font-style-asian="italic" style:font-style-complex="italic"/>
    </style:style>
    <style:style style:name="T92" style:family="text">
      <style:text-properties fo:font-style="italic" officeooo:rsid="117cb251" style:font-style-asian="italic" style:font-style-complex="italic"/>
    </style:style>
    <style:style style:name="T93" style:family="text">
      <style:text-properties fo:font-style="italic" officeooo:rsid="1187eb03" style:font-style-asian="italic" style:font-style-complex="italic"/>
    </style:style>
    <style:style style:name="T94" style:family="text">
      <style:text-properties fo:font-style="italic" officeooo:rsid="1188323b" style:font-style-asian="italic" style:font-style-complex="italic"/>
    </style:style>
    <style:style style:name="T95" style:family="text">
      <style:text-properties fo:font-style="italic" fo:font-weight="normal" officeooo:rsid="0e3fd721" style:font-style-asian="italic" style:font-weight-asian="normal" style:font-style-complex="italic" style:font-weight-complex="normal"/>
    </style:style>
    <style:style style:name="T96" style:family="text">
      <style:text-properties fo:font-style="italic" style:text-underline-style="none" style:font-style-asian="italic" style:font-style-complex="italic"/>
    </style:style>
    <style:style style:name="T97" style:family="text">
      <style:text-properties fo:font-style="italic" style:text-underline-style="none" officeooo:rsid="0f6d7ab4" style:font-style-asian="italic" style:font-style-complex="italic"/>
    </style:style>
    <style:style style:name="T98" style:family="text">
      <style:text-properties fo:font-style="italic" style:text-underline-style="none" officeooo:rsid="0f6f625a" style:font-style-asian="italic" style:font-style-complex="italic"/>
    </style:style>
    <style:style style:name="T99" style:family="text">
      <style:text-properties fo:font-style="italic" style:text-underline-style="none" officeooo:rsid="0f70c156" style:font-style-asian="italic" style:font-style-complex="italic"/>
    </style:style>
    <style:style style:name="T100" style:family="text">
      <style:text-properties fo:font-style="italic" style:text-underline-style="none" officeooo:rsid="0f71e32d" style:font-style-asian="italic" style:font-style-complex="italic"/>
    </style:style>
    <style:style style:name="T101" style:family="text">
      <style:text-properties fo:font-style="italic" style:text-underline-style="none" officeooo:rsid="109efa50" style:font-style-asian="italic" style:font-style-complex="italic"/>
    </style:style>
    <style:style style:name="T102" style:family="text">
      <style:text-properties fo:font-style="italic" style:text-underline-style="none" officeooo:rsid="109f872d" style:font-style-asian="italic" style:font-style-complex="italic"/>
    </style:style>
    <style:style style:name="T103" style:family="text">
      <style:text-properties fo:font-style="italic" style:text-underline-style="none" officeooo:rsid="10a5a01a" style:font-style-asian="italic" style:font-style-complex="italic"/>
    </style:style>
    <style:style style:name="T104" style:family="text">
      <style:text-properties fo:font-style="italic" style:text-underline-style="none" officeooo:rsid="116a796e" style:font-style-asian="italic" style:font-style-complex="italic"/>
    </style:style>
    <style:style style:name="T105" style:family="text">
      <style:text-properties fo:font-style="italic" style:text-underline-style="none" officeooo:rsid="118b09ba" style:font-style-asian="italic" style:font-style-complex="italic"/>
    </style:style>
    <style:style style:name="T106" style:family="text">
      <style:text-properties officeooo:rsid="0ce262c3"/>
    </style:style>
    <style:style style:name="T107" style:family="text">
      <style:text-properties officeooo:rsid="0ce99876"/>
    </style:style>
    <style:style style:name="T108" style:family="text">
      <style:text-properties officeooo:rsid="0cf4a7a0"/>
    </style:style>
    <style:style style:name="T109" style:family="text">
      <style:text-properties officeooo:rsid="0d10919e"/>
    </style:style>
    <style:style style:name="T110" style:family="text">
      <style:text-properties officeooo:rsid="0d14a483"/>
    </style:style>
    <style:style style:name="T111" style:family="text">
      <style:text-properties fo:font-weight="normal" style:font-weight-asian="normal" style:font-weight-complex="normal"/>
    </style:style>
    <style:style style:name="T112" style:family="text">
      <style:text-properties fo:font-weight="normal" officeooo:rsid="0cf4a7a0" style:font-weight-asian="normal" style:font-weight-complex="normal"/>
    </style:style>
    <style:style style:name="T113" style:family="text">
      <style:text-properties fo:font-weight="normal" officeooo:rsid="0e3060df" style:font-weight-asian="normal" style:font-weight-complex="normal"/>
    </style:style>
    <style:style style:name="T114" style:family="text">
      <style:text-properties fo:font-weight="normal" officeooo:rsid="0e316553" style:font-weight-asian="normal" style:font-weight-complex="normal"/>
    </style:style>
    <style:style style:name="T115" style:family="text">
      <style:text-properties fo:font-weight="normal" officeooo:rsid="0e3331f3" style:font-weight-asian="normal" style:font-weight-complex="normal"/>
    </style:style>
    <style:style style:name="T116" style:family="text">
      <style:text-properties fo:font-weight="normal" officeooo:rsid="0e334b1a" style:font-weight-asian="normal" style:font-weight-complex="normal"/>
    </style:style>
    <style:style style:name="T117" style:family="text">
      <style:text-properties fo:font-weight="normal" officeooo:rsid="0e351fa4" style:font-weight-asian="normal" style:font-weight-complex="normal"/>
    </style:style>
    <style:style style:name="T118" style:family="text">
      <style:text-properties fo:font-weight="normal" officeooo:rsid="0e3631e6" style:font-weight-asian="normal" style:font-weight-complex="normal"/>
    </style:style>
    <style:style style:name="T119" style:family="text">
      <style:text-properties fo:font-weight="normal" officeooo:rsid="0e37acd4" style:font-weight-asian="normal" style:font-weight-complex="normal"/>
    </style:style>
    <style:style style:name="T120" style:family="text">
      <style:text-properties fo:font-weight="normal" officeooo:rsid="0e390ac3" style:font-weight-asian="normal" style:font-weight-complex="normal"/>
    </style:style>
    <style:style style:name="T121" style:family="text">
      <style:text-properties fo:font-weight="normal" officeooo:rsid="0e3adbeb" style:font-weight-asian="normal" style:font-weight-complex="normal"/>
    </style:style>
    <style:style style:name="T122" style:family="text">
      <style:text-properties fo:font-weight="normal" officeooo:rsid="0e3cd2c5" style:font-weight-asian="normal" style:font-weight-complex="normal"/>
    </style:style>
    <style:style style:name="T123" style:family="text">
      <style:text-properties fo:font-weight="normal" officeooo:rsid="0e3d25bc" style:font-weight-asian="normal" style:font-weight-complex="normal"/>
    </style:style>
    <style:style style:name="T124" style:family="text">
      <style:text-properties fo:font-weight="normal" officeooo:rsid="0e3e1ef3" style:font-weight-asian="normal" style:font-weight-complex="normal"/>
    </style:style>
    <style:style style:name="T125" style:family="text">
      <style:text-properties fo:font-weight="normal" officeooo:rsid="0e3fd721" style:font-weight-asian="normal" style:font-weight-complex="normal"/>
    </style:style>
    <style:style style:name="T126" style:family="text">
      <style:text-properties fo:font-weight="normal" officeooo:rsid="0e411c64" style:font-weight-asian="normal" style:font-weight-complex="normal"/>
    </style:style>
    <style:style style:name="T127" style:family="text">
      <style:text-properties fo:font-weight="normal" officeooo:rsid="0e429b0e" style:font-weight-asian="normal" style:font-weight-complex="normal"/>
    </style:style>
    <style:style style:name="T128" style:family="text">
      <style:text-properties fo:font-weight="normal" officeooo:rsid="0e43219e" style:font-weight-asian="normal" style:font-weight-complex="normal"/>
    </style:style>
    <style:style style:name="T129" style:family="text">
      <style:text-properties fo:font-weight="normal" officeooo:rsid="0e4473d9" style:font-weight-asian="normal" style:font-weight-complex="normal"/>
    </style:style>
    <style:style style:name="T130" style:family="text">
      <style:text-properties fo:font-weight="normal" officeooo:rsid="0e4520ca" style:font-weight-asian="normal" style:font-weight-complex="normal"/>
    </style:style>
    <style:style style:name="T131" style:family="text">
      <style:text-properties fo:font-weight="normal" officeooo:rsid="0e45dec2" style:font-weight-asian="normal" style:font-weight-complex="normal"/>
    </style:style>
    <style:style style:name="T132" style:family="text">
      <style:text-properties fo:font-weight="normal" officeooo:rsid="0e47738d" style:font-weight-asian="normal" style:font-weight-complex="normal"/>
    </style:style>
    <style:style style:name="T133" style:family="text">
      <style:text-properties fo:font-weight="normal" officeooo:rsid="0e482abc" style:font-weight-asian="normal" style:font-weight-complex="normal"/>
    </style:style>
    <style:style style:name="T134" style:family="text">
      <style:text-properties fo:font-weight="normal" officeooo:rsid="0e485926" style:font-weight-asian="normal" style:font-weight-complex="normal"/>
    </style:style>
    <style:style style:name="T135" style:family="text">
      <style:text-properties fo:font-weight="normal" officeooo:rsid="0e496df8" style:font-weight-asian="normal" style:font-weight-complex="normal"/>
    </style:style>
    <style:style style:name="T136" style:family="text">
      <style:text-properties fo:font-weight="normal" officeooo:rsid="0e4af7c5" style:font-weight-asian="normal" style:font-weight-complex="normal"/>
    </style:style>
    <style:style style:name="T137" style:family="text">
      <style:text-properties fo:font-weight="normal" officeooo:rsid="0e4bdd26" style:font-weight-asian="normal" style:font-weight-complex="normal"/>
    </style:style>
    <style:style style:name="T138" style:family="text">
      <style:text-properties fo:font-weight="normal" officeooo:rsid="0e4f6cd2" style:font-weight-asian="normal" style:font-weight-complex="normal"/>
    </style:style>
    <style:style style:name="T139" style:family="text">
      <style:text-properties fo:font-weight="normal" officeooo:rsid="0e542cef" style:font-weight-asian="normal" style:font-weight-complex="normal"/>
    </style:style>
    <style:style style:name="T140" style:family="text">
      <style:text-properties fo:font-weight="normal" officeooo:rsid="0e55a541" style:font-weight-asian="normal" style:font-weight-complex="normal"/>
    </style:style>
    <style:style style:name="T141" style:family="text">
      <style:text-properties fo:font-weight="normal" officeooo:rsid="0e55bf4f" style:font-weight-asian="normal" style:font-weight-complex="normal"/>
    </style:style>
    <style:style style:name="T142" style:family="text">
      <style:text-properties fo:font-weight="normal" officeooo:rsid="0e5bc312" style:font-weight-asian="normal" style:font-weight-complex="normal"/>
    </style:style>
    <style:style style:name="T143" style:family="text">
      <style:text-properties fo:font-weight="normal" officeooo:rsid="110aca54" style:font-weight-asian="normal" style:font-weight-complex="normal"/>
    </style:style>
    <style:style style:name="T144" style:family="text">
      <style:text-properties fo:font-weight="normal" officeooo:rsid="110bd738" style:font-weight-asian="normal" style:font-weight-complex="normal"/>
    </style:style>
    <style:style style:name="T145" style:family="text">
      <style:text-properties fo:font-weight="normal" officeooo:rsid="110dc8ff" style:font-weight-asian="normal" style:font-weight-complex="normal"/>
    </style:style>
    <style:style style:name="T146" style:family="text">
      <style:text-properties fo:font-weight="normal" officeooo:rsid="0e4fc0cf" fo:background-color="#fff5ce" loext:char-shading-value="0" style:font-weight-asian="normal" style:font-weight-complex="normal"/>
    </style:style>
    <style:style style:name="T147" style:family="text">
      <style:text-properties fo:font-weight="normal" officeooo:rsid="0e4fce31" fo:background-color="#fff5ce" loext:char-shading-value="0" style:font-weight-asian="normal" style:font-weight-complex="normal"/>
    </style:style>
    <style:style style:name="T148" style:family="text">
      <style:text-properties fo:font-weight="normal" officeooo:rsid="0e5106e8" fo:background-color="#fff5ce" loext:char-shading-value="0" style:font-weight-asian="normal" style:font-weight-complex="normal"/>
    </style:style>
    <style:style style:name="T149" style:family="text">
      <style:text-properties fo:font-weight="normal" officeooo:rsid="110bd738" fo:background-color="#fff5ce" loext:char-shading-value="0" style:font-weight-asian="normal" style:font-weight-complex="normal"/>
    </style:style>
    <style:style style:name="T150" style:family="text">
      <style:text-properties officeooo:rsid="0d288b27"/>
    </style:style>
    <style:style style:name="T151" style:family="text">
      <style:text-properties officeooo:rsid="0d294236"/>
    </style:style>
    <style:style style:name="T152" style:family="text">
      <style:text-properties officeooo:rsid="0d399431"/>
    </style:style>
    <style:style style:name="T153" style:family="text">
      <style:text-properties officeooo:rsid="0d3f71d6"/>
    </style:style>
    <style:style style:name="T154" style:family="text">
      <style:text-properties officeooo:rsid="0d427b14"/>
    </style:style>
    <style:style style:name="T155" style:family="text">
      <style:text-properties officeooo:rsid="0d4b317f"/>
    </style:style>
    <style:style style:name="T156" style:family="text">
      <style:text-properties officeooo:rsid="0d5a829b"/>
    </style:style>
    <style:style style:name="T157" style:family="text">
      <style:text-properties officeooo:rsid="0d641680"/>
    </style:style>
    <style:style style:name="T158" style:family="text">
      <style:text-properties officeooo:rsid="0d6c4638"/>
    </style:style>
    <style:style style:name="T159" style:family="text">
      <style:text-properties officeooo:rsid="0d6ff3ab"/>
    </style:style>
    <style:style style:name="T160" style:family="text">
      <style:text-properties officeooo:rsid="0d745d02"/>
    </style:style>
    <style:style style:name="T161" style:family="text">
      <style:text-properties officeooo:rsid="0d7eeeed"/>
    </style:style>
    <style:style style:name="T162" style:family="text">
      <style:text-properties officeooo:rsid="0d841bd2"/>
    </style:style>
    <style:style style:name="T163" style:family="text">
      <style:text-properties officeooo:rsid="0d8a624d"/>
    </style:style>
    <style:style style:name="T164" style:family="text">
      <style:text-properties officeooo:rsid="0d8dbe8f"/>
    </style:style>
    <style:style style:name="T165" style:family="text">
      <style:text-properties officeooo:rsid="0d915537"/>
    </style:style>
    <style:style style:name="T166" style:family="text">
      <style:text-properties officeooo:rsid="0d96787e"/>
    </style:style>
    <style:style style:name="T167" style:family="text">
      <style:text-properties officeooo:rsid="0da30d50"/>
    </style:style>
    <style:style style:name="T168" style:family="text">
      <style:text-properties officeooo:rsid="0da8fda3"/>
    </style:style>
    <style:style style:name="T169" style:family="text">
      <style:text-properties officeooo:rsid="0db1a333"/>
    </style:style>
    <style:style style:name="T170" style:family="text">
      <style:text-properties officeooo:rsid="0dbb180a"/>
    </style:style>
    <style:style style:name="T171" style:family="text">
      <style:text-properties officeooo:rsid="0dc109be"/>
    </style:style>
    <style:style style:name="T172" style:family="text">
      <style:text-properties style:font-name="Liberation Serif1" officeooo:rsid="0dc109be"/>
    </style:style>
    <style:style style:name="T173" style:family="text">
      <style:text-properties style:font-name="Liberation Serif"/>
    </style:style>
    <style:style style:name="T174" style:family="text">
      <style:text-properties style:font-name="Liberation Serif" officeooo:rsid="0dc533ff"/>
    </style:style>
    <style:style style:name="T175" style:family="text">
      <style:text-properties style:font-name="Liberation Serif" officeooo:rsid="0dc8d5f6"/>
    </style:style>
    <style:style style:name="T176" style:family="text">
      <style:text-properties style:font-name="Liberation Serif" officeooo:rsid="0dca8739"/>
    </style:style>
    <style:style style:name="T177" style:family="text">
      <style:text-properties style:font-name="Liberation Serif" officeooo:rsid="0dcc0d86"/>
    </style:style>
    <style:style style:name="T178" style:family="text">
      <style:text-properties style:font-name="Liberation Serif" officeooo:rsid="0dccf73f"/>
    </style:style>
    <style:style style:name="T179" style:family="text">
      <style:text-properties style:font-name="Liberation Serif" officeooo:rsid="0dce827f"/>
    </style:style>
    <style:style style:name="T180" style:family="text">
      <style:text-properties style:font-name="Liberation Serif" officeooo:rsid="0dcec287"/>
    </style:style>
    <style:style style:name="T181" style:family="text">
      <style:text-properties style:font-name="Liberation Serif" officeooo:rsid="0dcfa831"/>
    </style:style>
    <style:style style:name="T182" style:family="text">
      <style:text-properties style:font-name="Liberation Serif" officeooo:rsid="0dd0fdb8"/>
    </style:style>
    <style:style style:name="T183" style:family="text">
      <style:text-properties style:font-name="Liberation Serif" officeooo:rsid="0dd4dc03"/>
    </style:style>
    <style:style style:name="T184" style:family="text">
      <style:text-properties style:font-name="Liberation Serif" officeooo:rsid="0dd55d6b"/>
    </style:style>
    <style:style style:name="T185" style:family="text">
      <style:text-properties style:font-name="Liberation Serif" officeooo:rsid="0dd7827f"/>
    </style:style>
    <style:style style:name="T186" style:family="text">
      <style:text-properties style:font-name="Liberation Serif" officeooo:rsid="0dd7a64e"/>
    </style:style>
    <style:style style:name="T187" style:family="text">
      <style:text-properties style:font-name="Liberation Serif" officeooo:rsid="0dd8f592"/>
    </style:style>
    <style:style style:name="T188" style:family="text">
      <style:text-properties style:font-name="Liberation Serif" officeooo:rsid="0dda244c"/>
    </style:style>
    <style:style style:name="T189" style:family="text">
      <style:text-properties style:font-name="Liberation Serif" officeooo:rsid="0dda914d"/>
    </style:style>
    <style:style style:name="T190" style:family="text">
      <style:text-properties style:font-name="Liberation Serif" officeooo:rsid="0ddb6e59"/>
    </style:style>
    <style:style style:name="T191" style:family="text">
      <style:text-properties style:font-name="Liberation Serif" officeooo:rsid="0ddc6897"/>
    </style:style>
    <style:style style:name="T192" style:family="text">
      <style:text-properties style:font-name="Liberation Serif" officeooo:rsid="0dde4650"/>
    </style:style>
    <style:style style:name="T193" style:family="text">
      <style:text-properties style:font-name="Liberation Serif" officeooo:rsid="0dde9f85"/>
    </style:style>
    <style:style style:name="T194" style:family="text">
      <style:text-properties style:font-name="Liberation Serif" officeooo:rsid="0ddee915"/>
    </style:style>
    <style:style style:name="T195" style:family="text">
      <style:text-properties style:font-name="Liberation Serif" officeooo:rsid="0ddfff14"/>
    </style:style>
    <style:style style:name="T196" style:family="text">
      <style:text-properties style:font-name="Liberation Serif" officeooo:rsid="0de17806"/>
    </style:style>
    <style:style style:name="T197" style:family="text">
      <style:text-properties style:font-name="Liberation Serif" officeooo:rsid="0de23a8c"/>
    </style:style>
    <style:style style:name="T198" style:family="text">
      <style:text-properties style:font-name="Liberation Serif" officeooo:rsid="0de3c490"/>
    </style:style>
    <style:style style:name="T199" style:family="text">
      <style:text-properties style:font-name="Liberation Serif" officeooo:rsid="0de4d3e5"/>
    </style:style>
    <style:style style:name="T200" style:family="text">
      <style:text-properties style:font-name="Liberation Serif" officeooo:rsid="0de55686"/>
    </style:style>
    <style:style style:name="T201" style:family="text">
      <style:text-properties style:font-name="Liberation Serif" officeooo:rsid="0de6898f"/>
    </style:style>
    <style:style style:name="T202" style:family="text">
      <style:text-properties style:font-name="Liberation Serif" fo:font-size="12pt" fo:font-style="normal" fo:font-weight="normal" officeooo:rsid="0c92ebed" fo:background-color="#fff5ce" loext:char-shading-value="0"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1111b3f0" fo:background-color="#fff5ce" loext:char-shading-value="0"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1137efad"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1139bc14"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weight="normal" officeooo:rsid="1135b45e" style:font-size-asian="12pt" style:font-weight-asian="normal" style:font-size-complex="12pt" style:font-weight-complex="normal"/>
    </style:style>
    <style:style style:name="T207" style:family="text">
      <style:text-properties style:font-name="Liberation Serif" fo:font-size="12pt" fo:language="id" fo:country="ID" fo:font-style="italic" fo:font-weight="normal" officeooo:rsid="11746256" style:font-size-asian="12pt" style:font-style-asian="italic" style:font-weight-asian="normal" style:font-size-complex="12pt" style:font-style-complex="italic" style:font-weight-complex="normal"/>
    </style:style>
    <style:style style:name="T208" style:family="text">
      <style:text-properties style:font-name="Liberation Serif" fo:font-size="12pt" fo:language="id" fo:country="ID" fo:font-style="italic" fo:font-weight="normal" officeooo:rsid="117655b0" style:font-size-asian="12pt" style:font-style-asian="italic" style:font-weight-asian="normal" style:font-size-complex="12pt" style:font-style-complex="italic" style:font-weight-complex="normal"/>
    </style:style>
    <style:style style:name="T209" style:family="text">
      <style:text-properties style:font-name="Liberation Serif" officeooo:rsid="11078111"/>
    </style:style>
    <style:style style:name="T210" style:family="text">
      <style:text-properties style:font-name="Liberation Serif" officeooo:rsid="11078e3c"/>
    </style:style>
    <style:style style:name="T211" style:family="text">
      <style:text-properties style:font-name="Liberation Serif" officeooo:rsid="11095d5d"/>
    </style:style>
    <style:style style:name="T212" style:family="text">
      <style:text-properties style:font-name="Liberation Serif" officeooo:rsid="114d2e89"/>
    </style:style>
    <style:style style:name="T213" style:family="text">
      <style:text-properties officeooo:rsid="0dfc5f34"/>
    </style:style>
    <style:style style:name="T214" style:family="text">
      <style:text-properties officeooo:rsid="0e02cba1"/>
    </style:style>
    <style:style style:name="T215" style:family="text">
      <style:text-properties officeooo:rsid="0e0a502e"/>
    </style:style>
    <style:style style:name="T216" style:family="text">
      <style:text-properties officeooo:rsid="0e1c9efe"/>
    </style:style>
    <style:style style:name="T217" style:family="text">
      <style:text-properties officeooo:rsid="0e2320f3"/>
    </style:style>
    <style:style style:name="T218" style:family="text">
      <style:text-properties officeooo:rsid="0e2e2623"/>
    </style:style>
    <style:style style:name="T219" style:family="text">
      <style:text-properties fo:font-weight="bold" style:font-weight-asian="bold" style:font-weight-complex="bold"/>
    </style:style>
    <style:style style:name="T220" style:family="text">
      <style:text-properties officeooo:rsid="0e5eb582"/>
    </style:style>
    <style:style style:name="T221" style:family="text">
      <style:text-properties officeooo:rsid="0e650524"/>
    </style:style>
    <style:style style:name="T222" style:family="text">
      <style:text-properties officeooo:rsid="0e715776"/>
    </style:style>
    <style:style style:name="T223" style:family="text">
      <style:text-properties fo:font-style="normal" style:font-style-asian="normal" style:font-style-complex="normal"/>
    </style:style>
    <style:style style:name="T224" style:family="text">
      <style:text-properties fo:font-style="normal" officeooo:rsid="0e88d46d" style:font-style-asian="normal" style:font-style-complex="normal"/>
    </style:style>
    <style:style style:name="T225" style:family="text">
      <style:text-properties fo:font-style="normal" officeooo:rsid="0ed4ab82" style:font-style-asian="normal" style:font-style-complex="normal"/>
    </style:style>
    <style:style style:name="T226" style:family="text">
      <style:text-properties fo:font-style="normal" officeooo:rsid="0ed6287a" style:font-style-asian="normal" style:font-style-complex="normal"/>
    </style:style>
    <style:style style:name="T227" style:family="text">
      <style:text-properties fo:font-style="normal" officeooo:rsid="0ed7a309" style:font-style-asian="normal" style:font-style-complex="normal"/>
    </style:style>
    <style:style style:name="T228" style:family="text">
      <style:text-properties fo:font-style="normal" officeooo:rsid="0ed8ae21" style:font-style-asian="normal" style:font-style-complex="normal"/>
    </style:style>
    <style:style style:name="T229" style:family="text">
      <style:text-properties fo:font-style="normal" officeooo:rsid="0ed9d6d8" style:font-style-asian="normal" style:font-style-complex="normal"/>
    </style:style>
    <style:style style:name="T230" style:family="text">
      <style:text-properties fo:font-style="normal" officeooo:rsid="0edc0b70" style:font-style-asian="normal" style:font-style-complex="normal"/>
    </style:style>
    <style:style style:name="T231" style:family="text">
      <style:text-properties fo:font-style="normal" officeooo:rsid="0ede0d59" style:font-style-asian="normal" style:font-style-complex="normal"/>
    </style:style>
    <style:style style:name="T232" style:family="text">
      <style:text-properties fo:font-style="normal" officeooo:rsid="100670ea" style:font-style-asian="normal" style:font-style-complex="normal"/>
    </style:style>
    <style:style style:name="T233" style:family="text">
      <style:text-properties fo:font-style="normal" officeooo:rsid="1007da6b" style:font-style-asian="normal" style:font-style-complex="normal"/>
    </style:style>
    <style:style style:name="T234" style:family="text">
      <style:text-properties fo:font-style="normal" officeooo:rsid="100bb435" style:font-style-asian="normal" style:font-style-complex="normal"/>
    </style:style>
    <style:style style:name="T235" style:family="text">
      <style:text-properties fo:font-style="normal" officeooo:rsid="101174e9" style:font-style-asian="normal" style:font-style-complex="normal"/>
    </style:style>
    <style:style style:name="T236" style:family="text">
      <style:text-properties fo:font-style="normal" officeooo:rsid="1011a7ac" style:font-style-asian="normal" style:font-style-complex="normal"/>
    </style:style>
    <style:style style:name="T237" style:family="text">
      <style:text-properties fo:font-style="normal" officeooo:rsid="101402ea" style:font-style-asian="normal" style:font-style-complex="normal"/>
    </style:style>
    <style:style style:name="T238" style:family="text">
      <style:text-properties fo:font-style="normal" officeooo:rsid="101606de" style:font-style-asian="normal" style:font-style-complex="normal"/>
    </style:style>
    <style:style style:name="T239" style:family="text">
      <style:text-properties fo:font-style="normal" officeooo:rsid="101de3cc" style:font-style-asian="normal" style:font-style-complex="normal"/>
    </style:style>
    <style:style style:name="T240" style:family="text">
      <style:text-properties fo:font-style="normal" officeooo:rsid="102e0db5" style:font-style-asian="normal" style:font-style-complex="normal"/>
    </style:style>
    <style:style style:name="T241" style:family="text">
      <style:text-properties fo:font-style="normal" officeooo:rsid="102e6ce0" style:font-style-asian="normal" style:font-style-complex="normal"/>
    </style:style>
    <style:style style:name="T242" style:family="text">
      <style:text-properties fo:font-style="normal" officeooo:rsid="10b33977" style:font-style-asian="normal" style:font-style-complex="normal"/>
    </style:style>
    <style:style style:name="T243" style:family="text">
      <style:text-properties fo:font-style="normal" officeooo:rsid="10b40843" style:font-style-asian="normal" style:font-style-complex="normal"/>
    </style:style>
    <style:style style:name="T244" style:family="text">
      <style:text-properties fo:font-style="normal" officeooo:rsid="10b56efc" style:font-style-asian="normal" style:font-style-complex="normal"/>
    </style:style>
    <style:style style:name="T245" style:family="text">
      <style:text-properties fo:font-style="normal" officeooo:rsid="10b5f7c6" style:font-style-asian="normal" style:font-style-complex="normal"/>
    </style:style>
    <style:style style:name="T246" style:family="text">
      <style:text-properties fo:font-style="normal" officeooo:rsid="10b63195" style:font-style-asian="normal" style:font-style-complex="normal"/>
    </style:style>
    <style:style style:name="T247" style:family="text">
      <style:text-properties fo:font-style="normal" officeooo:rsid="10b7c44e" style:font-style-asian="normal" style:font-style-complex="normal"/>
    </style:style>
    <style:style style:name="T248" style:family="text">
      <style:text-properties fo:font-style="normal" officeooo:rsid="10b92de0" style:font-style-asian="normal" style:font-style-complex="normal"/>
    </style:style>
    <style:style style:name="T249" style:family="text">
      <style:text-properties fo:font-style="normal" officeooo:rsid="10ba698c" style:font-style-asian="normal" style:font-style-complex="normal"/>
    </style:style>
    <style:style style:name="T250" style:family="text">
      <style:text-properties fo:font-style="normal" officeooo:rsid="10bb423c" style:font-style-asian="normal" style:font-style-complex="normal"/>
    </style:style>
    <style:style style:name="T251" style:family="text">
      <style:text-properties fo:font-style="normal" officeooo:rsid="10bb9bef" style:font-style-asian="normal" style:font-style-complex="normal"/>
    </style:style>
    <style:style style:name="T252" style:family="text">
      <style:text-properties fo:font-style="normal" officeooo:rsid="10bbc948" style:font-style-asian="normal" style:font-style-complex="normal"/>
    </style:style>
    <style:style style:name="T253" style:family="text">
      <style:text-properties fo:font-style="normal" officeooo:rsid="10bd81a5" style:font-style-asian="normal" style:font-style-complex="normal"/>
    </style:style>
    <style:style style:name="T254" style:family="text">
      <style:text-properties fo:font-style="normal" officeooo:rsid="10be807f" style:font-style-asian="normal" style:font-style-complex="normal"/>
    </style:style>
    <style:style style:name="T255" style:family="text">
      <style:text-properties fo:font-style="normal" officeooo:rsid="10c11773" style:font-style-asian="normal" style:font-style-complex="normal"/>
    </style:style>
    <style:style style:name="T256" style:family="text">
      <style:text-properties fo:font-style="normal" officeooo:rsid="10c41142" style:font-style-asian="normal" style:font-style-complex="normal"/>
    </style:style>
    <style:style style:name="T257" style:family="text">
      <style:text-properties fo:font-style="normal" officeooo:rsid="10c5f4a7" style:font-style-asian="normal" style:font-style-complex="normal"/>
    </style:style>
    <style:style style:name="T258" style:family="text">
      <style:text-properties fo:font-style="normal" officeooo:rsid="10c89928" style:font-style-asian="normal" style:font-style-complex="normal"/>
    </style:style>
    <style:style style:name="T259" style:family="text">
      <style:text-properties fo:font-style="normal" officeooo:rsid="10cb2a80" style:font-style-asian="normal" style:font-style-complex="normal"/>
    </style:style>
    <style:style style:name="T260" style:family="text">
      <style:text-properties fo:font-style="normal" officeooo:rsid="10cd88f3" style:font-style-asian="normal" style:font-style-complex="normal"/>
    </style:style>
    <style:style style:name="T261" style:family="text">
      <style:text-properties fo:font-style="normal" officeooo:rsid="10cf6e45" style:font-style-asian="normal" style:font-style-complex="normal"/>
    </style:style>
    <style:style style:name="T262" style:family="text">
      <style:text-properties fo:font-style="normal" officeooo:rsid="10d14a9a" style:font-style-asian="normal" style:font-style-complex="normal"/>
    </style:style>
    <style:style style:name="T263" style:family="text">
      <style:text-properties fo:font-style="normal" officeooo:rsid="10d17377" style:font-style-asian="normal" style:font-style-complex="normal"/>
    </style:style>
    <style:style style:name="T264" style:family="text">
      <style:text-properties fo:font-style="normal" officeooo:rsid="10d215cb" style:font-style-asian="normal" style:font-style-complex="normal"/>
    </style:style>
    <style:style style:name="T265" style:family="text">
      <style:text-properties fo:font-style="normal" officeooo:rsid="10d4e731" style:font-style-asian="normal" style:font-style-complex="normal"/>
    </style:style>
    <style:style style:name="T266" style:family="text">
      <style:text-properties fo:font-style="normal" officeooo:rsid="10d64ce5" style:font-style-asian="normal" style:font-style-complex="normal"/>
    </style:style>
    <style:style style:name="T267" style:family="text">
      <style:text-properties fo:font-style="normal" officeooo:rsid="10d65def" style:font-style-asian="normal" style:font-style-complex="normal"/>
    </style:style>
    <style:style style:name="T268" style:family="text">
      <style:text-properties fo:font-style="normal" officeooo:rsid="10d72f60" style:font-style-asian="normal" style:font-style-complex="normal"/>
    </style:style>
    <style:style style:name="T269" style:family="text">
      <style:text-properties fo:font-style="normal" officeooo:rsid="10d8640c" style:font-style-asian="normal" style:font-style-complex="normal"/>
    </style:style>
    <style:style style:name="T270" style:family="text">
      <style:text-properties fo:font-style="normal" officeooo:rsid="10da8faf" style:font-style-asian="normal" style:font-style-complex="normal"/>
    </style:style>
    <style:style style:name="T271" style:family="text">
      <style:text-properties fo:font-style="normal" officeooo:rsid="10d8e133" style:font-style-asian="normal" style:font-style-complex="normal"/>
    </style:style>
    <style:style style:name="T272" style:family="text">
      <style:text-properties fo:font-style="normal" officeooo:rsid="0cd9029c" style:font-style-asian="normal" style:font-style-complex="normal"/>
    </style:style>
    <style:style style:name="T273" style:family="text">
      <style:text-properties fo:font-style="normal" officeooo:rsid="1111ed93" style:font-style-asian="normal" style:font-style-complex="normal"/>
    </style:style>
    <style:style style:name="T274" style:family="text">
      <style:text-properties fo:font-style="normal" officeooo:rsid="11146f3a" style:font-style-asian="normal" style:font-style-complex="normal"/>
    </style:style>
    <style:style style:name="T275" style:family="text">
      <style:text-properties fo:font-style="normal" officeooo:rsid="1115d70e" style:font-style-asian="normal" style:font-style-complex="normal"/>
    </style:style>
    <style:style style:name="T276" style:family="text">
      <style:text-properties fo:font-style="normal" officeooo:rsid="112d2141" style:font-style-asian="normal" style:font-style-complex="normal"/>
    </style:style>
    <style:style style:name="T277" style:family="text">
      <style:text-properties fo:font-style="normal" officeooo:rsid="112de2ca" style:font-style-asian="normal" style:font-style-complex="normal"/>
    </style:style>
    <style:style style:name="T278" style:family="text">
      <style:text-properties fo:font-style="normal" officeooo:rsid="112e2a74" style:font-style-asian="normal" style:font-style-complex="normal"/>
    </style:style>
    <style:style style:name="T279" style:family="text">
      <style:text-properties fo:font-style="normal" officeooo:rsid="112f64ad" style:font-style-asian="normal" style:font-style-complex="normal"/>
    </style:style>
    <style:style style:name="T280" style:family="text">
      <style:text-properties fo:font-style="normal" officeooo:rsid="104c9196" style:font-style-asian="normal" style:font-style-complex="normal"/>
    </style:style>
    <style:style style:name="T281" style:family="text">
      <style:text-properties fo:font-style="normal" officeooo:rsid="1137efad" style:font-style-asian="normal" style:font-style-complex="normal"/>
    </style:style>
    <style:style style:name="T282" style:family="text">
      <style:text-properties fo:font-style="normal" officeooo:rsid="104e8ef1" style:font-style-asian="normal" style:font-style-complex="normal"/>
    </style:style>
    <style:style style:name="T283" style:family="text">
      <style:text-properties fo:font-style="normal" officeooo:rsid="104fc298" style:font-style-asian="normal" style:font-style-complex="normal"/>
    </style:style>
    <style:style style:name="T284" style:family="text">
      <style:text-properties fo:font-style="normal" officeooo:rsid="1051ba5c" style:font-style-asian="normal" style:font-style-complex="normal"/>
    </style:style>
    <style:style style:name="T285" style:family="text">
      <style:text-properties fo:font-style="normal" officeooo:rsid="1139bc14" style:font-style-asian="normal" style:font-style-complex="normal"/>
    </style:style>
    <style:style style:name="T286" style:family="text">
      <style:text-properties fo:font-style="normal" officeooo:rsid="113edec0" style:font-style-asian="normal" style:font-style-complex="normal"/>
    </style:style>
    <style:style style:name="T287" style:family="text">
      <style:text-properties fo:font-style="normal" officeooo:rsid="113fc7fe" style:font-style-asian="normal" style:font-style-complex="normal"/>
    </style:style>
    <style:style style:name="T288" style:family="text">
      <style:text-properties fo:font-style="normal" officeooo:rsid="11416acf" style:font-style-asian="normal" style:font-style-complex="normal"/>
    </style:style>
    <style:style style:name="T289" style:family="text">
      <style:text-properties fo:font-style="normal" officeooo:rsid="11511350" style:font-style-asian="normal" style:font-style-complex="normal"/>
    </style:style>
    <style:style style:name="T290" style:family="text">
      <style:text-properties fo:font-style="normal" officeooo:rsid="1152c8c3" style:font-style-asian="normal" style:font-style-complex="normal"/>
    </style:style>
    <style:style style:name="T291" style:family="text">
      <style:text-properties fo:font-style="normal" officeooo:rsid="1155adb1" style:font-style-asian="normal" style:font-style-complex="normal"/>
    </style:style>
    <style:style style:name="T292" style:family="text">
      <style:text-properties fo:font-style="normal" officeooo:rsid="0d8dbe8f" style:font-style-asian="normal" style:font-style-complex="normal"/>
    </style:style>
    <style:style style:name="T293" style:family="text">
      <style:text-properties fo:font-style="normal" officeooo:rsid="1162d436" style:font-style-asian="normal" style:font-style-complex="normal"/>
    </style:style>
    <style:style style:name="T294" style:family="text">
      <style:text-properties fo:font-style="normal" officeooo:rsid="11816fd1" style:font-style-asian="normal" style:font-style-complex="normal"/>
    </style:style>
    <style:style style:name="T295" style:family="text">
      <style:text-properties fo:font-style="normal" officeooo:rsid="1182b8b1" style:font-style-asian="normal" style:font-style-complex="normal"/>
    </style:style>
    <style:style style:name="T296" style:family="text">
      <style:text-properties fo:font-style="normal" style:text-underline-style="none" officeooo:rsid="101b0cd1" style:font-style-asian="normal" style:font-style-complex="normal"/>
    </style:style>
    <style:style style:name="T297" style:family="text">
      <style:text-properties fo:font-style="normal" style:text-underline-style="none" officeooo:rsid="118486b3" style:font-style-asian="normal" style:font-style-complex="normal"/>
    </style:style>
    <style:style style:name="T298" style:family="text">
      <style:text-properties fo:font-style="normal" fo:background-color="#fff5ce" loext:char-shading-value="0" style:font-style-asian="normal" style:font-style-complex="normal"/>
    </style:style>
    <style:style style:name="T299" style:family="text">
      <style:text-properties fo:font-style="normal" officeooo:rsid="0e88d46d" fo:background-color="#fff5ce" loext:char-shading-value="0" style:font-style-asian="normal" style:font-style-complex="normal"/>
    </style:style>
    <style:style style:name="T300" style:family="text">
      <style:text-properties fo:font-style="normal" officeooo:rsid="1007da6b" fo:background-color="#fff5ce" loext:char-shading-value="0" style:font-style-asian="normal" style:font-style-complex="normal"/>
    </style:style>
    <style:style style:name="T301" style:family="text">
      <style:text-properties fo:font-style="normal" officeooo:rsid="100bb435" fo:background-color="#fff5ce" loext:char-shading-value="0" style:font-style-asian="normal" style:font-style-complex="normal"/>
    </style:style>
    <style:style style:name="T302" style:family="text">
      <style:text-properties fo:font-style="normal" officeooo:rsid="104c9196" fo:background-color="#fff5ce" loext:char-shading-value="0" style:font-style-asian="normal" style:font-style-complex="normal"/>
    </style:style>
    <style:style style:name="T303" style:family="text">
      <style:text-properties fo:font-style="normal" officeooo:rsid="104e11da" fo:background-color="#fff5ce" loext:char-shading-value="0" style:font-style-asian="normal" style:font-style-complex="normal"/>
    </style:style>
    <style:style style:name="T304" style:family="text">
      <style:text-properties fo:font-style="normal" officeooo:rsid="104e8ef1" fo:background-color="#fff5ce" loext:char-shading-value="0" style:font-style-asian="normal" style:font-style-complex="normal"/>
    </style:style>
    <style:style style:name="T305" style:family="text">
      <style:text-properties fo:font-style="normal" officeooo:rsid="10d215cb" fo:background-color="#fff5ce" loext:char-shading-value="0" style:font-style-asian="normal" style:font-style-complex="normal"/>
    </style:style>
    <style:style style:name="T306" style:family="text">
      <style:text-properties officeooo:rsid="0e9571d1"/>
    </style:style>
    <style:style style:name="T307" style:family="text">
      <style:text-properties officeooo:rsid="0ea12eea"/>
    </style:style>
    <style:style style:name="T308" style:family="text">
      <style:text-properties officeooo:rsid="0eb81a0f"/>
    </style:style>
    <style:style style:name="T309" style:family="text">
      <style:text-properties officeooo:rsid="0eba829c"/>
    </style:style>
    <style:style style:name="T310" style:family="text">
      <style:text-properties officeooo:rsid="0ed16f66"/>
    </style:style>
    <style:style style:name="T311" style:family="text">
      <style:text-properties officeooo:rsid="0ede9d9f"/>
    </style:style>
    <style:style style:name="T312" style:family="text">
      <style:text-properties officeooo:rsid="0edf0aaf"/>
    </style:style>
    <style:style style:name="T313" style:family="text">
      <style:text-properties officeooo:rsid="0ee0b7e7"/>
    </style:style>
    <style:style style:name="T314" style:family="text">
      <style:text-properties officeooo:rsid="0ee5789b"/>
    </style:style>
    <style:style style:name="T315" style:family="text">
      <style:text-properties officeooo:rsid="0eebb039"/>
    </style:style>
    <style:style style:name="T316" style:family="text">
      <style:text-properties officeooo:rsid="0ef4e54d"/>
    </style:style>
    <style:style style:name="T317" style:family="text">
      <style:text-properties officeooo:rsid="0f02ecc9"/>
    </style:style>
    <style:style style:name="T318" style:family="text">
      <style:text-properties officeooo:rsid="0f1524db"/>
    </style:style>
    <style:style style:name="T319" style:family="text">
      <style:text-properties officeooo:rsid="0f17fd6c"/>
    </style:style>
    <style:style style:name="T320" style:family="text">
      <style:text-properties officeooo:rsid="0f235688"/>
    </style:style>
    <style:style style:name="T321" style:family="text">
      <style:text-properties officeooo:rsid="0f25a6f4"/>
    </style:style>
    <style:style style:name="T322" style:family="text">
      <style:text-properties officeooo:rsid="0f27bfe3"/>
    </style:style>
    <style:style style:name="T323" style:family="text">
      <style:text-properties officeooo:rsid="0f2bfe90"/>
    </style:style>
    <style:style style:name="T324" style:family="text">
      <style:text-properties officeooo:rsid="0f351870"/>
    </style:style>
    <style:style style:name="T325" style:family="text">
      <style:text-properties officeooo:rsid="0f3a2060"/>
    </style:style>
    <style:style style:name="T326" style:family="text">
      <style:text-properties officeooo:rsid="0f3e1e71"/>
    </style:style>
    <style:style style:name="T327" style:family="text">
      <style:text-properties officeooo:rsid="0f40dc0f"/>
    </style:style>
    <style:style style:name="T328" style:family="text">
      <style:text-properties officeooo:rsid="0f4585a7"/>
    </style:style>
    <style:style style:name="T329" style:family="text">
      <style:text-properties officeooo:rsid="0f483a57"/>
    </style:style>
    <style:style style:name="T330" style:family="text">
      <style:text-properties officeooo:rsid="0f4a3d1e"/>
    </style:style>
    <style:style style:name="T331" style:family="text">
      <style:text-properties officeooo:rsid="0f4d8582"/>
    </style:style>
    <style:style style:name="T332" style:family="text">
      <style:text-properties officeooo:rsid="0f527231"/>
    </style:style>
    <style:style style:name="T333" style:family="text">
      <style:text-properties officeooo:rsid="0f52ab08"/>
    </style:style>
    <style:style style:name="T334" style:family="text">
      <style:text-properties officeooo:rsid="0f57740f"/>
    </style:style>
    <style:style style:name="T335" style:family="text">
      <style:text-properties officeooo:rsid="0f597f81"/>
    </style:style>
    <style:style style:name="T336" style:family="text">
      <style:text-properties officeooo:rsid="0f615254"/>
    </style:style>
    <style:style style:name="T337" style:family="text">
      <style:text-properties officeooo:rsid="0f6824a0"/>
    </style:style>
    <style:style style:name="T338" style:family="text">
      <style:text-properties officeooo:rsid="0f6ab18b"/>
    </style:style>
    <style:style style:name="T339" style:family="text">
      <style:text-properties officeooo:rsid="0f6d7ab4"/>
    </style:style>
    <style:style style:name="T340" style:family="text">
      <style:text-properties style:text-underline-style="none"/>
    </style:style>
    <style:style style:name="T341" style:family="text">
      <style:text-properties style:text-underline-style="none" officeooo:rsid="0f70c156"/>
    </style:style>
    <style:style style:name="T342" style:family="text">
      <style:text-properties style:text-underline-style="none" officeooo:rsid="0f71e32d"/>
    </style:style>
    <style:style style:name="T343" style:family="text">
      <style:text-properties style:text-underline-style="none" officeooo:rsid="109a3020"/>
    </style:style>
    <style:style style:name="T344" style:family="text">
      <style:text-properties style:text-underline-style="none" officeooo:rsid="109bfe6f"/>
    </style:style>
    <style:style style:name="T345" style:family="text">
      <style:text-properties style:text-underline-style="none" officeooo:rsid="109efa50"/>
    </style:style>
    <style:style style:name="T346" style:family="text">
      <style:text-properties style:text-underline-style="none" officeooo:rsid="109f872d"/>
    </style:style>
    <style:style style:name="T347" style:family="text">
      <style:text-properties style:text-underline-style="none" officeooo:rsid="10a19deb"/>
    </style:style>
    <style:style style:name="T348" style:family="text">
      <style:text-properties style:text-underline-style="none" officeooo:rsid="10a2ebc3"/>
    </style:style>
    <style:style style:name="T349" style:family="text">
      <style:text-properties style:text-underline-style="none" officeooo:rsid="10a5a01a"/>
    </style:style>
    <style:style style:name="T350" style:family="text">
      <style:text-properties style:text-underline-style="none" officeooo:rsid="113e5275"/>
    </style:style>
    <style:style style:name="T351" style:family="text">
      <style:text-properties style:text-underline-style="none" officeooo:rsid="1155adb1"/>
    </style:style>
    <style:style style:name="T352" style:family="text">
      <style:text-properties style:text-underline-style="none" officeooo:rsid="118b09ba"/>
    </style:style>
    <style:style style:name="T353" style:family="text">
      <style:text-properties officeooo:rsid="0f745db8"/>
    </style:style>
    <style:style style:name="T354" style:family="text">
      <style:text-properties officeooo:rsid="0f7794bc"/>
    </style:style>
    <style:style style:name="T355" style:family="text">
      <style:text-properties officeooo:rsid="0f7c3f29"/>
    </style:style>
    <style:style style:name="T356" style:family="text">
      <style:text-properties officeooo:rsid="0f819a86"/>
    </style:style>
    <style:style style:name="T357" style:family="text">
      <style:text-properties officeooo:rsid="0f865c25"/>
    </style:style>
    <style:style style:name="T358" style:family="text">
      <style:text-properties officeooo:rsid="0f920e43"/>
    </style:style>
    <style:style style:name="T359" style:family="text">
      <style:text-properties officeooo:rsid="0f951422"/>
    </style:style>
    <style:style style:name="T360" style:family="text">
      <style:text-properties officeooo:rsid="0f9a0e84"/>
    </style:style>
    <style:style style:name="T361" style:family="text">
      <style:text-properties officeooo:rsid="0f9f3720"/>
    </style:style>
    <style:style style:name="T362" style:family="text">
      <style:text-properties officeooo:rsid="0fa4a214"/>
    </style:style>
    <style:style style:name="T363" style:family="text">
      <style:text-properties officeooo:rsid="0fa8de78"/>
    </style:style>
    <style:style style:name="T364" style:family="text">
      <style:text-properties officeooo:rsid="0fb18960"/>
    </style:style>
    <style:style style:name="T365" style:family="text">
      <style:text-properties officeooo:rsid="0fb2cb63"/>
    </style:style>
    <style:style style:name="T366" style:family="text">
      <style:text-properties officeooo:rsid="0fbe2e4a"/>
    </style:style>
    <style:style style:name="T367" style:family="text">
      <style:text-properties officeooo:rsid="0fc51bb7"/>
    </style:style>
    <style:style style:name="T368" style:family="text">
      <style:text-properties officeooo:rsid="0fcdcd2e"/>
    </style:style>
    <style:style style:name="T369" style:family="text">
      <style:text-properties officeooo:rsid="0fdbd4f1"/>
    </style:style>
    <style:style style:name="T370" style:family="text">
      <style:text-properties officeooo:rsid="0fdc4c40"/>
    </style:style>
    <style:style style:name="T371" style:family="text">
      <style:text-properties officeooo:rsid="0fe08cca"/>
    </style:style>
    <style:style style:name="T372" style:family="text">
      <style:text-properties officeooo:rsid="0fe17ef5"/>
    </style:style>
    <style:style style:name="T373" style:family="text">
      <style:text-properties officeooo:rsid="0fe5e110"/>
    </style:style>
    <style:style style:name="T374" style:family="text">
      <style:text-properties officeooo:rsid="0fec8bbb"/>
    </style:style>
    <style:style style:name="T375" style:family="text">
      <style:text-properties officeooo:rsid="0ff05d10"/>
    </style:style>
    <style:style style:name="T376" style:family="text">
      <style:text-properties officeooo:rsid="0ff0d921"/>
    </style:style>
    <style:style style:name="T377" style:family="text">
      <style:text-properties officeooo:rsid="0ff54cfb"/>
    </style:style>
    <style:style style:name="T378" style:family="text">
      <style:text-properties officeooo:rsid="0ff89a3a"/>
    </style:style>
    <style:style style:name="T379" style:family="text">
      <style:text-properties officeooo:rsid="0ffa7fe7"/>
    </style:style>
    <style:style style:name="T380" style:family="text">
      <style:text-properties officeooo:rsid="0ffdc11a"/>
    </style:style>
    <style:style style:name="T381" style:family="text">
      <style:text-properties officeooo:rsid="0fffb582"/>
    </style:style>
    <style:style style:name="T382" style:family="text">
      <style:text-properties officeooo:rsid="100185d8"/>
    </style:style>
    <style:style style:name="T383" style:family="text">
      <style:text-properties officeooo:rsid="1002cc29"/>
    </style:style>
    <style:style style:name="T384" style:family="text">
      <style:text-properties officeooo:rsid="1004b4b8"/>
    </style:style>
    <style:style style:name="T385" style:family="text">
      <style:text-properties officeooo:rsid="100605ac"/>
    </style:style>
    <style:style style:name="T386" style:family="text">
      <style:text-properties officeooo:rsid="100670ea"/>
    </style:style>
    <style:style style:name="T387" style:family="text">
      <style:text-properties officeooo:rsid="101606de"/>
    </style:style>
    <style:style style:name="T388" style:family="text">
      <style:text-properties officeooo:rsid="10227ed8"/>
    </style:style>
    <style:style style:name="T389" style:family="text">
      <style:text-properties officeooo:rsid="1022c4b2"/>
    </style:style>
    <style:style style:name="T390" style:family="text">
      <style:text-properties officeooo:rsid="1023b921"/>
    </style:style>
    <style:style style:name="T391" style:family="text">
      <style:text-properties officeooo:rsid="102487a4"/>
    </style:style>
    <style:style style:name="T392" style:family="text">
      <style:text-properties officeooo:rsid="102776dc"/>
    </style:style>
    <style:style style:name="T393" style:family="text">
      <style:text-properties officeooo:rsid="102bc83e"/>
    </style:style>
    <style:style style:name="T394" style:family="text">
      <style:text-properties officeooo:rsid="102cbb1f"/>
    </style:style>
    <style:style style:name="T395" style:family="text">
      <style:text-properties officeooo:rsid="102e0db5"/>
    </style:style>
    <style:style style:name="T396" style:family="text">
      <style:text-properties officeooo:rsid="1030af5d"/>
    </style:style>
    <style:style style:name="T397" style:family="text">
      <style:text-properties officeooo:rsid="10328076"/>
    </style:style>
    <style:style style:name="T398" style:family="text">
      <style:text-properties officeooo:rsid="1035d7db"/>
    </style:style>
    <style:style style:name="T399" style:family="text">
      <style:text-properties officeooo:rsid="10389ef4"/>
    </style:style>
    <style:style style:name="T400" style:family="text">
      <style:text-properties officeooo:rsid="103baa8e"/>
    </style:style>
    <style:style style:name="T401" style:family="text">
      <style:text-properties officeooo:rsid="103e8233"/>
    </style:style>
    <style:style style:name="T402" style:family="text">
      <style:text-properties officeooo:rsid="103e9651"/>
    </style:style>
    <style:style style:name="T403" style:family="text">
      <style:text-properties officeooo:rsid="103f61c0"/>
    </style:style>
    <style:style style:name="T404" style:family="text">
      <style:text-properties officeooo:rsid="104042d5"/>
    </style:style>
    <style:style style:name="T405" style:family="text">
      <style:text-properties officeooo:rsid="10411b2a"/>
    </style:style>
    <style:style style:name="T406" style:family="text">
      <style:text-properties officeooo:rsid="10431a1f"/>
    </style:style>
    <style:style style:name="T407" style:family="text">
      <style:text-properties officeooo:rsid="1044522a"/>
    </style:style>
    <style:style style:name="T408" style:family="text">
      <style:text-properties officeooo:rsid="10453e88"/>
    </style:style>
    <style:style style:name="T409" style:family="text">
      <style:text-properties officeooo:rsid="10497f26"/>
    </style:style>
    <style:style style:name="T410" style:family="text">
      <style:text-properties officeooo:rsid="104b6856"/>
    </style:style>
    <style:style style:name="T411" style:family="text">
      <style:text-properties officeooo:rsid="104c7e7f"/>
    </style:style>
    <style:style style:name="T412" style:family="text">
      <style:text-properties officeooo:rsid="105486d7"/>
    </style:style>
    <style:style style:name="T413" style:family="text">
      <style:text-properties officeooo:rsid="10559832"/>
    </style:style>
    <style:style style:name="T414" style:family="text">
      <style:text-properties officeooo:rsid="1056376f"/>
    </style:style>
    <style:style style:name="T415" style:family="text">
      <style:text-properties officeooo:rsid="10586ee9"/>
    </style:style>
    <style:style style:name="T416" style:family="text">
      <style:text-properties officeooo:rsid="10589dc2"/>
    </style:style>
    <style:style style:name="T417" style:family="text">
      <style:text-properties officeooo:rsid="105c9b5c"/>
    </style:style>
    <style:style style:name="T418" style:family="text">
      <style:text-properties officeooo:rsid="105c9c3d"/>
    </style:style>
    <style:style style:name="T419" style:family="text">
      <style:text-properties officeooo:rsid="105dae9e"/>
    </style:style>
    <style:style style:name="T420" style:family="text">
      <style:text-properties officeooo:rsid="105fb822"/>
    </style:style>
    <style:style style:name="T421" style:family="text">
      <style:text-properties officeooo:rsid="106187a0"/>
    </style:style>
    <style:style style:name="T422" style:family="text">
      <style:text-properties officeooo:rsid="106322cb"/>
    </style:style>
    <style:style style:name="T423" style:family="text">
      <style:text-properties officeooo:rsid="10688cc7"/>
    </style:style>
    <style:style style:name="T424" style:family="text">
      <style:text-properties officeooo:rsid="106b6346"/>
    </style:style>
    <style:style style:name="T425" style:family="text">
      <style:text-properties officeooo:rsid="106db029"/>
    </style:style>
    <style:style style:name="T426" style:family="text">
      <style:text-properties officeooo:rsid="106f7679"/>
    </style:style>
    <style:style style:name="T427" style:family="text">
      <style:text-properties officeooo:rsid="1070bcfb"/>
    </style:style>
    <style:style style:name="T428" style:family="text">
      <style:text-properties officeooo:rsid="1071f611"/>
    </style:style>
    <style:style style:name="T429" style:family="text">
      <style:text-properties officeooo:rsid="1073b28c"/>
    </style:style>
    <style:style style:name="T430" style:family="text">
      <style:text-properties officeooo:rsid="10789289"/>
    </style:style>
    <style:style style:name="T431" style:family="text">
      <style:text-properties officeooo:rsid="10791d35"/>
    </style:style>
    <style:style style:name="T432" style:family="text">
      <style:text-properties officeooo:rsid="1079302f"/>
    </style:style>
    <style:style style:name="T433" style:family="text">
      <style:text-properties officeooo:rsid="107a3713"/>
    </style:style>
    <style:style style:name="T434" style:family="text">
      <style:text-properties officeooo:rsid="107b5d8e"/>
    </style:style>
    <style:style style:name="T435" style:family="text">
      <style:text-properties officeooo:rsid="107cff98"/>
    </style:style>
    <style:style style:name="T436" style:family="text">
      <style:text-properties officeooo:rsid="107e8929"/>
    </style:style>
    <style:style style:name="T437" style:family="text">
      <style:text-properties officeooo:rsid="107edb69"/>
    </style:style>
    <style:style style:name="T438" style:family="text">
      <style:text-properties officeooo:rsid="10829c92"/>
    </style:style>
    <style:style style:name="T439" style:family="text">
      <style:text-properties officeooo:rsid="108452ea"/>
    </style:style>
    <style:style style:name="T440" style:family="text">
      <style:text-properties officeooo:rsid="1085e392"/>
    </style:style>
    <style:style style:name="T441" style:family="text">
      <style:text-properties officeooo:rsid="108682fc"/>
    </style:style>
    <style:style style:name="T442" style:family="text">
      <style:text-properties officeooo:rsid="10889157"/>
    </style:style>
    <style:style style:name="T443" style:family="text">
      <style:text-properties officeooo:rsid="1089245a"/>
    </style:style>
    <style:style style:name="T444" style:family="text">
      <style:text-properties officeooo:rsid="10893855"/>
    </style:style>
    <style:style style:name="T445" style:family="text">
      <style:text-properties officeooo:rsid="108b0d4d"/>
    </style:style>
    <style:style style:name="T446" style:family="text">
      <style:text-properties officeooo:rsid="108b3447"/>
    </style:style>
    <style:style style:name="T447" style:family="text">
      <style:text-properties officeooo:rsid="108c0813"/>
    </style:style>
    <style:style style:name="T448" style:family="text">
      <style:text-properties officeooo:rsid="108d1d5d"/>
    </style:style>
    <style:style style:name="T449" style:family="text">
      <style:text-properties officeooo:rsid="1090f4f7"/>
    </style:style>
    <style:style style:name="T450" style:family="text">
      <style:text-properties officeooo:rsid="1092725c"/>
    </style:style>
    <style:style style:name="T451" style:family="text">
      <style:text-properties officeooo:rsid="1093f835"/>
    </style:style>
    <style:style style:name="T452" style:family="text">
      <style:text-properties officeooo:rsid="10946866"/>
    </style:style>
    <style:style style:name="T453" style:family="text">
      <style:text-properties officeooo:rsid="10959be8"/>
    </style:style>
    <style:style style:name="T454" style:family="text">
      <style:text-properties officeooo:rsid="10967629"/>
    </style:style>
    <style:style style:name="T455" style:family="text">
      <style:text-properties officeooo:rsid="10984497"/>
    </style:style>
    <style:style style:name="T456" style:family="text">
      <style:text-properties officeooo:rsid="109a3020"/>
    </style:style>
    <style:style style:name="T457" style:family="text">
      <style:text-properties officeooo:rsid="10a79d35"/>
    </style:style>
    <style:style style:name="T458" style:family="text">
      <style:text-properties officeooo:rsid="10a81efe"/>
    </style:style>
    <style:style style:name="T459" style:family="text">
      <style:text-properties fo:background-color="#fff5ce" loext:char-shading-value="0"/>
    </style:style>
    <style:style style:name="T460" style:family="text">
      <style:text-properties officeooo:rsid="0c92ebed" fo:background-color="#fff5ce" loext:char-shading-value="0"/>
    </style:style>
    <style:style style:name="T461" style:family="text">
      <style:text-properties officeooo:rsid="0c9d397e" fo:background-color="#fff5ce" loext:char-shading-value="0"/>
    </style:style>
    <style:style style:name="T462" style:family="text">
      <style:text-properties officeooo:rsid="0c9da3d0" fo:background-color="#fff5ce" loext:char-shading-value="0"/>
    </style:style>
    <style:style style:name="T463" style:family="text">
      <style:text-properties officeooo:rsid="0c9e5bed" fo:background-color="#fff5ce" loext:char-shading-value="0"/>
    </style:style>
    <style:style style:name="T464" style:family="text">
      <style:text-properties officeooo:rsid="0e2e2623" fo:background-color="#fff5ce" loext:char-shading-value="0"/>
    </style:style>
    <style:style style:name="T465" style:family="text">
      <style:text-properties officeooo:rsid="0e650524" fo:background-color="#fff5ce" loext:char-shading-value="0"/>
    </style:style>
    <style:style style:name="T466" style:family="text">
      <style:text-properties officeooo:rsid="0f3a2060" fo:background-color="#fff5ce" loext:char-shading-value="0"/>
    </style:style>
    <style:style style:name="T467" style:family="text">
      <style:text-properties officeooo:rsid="0f40dc0f" fo:background-color="#fff5ce" loext:char-shading-value="0"/>
    </style:style>
    <style:style style:name="T468" style:family="text">
      <style:text-properties officeooo:rsid="11183175" fo:background-color="#fff5ce" loext:char-shading-value="0"/>
    </style:style>
    <style:style style:name="T469" style:family="text">
      <style:text-properties officeooo:rsid="0f4a3d1e" fo:background-color="#fff5ce" loext:char-shading-value="0"/>
    </style:style>
    <style:style style:name="T470" style:family="text">
      <style:text-properties officeooo:rsid="11314d74" fo:background-color="#fff5ce" loext:char-shading-value="0"/>
    </style:style>
    <style:style style:name="T471" style:family="text">
      <style:text-properties officeooo:rsid="104c7e7f" fo:background-color="#fff5ce" loext:char-shading-value="0"/>
    </style:style>
    <style:style style:name="T472" style:family="text">
      <style:text-properties officeooo:rsid="106b6346" fo:background-color="#fff5ce" loext:char-shading-value="0"/>
    </style:style>
    <style:style style:name="T473" style:family="text">
      <style:text-properties officeooo:rsid="113c5668" fo:background-color="#fff5ce" loext:char-shading-value="0"/>
    </style:style>
    <style:style style:name="T474" style:family="text">
      <style:text-properties officeooo:rsid="10816861" fo:background-color="#fff5ce" loext:char-shading-value="0"/>
    </style:style>
    <style:style style:name="T475" style:family="text">
      <style:text-properties officeooo:rsid="10829c92" fo:background-color="#fff5ce" loext:char-shading-value="0"/>
    </style:style>
    <style:style style:name="T476" style:family="text">
      <style:text-properties officeooo:rsid="109032dd" fo:background-color="#fff5ce" loext:char-shading-value="0"/>
    </style:style>
    <style:style style:name="T477" style:family="text">
      <style:text-properties officeooo:rsid="1090f4f7" fo:background-color="#fff5ce" loext:char-shading-value="0"/>
    </style:style>
    <style:style style:name="T478" style:family="text">
      <style:text-properties officeooo:rsid="1092725c" fo:background-color="#fff5ce" loext:char-shading-value="0"/>
    </style:style>
    <style:style style:name="T479" style:family="text">
      <style:text-properties officeooo:rsid="118fba1c" fo:background-color="#fff5ce" loext:char-shading-value="0"/>
    </style:style>
    <style:style style:name="T480" style:family="text">
      <style:text-properties officeooo:rsid="10e20e46"/>
    </style:style>
    <style:style style:name="T481" style:family="text">
      <style:text-properties officeooo:rsid="10e33938"/>
    </style:style>
    <style:style style:name="T482" style:family="text">
      <style:text-properties officeooo:rsid="10e467f1"/>
    </style:style>
    <style:style style:name="T483" style:family="text">
      <style:text-properties officeooo:rsid="10e5846f"/>
    </style:style>
    <style:style style:name="T484" style:family="text">
      <style:text-properties fo:language="id" fo:country="ID"/>
    </style:style>
    <style:style style:name="T485" style:family="text">
      <style:text-properties fo:language="id" fo:country="ID" officeooo:rsid="0ca59986"/>
    </style:style>
    <style:style style:name="T486" style:family="text">
      <style:text-properties fo:language="id" fo:country="ID" officeooo:rsid="0caf4eb5"/>
    </style:style>
    <style:style style:name="T487" style:family="text">
      <style:text-properties fo:language="id" fo:country="ID" officeooo:rsid="0cb3a549"/>
    </style:style>
    <style:style style:name="T488" style:family="text">
      <style:text-properties fo:language="id" fo:country="ID" officeooo:rsid="0cb3a549" fo:background-color="#fff5ce" loext:char-shading-value="0"/>
    </style:style>
    <style:style style:name="T489" style:family="text">
      <style:text-properties fo:language="id" fo:country="ID" officeooo:rsid="10ef7a13" fo:background-color="#fff5ce" loext:char-shading-value="0"/>
    </style:style>
    <style:style style:name="T490" style:family="text">
      <style:text-properties fo:language="id" fo:country="ID" officeooo:rsid="10e73d78"/>
    </style:style>
    <style:style style:name="T491" style:family="text">
      <style:text-properties fo:language="id" fo:country="ID" officeooo:rsid="10e8b4ac"/>
    </style:style>
    <style:style style:name="T492" style:family="text">
      <style:text-properties fo:language="id" fo:country="ID" officeooo:rsid="10ea9bd3"/>
    </style:style>
    <style:style style:name="T493" style:family="text">
      <style:text-properties fo:language="id" fo:country="ID" officeooo:rsid="10eb2a89"/>
    </style:style>
    <style:style style:name="T494" style:family="text">
      <style:text-properties fo:language="id" fo:country="ID" officeooo:rsid="10ecae6a"/>
    </style:style>
    <style:style style:name="T495" style:family="text">
      <style:text-properties fo:language="id" fo:country="ID" officeooo:rsid="10ee57eb"/>
    </style:style>
    <style:style style:name="T496" style:family="text">
      <style:text-properties fo:language="id" fo:country="ID" officeooo:rsid="0e74c7e7"/>
    </style:style>
    <style:style style:name="T497" style:family="text">
      <style:text-properties fo:language="id" fo:country="ID" officeooo:rsid="1110232f"/>
    </style:style>
    <style:style style:name="T498" style:family="text">
      <style:text-properties fo:language="id" fo:country="ID" officeooo:rsid="0e75bfa4"/>
    </style:style>
    <style:style style:name="T499" style:family="text">
      <style:text-properties fo:language="id" fo:country="ID" fo:font-style="italic" officeooo:rsid="0e8e0ce9" style:font-style-asian="italic" style:font-style-complex="italic"/>
    </style:style>
    <style:style style:name="T500" style:family="text">
      <style:text-properties fo:language="id" fo:country="ID" fo:font-style="italic" officeooo:rsid="0e8f0355" style:font-style-asian="italic" style:font-style-complex="italic"/>
    </style:style>
    <style:style style:name="T501" style:family="text">
      <style:text-properties fo:language="id" fo:country="ID" fo:font-style="normal" officeooo:rsid="0e7dff9d" style:font-style-asian="normal" style:font-style-complex="normal"/>
    </style:style>
    <style:style style:name="T502" style:family="text">
      <style:text-properties fo:language="id" fo:country="ID" fo:font-style="normal" officeooo:rsid="11513331" style:font-style-asian="normal" style:font-style-complex="normal"/>
    </style:style>
    <style:style style:name="T503" style:family="text">
      <style:text-properties fo:language="id" fo:country="ID" fo:font-style="normal" officeooo:rsid="0e7f5be4" style:font-style-asian="normal" style:font-style-complex="normal"/>
    </style:style>
    <style:style style:name="T504" style:family="text">
      <style:text-properties fo:language="id" fo:country="ID" fo:font-style="normal" officeooo:rsid="0e811975" style:font-style-asian="normal" style:font-style-complex="normal"/>
    </style:style>
    <style:style style:name="T505" style:family="text">
      <style:text-properties fo:language="id" fo:country="ID" fo:font-style="normal" officeooo:rsid="0e828316" style:font-style-asian="normal" style:font-style-complex="normal"/>
    </style:style>
    <style:style style:name="T506" style:family="text">
      <style:text-properties fo:language="id" fo:country="ID" fo:font-style="normal" officeooo:rsid="0e83f6f2" style:font-style-asian="normal" style:font-style-complex="normal"/>
    </style:style>
    <style:style style:name="T507" style:family="text">
      <style:text-properties fo:language="id" fo:country="ID" fo:font-style="normal" officeooo:rsid="0e8f0355" style:font-style-asian="normal" style:font-style-complex="normal"/>
    </style:style>
    <style:style style:name="T508" style:family="text">
      <style:text-properties officeooo:rsid="10ef7a13"/>
    </style:style>
    <style:style style:name="T509" style:family="text">
      <style:text-properties officeooo:rsid="10f0db94"/>
    </style:style>
    <style:style style:name="T510" style:family="text">
      <style:text-properties officeooo:rsid="10f24969"/>
    </style:style>
    <style:style style:name="T511" style:family="text">
      <style:text-properties officeooo:rsid="10f37b07"/>
    </style:style>
    <style:style style:name="T512" style:family="text">
      <style:text-properties officeooo:rsid="10f4c294"/>
    </style:style>
    <style:style style:name="T513" style:family="text">
      <style:text-properties officeooo:rsid="10f6c53e"/>
    </style:style>
    <style:style style:name="T514" style:family="text">
      <style:text-properties officeooo:rsid="10f8b6d2"/>
    </style:style>
    <style:style style:name="T515" style:family="text">
      <style:text-properties officeooo:rsid="10f9f54d"/>
    </style:style>
    <style:style style:name="T516" style:family="text">
      <style:text-properties officeooo:rsid="10fb66d1"/>
    </style:style>
    <style:style style:name="T517" style:family="text">
      <style:text-properties officeooo:rsid="10fd419e"/>
    </style:style>
    <style:style style:name="T518" style:family="text">
      <style:text-properties officeooo:rsid="10fee061"/>
    </style:style>
    <style:style style:name="T519" style:family="text">
      <style:text-properties officeooo:rsid="10fff0dd"/>
    </style:style>
    <style:style style:name="T520" style:family="text">
      <style:text-properties officeooo:rsid="11017014"/>
    </style:style>
    <style:style style:name="T521" style:family="text">
      <style:text-properties officeooo:rsid="11026372"/>
    </style:style>
    <style:style style:name="T522" style:family="text">
      <style:text-properties officeooo:rsid="1102f0f3"/>
    </style:style>
    <style:style style:name="T523" style:family="text">
      <style:text-properties officeooo:rsid="110558e2"/>
    </style:style>
    <style:style style:name="T524" style:family="text">
      <style:text-properties officeooo:rsid="1106e361"/>
    </style:style>
    <style:style style:name="T525" style:family="text">
      <style:text-properties officeooo:rsid="11078111"/>
    </style:style>
    <style:style style:name="T526" style:family="text">
      <style:text-properties officeooo:rsid="1107ca80"/>
    </style:style>
    <style:style style:name="T527" style:family="text">
      <style:text-properties officeooo:rsid="11094dca"/>
    </style:style>
    <style:style style:name="T528" style:family="text">
      <style:text-properties officeooo:rsid="110aca54"/>
    </style:style>
    <style:style style:name="T529" style:family="text">
      <style:text-properties officeooo:rsid="110bd738"/>
    </style:style>
    <style:style style:name="T530" style:family="text">
      <style:text-properties officeooo:rsid="110dc8ff"/>
    </style:style>
    <style:style style:name="T531" style:family="text">
      <style:text-properties officeooo:rsid="110dfd6b"/>
    </style:style>
    <style:style style:name="T532" style:family="text">
      <style:text-properties officeooo:rsid="1110232f"/>
    </style:style>
    <style:style style:name="T533" style:family="text">
      <style:text-properties officeooo:rsid="1111ed93"/>
    </style:style>
    <style:style style:name="T534" style:family="text">
      <style:text-properties officeooo:rsid="11134407"/>
    </style:style>
    <style:style style:name="T535" style:family="text">
      <style:text-properties officeooo:rsid="11143ae3"/>
    </style:style>
    <style:style style:name="T536" style:family="text">
      <style:text-properties officeooo:rsid="11146f3a"/>
    </style:style>
    <style:style style:name="T537" style:family="text">
      <style:text-properties officeooo:rsid="1115d70e"/>
    </style:style>
    <style:style style:name="T538" style:family="text">
      <style:text-properties officeooo:rsid="1115e22a"/>
    </style:style>
    <style:style style:name="T539" style:family="text">
      <style:text-properties officeooo:rsid="11163608"/>
    </style:style>
    <style:style style:name="T540" style:family="text">
      <style:text-properties officeooo:rsid="11180856"/>
    </style:style>
    <style:style style:name="T541" style:family="text">
      <style:text-properties officeooo:rsid="11183175"/>
    </style:style>
    <style:style style:name="T542" style:family="text">
      <style:text-properties officeooo:rsid="1119a828"/>
    </style:style>
    <style:style style:name="T543" style:family="text">
      <style:text-properties officeooo:rsid="111b0578"/>
    </style:style>
    <style:style style:name="T544" style:family="text">
      <style:text-properties officeooo:rsid="111c61a0"/>
    </style:style>
    <style:style style:name="T545" style:family="text">
      <style:text-properties officeooo:rsid="111cd5b1"/>
    </style:style>
    <style:style style:name="T546" style:family="text">
      <style:text-properties officeooo:rsid="111e9205"/>
    </style:style>
    <style:style style:name="T547" style:family="text">
      <style:text-properties officeooo:rsid="111f8fa8"/>
    </style:style>
    <style:style style:name="T548" style:family="text">
      <style:text-properties officeooo:rsid="1120d56a"/>
    </style:style>
    <style:style style:name="T549" style:family="text">
      <style:text-properties officeooo:rsid="1122411a"/>
    </style:style>
    <style:style style:name="T550" style:family="text">
      <style:text-properties officeooo:rsid="11241934"/>
    </style:style>
    <style:style style:name="T551" style:family="text">
      <style:text-properties officeooo:rsid="11245c6b"/>
    </style:style>
    <style:style style:name="T552" style:family="text">
      <style:text-properties officeooo:rsid="1124dc06"/>
    </style:style>
    <style:style style:name="T553" style:family="text">
      <style:text-properties officeooo:rsid="1126b843"/>
    </style:style>
    <style:style style:name="T554" style:family="text">
      <style:text-properties officeooo:rsid="1128041a"/>
    </style:style>
    <style:style style:name="T555" style:family="text">
      <style:text-properties officeooo:rsid="11292115"/>
    </style:style>
    <style:style style:name="T556" style:family="text">
      <style:text-properties officeooo:rsid="112a1c98"/>
    </style:style>
    <style:style style:name="T557" style:family="text">
      <style:text-properties officeooo:rsid="112b0d84"/>
    </style:style>
    <style:style style:name="T558" style:family="text">
      <style:text-properties officeooo:rsid="112c28b0"/>
    </style:style>
    <style:style style:name="T559" style:family="text">
      <style:text-properties officeooo:rsid="112ee276"/>
    </style:style>
    <style:style style:name="T560" style:family="text">
      <style:text-properties officeooo:rsid="112f64ad"/>
    </style:style>
    <style:style style:name="T561" style:family="text">
      <style:text-properties officeooo:rsid="11314d74"/>
    </style:style>
    <style:style style:name="T562" style:family="text">
      <style:text-properties officeooo:rsid="11315de3"/>
    </style:style>
    <style:style style:name="T563" style:family="text">
      <style:text-properties officeooo:rsid="11324414"/>
    </style:style>
    <style:style style:name="T564" style:family="text">
      <style:text-properties officeooo:rsid="1133c87d"/>
    </style:style>
    <style:style style:name="T565" style:family="text">
      <style:text-properties officeooo:rsid="1135b45e"/>
    </style:style>
    <style:style style:name="T566" style:family="text">
      <style:text-properties officeooo:rsid="103cb7c0"/>
    </style:style>
    <style:style style:name="T567" style:family="text">
      <style:text-properties officeooo:rsid="1136877d"/>
    </style:style>
    <style:style style:name="T568" style:family="text">
      <style:text-properties officeooo:rsid="113b38fc"/>
    </style:style>
    <style:style style:name="T569" style:family="text">
      <style:text-properties officeooo:rsid="113c5668"/>
    </style:style>
    <style:style style:name="T570" style:family="text">
      <style:text-properties officeooo:rsid="113cee57"/>
    </style:style>
    <style:style style:name="T571" style:family="text">
      <style:text-properties officeooo:rsid="113e5275"/>
    </style:style>
    <style:style style:name="T572" style:family="text">
      <style:text-properties officeooo:rsid="113edec0"/>
    </style:style>
    <style:style style:name="T573" style:family="text">
      <style:text-properties officeooo:rsid="113fc7fe"/>
    </style:style>
    <style:style style:name="T574" style:family="text">
      <style:text-properties officeooo:rsid="114692a0"/>
    </style:style>
    <style:style style:name="T575" style:family="text">
      <style:text-properties officeooo:rsid="114a5607"/>
    </style:style>
    <style:style style:name="T576" style:family="text">
      <style:text-properties officeooo:rsid="114abf0a"/>
    </style:style>
    <style:style style:name="T577" style:family="text">
      <style:text-properties officeooo:rsid="1150202a"/>
    </style:style>
    <style:style style:name="T578" style:family="text">
      <style:text-properties officeooo:rsid="11513331"/>
    </style:style>
    <style:style style:name="T579" style:family="text">
      <style:text-properties officeooo:rsid="1152c8c3"/>
    </style:style>
    <style:style style:name="T580" style:family="text">
      <style:text-properties officeooo:rsid="1153ef84"/>
    </style:style>
    <style:style style:name="T581" style:family="text">
      <style:text-properties officeooo:rsid="1155adb1"/>
    </style:style>
    <style:style style:name="T582" style:family="text">
      <style:text-properties officeooo:rsid="1156cd82"/>
    </style:style>
    <style:style style:name="T583" style:family="text">
      <style:text-properties officeooo:rsid="1157e51c"/>
    </style:style>
    <style:style style:name="T584" style:family="text">
      <style:text-properties officeooo:rsid="1158e58c"/>
    </style:style>
    <style:style style:name="T585" style:family="text">
      <style:text-properties officeooo:rsid="115ab738"/>
    </style:style>
    <style:style style:name="T586" style:family="text">
      <style:text-properties officeooo:rsid="115abab6"/>
    </style:style>
    <style:style style:name="T587" style:family="text">
      <style:text-properties officeooo:rsid="115b990c"/>
    </style:style>
    <style:style style:name="T588" style:family="text">
      <style:text-properties officeooo:rsid="115ba03c"/>
    </style:style>
    <style:style style:name="T589" style:family="text">
      <style:text-properties officeooo:rsid="115c5ec6"/>
    </style:style>
    <style:style style:name="T590" style:family="text">
      <style:text-properties officeooo:rsid="1167fa75"/>
    </style:style>
    <style:style style:name="T591" style:family="text">
      <style:text-properties officeooo:rsid="117afdbf"/>
    </style:style>
    <style:style style:name="T592" style:family="text">
      <style:text-properties officeooo:rsid="117cb251"/>
    </style:style>
    <style:style style:name="T593" style:family="text">
      <style:text-properties officeooo:rsid="11816fd1"/>
    </style:style>
    <style:style style:name="T594" style:family="text">
      <style:text-properties officeooo:rsid="1182b8b1"/>
    </style:style>
    <style:style style:name="T595" style:family="text">
      <style:text-properties officeooo:rsid="1190e8e9"/>
    </style:style>
    <style:style style:name="T596" style:family="text">
      <style:text-properties officeooo:rsid="119605b1"/>
    </style:style>
    <style:style style:name="T597" style:family="text">
      <style:text-properties officeooo:rsid="119874f4"/>
    </style:style>
    <style:style style:name="T598" style:family="text">
      <style:text-properties officeooo:rsid="1199189c"/>
    </style:style>
    <text:list-style style:name="L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BAB 2</text:p>
      <text:h text:style-name="P200" text:outline-level="1">Dimensi <text:span text:style-name="T526">Gaib</text:span> dari Keberadaan</text:h>
      <text:p text:style-name="paragraf">Beriman kepada <text:span text:style-name="T480">alam gaib </text:span><text:span text:style-name="T3">dan makhluk yang menjadi penghuninya merupakan hal lain yang paling penting bagi keimanan Islam. Karena keterbatasan indra kita, adalah tidak bijak untuk mengingkari secara langsung keberadaan alam yang </text:span><text:span text:style-name="T480">berada</text:span><text:span text:style-name="T3"> di luar batas persepsi kita. Juga, kita hanya </text:span><text:span text:style-name="T480">mengetahui </text:span><text:span text:style-name="T3">sedikit </text:span><text:span text:style-name="T480">tentang </text:span><text:span text:style-name="T3">keberadaan di mana apa yang sudah kita </text:span><text:span text:style-name="T481">ketahui</text:span><text:span text:style-name="T3"> masih lebih sedikit dari apa yang kita tidak tahu. Sains kita masih dalam tahap yang begitu muda dan masa depan akan menyaksikan penemuan serta perkembangan sains yang sangat menakjubkan. </text:span></text:p>
      <text:p text:style-name="P21">Sains ditopang oleh teori <text:span text:style-name="T4">dan dikembangkan melalui uji coba berkesinambungan dari teori tersebut. Banyak fakta yang sudah mapan sebelumnya dianggap salah, dan banyak fakta yang dahulunya sudah mapan namun sekarang <text:s/>dianggap sebagai hal yang keliru. Kita menerima tanpa bertanya, dan tanpa berdasar pada ilmu pengetahuan, mengenai keberadaan dari banyak hal. </text:span><text:span text:style-name="T460">Sejak permulaan sejarah, kebanyakan orang percaya tentang keberadaan dari </text:span><text:span text:style-name="T479">roh-roh</text:span><text:span text:style-name="T479"><text:note text:id="ftn1" text:note-class="footnote"><text:note-citation>1</text:note-citation><text:note-body><text:p text:style-name="P18">Pen. atau arwah, bedakan dengan konsep ruh <text:span text:style-name="T595">atau jiwa </text:span>dalam Islam</text:p></text:note-body></text:note></text:span><text:span text:style-name="T479"> </text:span><text:span text:style-name="T460">dan malaikat-malaikat, jin-jin dan setan. Jadi, sepertinya lebih ilmiah untuk memperkenankan kehadiran keberadaan mereka pada teori dan kemudian menyelidikinya. </text:span><text:span text:style-name="T6">Menyangkal akan keberadaan mereka adalah tidak ilmiah, karena pendapat dan kesimpulan seperti itu (segala hal yang ilmiah) harus didasarkan pada bukti yang kuat. Tidak ada yang bisa membuktikan dan kemudian menyatakan secara </text:span><text:span text:style-name="T13">ilmiah</text:span><text:span text:style-name="T6"> tentang ketidakberadaan dari dimensi </text:span><text:span text:style-name="T13">gaib</text:span><text:span text:style-name="T6">. </text:span></text:p>
      <text:p text:style-name="P21"><text:span text:style-name="T6"><text:s/>Banyak kuantitas fisis, seperti panas dan dingin, dan hal-hal yang abstrak semisal keindahan dan daya tarik, perasaan senang, kesedihan</text:span><text:span text:style-name="T7">, dan cinta, dapat dirasakan secara langsung dan diukur hingga pada taraf tertentu. </text:span><text:span text:style-name="T461">Kaum materialis mengaitkan ini dengan proses-proses biokimia yang ada di </text:span><text:span text:style-name="T462">otak, dan beberapa ilmu</text:span><text:span text:style-name="T463">wan (seperti psikologis dan psikiatri) sedang berusaha menjelaskannya dengan menggunakan penjelasan ilmiah atau dengan menggunakan hukum-hukum fisika.</text:span><text:span text:style-name="T8"> </text:span><text:span text:style-name="T9">Akan tetapi, sisi lain dari diri kita yang sifatnya non-fisis</text:span><text:span text:style-name="T8"> </text:span><text:span text:style-name="T10">(misalnya perasaan kita, <text:s/>keimanan, potensial kita, <text:s/>keinginan, dan lainnya yang sangat beragam dari </text:span><text:span text:style-name="T14">satu orang</text:span><text:span text:style-name="T10"> ke </text:span><text:span text:style-name="T14">orang lain </text:span><text:span text:style-name="T10">kendatipun </text:span><text:span text:style-name="T11">setiap orang memiliki substansi material yang sama</text:span><text:span text:style-name="T10">) </text:span><text:span text:style-name="T11">adalah </text:span><text:span text:style-name="T12">terlalu dalam untuk bisa dijelaskan secara fisika, kimia, <text:s/>atau biolo</text:span><text:soft-page-break/><text:span text:style-name="T12">gi. </text:span></text:p>
      <text:h text:style-name="Heading_20_2" text:outline-level="2">Dalil Bagi Keberadaan Alam <text:span text:style-name="T483">Gaib</text:span></text:h>
      <text:p text:style-name="P19">Coba tinjau beberapa argumen positif bagi keberadaan dari <text:span text:style-name="T482">makhluk gaib</text:span>. </text:p>
      <text:list xml:id="list1529709204" text:style-name="L1">
        <text:list-item>
          <text:p text:style-name="P204"><text:span text:style-name="T484">Materi menopang kehidupan, <text:s/></text:span><text:span text:style-name="T485">dan tidak ada cara lain. Sains tidak bisa menjelaskan bagaimana materi organik bisa memperoleh kehidupan. Kendatipun materi sepertinya menjadi dasar bagi penopang dan penerima dari kehidupan, namun itu bukanlah permulaannya. Jadi, kehidupan dikirimkan dari adanya dimensi non-materi. Allah meniupkannya ke materi atau substansi non-</text:span><text:span text:style-name="T490">organik</text:span><text:span text:style-name="T485"> melalui sesuatu yang sifatnya non-materi dan tak kasat mata. Kita menyebutnya sebagai r</text:span><text:span text:style-name="T491">u</text:span><text:span text:style-name="T485">h atau jiwa. Ciri-ciri tertentu dari masing-masing r</text:span><text:span text:style-name="T492">u</text:span><text:span text:style-name="T485">h atau jiwa membuat setiap </text:span><text:span text:style-name="T493">individu</text:span><text:span text:style-name="T485"> unik, meskipun mereka dibentuk dari unsur-unsur fisis yang sama.</text:span></text:p>
        </text:list-item>
        <text:list-item>
          <text:p text:style-name="P205"><text:span text:style-name="T486">Kehidupan tidak bergantung pada materi. Sebaliknya, kehidupan mem</text:span><text:span text:style-name="T492">b</text:span><text:span text:style-name="T486">uat <text:s/>tubuh yang kecil lebih hebat dari</text:span><text:span text:style-name="T494">pada</text:span><text:span text:style-name="T486"> tubuh yang besar. Sebagai contoh, kehidupan membuat lalat atau burung lebih hebat dari sebuah gunung. Kehidupan membuat lebah untuk menganggap bumi sebagai kebunnya, membuat hubungan dengan semua bunga, <text:s/>dan melakukan transaksi dengan mereka. Sekali lagi, semakin </text:span><text:span text:style-name="T493">terbentuk</text:span><text:span text:style-name="T486"> materinya, maka akan semakin berkembang dan semakin aktif kehidupannya. Perkembangan kehidupan dan akti</text:span><text:span text:style-name="T493">v</text:span><text:span text:style-name="T486">itasnya sama sekali tidak ada kaitannya dengan ukuran tubuh. Lalat dan kutu lebih aktif dan memiliki penciuman yang lebih tajam ketimbang unta atau kuda nil.</text:span></text:p>
        </text:list-item>
        <text:list-item>
          <text:p text:style-name="P206"><text:span text:style-name="T487">Dunia ini adalah arena di mana Allah mewujudkan kehendak-Nya melalui sebab-sebab di alam. Namun kehidupan merupakan perwujudan langsung dari nama-Nya </text:span><text:span text:style-name="T495">Y</text:span><text:span text:style-name="T487">ang </text:span><text:span text:style-name="T495">M</text:span><text:span text:style-name="T487">aha </text:span><text:span text:style-name="T495">H</text:span><text:span text:style-name="T487">idup. </text:span><text:span text:style-name="T488">Jadi, sepanjang </text:span><text:span text:style-name="T489">ilmu pengetahuan</text:span><text:span text:style-name="T488"> berp</text:span><text:bookmark text:name="kuning 1"/><text:span text:style-name="T488">egang teguh pada sifatnya yang positifistik, atau materialistik, maka </text:span><text:span text:style-name="T489">ia</text:span><text:span text:style-name="T488"> tidak akan bisa menembus kepada misteri dari kehidupan.</text:span><text:bookmark text:name="Bookmark 1 ini cara hidup selama 1000 tahun"/></text:p>
        </text:list-item>
      </text:list>
      <text:p text:style-name="P22"><text:span text:style-name="T508">Ilmuwan</text:span> hanya membatasi konsep bagi kehidupan <text:span text:style-name="T17">dari kondisi yang diperoleh di permukaan bumi atau yang berada di bawah permukaan bumi. Dengan demikian, ketika meninjau pada kehidupan makhluk asing di luar planet bumi, mereka akan melihat pada kehidupan yang sama atau berhubungan dekat dengan kondisi bagi kehidupan di muka bumi. Jika mereka mempertahankan makna keajaiban pada kehidupan (pandangan bahwa kehidupan adalah perwujudan dari </text:span><text:span text:style-name="T508">Allah </text:span><text:span text:style-name="T17">Yang Maha Hidup), mereka tidak harus mengesampingkan bentuk dan kondisi bagi kehidupan yang di luar </text:span><text:soft-page-break/><text:span text:style-name="T17">pemahaman mereka. Dalam pandangan mereka, dalil yang dikemukakan lebih jauh oleh Said Nursi tentang keberadaan malaikat dan makhluk </text:span><text:span text:style-name="T508">gaib</text:span><text:span text:style-name="T17"> lainnya tidak pantas untuk ditinjau. Akan tetapi, penemuan terbaru dari bagian terdalam dari laut, bisa saja mengajak mereka untuk meninjau kembali dalil-dalil dari beliau. Ditulis di awal tahun 1930, Said Nursi berkata: </text:span></text:p>
      <text:p text:style-name="paragraf">“Realitas dan kebijaksanaan <text:span text:style-name="T18">pada keberadaan alam semesta menghendaki bahwa langit haruslah memiliki penghuninya tersendiri (yang memiliki kesadaran), seperti halnya bumi. Para penghuni ini yang terdiri dari berbagai jenis disebut sebagai malaikat dan para makhluk </text:span><text:span text:style-name="T508">gaib</text:span><text:span text:style-name="T18"> dalam bahasa agama.” </text:span></text:p>
      <text:p text:style-name="P23">Adalah benar bahwa kenyataan menghendaki akan keberadaan malaikat dan makhluk <text:span text:style-name="T509">gaib</text:span> lainnya karena bumi, meskipun ukurannya tidak berarti dibandingkan dengan langit, <text:span text:style-name="T19">akan secara terus-menerus diisi dan dikosongkan oleh makhluk-makhluk yang memiliki kesadaran. Ini menandakan bahwa langit... dihuni oleh makhluk hidup yang merupakan tingkatan teratas dar makhluk ciptaan. Makhluk ini adalah makhluk yang memiliki kesadaran dan memiliki persepsi, dan mereka adalah cahaya bagi keberadaan; mereka adalah malaikat-malaikat, seperti jin-jin dan manusia, merupakan para pengamat bagi <text:s/>istana penciptaan, dan murid bagi </text:span><text:span text:style-name="T509">kitab</text:span><text:span text:style-name="T19"> alam semesta dan pertanda bagi kerajaan Tuhannya. <text:s/></text:span></text:p>
      <text:p text:style-name="P24">Kesempurnaan dari keberadaan adalah melalui kehidupan. <text:span text:style-name="T20">Akan tetapi, kehidupan adalah dasar dan cahaya bagi keberadaan; kesadaran, pada gilirannya, </text:span><text:span text:style-name="T509">merupakan </text:span><text:span text:style-name="T20">cahaya bagi kehidupan. Karena kehidupan dan kesadaran adalah hal yang penting, dan merupakan harmoni yang sempurna yang <text:s/>sepertinya merata di segenap ciptaan, dan karena alam semesta menunjukkan sebuah kohesi, dan bersamaan dengan perputaran abadi dari bola bumi yang kita huni ini terisi oleh tak terhitung jumlahnya makhluk hidup yang memiliki kecerdasan, maka itu adalah hal yang mungkin bahwa alam di langit sana memiliki makhluk yang memiliki kesadaran yang khusus untuk tinggal di situ. Seperti halnya ikan yang hidup di air, maka bisa saja makhluk </text:span><text:span text:style-name="T509">gaib</text:span><text:span text:style-name="T20"> seperti itu bisa bertahan pada panasnya matahari. Api tidak akan menghabiskan cahaya; malahan, cahaya hanya akan menjadi lebih terang karena adanya api. Kita mengamati, bahwa </text:span><text:span text:style-name="T510">Kekuasaan</text:span><text:span text:style-name="T20"> Yang Abadi menciptakan tidak terhitung jumlahnya makhluk dari <text:s/>materi yang keras dan kaku dan mengubah materi yang padat menjadi komposisi yang begitu halus dengan adanya kehidupan. Sehingga </text:span><text:span text:style-name="T510">ia</text:span><text:span text:style-name="T20"> memancarkan cahaya kehidupan di segala tempat dalam jumlah yang melimpah dan me</text:span><text:soft-page-break/><text:span text:style-name="T20">lengkapi hampir semua hal dengan cahaya kehidupan. </text:span></text:p>
      <text:p text:style-name="P25">Dari sini kita bisa menyimpulkan bahwa <text:span text:style-name="T510">Allah </text:span>yang Maha Kuasa, <text:s/>dan Maha Bijaksana, tidak akan meninggalkan tanpa adanya kehidupan dan kesadaran materi yang lebih halus dan lebih murni seperti cahaya dan eter, yang sangat mendekati dan cocok bagi makhluk <text:span text:style-name="T510">gaib</text:span>. <text:span text:style-name="T21">Malahan Dia menciptakan makhluk yang memiliki kesadaran dan memiliki jiwa dalam jumlah yang sangat besar dari cahaya, eter, udara, bahkan dari makna dan suara. Seperti halnya Dia menciptakan begitu banyak spesies dari jenis binatang, Dia juga menciptakan dari materi yang begitu halus dan begitu tinggi derajatnya tersebut berbagai macam makhluk </text:span><text:span text:style-name="T511">gaib</text:span><text:span text:style-name="T21">. </text:span><text:span text:style-name="T272">Salah satu jenisnya adalah </text:span><text:span text:style-name="T23">... malaikat, dan lainnya adalah berbagai macam </text:span><text:span text:style-name="T68">makhluk</text:span><text:span text:style-name="T23"> </text:span><text:span text:style-name="T68">gaib</text:span><text:span text:style-name="T23"> dan jin</text:span><text:span text:style-name="T21">. [Said Nursi, The Words 1 (Tuerster, 1993), <text:s/>113-17]</text:span></text:p>
      <text:p text:style-name="paragraf">Setengah abad dari Said Nursi menuliskan ini, hampir 300 jenis dari binatang, sebagian besar darinya sudah diketahui sebelumnya, telah ditemukan hidup di sekitar lapisan hidrotermal yang terbentuk ketika air laut keluar melalui dasar samudra pada lereng yang dipanasi oleh magma yang mengalir ke samudra. </text:p>
      <text:h text:style-name="Heading_20_2" text:outline-level="2"><text:span text:style-name="T512">V. </text:span>Tunniclife <text:span text:style-name="T512">Menuliskan:</text:span></text:h>
      <text:p text:style-name="paragraf">Semua kehidupan membutuhkan energi, dan hampir semua kehidupan di bumi menggunakan matahari sebagai sumber energinya. Namun energi dari matahari bukanlah satu-satunya jenis energi yang tersedia di bumi. Tinjau energi yang menggerakkan pergerakan dan erupsi dari kerak bumi. <text:span text:style-name="T106">Ketika kamu melihat pada gunung api yang masih aktif, kamu akan menyaksikan keluarnya panas yang dihasilkan oleh peluruhan radioaktif dari bagian dalam bumi yang pada akhirnya mencapai ke permukaan. Mengapa tidak ada komunitas biologi yang terkait dengan energi nuklir yang jadi penggerak benua dan pembentuk pegunungan? Dan mengapa seluruh komunitas tidak digerakkan oleh energi kimia </text:span><text:span text:style-name="T513">alih-alih</text:span><text:span text:style-name="T106"> energi matahari? </text:span></text:p>
      <text:p text:style-name="P26">... <text:span text:style-name="T107">Banyak dari kita yang menghubungkan pelepasan panas dari bagian dalam lapisan bumi dengan kejadian dahsyat atau kondisi fisis yang tidak stabil, dengan suhu yang begitu ekstrim beserta pelepasan gas beracun ke lingkungan yang sangat tidak bersahabat bagi kehidupan. Gagasan bahwa komunitas biologi bisa saja hadir pada lingkungan yang aktif secara geologi sepertinya adalah hal yang fantastis. Dan hingga baru-baru ini, hanya beberapa organisme yang diketahui bisa bertahan tanpa cara yang langsung maupun tidak langsung untuk menangkap energi dari matahari. Na</text:span><text:soft-page-break/><text:span text:style-name="T107">mun komunitas tersebut memang benar-benar ada, dan mereka mewakili sebagai salah satu penemuan yang paling menakjubkan di abad 20 <text:s/>pada bidang biologi. Mereka hidup pada lautan yang dalam, </text:span><text:span text:style-name="T514">dalam</text:span><text:span text:style-name="T107"> kondisi yang sangat ekstrim dan berubah-rubah. </text:span></text:p>
      <text:p text:style-name="P27">Penemuan yang menakjubkan ini berisi petunjuk <text:span text:style-name="T108">bagi kenyataan lainnya, <text:s/>yang harus dipertimbangkan oleh ilmu pengetahuan. Nabi Muhammad, salawat dan salam </text:span><text:span text:style-name="T578">kepadanya</text:span><text:span text:style-name="T108">, menyatakan bahwa malaikat diciptakan dari cahaya. Kita membaca dalam Al-Quran bahwa Allah menciptakan manusia dari tanah yang kering, lempung yang basah, <text:s/>dan lempung pilihan, dan kemudian menjadikan umat manusia sebagai khalifah-Nya [sesuatu yang datang (untuk memerintah berdasarkan perintah dari Allah) ] di muka bumi. Banyak para </text:span><text:span text:style-name="T112">mufassir dari Al-Quran menyimpulkan dari hal ini bahwa jin suatu waktu pernah memerintah di planet bumi <text:s/>sebelum</text:span><text:span text:style-name="T108"> kemudian digantikan oleh manusia. </text:span></text:p>
      <text:p text:style-name="P28">Berangkat <text:s/>dari petunjuk di atas, maka adalah hal yang mungkin untuk melakukan kajian secara formal untuk menentukan pentingnya <text:span text:style-name="T515">gagasan</text:span> semacam itu dengan cara sebagai berikut: </text:p>
      <text:list xml:id="list1086698458" text:style-name="L2">
        <text:list-item>
          <text:p text:style-name="P207">Pertama-tama Allah menciptakan “cahaya yang murni” (nur) baru kemudian cahaya. Proses penciptaan berlangsung secara bertahap, yang merupakan akumulasi dari identitas dan rangkaian evolusi yang menggunakan lompatan tiba-tiba. Api kemudian menyusul cahaya, dan kemudian datang air dan tanah. Allah kemudian menyebarkan keberadaan bagi sesuatu melalui keberadaan hal lainnya, <text:s/>saling tergabung dan saling terjalin, dan menciptakan makhluk hidup yang sesuai dengan tiap fase dari penciptaan. Ketika alam semesta berada dalam keadaan api yang murni atau bentuk energi tingkat tinggi lainnya, Dia kemudian menciptakan kehidupan yang sesuai untuk itu. Ketika bumi menjadi lebih cocok bagi kehidupan, Dia menciptakan tanaman, binatang, dan umat manusia. Dia menghiasi setiap bagian dan setiap fase dari alam semesta dengan <text:s/>makhluk ciptaan, termasuk makhluk hidup, yang sesuai dengan fase dan bagiannya.</text:p>
        </text:list-item>
        <text:list-item>
          <text:p text:style-name="P208">Terakhir, ketika Dia menciptakan tidak terhitung jumlahnya makhluk dari cahaya, eter, udara, api, air, dan tanah, maka demikian juga Dia menciptakan surga atau neraka dari tiap-tiap perkataan dan perbuatan kita. Dengan kata lain, seperti halnya dia menumbuhkan tanaman dari bibit kecil melalui perantaraan partikel tanah, udara, dan air, maka Dia juga akan membuat dunia lainnya, termasuk surga dan neraka, dari bahan-bahan dari dunia ini dengan menyesuaikannya <text:span text:style-name="T109">dengan dunia berikutnya selama ke</text:span><text:soft-page-break/><text:span text:style-name="T109">gentingan di hari pembalasan. [The Fountain, <text:s/>No. 13 (Jan-Maret 1996), halaman. 36-37.]</text:span></text:p>
        </text:list-item>
        <text:list-item>
          <text:p text:style-name="P209"><text:span text:style-name="T110">Malaikat adalah makhluk halus yang mewakili aspek paling murni dari keberadaan, sementara Setan dan pembantu-pembantunya mewakili sisi kejahatan yang sesungguhnya. Allah sifatnya esa dan tak </text:span><text:span text:style-name="T515">terbatas</text:span><text:span text:style-name="T110">, tanpa ada tandingannya. Sementara semua makhluk-Nya memiliki tandingan. Dengan demikian, malaikat mewakili sisi baik dari diri kita, sementara setan mewakili sisi jahat <text:s/>dari diri kita. Malaikat menuntun kita kepada sisi spiritual kita yang murni, sementara setan menuntun kita ke arah yang jahat. Hasil pertempuran itu, pada kita dan alam semesta keseluruhan, telah terjadi sejak permulaan alam semesta diciptakan. Setiap orang merasakan dorongan ke arah kebaikan dan kejahatan dalam waktu yang bersamaan. Yang pertama datang dari malaikat atau dari jiwa kita yang tidak terkotori; sementara yang berikutnya datang dari setan yang bekerja sama dengan </text:span><text:span text:style-name="T515">hawa nafsu </text:span><text:span text:style-name="T110">kita, yang mencerminkan sisi <text:s/>kebinatangan kita.</text:span></text:p>
        </text:list-item>
        <text:list-item>
          <text:p text:style-name="P210">Hubungan <text:span text:style-name="T515">ruh</text:span> dan <text:span text:style-name="T515">raga </text:span>ini bisa disamakan dengan hubungan antara daya listrik dan pabrik yang dijalankan oleh listrik. <text:span text:style-name="T150">Jika tidak ada listrik, maka seluruh pabrik tidak lebih dari sekedar tumpukan sampah. Demikian pula, ketika </text:span><text:span text:style-name="T515">ruh</text:span><text:span text:style-name="T150"> meninggalkan badan karena suatu keretakan atau ketidaksambungan (misalnya sakit atau mati), maka kita tidak akan lebih dari sekedar tumpukan daging dan tulang yang terurai di tanah. Ini menunjukkan bahwa keberadaan kita dan keunikan kita bergantung pada keberadaan </text:span><text:span text:style-name="T515">ruh</text:span><text:span text:style-name="T150">.</text:span></text:p>
        </text:list-item>
        <text:list-item>
          <text:p text:style-name="P211"><text:span text:style-name="T151">Kita menerima adanya hukum alam dan gaya-gaya tanpa mempertanyakannya, dan bahkan menghubungkan semua fenomena padanya. Kita menganggap pertumbuhan bibit yang kecil menjadi pohon besar <text:s/>dan rimbun pada hukum pembuahan dan pertumbuhan pada bibit itu, dan alam semesta menunjukkan keseimbangan yang luar biasa dalam hukum tarikan dan tolakan. Namun kita mengabaikan adanya kehendak yang mutlak, beserta pengetahuan, <text:s/>kekuasaan, <text:s/>dan kebijaksanaan yang paling dibutuhkan bagi keberadaan alam semesta, beserta </text:span><text:span text:style-name="T516">cara kerja</text:span><text:span text:style-name="T151"> dan keseimbangannya. Dia yang memiliki keinginan yang mutlak, pengetahuan yang mutlak, dan kebijaksanaan yang mutlak menggunakan makhluk yang </text:span><text:span text:style-name="T516">gaib</text:span><text:span text:style-name="T151"> (malaikat) sebagai angin atau badai, dan yang lainnya lebih </text:span><text:span text:style-name="T516">kuasa</text:span><text:span text:style-name="T151"> ketimbang hukum alam dan gaya-gaya, berada di balik gaya-gaya <text:s/>dan hukum-hukum </text:span><text:span text:style-name="T516">di </text:span><text:span text:style-name="T151">alam untuk membuatnya bisa bekerja.</text:span></text:p>
        </text:list-item>
        <text:list-item>
          <text:p text:style-name="P212"><text:span text:style-name="T152">Sebagai tambahan bagi ulama, hampir semua filsuf muslim dan bah</text:span><text:soft-page-break/><text:span text:style-name="T152">kan filsuf orientalis setuju bahwa malaikat dan ruh adalah ada sifatnya. Mereka hanya memiliki nama yang berbeda-</text:span><text:span text:style-name="T517">beda</text:span><text:span text:style-name="T152"> untuk mereka semua. Dalam aliran Peripetik (Masysyaiyyun), kendatipun cenderung kepada rasionalisme, <text:s/>dan bahkan materialisme, mengakui adanya malaikat dengan dasar bahwa setiap makhluk memiliki sisi spiritual, <text:s/>esensi yang tidak berwujud. Aliran Iluminis (Ishraqiyyun) juga menerima keberadaan malaikat, dengan menyebutnya (secara salah) dengan “sepuluh spesies yang paling cerdas dan paling unggul”. Di sisi lain, pengikut agama-agama </text:span><text:span text:style-name="T517">samawi</text:span><text:span text:style-name="T152">, yang dipandu oleh wahyu </text:span><text:span text:style-name="T517">Allah</text:span><text:span text:style-name="T152">, mengimani bahwa ada malaikat untuk setiap benda yang diciptakan, dan menamakannya sesuai benda-benda tersebut: misalnya malaikat pegunungan, <text:s/>malaikat lautan, <text:s/>malaikat hujan, dan seterusnya. Bahkan kaum naturalis dan materialis, yang membatasi diri mereka pada apa yang mereka lihat, mengakui hakikat dari malaikat, yang mereka sebut sebagai gaya pervasif</text:span><text:span text:style-name="T152"><text:note text:id="ftn2" text:note-class="footnote"><text:note-citation>2</text:note-citation><text:note-body><text:p text:style-name="P9">Said Nursi, Sozler, “<text:span text:style-name="T153">29. Soz</text:span>” <text:span text:style-name="T153">yang diterjemahkan, Kata-kata 2, Kaynak AS, Izmir 1997, halaman,. 196-97</text:span></text:p></text:note-body></text:note></text:span><text:span text:style-name="T152">.</text:span></text:p>
        </text:list-item>
        <text:list-item>
          <text:p text:style-name="P213">Semua nabi-nabi, yang berjumlah 124000 dalam sumber yang bisa dipercaya, mengabarkan keberadaan malaikat, makhluk halus, jin, dan setan. Semua wali-wali dan para ulama setuju pada keberadaan alam yang tidak <text:span text:style-name="T154">kasat mata ini. Adalah sulit untuk mengatakan bahwa dua ahli dalam suatu bidang lebih bisa dipercaya ketimbang ribuan non-ahli. Sebagai tambahan, adalah suatu fakta yang tidak terbantahkan bahwa ketika suatu masalah sudah dipastikan oleh dua orang, <text:s/>maka bantahan yang diberikan oleh ribuan lainnya bisa diabaikan. Selanjutnya, semua pengikut agama dari semua agama yang ada menerima keberadaan makhluk semacam itu.</text:span></text:p>
        </text:list-item>
      </text:list>
      <text:p text:style-name="P100">Semua teks-teks yang diwahyukan mencatat keberadaan makhluk gaib <text:s/>juga ruh manusia, demikian pula kisah setan dan bagaimana dia menggoda kita. <text:span text:style-name="T155">Di atas semua itu, dapatkah seseorang meragukan berita dari Al-Quran dan kesaksian dan pengalaman dari Nabi Muhammad, salawat dan salam kepadanya? Bukti diwahyukannya ayat Al-Quran, risalah kenabian, kenabian Rasulullah Muhammad dan nabi-nabi lainnya, </text:span><text:span text:style-name="T577">keselamatan atas mereka</text:span><text:span text:style-name="T155">, juga membuktikan keberadaan alam gaib demikian pula keberadaan makhluk-makhluk gaib, malaikat-malaikat, jin-jin, dan setan. </text:span></text:p>
      <text:p text:style-name="P29">Cara terbaik dan paling rasional untuk membentuk kepercayaan kepada makhluk-makhluk tersebut <text:s/>sudah dijelaskan oleh Islam, diterangkan dalam Al-Quran, dan sudah diperlihatkan kepada Rasulullah, salawat dan salam <text:span text:style-name="T518">kepadanya</text:span>, melalui Mi’raj-nya ke langit. Al-Quran menjelaskan <text:soft-page-break/>maksud dari keberadaan malaikat dengan sangat masuk akal sehingga setiap orang bisa memahaminya. Secara singkat, dikatakan bahwa manusia adalah komunitas yang bertanggung jawab untuk membawa <text:span text:style-name="T156">perintah-perintah dari Allah yang dikeluarkan dari sifat-</text:span><text:span text:style-name="T518">sifat-Nya yang berkata-kata</text:span><text:span text:style-name="T156">, dan malaikat-malaikat adalah komunitas yang merupakan kelas pekerja yang membawa hukum-hukum </text:span><text:span text:style-name="T518">Allah</text:span><text:span text:style-name="T156"> yang berlaku di alam yang diambil dari </text:span><text:span text:style-name="T518">Sifat Allah yang maha berkehendak</text:span><text:span text:style-name="T156">. Mereka adalah hamba Allah yang dimuliakan yang akan melaksanakan apapun yang diperintahkannya. Keberadaan malaikat-malaikat dan makhluk gaib lainnya dapat diwujudkan dengan membuktikan keberadaan satu malaikat. Seperti halnya sanggahan kepada sesuatu sama saja dengan menyanggah keseluruhan spesies, sementara penerimaan satu individu sama saja dengan penerimaan keseluruhan spesies. </text:span></text:p>
      <text:list xml:id="list601044211" text:style-name="L3">
        <text:list-item>
          <text:p text:style-name="P214">Sebuah konsensus telah terbentuk, khususnya di antara pengikut agama-agama, bahwa selalu ada <text:span text:style-name="T157">saja orang-orang yang bisa berbicara dengan malaikat-malaikat, jin-jin, Setan, dan makhluk-makhluk gaib lainnya. Andaikan malaikat tidak ada, atau malaikat tidak bisa dilihat atau keberadaannya belum pernah diketahui melalui pengamatan, bagaimana mungkin kepercayaan semacam itu bisa berlanjut? Jika kepercayaan ini tidak didasarkan pada bukti yang kuat, bisakah itu sampai ke kita meskipun adanya perubahan ide dan kepercayaan <text:s/>dan </text:span><text:span text:style-name="T519">pergantian masa</text:span><text:span text:style-name="T157">? Dengan demikian, kita bisa menyimpulkan bahwa kepercayaan terhadap agama mengenai keberadaan makhluk semacam itu adalah didasarkan kepada pengalaman dari para nabi dan orang-orang suci yang berinteraksi dengan mereka. Kejadian tersebut sudah dituliskan pada sumber-sumber terpercaya.</text:span></text:p>
        </text:list-item>
      </text:list>
      <text:h text:style-name="P201" text:outline-level="2">Makhluk Gaib dan Ciri-Cirinya</text:h>
      <text:p text:style-name="P20">Makhluk gaib berasal dari dunia yang <text:span text:style-name="T158">dibentuk oleh perintah </text:span><text:span text:style-name="T520">Allah</text:span><text:span text:style-name="T158">. Ada banyak dunia lainnya selain dari apa yang biasa kita pikirkan, misalnya dunia tanaman, binatang, manusia, dan dunia para jin. Dunia material kita yang nampak ini, bisa dikenali melalui indra kita. Mulai dari partikel yang amat kecil hingga galaksi-galaksi, dunia merupakan alam di mana Allah yang maha kuasa memberikan kehidupan, keberagaman, perubahan, pembaharuan, dan membuat segala sesuatu menjadi mati. Ilmu pengetahuan memusatkan perhatiannya pada fenomena-fenomena ini. </text:span></text:p>
      <text:p text:style-name="P30">Di atas dunia material yang nampak ini adalah dunia tak nampak dari hukum-hukum dan perintah-perintah <text:span text:style-name="T520">Allah</text:span>. Untuk memahami sesuatu me<text:soft-page-break/>ngenai dunia ini, <text:span text:style-name="T159">tinjaulah bagaimana sebuah buku, sebuah pohon, atau manusia bisa menjadi ada. Bagian utama dari kitab keberadaan adalah maknanya. Sebuah buku tidak mungkin bisa ada tanpa maknanya, tidak peduli seberapa bagus mesin cetaknya atau seberapa banyak kertas yang kita miliki. Dalam hubungannya dengan pohon, hakikat dari kehidupan dan hukum-hukum pembuahan dan pertumbuhan (yang dianugerahkan padanya) memicu bibitnya untuk berkecambah di bawah tanah dan tumbuh menjadi sebatang pohon. Kita bisa mengamati keseluruhan proses pertumbuhannya dengan mata kita. Jika hakikat yang tak kasat mata ini serta hukum-hukum yang tidak teramati ini tidak pernah ada, maka tidak </text:span><text:span text:style-name="T521">akan </text:span><text:span text:style-name="T159">ada namanya tanaman. </text:span></text:p>
      <text:p text:style-name="P103">Dengan cara yang sama, <text:span text:style-name="T160">menstruasi akan mempersiapkan rahim setiap bulan untuk pembuahan. Proses-proses ini dikendalikan oleh hukum-hukum biologi. Dari jutaan sperma yang bergerak menuju rahim, hanya ada satu yang sampai dan akan membuahi sel telur. Sesudah ini, hukum biologi lainnya akan mengambil tempat: menstruasi akan berhenti hingga proses kelahiran. Tahap-tahap perkembangan embrio hingga menjadi individu yang baru adalah proses ketiga yang diatur oleh hukum-hukum biologi lainnya. Proses ini sudah disebutkan </text:span><text:span text:style-name="T521">di</text:span><text:span text:style-name="T160"> dalam Al-Quran dengan cara yang cukup eksplisit: </text:span></text:p>
      <text:p text:style-name="P194">“<text:span text:style-name="T84">Dan sesungguhnya Kami telah menciptakan manusia dari suatu saripati </text:span><text:span text:style-name="T85">(</text:span><text:span text:style-name="T84">berasa</text:span><text:span text:style-name="T85">l) dari tanah. </text:span><text:span text:style-name="T86">Kemudian Kami jadikan saripati itu air mani (yang disimpan) <text:s/>dalam tempat yang kokoh (rahim). </text:span><text:span text:style-name="T87">Kemudian air mani itu Kami jadikan segumpal darah, </text:span><text:span text:style-name="T88">lalu segumpal darah itu Kami jadikan segumpal daging, </text:span><text:span text:style-name="T89">dan segumpal daging itu Kami jadikan tulang belulang, lalu tulang belulang itu Kami bungkus dengan daging. Kemudian Kami jadikan dia makhluk yang (berbentuk) lain. Maka Maha Sucilah Allah, Pencipta Yang Paling Baik. Kemudian sesudah itu, sesungguhnya kamu sekalian benar-benar akan mati.</text:span>” <text:span text:style-name="T161">(</text:span><text:span text:style-name="T581">Al-Quran </text:span><text:span text:style-name="T161">23:12-15)</text:span></text:p>
      <text:p text:style-name="P31">Al-Quran berkata bahwa ini merupakan proses yang berlangsung dalam tiga lapisan kegelapan: <text:span text:style-name="T22">Dia menciptakanmu pada rahim ibumu, dalam beberapa tahap, satu sesudah lainnya, dalam tiga lapisan kegelapan</text:span> (<text:span text:style-name="T581">Al-Quran </text:span>39:6). <text:span text:style-name="T162">Tiga lapisan kegelapan ini adalah perut, rahim, kemudian ketuban; penyusun dari membran rahim; atau <text:s/>de</text:span><text:span text:style-name="T576">c</text:span><text:span text:style-name="T162">idua </text:span><text:span text:style-name="T575">(Pen. lapisan dinding rahim)</text:span><text:span text:style-name="T162"> dari </text:span><text:span text:style-name="T575">yang terdiri dari </text:span><text:span text:style-name="T162">tiga rongga: de</text:span><text:span text:style-name="T576">s</text:span><text:span text:style-name="T162">idua basalis, decidua capsularis, dan decidua parientalis. Atau mungkin saja, ayat tersebut sudah mencakup semua makna-makna ini. </text:span></text:p>
      <text:p text:style-name="P32"><text:soft-page-break/>Kita <text:span text:style-name="T163">menyimpulkan keberadaan hukum-hukum tersebut dari perulangan proses-proses ini yang sifatnya tidak berubah. Demikian pula, dengan mengamati fenomena-fenomena alam di sekitar kita, kita bisa menyimpulkan keberadaan dari banyak hukum-hukum lainnya, semisal gravitasi dan tolakan, pembekuan dan penguapan dari air. </text:span></text:p>
      <text:p text:style-name="P33">Seperti hukum-hukum ini, <text:span text:style-name="T522">ruh </text:span><text:span text:style-name="T164">juga merupakan hukum-hukum yang ditarik dari dunia yang berisi hukum-hukum dan perintah-perintah </text:span><text:span text:style-name="T522">Allah</text:span><text:span text:style-name="T164">. Ini dinyatakan </text:span><text:span text:style-name="T522">di </text:span><text:span text:style-name="T164">dalam Al-Quran sebagai: “</text:span><text:span text:style-name="T80">ruh</text:span><text:span text:style-name="T69"> </text:span><text:span text:style-name="T80">itu termasuk urusan </text:span><text:span text:style-name="T69">Tuhanku</text:span><text:span text:style-name="T164">” (</text:span><text:span text:style-name="T578">Al-Quran </text:span><text:span text:style-name="T164">17:85). Tapi itu unik dalam suatu cara: ia merupakan hukum-hukum yang hidup dan sadar. Jika ruh melepaskan kehidupan dan kesadaran, maka ia hanya berupa hukum-hukum “</text:span><text:span text:style-name="T69">yang biasa</text:span><text:span text:style-name="T164">”; jika </text:span><text:span text:style-name="T292">hukum-hukum</text:span><text:span text:style-name="T164"> “</text:span><text:span text:style-name="T69">yang biasa</text:span><text:span text:style-name="T164">” diberikan kehidupan dan kesadaran, maka tiap-tiap darinya akan menjadi ruh. </text:span></text:p>
      <text:p text:style-name="P34">Ilmu pengetahuan tidak bisa mendefinisikan dan merasakan ruh. Jika materi dan hal lainnya dalam alam material disusun oleh atom-atom, dan atom sendiri disusun oleh partikel-partikel lainnya yang lebih kecil, maka ruh adalah hal yang sederhana, sesuatu yang tidak bisa dipecah. <text:span text:style-name="T165">Kita tidak bisa melihatnya, namun kita bisa mengetahuinya dari </text:span><text:span text:style-name="T523">manifestasinya</text:span><text:span text:style-name="T165"> di dunia ini. Meskipun kita menerima keberadaannya dan mengamati perwujudannya, namun kita tidak bisa mengetahui hakikatnya yang sesungguhnya. Ketidaktahuan seperti itu, </text:span><text:span text:style-name="T523">bagaimanapun juga, bukan </text:span><text:span text:style-name="T165">berarti bahwa hal tersebut tidak ada. </text:span></text:p>
      <text:p text:style-name="P35">Kita melihat dengan mata kita, karena <text:span text:style-name="T574">keduanya</text:span> merupakan alat untuk penglihatan. Pusat dari penglihatan <text:span text:style-name="T166">berada pada otak. Namun otak tidak bisa melihat. Kamu tidak akan mengatakan: “</text:span><text:span text:style-name="T70">otak saya melihat</text:span><text:span text:style-name="T166">”; namun, yang kamu katakan adalah: “</text:span><text:span text:style-name="T70">saya melihatnya.</text:span><text:span text:style-name="T166">” Adalah individu yang bersangkutan yang melihat atau mendengar atau merasakan. Namun apa yang dimaksud dengan “</text:span><text:span text:style-name="T70">saya</text:span><text:span text:style-name="T166">”? Apakah itu artinya sesuatu yang disusun oleh otak, jantung, dan organ-organ dan anggota-anggota badan lainnya? Mengapa kita tidak bisa bergerak ketika kita mati, meskipun seluruh organ-organ kita dan anggota-anggota badan kita masih ada di sana? Apakah pabriknya beroperasi dengan sendirinya, atau ada <text:s/>hal lainnya (misalnya energi listrik) yang membuatnya bisa bekerja? Sebuah cacat atau eror dalam pabrik itu yang membuat putusnya sambungan antara ia dengan energi listriknya akan menurunkan pabrik yang sangat tidak ternilai dan sangat produktif menjadi onggokan sampah. Apakah hubungan semacam itu bisa dibandingkan dengan hubungan antara ruh dengan raga? </text:span></text:p>
      <text:p text:style-name="P36"><text:soft-page-break/>Ketika <text:span text:style-name="T167">hubungan antara raga dan ruh diputus oleh kematian, maka tubuh akan diturunkan menjadi sesuatu yang harus dibuang sesegera mungkin, sebelum </text:span><text:span text:style-name="T523">ia </text:span><text:span text:style-name="T167">mengalami pembusukan dan dekomposisi. </text:span></text:p>
      <text:p text:style-name="P37">Ruh bukanlah daya listrik, namun merupakan sesuatu yang sadar, <text:span text:style-name="T168">berkuasa, yang belajar dan berpikir, merasakan dan bernalar. Ia berkembang secara terus menerus, biasanya bersamaan dengan perkembangan fisik dari tubuh, juga dengan perkembangan mental dan spiritual melalui belajar dan bercermin, beriman dan beribadah. Ruh menentukan karakter dari masing-masing individu, <text:s/>tabiat, dan identitasnya. Sebagai hasilnya, meskipun semua manusia dibentuk dari unsur-unsur yang sama, namun masing-masing dari mereka unik sifatnya.</text:span></text:p>
      <text:p text:style-name="P37"><text:span text:style-name="T169">Ruh mengatur <text:s/>bagian dalam dari diri kita. Berdasarkan Al-Quran, Allah memberikan sifat-sifat tertentu bagi setiap ciptaan: </text:span><text:span text:style-name="T71">Semua yang di langit dan di bumi tunduk pada-Nya, dengan sukarela ataupun terpaksa, dan semuanya akan kembali kepada-Nya</text:span><text:span text:style-name="T169"> (</text:span><text:span text:style-name="T578">Al-Quran </text:span><text:span text:style-name="T169">3:83); </text:span><text:span text:style-name="T90">Sucikanlah nama Tuhanmu Yang Maha Tinggi. Yang menciptakan, dan menyempurnakan (penciptaan-Nya). Dan yang menentukan kadar (masing-masing) dan memberi petunjuk</text:span><text:span text:style-name="T169">. (</text:span><text:span text:style-name="T578">Al-Quran </text:span><text:span text:style-name="T169">87:1-3) </text:span></text:p>
      <text:p text:style-name="P38">Apa<text:span text:style-name="T527">pun</text:span> yang ada di alam, termasuk tubuh manusia, bertindak berdasarkan <text:span text:style-name="T170">apa yang Allah </text:span><text:span text:style-name="T527">M</text:span><text:span text:style-name="T170">aha </text:span><text:span text:style-name="T527">K</text:span><text:span text:style-name="T170">uasa perintahkan </text:span><text:span text:style-name="T524">ke</text:span><text:span text:style-name="T170">padanya. Hal inilah mengapa kita mengamati adanya <text:s/>kepastian yang mengikat dalam </text:span><text:span text:style-name="T527">cara kerja</text:span><text:span text:style-name="T170"> yang terjadi di alam. Apa yang kita sebut sebagai hukum alam tidak lebih dari sekedar nama yang kita berikan pada sebuah hal yang menjadi ketentuan Allah bagi ciptaan tersebut. </text:span></text:p>
      <text:p text:style-name="P39">Sifat-sifat bawaan dari benda tidak pernah menipu. Sebagai contoh, <text:span text:style-name="T171">karena Allah memerintahkan bumi untuk berputar pada sumbunya sendiri demikian pula dengan mengelilingi matahari, maka </text:span><text:span text:style-name="T525">ia</text:span><text:span text:style-name="T171"> akan selalu seperti itu. Sebuah bibit akan berkata pada lidah tanamannya atau pada lidah alaminya: “</text:span><text:span text:style-name="T72">Saya akan berkecambah di bawah tanah pada kondisi yang tepat dan akan tumbuh menjadi tanaman</text:span><text:span text:style-name="T171">,” dan </text:span><text:span text:style-name="T525">ia </text:span><text:span text:style-name="T171">akan </text:span><text:span text:style-name="T525">berkelakuan </text:span><text:span text:style-name="T171">seperti itu. Air menyatakan bahwa ia akan membeku pada suhu 0</text:span><text:span text:style-name="T172">º</text:span><text:span text:style-name="T174">C, dan terjadilah seperti apa yang dinyatakannya. </text:span></text:p>
      <text:p text:style-name="P40"><text:span text:style-name="T174">D</text:span><text:span text:style-name="T173">engan cara yang sama, kesadaran manusia, sepanjang ia masih waras, tidak akan pernah berbohong. </text:span><text:span text:style-name="T175">Jika </text:span><text:span text:style-name="T209">ia</text:span><text:span text:style-name="T175"> tidak </text:span><text:span text:style-name="T176">disilaukan oleh </text:span><text:span text:style-name="T209">godaan hawa nafsu</text:span><text:span text:style-name="T177">, </text:span><text:span text:style-name="T178">maka ia akan merasakan keberadaan Allah dan akan menemukan kedamaian dengan beriman dan beribadah pada-Nya. <text:s/>Jadi, ruh akan mengarahkan dan memerintahkan kesadaran kita beserta </text:span><text:span text:style-name="T179">fungsi-fungsi la</text:span><text:soft-page-break/><text:span text:style-name="T179">innya. Ia akan </text:span><text:span text:style-name="T180">mencari</text:span><text:span text:style-name="T179"> pada dunia dari mana ia berasal, dan </text:span><text:span text:style-name="T211">merindukan</text:span><text:span text:style-name="T181"> </text:span><text:span text:style-name="T209">Sang P</text:span><text:span text:style-name="T181">enciptanya. <text:s/>Kecuali jika ia </text:span><text:span text:style-name="T182">dihalangi dan dikotori oleh dosa, maka ia akan menemukan </text:span><text:span text:style-name="T209">Sang </text:span><text:span text:style-name="T182">Penciptanya dan menggapai kebahagiaan yang sesungguhnya bersamanya. </text:span></text:p>
      <text:p text:style-name="P41"><text:span text:style-name="T182">R</text:span><text:span text:style-name="T173">uh memiliki hubungan yang dalam dengan masa lalu dan masa yang akan </text:span><text:span text:style-name="T209">datang</text:span><text:span text:style-name="T173">. Binatang tidak memiliki gagasan apa-apa mengenai waktu, karena hakikat kebinatangan yang diberikan oleh Allah mengakibatkan mereka untuk hidup di masa sekarang, tanpa merasakan penderitaan tentang masa lalu serta ketakutan akan masa mendatang. </text:span><text:span text:style-name="T183">Di lain pihak, kita sangat dipengaruhi oleh penderitaan dan kegelisahan semacam itu, </text:span><text:span text:style-name="T184">karena ruh kita memiliki kesadaran, </text:span><text:span text:style-name="T212">dan merupakan </text:span><text:span text:style-name="T185">se</text:span><text:span text:style-name="T209">s</text:span><text:span text:style-name="T185">uatu yang </text:span><text:span text:style-name="T212">hidup</text:span><text:span text:style-name="T185">. </text:span><text:span text:style-name="T186">Ruh sama sekali tidak pernah puas dengan dunia yang fana </text:span><text:span text:style-name="T187">dan tidak abadi ini, demikian pula pencapaian kita serta keinginan kita (misalnya uang, kedudukan yang tinggi, </text:span><text:span text:style-name="T188">dan pemuasan nafsu) tidak akan membuatnya bahagia. Melainkan, khususnya jika kita melihat pada kepentingannya sendiri atau untuk kepentingan </text:span><text:span text:style-name="T209">hawa nafsu</text:span><text:span text:style-name="T188"> semata, maka hal-hal tersebut hanya akan meningkatkan ketidakpuasan dan ketidakbahagiaan, karena ia hanya akan menemukan ketenangan melalui iman, ibadah, dan mengingat Allah. </text:span></text:p>
      <text:p text:style-name="P42"><text:span text:style-name="T188">S</text:span><text:span text:style-name="T173">etiap orang akan merasakan keinginan yang kuat akan keabadian. Keinginan ini bukanlah berasal dimensi fisik dari keberadaan kita, karena kefanaan kita </text:span><text:span text:style-name="T189">menghalangi setiap perasaan atau keinginan akan keabadian. Melainka</text:span><text:span text:style-name="T210">n</text:span><text:span text:style-name="T189">, </text:span><text:span text:style-name="T211">itu</text:span><text:span text:style-name="T189"> akan muncul </text:span><text:span text:style-name="T190">dari dimensi yang abadi dari keberadaan kita, yang mana ditinggali oleh ruh kita. Ruh kita akan </text:span><text:span text:style-name="T210">mengakibatkan</text:span><text:span text:style-name="T190"> kita untuk </text:span><text:span text:style-name="T191">meratapi: “</text:span><text:span text:style-name="T192">saya adalah fana, namun tidak menghendaki apa yang fana. Saya </text:span><text:span text:style-name="T193">tidak kuat, namun tidak menghendaki apa yang tidak kuat. Apa yang saya inginkan adalah cinta dari yang abadi (</text:span><text:span text:style-name="T194">yang tidak akan berpaling dariku</text:span><text:span text:style-name="T193">), </text:span><text:span text:style-name="T194">dan </text:span><text:span text:style-name="T195">saya </text:span><text:span text:style-name="T196">rindu sekali pada </text:span><text:span text:style-name="T211">kehidupan</text:span><text:span text:style-name="T196"> yang abadi.</text:span><text:span text:style-name="T191">” </text:span></text:p>
      <text:p text:style-name="P43"><text:span text:style-name="T191">R</text:span><text:span text:style-name="T173">uh membutuhkan tubuh kita. Ruh, yang merupakan bagian yang tidak terpecahkan yang berasal dari dunia kalam Allah, harus </text:span><text:span text:style-name="T197">menggunakan hakikat materi untuk bisa terwujud dan memiliki fungsi di dunia ini. Karena tubuh kita tidak bisa menyentuh dunia simbol-simbol dan bentuk-bentuk non-material, maka ruh juga tidak bisa bersentuhan dengan dunia ini jika tidak dibekali dengan jantung, otak, atau organ-organ lainnya, </text:span><text:span text:style-name="T198">lengan dan kaki sebagai perantara. </text:span><text:span text:style-name="T199">Ruh berfungsi melalui </text:span><text:span text:style-name="T200">melalui sistem saraf, dan elemen-elemen lainnya. Dengan demikian, jika satu atau lebih sistem di tubuh atau organ-organ yang kurang berfungsi, </text:span><text:span text:style-name="T201">maka hubungan ruh dengannya akan </text:span><text:span text:style-name="T211">terhalang </text:span><text:span text:style-name="T201">dan tidak akan </text:span><text:span text:style-name="T211">bisa diperintah olehnya</text:span><text:span text:style-name="T201">. Jika kega</text:span><text:soft-page-break/><text:span text:style-name="T201">galan atau penyakit mengakibatkan ketidaksambungan ini memutus hubungan antara ruh dengan seluruh tubuh, maka apa yang kita sebut sebagai kematian akan terjadi. </text:span></text:p>
      <text:p text:style-name="P116">Meskipun beberapa gerak yang kasar, tanpa makna dari tangan dan jari bisa dipicu dengan melakukan perangsangan pada beberapa daerah di otak, namun gerakan tersebut sama saja dengan bunyi tanpa makna yang membingungkan yang dihasilkan dengan menekan tuts piano secara acak. Hal tersebut merupakan respon otomatis terhadap rangsangan, dan dihasilkan dari fungsi tubuh secara otomatis. Dengan demikian, tubuh membutuhkan ruh, yang sifatnya sadar dan memiliki akal, untuk menghasilkan pergerakan yang bermakna. </text:p>
      <text:p text:style-name="P104">Meskipun pakar psikoanalisis semacam Freud menawarkan berbagai penjelasan mengenai mimpi, namun mimpi sama sekali tidak bisa dikatakan sebagai tersusun dari aktivitas yang campur aduk dari pikiran bawah sadar kita. Hampir semua orang akan memiliki mimpi yang kemudian menjadi terwujud. <text:span text:style-name="T5">Banyak penemuan dalam ilmu pengetahuan dan teknologi telah dihasilkan akibat mimpi yang benar. Jadi, seperti yang akan kita bahas selanjutnya, mimpi menunjuk pada keberadaan sesuatu yang ada dalam diri kita yang bisa dilihat <text:s/>dalam berbagai cara ketika kita sedang tidur. Hal inilah yang disebut sebagai ruh. </text:span></text:p>
      <text:p text:style-name="P105"><text:span text:style-name="T5">Meskipun ruh melihat dengan mata kita, mencium dengan hidung kita, mendengar dengan telinga kita dan seterusnya, </text:span>terdapat begitu banyak contoh dari orang-orang yang entah bagaimana berusaha untuk melihat dengan jari-jarinya atau ujung hidungnya, atau mencium dengan tumitnya.</text:p>
      <text:p text:style-name="P106">Ruh mewujudkan dirinya sebagian besar pada wajah seseorang. Sungguh benar, bahwa wajah kita adalah jendela yang terbuka ke dalam bagian dalam dunia kita, karena sifat-sifatnya akan menampakkan karakter kita. Para ahli psikologi memastikan bahwa semua dari gerakan kita, bahkan batuk saja sudah menunjukkan karakter kita. Kemampuan wajah untuk menyingkapkan karakter seseorang, kemampuannya, serta kepribadiannya, menghasilkan kajian fisiogonomi, yakni seni untuk menentukan karakter seseorang dari ciri khas yang ada di wajahnya. Ruh menentukan ciri-ciri ini.</text:p>
      <text:p text:style-name="P107">Sel-sel di tubuh kita diperbaharui terus-menerus. Setiap hari, jutaan sel-sel mati dan digantikan. Pakar biologi mengatakan bahwa <text:span text:style-name="T213">semua sel-sel di tubuh diperbaharui setiap enam bulan. Meskipun diperbaharui secara terus menerus, namun ciri khas pada wajah tidak pernah berubah. Kita </text:span><text:soft-page-break/><text:span text:style-name="T213">bisa mengenali individu melalui ciri khas pada wajah serta sidik jarinya yang tidak pernah berubah. Sel-sel pada jari kita berubah, akibat diperbaharui atau akibat cedera dan memar, <text:s/>namun sidik jarinya tidak pernah berubah. <text:s/>Sifat ruh yang unik pada setiap individu lah yang mengakibatkan adanya ciri khas yang membedakan ini bisa stabil. </text:span></text:p>
      <text:p text:style-name="P108">Ruh kita membuat kita unik. Tubuh kita mengalami perubahan yang tidak pernah putus sepanjang keberadaannya. Perubahan ini diarahkan kepada pertumbuhan dan perkembangan fisik hingga pada tahap tertentu, yang kemudian secara bertahap menjadi lebih kuat dan lebih sempurna. <text:span text:style-name="T214">Ketika pertumbuhan ini berhenti pada titik tertentu, maka penuaan dimulai. Tidak seperti tubuh kita, kita bisa tumbuh terus menerus dalam proses belajar dan </text:span><text:span text:style-name="T528">mengembangkan</text:span><text:span text:style-name="T214"> diri, menua secara spiritual dan intelektual, atau berhenti dan berubah arah ketika berkembang dan menua. Moral kita, serta spiritual, dan intelektual tidak bergantung pada perubahan pada tubuh. </text:span></text:p>
      <text:p text:style-name="P109">Lebih lanjut lagi, perbedaan moral , serta spiritual, dan intelektual kita sama sekali tidak ada hubungannya <text:span text:style-name="T215">dengan struktur fisik kita. Meskipun kita disusun oleh substansi yang sama, elemen-elemen material dan fisik yang sama, namun kita unik secara moral dan intelektual. Bagian mana dari diri kita yang menerima pendidikan moral dan intelektual ini, dan bagian mana yang menerima pelatihan secara fisik? Apakah latihan fisik memiliki hubungan dengan pemahaman dan moral kita serta pendidikan intelektual? Apakah orang yang tumbuh dengan baik secara fisik lebih cerdas dan lebih bermoral ketimbang yang lainnya?</text:span></text:p>
      <text:p text:style-name="P117">Jika tidak, dan jika latihan dan pengembangan fisik kita tidak berpengaruh pada tingkatan intelektual, moral, dan keilmuan kita, mengapa kita <text:span text:style-name="T528">tidak </text:span>menerima keberadaan ruh? Bagaimana kita menghubungkan pembelajaran serta moral dan pendidikan intelektual pada suatu proses biokimia yang terjadi di otak? <text:span text:style-name="T459">Apakah proses itu bisa lebih cepat pada satu orang ketimbang pada orang lainnya? Apakah seseorang lebih pandai karena proses biokimia yang lebih cepat pada mereka, atau proses biokimia itu bisa lebih cepat karena adanya proses belajar sehingga seseorang lebih cerdas?</text:span> Apa hubungan yang terjadi antara proses biokimia ini dengan spiritual kita juga pendidikan dan pengembangan moral? Bagaimana kita menjelaskan perbedaan antara ketekunan dalam melakukan s<text:span text:style-name="T528">a</text:span>lat lima waktu terhadap wajah seseorang? Mengapa wajah orang-orang <text:s/>yang beriman lebih bercahaya dibandingkan dengan wajah orang-orang yang tidak <text:soft-page-break/>beriman? </text:p>
      <text:p text:style-name="P110">Perubahan pada fisik kita <text:span text:style-name="T216">tidak akan menimbulkan perubahan serupa pada karakter kita, demikian pula dengan moral, dan pikiran kita. Bagaimana kita bisa menjelaskan ini, selain dengan mengakui bahwa ruh itu ada dan merupakan pusat dari pikiran dan perasaan, pemilihan dan keputusan, belajar dan pembentukan opini dan kecenderungan, dan mengakibatkan perbedaan pada karakter? </text:span></text:p>
      <text:p text:style-name="P111">Ruh kita merasakan, mengimani dan menolak. Semua orang memiliki <text:span text:style-name="T217">perasaan yang kompleks dan </text:span>tak <text:span text:style-name="T217">terhitung </text:span>jumlahnya: <text:span text:style-name="T217">cinta dan kebencian, kebahagiaan dan kesedihan, harapan dan keputusasaan, ambisi dan kemampuan untuk membayangkan, rasa lega dan bosan, dan seterusnya. Kita suka dan tidak suka, menghargai dan mengabaikan, mengalami rasa takut juga segan demikian pula dorongan dan semangat. Kita menolak, menjadi tertarik terhadap berbagai hal. Jika kita melihat pada kamus, akan kita dapati ratusan kata yang menyatakan perasaan manusia. Selain itu, kita semua tidak bisa merasakan dengan cara yang sama. Kita bercermin dengan apa yang terjadi di sekitar kita, keindahan penciptaan, mengembangkan diri kita dari belajar, membandingkan dan beralasan, dengan demikian beriman kepada pencipta segala hal. Menyembah dan mengikuti segala perintah-Nya membuat kita untuk berkembang secara moral dan spiritual, hingga akhirnya kita disempurnakan. Bagaimana kita bisa menjelaskan fenomena semacam itu selain dengan mengakui bahwa setiap manusia memiliki ruh yang sadar? Dapatkah kita mengaitkannya dengan proses-proses biokimia yang ada di otak. </text:span></text:p>
      <text:p text:style-name="P112">Apakah kita hanya tubuh <text:span text:style-name="T218">fisik?</text:span><text:span text:style-name="T464"> Jika kita hanyalah sekedar entitas fisis dari darah dan tulang, daging dan otot, dan mengaitkan semua pergerakan kita pada proses-proses biokimia di otak, mengapa kita harus tunduk pada hukum-hukum?</text:span><text:span text:style-name="T218"> Kita sudah memantapkan bahwa tubuh fisis kita diperbaharui setiap enam bulan. Jika kita akan disidang akibat pembunuhan yang kita lakukan setahun yang lalu, apakah percakapan berikut sepenuhnya masuk akal, dengan mempertimbangkan pemahaman di atas?</text:span></text:p>
      <text:p text:style-name="P113"><text:span text:style-name="T219">Hakim</text:span>: Kapan kamu melakukan kejahatannya? </text:p>
      <text:p text:style-name="P119">Terdakwa<text:span text:style-name="T111">: Satu tahun yang lalu. </text:span></text:p>
      <text:p text:style-name="P120">Hakim menjatuhkan vonis<text:span text:style-name="T111">: Karena pembunuhan telah dilakukan setahun yang lalu dan terdakwa telah ditahan, termasuk jarinya yang menarik pelatuk, telah digantikan sepenuhnya, dan karena dengan demikian adalah tidak mungkin untuk menghukum pembunuh yang sesungguhnya, </text:span><text:soft-page-break/><text:span text:style-name="T113">maka hakim memutuskan untuk </text:span><text:span text:style-name="T114">vonis bebas. </text:span></text:p>
      <text:p text:style-name="P121"><text:span text:style-name="T114">B</text:span><text:span text:style-name="T111">agaimana seseorang </text:span><text:span text:style-name="T143">bisa </text:span><text:span text:style-name="T111">tidak lebih dari sekedar entitas fisiknya, hanya sekedar gerak, perasaan, pikiran, kepercayaan, dan keputusan yang dihasilkan oleh proses biokimia di otak? </text:span><text:span text:style-name="T115">Pernyataan semacam itu </text:span><text:span text:style-name="T116">adalah tidak beralasan. Bagian utama dari diri kita adalah ruh kita yang sadar dan hidup. Bagian dari tubuh kita ini merasakan, berpikir, mempercayai, berkehendak, memutuskan, dan menggunakan tubuh kita </text:span><text:span text:style-name="T117">untuk mengeluarkan keputusannya. </text:span></text:p>
      <text:p text:style-name="P122"><text:span text:style-name="T117">R</text:span><text:span text:style-name="T111">uh adalah dasar bagi kehidupan manusia. Allah bertindak di dunia ini melalui sebab. Akan tetapi, terdapat banyak dunia dan alam lainnya: dunia ide-ide, simbol-simbol atau bentuk-bentuk non-material lainnya, dimensi paling dalam dari segala hal, </text:span><text:span text:style-name="T118">serta ruh, di mana Allah bertindak secara langsung </text:span><text:span text:style-name="T119">di mana materi dan sebab tidak hadir. Ruh ditiupkan ke dalam embrio secara langsung, </text:span><text:span text:style-name="T120">membuatnya sebagai perwujudan langsung dari Kalam Allah yang Maha Hidup, dengan demikian menjadi dasar bagi kehidupan manusia. Seperti halnya hukum-hukum di alam, yang dikeluarkan dari alam yang sama dengan alam ruh, maka ruh sendiri tidak nampak dan hanya bisa diketahui melalui perwujudannya. </text:span></text:p>
      <text:p text:style-name="P123"><text:span text:style-name="T120">D</text:span><text:span text:style-name="T111">i dunia ini, </text:span><text:span text:style-name="T121">materi diperhalus agar cocok bagi kehidupan. Tubuh yang tidak hidup, </text:span><text:span text:style-name="T122">terlepas dari ukurannya, misalnya pegunungan, adalah sunyi, pasif, dan statis. </text:span><text:span text:style-name="T123">Namun hidup memungkinkan seekor lebah untuk berinteraksi dengan hampir seluruh dunia </text:span><text:span text:style-name="T124">sehingga dia bisa berkata: “</text:span><text:span text:style-name="T95">Dunia ini adalah kebunku, dan bunga-bunga adalah rekan kerjaku</text:span><text:span text:style-name="T125">.</text:span><text:span text:style-name="T124">” </text:span><text:span text:style-name="T126">Semakin kecil raga yang hidup, maka akan semakin aktif, menakjubkan, </text:span><text:span text:style-name="T124"><text:s/></text:span><text:span text:style-name="T127">dan bertenaga</text:span><text:span text:style-name="T144"> lah ia</text:span><text:span text:style-name="T127">. </text:span><text:span text:style-name="T128">Bandingkan lebah, lalat, atau bahkan </text:span><text:span text:style-name="T129">mikroorganisme dengan seekor gajah. </text:span><text:span text:style-name="T130">Semakin </text:span><text:span text:style-name="T131">halus materi </text:span><text:span text:style-name="T132">pembuatannya</text:span><text:span text:style-name="T131">, </text:span><text:span text:style-name="T132">semakin aktif dan semakin bertenaga tubuh yang dihasilkan. </text:span><text:span text:style-name="T133">Sebagai contoh, kayu akan menghasilkan api dan karbon ketika ia dibakar, dan air menguap ketika dipanaskan. </text:span><text:span text:style-name="T134">Kita sudah mendapati energi listrik pada dunia atom dan sub-atom. Kita tidak dapat melihatnya, namun kita menyadari akan keberadaannya dan kekuatannya melalui perwujudannya. </text:span><text:span text:style-name="T135">Ini berarti keberadaan tidak hanya dibatasi pada dunia ini; melainkan, dunia ini hanya bagian yang nampak, berubah-rubah, dan tidak tetap dari keberadaan. Di baliknya terletak dimensi yang murni namun tidak terlihat yang menggunakan materi agar bisa terlihat dan diketahui. Karena ruh berada pada dimensi tersebut, maka ia harus murni dan tidak terlihat. </text:span></text:p>
      <text:p text:style-name="P123"><text:span text:style-name="T132"><text:s/></text:span><text:span text:style-name="T136">Dalil bagi keberadaan ruh menunjuk pada keberadaan Sang Pencipta. </text:span><text:soft-page-break/><text:span text:style-name="T136">Berikut dipaparkan: </text:span></text:p>
      <text:list xml:id="list468157331" text:style-name="L4">
        <text:list-item>
          <text:p text:style-name="P219"><text:span text:style-name="T111">Seperi halnya tubuh kita, yang Allah ciptakan dari unsur-unsur, membutuhkan ruh untuk memerintahnya dan mengaturnya, maka alam semesta (dan apa yang di dalamnya) </text:span><text:span text:style-name="T137">menghendaki adanya Allah untuk membawanya menjadi ada dan memerintahnya serta mengaturnya.</text:span></text:p>
        </text:list-item>
        <text:list-item>
          <text:p text:style-name="P223">Setiap tubuh memiliki ruh yang membuat <text:span text:style-name="T529">ia</text:span> hidup dan mengaturnya. Jadi, harus ada satu Tuhan, yang tidak memiliki sekutu, untuk menciptakan dan mengatur alam semesta. Jika tidak, maka bencana dan kebingungan tidak akan terhindari.</text:p>
        </text:list-item>
        <text:list-item>
          <text:p text:style-name="P220"><text:span text:style-name="T111">Ruh tidak terletak pada </text:span><text:span text:style-name="T144">tempat </text:span><text:span text:style-name="T111">tertentu atau bagian tertentu dari tubuh. </text:span><text:span text:style-name="T138">Ia bisa saja meninggalkan tubuh dan, seperti pada kasus mimpi, terus berhubungan dengan tubuh dengan “</text:span><text:span text:style-name="T144">tali”</text:span><text:span text:style-name="T138"> yang khusus dikaitkan dengan tubuh. </text:span><text:span text:style-name="T146">Demikian pula, Allah yang maha kuasa tidak terikat pada ruang dan waktu. </text:span><text:span text:style-name="T147">Dia selalu ada di setiap tempat </text:span><text:span text:style-name="T148">dan juga tidak di mana pun, sementara ruh berada </text:span><text:span text:style-name="T149">di </text:span><text:span text:style-name="T148">dalam tubuh dan terikat oleh ruang dan waktu.</text:span></text:p>
        </text:list-item>
        <text:list-item>
          <text:p text:style-name="P221"><text:span text:style-name="T111">Hanya ada satu matahari, dan </text:span><text:span text:style-name="T144">dunia </text:span><text:span text:style-name="T111">kita sangat jauh darinya. Akan tetapi, matahari hadir di setiap tempat </text:span><text:span text:style-name="T139">melalui panas dan cahayanya, </text:span><text:span text:style-name="T140">dan melalui pemantulan dia hadir pada setiap benda-benda yang transparan. Dengan demikian, kita bisa mengatakan bahwa matahari lebih </text:span><text:span text:style-name="T145">dekat</text:span><text:span text:style-name="T140"> pada suatu benda ketimbang benda itu dengan dirinya sendiri. </text:span><text:span text:style-name="T141">Ruh memiliki hubungan yang sama dengan tubuh, demikian </text:span><text:span text:style-name="T145">pula </text:span><text:span text:style-name="T141">dengan sel-sel penyusunnya. <text:s/>Analogi ini bisa membantu kita dalam memahami hubungan Allah dengan keberadaan. Dia mengatur dan mengarahkan segala hal pada saat yang bersamaan seperti </text:span><text:span text:style-name="T145">semuanya</text:span><text:span text:style-name="T141"> adalah satu </text:span><text:span text:style-name="T145">kesatuan </text:span><text:span text:style-name="T141">saja, dan meskipun kita berjarak yang tak terhingga dari-Nya, Dia lebih dekat dengan kita ketimbang kita dengan diri kita sendiri.</text:span></text:p>
        </text:list-item>
        <text:list-item>
          <text:p text:style-name="P222"><text:span text:style-name="T111">Ruh sifatnya tidak terlihat, dan hakikatnya tidak bisa dipahami. Demikian pula, kita tidak bisa memikirkan atau membayangkan Allah seperti halnya bagaimana Dia sesungguhnya, karena hakikat-Nya tidak bisa diketahui. Seperti ruh, Allah yang maha kuasa hanya bisa diketahui melalui perwujudan dari nama-nama-Nya, sifat-si</text:span><text:span text:style-name="T142">f</text:span><text:span text:style-name="T111">at-Nya, dan hakikat-Nya.</text:span></text:p>
        </text:list-item>
      </text:list>
      <text:p text:style-name="P118">Ruh kita memiliki <text:s/>selubungnya sendiri. Ketika ruh meninggalkan tubuh kita saat kematian, maka ia akan mempertahankan selubung ini, yang bisa kita bayangkan sebagai sisi “negatif” dari tubuh kita di mana sering disebut dengan banyak nama: sampul cahaya, sosok halus dari seseorang, bentuk energetik, tubuh kedua, tubuh astral, kembar (dari orang itu), atau hantunya. </text:p>
      <text:h text:style-name="P201" text:outline-level="2"><text:soft-page-break/>Kematian dan Ruh Sesudah Kematian</text:h>
      <text:p text:style-name="P20">Semua manusia memiliki perasaan paling dalam <text:span text:style-name="T220">tentang keabadian, dan merasa terpenjarakan </text:span><text:span text:style-name="T530">di dalam sel </text:span><text:span text:style-name="T220">yang dangkal dari dunia materi ini dan merindukan akan keabadian. Siapa pun </text:span><text:span text:style-name="T530">yang bisa </text:span><text:span text:style-name="T220">mendengar</text:span><text:span text:style-name="T530">kan</text:span><text:span text:style-name="T220"> </text:span><text:span text:style-name="T530">alam </text:span><text:span text:style-name="T220">kesadaran kita akan </text:span><text:span text:style-name="T530">mendengarkannya </text:span><text:span text:style-name="T220">menyebut-nyebut </text:span><text:span text:style-name="T531">tentang </text:span><text:span text:style-name="T220">keabadian setiap saat. Jika kita diberikan seluruh dunia ini, kita masih saja </text:span><text:span text:style-name="T531">haus</text:span><text:span text:style-name="T220"> </text:span><text:span text:style-name="T531">akan kehidupan</text:span><text:span text:style-name="T220"> yang abadi pada mana kita diciptakan. Kecenderungan alami ini kepada kebahagiaan yang abadi datang dari realitas yang obyektif: </text:span><text:span text:style-name="T531">adanya kehidupan </text:span><text:span text:style-name="T220">yang abadi dan keinginan kita akan hal tersebut. </text:span></text:p>
      <text:p text:style-name="P44">Kematian dan malaikatnya. <text:span text:style-name="T221">Ruh menggunakan tubuh sebagai instrumen, dan mengatur dan mengendalikannya dengan cara yang </text:span><text:span text:style-name="T532">menyeluruh</text:span><text:span text:style-name="T221">. <text:s/>Ketika saat-saat kematian telah datang, maka suatu penyakit atau kegagalan pada fungsi tubuh adalah sebuah undangan bagi malaikat kematian (malaikat Izrail). Pada kenyataannya, Allah </text:span><text:span text:style-name="T532">lah </text:span><text:span text:style-name="T221">yang membuat orang menjadi mati. Akan tetapi, agar orang-orang tidak mengeluhkan keputusan-Nya, yang kelihatannya tidak menyenangkan bagi banyak orang, Allah menggunakan Izra’il, </text:span><text:span text:style-name="T532">keselamatan atasnya</text:span><text:span text:style-name="T221">, untuk mengambil jiwa mereka yang <text:s/>akan mati. </text:span><text:span text:style-name="T465">Dia juga menggunakan penyakit atau malapetaka sebagai sebuah tirai antara Izra’il dengan kematian sehingga orang-orang tidak akan mengkritik tindakan dari sang Malaikat Allah.</text:span><text:span text:style-name="T221"> </text:span></text:p>
      <text:p text:style-name="P45">Karena semua malaikat diciptakan dari cahaya, Izra’il bisa hadir dan mengambil <text:span text:style-name="T222">bentuk apa saja dalam tempat yang tidak terhitung banyaknya dalam cara yang bersamaan dan melakukan banyak hal secara bersamaan dan secara sempurna. Seperti halnya matahari yang memberikan panas dan cahaya kepada segala benda di dunia ini pada waktu yang bersamaan, dan bisa hadir melalui gambarannya dalam benda-benda transparan yang tidak terhitung banyaknya, maka Izra’il bisa saja mengambil jutaan jiwa-jiwa pada waktu yang sama dengan begitu mudahnya. </text:span></text:p>
      <text:p text:style-name="P161"><text:span text:style-name="T496">Malaikat-malaikat seperti Jibril, Mikhail, dan Izra’il, </text:span><text:span text:style-name="T497">keselamatan atas mereka</text:span><text:span text:style-name="T496">, memiliki </text:span><text:span text:style-name="T498">bawahan yang menyerupai mereka dan diawasi oleh mereka. Ketika orang-orang yang baik serta saleh </text:span><text:span text:style-name="T497">wafat</text:span><text:span text:style-name="T498">, maka beberapa malaikat akan datang kepada mereka dengan wajah yang tersenyum dan penuh cahaya. Mereka diikuti oleh Izra’il dan bawahannya dengan tugas untuk mengambil jiwa, atau satu dari bawahan dari Izra’il. Ayat Al-Quran: </text:span><text:span text:style-name="T207">Demi (malaikat-malaikat) yang mencabut (nyawa) dengan keras, dan (malaikat-malaikat) yang mencabut (nyawa) dengan lemah lembut </text:span><text:span text:style-name="T501">(</text:span><text:span text:style-name="T502">Al-Quran </text:span><text:span text:style-name="T501">79:1-2), </text:span><text:span text:style-name="T503">menandakan bahwa malaikat yang mencabut jiwa dari </text:span><text:soft-page-break/><text:span text:style-name="T503">orang-orang yang benar berbeda </text:span><text:span text:style-name="T504">dari mereka yang mencabut jiwa </text:span><text:span text:style-name="T505">dari mereka yang jahat. Yang terakhir dicabut dicabut dengan cara yang keras, dan akan memiliki wajah yang kecut, dan </text:span><text:span text:style-name="T506">penuh</text:span><text:span text:style-name="T505"> ketakutan pada saat kematian. </text:span></text:p>
      <text:p text:style-name="P46"><text:span text:style-name="T202">Mereka yang beriman dan hidup dengan cara yang benar akan disambut dengan jendela yang terbuka dari tempat yang disediakan untuk mereka di surga. Nabi Muhammad, salawat dan salam </text:span><text:span text:style-name="T203">kepadanya</text:span><text:span text:style-name="T202">, menyatakan bahwa jiwa orang-orang seperti itu dicabut secara lembut seperti air yang mengalir dari keran. Lebih baik dari itu, seorang syahid tidak akan merasakan penderitaan akan kematian, dan tidak akan mengetahui bahwa mereka telah wafat. Melainkan, mereka akan menganggap diri mereka akan dipindahkan ke dunia yang lebih baik dan akan menikmati kebahagiaan yang sempurna</text:span><text:span text:style-name="T299">.</text:span><text:span text:style-name="T224"> Nabi Muhammad, salawat dan salam </text:span><text:span text:style-name="T273">kepadanya</text:span><text:span text:style-name="T224">, mengatakan </text:span><text:span text:style-name="T273">kepada </text:span><text:span text:style-name="T224">Jabir bin Abdullah bin Amr, yang wafat pada perang Uhud: </text:span></text:p>
      <text:p text:style-name="P162"><text:span text:style-name="T499">Apakah kamu mengetahui bahwa Allah menyambut ayahmu? </text:span><text:span text:style-name="T500">Dia menyambutnya dengan cara yang tidak tergambarkan di mana tidak satupun mata yang melihatnya dan tidak satupun telinga yang pernah mendengarnya, dan tidak satupun pikiran yang bisa memahaminya. Ayahmu berkata: “Ya Allah, izinkan aku untuk kembali ke dunia sehingga aku bisa menjelaskan bagi mereka yang aku tinggalkan begitu indahnya menjadi seorang syahid.” Allah menjawab: “Tidak ada cara untuk kembali. Kehidupan hanya dijalani sekali. Akan tetapi, aku akan memberitakan kepada mereka keadaanmu,” dan Dia mewahyukan: </text:span><text:span text:style-name="T208">Janganlah kamu mengira bahwa orang-orang yang gugur di jalan Allah itu mati; bahkan mereka itu hidup di sisi Tuhannya dengan mendapat rezki</text:span><text:span text:style-name="T500">. </text:span><text:span text:style-name="T507">(</text:span><text:span text:style-name="T502">Al-Quran </text:span><text:span text:style-name="T507">3:169)</text:span></text:p>
      <text:p text:style-name="P47">Nabi Muhammad, salawat dan salam <text:span text:style-name="T533">kepadanya</text:span>, <text:span text:style-name="T533">adalah </text:span><text:span text:style-name="T306">orang yang paling dekat dalam menyembah Allah, mewasiatkan doa-doa tertentu ketika dia hendak wafat. Demikian pula Umar </text:span><text:span text:style-name="T533">bin Khattab</text:span><text:span text:style-name="T306">, semoga Allah meridhainya. Khalid bin Walid adalah salah satu dari beberapa jenderal dalam sejarah dunia. Ketika hendak wafat, dia meminta mereka yang ada di sisinya untuk membawakannya kuda dan pedangnya. Orang-orang semisal Usman </text:span><text:span text:style-name="T533">bin Affan</text:span><text:span text:style-name="T306"> (khalifah ketiga), Ali </text:span><text:span text:style-name="T533">bin Abi Thalib</text:span><text:span text:style-name="T306"> (khalifah ke empat), Hamza</text:span><text:span text:style-name="T533">h</text:span><text:span text:style-name="T306">, dan Musab bin Umair mendedikasikan diri kepada kejayaan Islam dan wafat sebagai syahid. Orang-orang yang hidup dengan berfoya-foya akan mati dalam keadaan mabuk atau </text:span><text:span text:style-name="T533">ber</text:span><text:span text:style-name="T306">ada di meja <text:s/>judi, tempat pelacuran, dan tempat-tempat yang tidak </text:span><text:span text:style-name="T533">diridhai </text:span><text:span text:style-name="T306">lainnya. </text:span></text:p>
      <text:p text:style-name="P48">Haruskah kita takut dengan kematian? Orang-orang yang beriman dan mereka <text:span text:style-name="T534">yang </text:span>melakukan perbuatan baik tidak semestinya takut akan ke<text:soft-page-break/>matian. Meskipun <text:span text:style-name="T307">mati </text:span><text:span text:style-name="T534">kelihatannya </text:span><text:span text:style-name="T307">membawa pembusukan, mengakhiri kehidupan, dan menghancurkan kesenangan, namun kenyataannya itu </text:span><text:span text:style-name="T534">merupakan </text:span><text:span text:style-name="T307">pelepasan dari Allah akan beratnya kewajiban selama hidup di dunia. Itu merupakan perubahan tempat tinggal, pemindahan tubuh, dan merupakan </text:span><text:span text:style-name="T534">sebuah </text:span><text:span text:style-name="T307">undangan </text:span><text:span text:style-name="T534">pada dan </text:span><text:span text:style-name="T307">dimulainya kehidupan yang abadi. Karena dunia secara terus menerus dimeriahkan oleh adanya penciptaan serta takdir, maka dia akan mengakhiri kehidupan melalui siklus penciptaan lainnya, takdir, serta kebijaksanaan. Kematian pohon, bentuk paling sederhana dari kehidupan, adalah karya seni dari sang <text:s/>Ilahi, seperti halnya hidup mereka, </text:span><text:span text:style-name="T535">proses </text:span><text:span text:style-name="T534">yang satu ini</text:span><text:span text:style-name="T307"> lebih sempurna dan di</text:span><text:span text:style-name="T534">rancang</text:span><text:span text:style-name="T307"> dengan lebih bagus. Ketika </text:span><text:span text:style-name="T534">benih</text:span><text:span text:style-name="T307"> buah-buahan mati di dalam tanah, dia akan membusuk dan kemudian </text:span><text:span text:style-name="T534">terurai</text:span><text:span text:style-name="T307">. Namun pada kenyata</text:span><text:span text:style-name="T534">a</text:span><text:span text:style-name="T307">nnya, ia akan melalui serangkaian proses kimia, akan melewati keadaan pembentukan </text:span><text:span text:style-name="T535">kembali </text:span><text:span text:style-name="T307">yang sudah ditentukan, dan pada akhirnya akan tumbuh kembali menjadi sebuah pohon yang lebih kompleks. Jadi kematian bibit tadi adalah merupakan permulaan dari pohon yang baru, kehidupan yang baru yang lebih sempurna dan lebih kompleks. </text:span></text:p>
      <text:p text:style-name="P49">Karena kematian buah-buahan dan sayur-sayuran dan daging dalam perut kita akan mengakibatkan kita untuk tumbuh hingga <text:span text:style-name="T535">pada</text:span> derajat manusia, dalam sudut pandang ini maka kematiannya dapat dipandang lebih sempurna daripada kehidupannya. <text:span text:style-name="T308">Karena kematian dari tanaman adalah sangat sempurna dan melayani untuk tujuan yang lebih mulia, maka kematian kita, dengan menganggap bahwa kita adalah bentuk kehidupan yang paling tinggi, haruslah lebih sempurna dan melayani tujuan yang lebih mulia lagi. Setelah kita dikuburkan, maka sudah pasti kita akan dibawa ke dalam kehidupan yang abadi. </text:span></text:p>
      <text:p text:style-name="P61">Kematian akan melepaskan kita dari sulitnya kehidupan di dunia---<text:span text:style-name="T309">kekacauan, kesesakan, serta penjara yang sempit yang secara perlahan menjadi lebih sulit akibat bertambahnya usia dan </text:span><text:span text:style-name="T535">kesusahan</text:span><text:span text:style-name="T309"> yang kita alami---dan menunjukkan pada kita </text:span><text:span text:style-name="T535">sebuah </text:span><text:span text:style-name="T309">siklus yang abadi dari </text:span><text:span text:style-name="T535">Allah</text:span><text:span text:style-name="T309"> yang maha pemurah. Di sana, kita akan menikmati </text:span><text:span text:style-name="T535">kebersamaan </text:span><text:span text:style-name="T309">yang <text:s/>abadi </text:span><text:span text:style-name="T535">bersama mereka </text:span><text:span text:style-name="T309">yang kita cintai dan merupakan puncak kebahagiaan dan </text:span><text:span text:style-name="T535">kehidupan </text:span><text:span text:style-name="T309">yang abadi. </text:span></text:p>
      <text:h text:style-name="P202" text:outline-level="2">Ruh Dalam <text:span text:style-name="T536">Alam</text:span> Perantara (Alam Barzakh)</text:h>
      <text:p text:style-name="P20">Sesudah kematian, ruh akan dibawa ke hadirat Allah. Jika dia menjalani kehidupan yang baik dan <text:span text:style-name="T536">beramal</text:span> saleh dan memperbaiki dirinya, <text:soft-page-break/>maka malaikat ditugaskan untuk membawanya ke sana dalam potongan kain satin dan membungkusnya, melintasi langit-langit dan segala dimensi paling dalam dari keberadaan, ke <text:span text:style-name="T536">sisi</text:span> Allah. Selama perjalanan ini, malaikat-malaikat menyambutnya di setiap tempat atau persinggahan yang dilewatinya dan bertanya: “<text:span text:style-name="T24">ruh dari siapa ini? Betapa indahnya ia!</text:span>” <text:span text:style-name="T310">Malaikat-malaikat membawanya dan memperkenalkan ia dengan gelar yang paling indah yang dimilikinya selama di dunia, dan menjawab: “</text:span><text:span text:style-name="T25">Ini adalah ruh dari seseorang yang, sebagai contoh, melakukan shalat, berpuasa, memberi zakat, dan melakukan semua perbuatan yang berkenan di mata Allah.</text:span><text:span text:style-name="T310">” </text:span><text:span text:style-name="T225">Pada akhirnya, Allah yang Maha Kuasa menyambut ia dan berkata pada malaikat: “</text:span><text:span text:style-name="T26">kembalikan ia ke kuburan di mana tubuhnya terletak, sehingga ia bisa menjawab pertanyaan Munkar dan Nakir, malaikat-malaikat yang bertugas menanyakan.</text:span><text:span text:style-name="T225">” </text:span></text:p>
      <text:p text:style-name="P63"><text:span text:style-name="T223">Apapun kemalangan yang kita alami merupakan </text:span><text:span text:style-name="T274">buah</text:span><text:span text:style-name="T223"> dari dosa kita. Jika orang-orang yang beriman </text:span><text:span text:style-name="T226">benar-benar tulus </text:span><text:span text:style-name="T227">namun tidak selalu bisa berlepas diri dari dosa, <text:s/>Allah, dengan pengampunannya, </text:span><text:span text:style-name="T228">memberikan </text:span><text:span text:style-name="T227"><text:s/>kemalangan untuk menimpa </text:span><text:span text:style-name="T228">mereka </text:span><text:span text:style-name="T227">sehingga mereka bisa disucikan. </text:span><text:span text:style-name="T229">Allah bisa saja menguji mereka dengan kesakitan yang luar biasa di saat kematian, </text:span><text:span text:style-name="T227"><text:s/></text:span><text:span text:style-name="T229">entah itu untuk memberi </text:span><text:span text:style-name="T274">pengampunan </text:span><text:span text:style-name="T229">dosa-dosa mereka yang tersisa atau untuk mengangkat mereka ke derajat yang lebih tinggi, sehingga kemudian mengambil ruh mereka dengan begitu lembut. </text:span><text:span text:style-name="T230">Jika, dengan begitu banyaknya kemalangan dan sakitnya kematian namun masih ada beberapa dosa yang belum diampuni, maka orang-orang ini entah bagaimana akan dihukum di kuburnya dan tidak akan dihukum di neraka. Karena kubur merupakan tempat paling awal dari perjalanan menuju kehidupan yang abadi, maka </text:span><text:span text:style-name="T274">di situ</text:span><text:span text:style-name="T230"> akan berisi pertanyaan-pertanyaan awal dari dua malaikat mengenai bagaimana kehidupan yang dijalani oleh </text:span><text:span text:style-name="T274">mereka</text:span><text:span text:style-name="T230"> yang dikuburkan. Dan hampir semua orang, kecuali para Nabi, <text:s/>akan mengalami beberapa penderitaan. </text:span></text:p>
      <text:p text:style-name="P64"><text:span text:style-name="T230">I</text:span><text:span text:style-name="T223">tu telah dicatat pada kitab-kitab yang terpercaya bahwa Abbas, yakni paman dari Rasulullah, salawat dan salam </text:span><text:span text:style-name="T274">kepadanya</text:span><text:span text:style-name="T223">, memiliki keinginan yang kuat untuk melihat Umar </text:span><text:span text:style-name="T275">bin Khattab </text:span><text:span text:style-name="T223">dalam mimpinya sesudah beliau wafat. Ketika dia melihatnya enam bulan kemudian, dia bertanya: </text:span><text:span text:style-name="T22">“</text:span><text:span text:style-name="T27">dari manakah kamu selama ini?</text:span><text:span text:style-name="T22">” </text:span><text:span text:style-name="T231">Umar menjawab: </text:span><text:span text:style-name="T27">“Jangan menanyakanku hal itu! Saya baru saja menyelesaikan hitungan amalanku (selama hidup).” </text:span></text:p>
      <text:p text:style-name="P50">Sa’ad bin Muaz adalah salah satu dari sahabat yang paling besar, <text:span text:style-name="T311">se</text:span><text:soft-page-break/><text:span text:style-name="T311">moga Allah meridai mereka semua. Ketika dia wafat, Malaikat Jibril, keselamatan </text:span><text:span text:style-name="T537">atasnya</text:span><text:span text:style-name="T311">, mengatakan pada Rasulullah, salawat dan salam </text:span><text:span text:style-name="T537">kepadanya</text:span><text:span text:style-name="T311">: “singgasana Allah berguncang ketika Sa’ad wafat.” Tak terhitung jumlahnya malaikat yang datang ke pemakamannya. Sesudah Sa’ad, semoga Allah meridainya, <text:s/>dikuburkan, maka Rasulullah berkata dengan keheranan: </text:span><text:span text:style-name="T28">“</text:span><text:span text:style-name="T29">segala puji bagi Allah! Apa (yang akan terjadi dengan yang lainnya) jika kuburan digoyangkan (bahkan orang-orang semacam) Sa’ad?</text:span><text:span text:style-name="T28">” </text:span></text:p>
      <text:p text:style-name="P51">Di dalam kubur, setiap orang akan ditanyakan oleh Malaikat Munkar dan Nakir. <text:span text:style-name="T312">Mereka bertanya: </text:span><text:span text:style-name="T30">“</text:span><text:span text:style-name="T31">siapa Tuhanmu? Siapa Nabimu? Apa agamamu?</text:span><text:span text:style-name="T30">” </text:span><text:span text:style-name="T313">dan banyak pertanyaan lainnya. Jika yang wafat adalah orang yang beriman, maka mereka akan bisa menjawab pertanyaan-pertanyaan ini. Selain itu, tidak akan bisa. Pertanyaan berlanjut mengenai perbuatan mereka selama di dunia. </text:span></text:p>
      <text:p text:style-name="P52">Hubungan antara ruh dengan <text:span text:style-name="T537">raga</text:span> berbeda-beda bergantung pada <text:span text:style-name="T537">alam </text:span>yang ditempatinya. <text:span text:style-name="T314">Di dunia ini, ruh terkekang dalam penjara tubuh. Jika </text:span><text:span text:style-name="T537">diri kita </text:span><text:span text:style-name="T314">yang dikuasai oleh kejahatan dan hawa nafsu lebih berkuasa, maka mau tidak mau ruh akan kotor dan mengakibatkan akhir malapetaka bagi yang bersangkutan. Mereka yang menggunakan kehendaknya di jalan <text:s/>Allah, <text:s/>mendisiplinkan diri </text:span><text:span text:style-name="T537">mereka</text:span><text:span text:style-name="T314"> yang membujuk pada kejahatan, memelihara ruh mereka, (dengan beriman, beribadah, dan <text:s/>melakukan perbuatan baik), dan tidak diperbudak oleh keinginan </text:span><text:span text:style-name="T537">hawa nafsu</text:span><text:span text:style-name="T314"> akan mendapati ruh mereka akan dibersihkan, disucikan, dan dibalut dengan nilai-nilai yang terpuji. Orang-orang semacam itu akan menemukan kebahagiaan mereka di dunia dan di akhirat. </text:span></text:p>
      <text:p text:style-name="P53">Sesudah pemakaman, maka ruh akan menunggu di <text:span text:style-name="T537">alam</text:span> perantara antara dunia ini dan <text:span text:style-name="T537">kehidupan</text:span> selanjutnya (akhirat). Meskipun tubuh mengalami pembusukan, namun partikel yang menjadi intinya—yang di bayak hadis disebut sebagai <text:span text:style-name="T315">ajb al-dhanab, yang secara harfiah disebut sebagai </text:span><text:span text:style-name="T75">c</text:span><text:span text:style-name="T76">occyx </text:span><text:span text:style-name="T583">(Pen. </text:span><text:span text:style-name="T582">tulang ekor</text:span><text:span text:style-name="T583">)</text:span><text:span text:style-name="T315">—tidak akan membusuk. Kita tidak mengetahui apakah ajb al-dhanab adalah gen dari seseorang atau sesuatu yang lain. Terlepas dari ketidakjelasan ini, namun ruh akan tetap terhubung dengan tubuh melaluinya. Allah akan membuat bagian-bagian ini, yang dibentuk oleh partikel-partikel tubuh yang paling esensial, atom-atom, atau <text:s/>partikel-partikel tubuh lainnya yang telah tersebar di tanah, menjadi perantara bagi kehidupan yang abadi pada saat kehancuran paling akhir dan penciptaan kembali alam semesta. Dia juga akan menggunakan itu untuk men</text:span><text:soft-page-break/><text:span text:style-name="T315">ciptakan kembali kita pada saat hari pembalasan. </text:span></text:p>
      <text:p text:style-name="P54"><text:span text:style-name="T538">Alam </text:span>perantara (antara dunia ini dan <text:span text:style-name="T538">kehidupan </text:span>berikutnya) adalah alam di mana ruh akan merasakan <text:s/><text:span text:style-name="T316">hembusan dari bau surga atau hukuman yang ada di neraka. Jika kita menjalani kehidupan yang saleh di dunia ini, maka perbuatan baik kita (misalnya salat, zikir, dan sedekah) akan nampak sebagai teman kita yang ramah. Juga, jendela menuju taman surga akan dibuka untuk kita, seperti yang dinyatakan pada hadis, kuburan kita akan seperti kebun-kebun di surga. Akan tetapi, jika beberapa dari dosa kita masih <text:s/>belum terampuni, terlepas seberapa saleh kita, kita akan tetap mengalami siksa</text:span><text:span text:style-name="T538">an</text:span><text:span text:style-name="T316"> hukuman di alam perantara (barzakh) hingga akhirnya kita pantas untuk mendapatkan surga. Orang-orang yang tidak beriman yang berleha-leha dalam dosanya akan bertemu dengan perbuatan mereka, yang akan mengambil bentuk teman yang buruk di kubur. Mereka akan melihat pandangan tentang neraka, dan kuburan mereka akan seperti lubang-lubang di neraka. </text:span></text:p>
      <text:p text:style-name="P55">Ketika kita masih hidup, ruh kita merasakan penderitaan dan juga merasakan nikmat dan kebahagiaan. <text:span text:style-name="T317">Meskipun ia merasakan penderitaan yang sepertinya berasal dari sistem saraf dan menggunakan sistem yang begitu kompleks ini untuk berkomunikasi dengan seluruh anggota tubuh, namun ilmuwan masih belum bisa memahami bagaimana dia berinteraksi dengan tubuh, khususnya dengan otak kita. Setiap kegagalan pada tubuh yang berakibat pada kematian bisa saja mengakibatkan sistem saraf untuk berhenti beroperasi. Akan tetapi, telah dibuktikan secara sains bahwa <text:s/>beberapa sel-sel di otak akan tetap bertahan untuk beberapa saat setelah kematian. Ilmuwan berusaha untuk menerima sinyal dari sel-sel semacam itu. Jika mereka sukses dalam melakukannya dan dapat mengurai sinyal tersebut, maka ia akan bermanfaat, khususnya dalam bidang kriminal, dalam menyelesaikan kasus-kasus kriminal. Sebagai contoh, Al-Quran mengatakan pada kita, pada masa Nabi Musa, </text:span><text:span text:style-name="T538">keselamatan atasnya</text:span><text:span text:style-name="T317">, Allah membangkitkan orang yang telah wafat, yang kemudian mengatakan siapa yang membunuhnya. </text:span></text:p>
      <text:p text:style-name="P56">Ketika Musa berkata pada orang-orangnya: “<text:span text:style-name="T32">Allah memerintahkan kamu untuk mengorbankan sapimu</text:span>”... <text:span text:style-name="T32">mereka mengorbankannya, suatu hal </text:span><text:span text:style-name="T33">yang begitu jarang mereka lakukan. </text:span><text:span text:style-name="T34">Dan ketika kamu membunuh jiwa yang hidup, dan <text:s/>berselisih tentangnya—maka Allah akan mengungkap apa yang kamu sembunyikan—sehingga Kami berkata: “</text:span><text:span text:style-name="T35">pukulah ia dengan bagian dari itu</text:span><text:span text:style-name="T34">”; </text:span><text:span text:style-name="T36">bahkan Ia yang memberi kematian pada yang hi</text:span><text:soft-page-break/><text:span text:style-name="T36">dup, </text:span><text:span text:style-name="T37">dan dia akan menunjukkan padamu tanda-tandanya, yang akan membantumu dalam memahami. </text:span><text:span text:style-name="T318">(</text:span><text:span text:style-name="T579">Al-Quran </text:span><text:span text:style-name="T318">2:67, 71-73)</text:span></text:p>
      <text:p text:style-name="P62">Karena ruh akan mengala<text:span text:style-name="T319">mi penderitaan dan merasakan kebahagiaan, dan karena ia terus melanjutkan hubungannya dengan tubuh (melalui partikel-partikel paling esensial dari tubuh itu yang tidak membusuk) di </text:span><text:span text:style-name="T538">alam</text:span><text:span text:style-name="T319"> perantara, maka adalah hal yang tidak bermakna untuk membicarakan apakah ruh, tubuh, atau keduanya yang akan menikmati surga atau merasakan penderitaan di neraka. </text:span></text:p>
      <text:p text:style-name="P57">Karena ruh tinggal pada kehidupan duniawi bersamaan dengan tubuh dan bersama-sama merasakan semua kenikmatan dan kepedihan, <text:span text:style-name="T320">Allah akan membangkitkan </text:span><text:span text:style-name="T538">kembali </text:span><text:span text:style-name="T320">orang-orang </text:span><text:span text:style-name="T538">pada tubuh dan ruhnya</text:span><text:span text:style-name="T320">. Ahlul Sunnah Wal Jamaah setuju bahwa ruh dan tubuh akan pergi ke neraka atau surga secara bersama-sama. Allah akan membentuk tubuh dalam bentuk yang khusus untuk kehidupan di Akhirat, di mana semuanya akan hidup: </text:span><text:span text:style-name="T38">Kehidupan di dunia ini adalah senda gurau dan permainan. Sesungguhnya! Kampung halaman yang sesungguhnya ada di akhirat, di situlah kehidupan yang sesungguhnya bagi yang mengetahui </text:span><text:span text:style-name="T321">(</text:span><text:span text:style-name="T579">Al-Quran </text:span><text:span text:style-name="T321">29:64) </text:span></text:p>
      <text:p text:style-name="P58">Ruh di alam barzakh akan melihat dan mendengar kita, asalkan Allah membolehkan <text:span text:style-name="T538">hal</text:span> ini. Jika demikian halnya, <text:span text:style-name="T322">Allah akan mengizinkan wali-wali untuk melihat, mendengar, dan berkomunikasi dengan kita. </text:span></text:p>
      <text:p text:style-name="P59">Catatan kita tidak akan ditutup sesudah kita mati. Jika kita meninggalkan amalan baik, anak-anak yang saleh, buku-buku atau institusi-institusi yang bisa bermanfaat bagi orang-orang, atau jika kita <text:span text:style-name="T323">membangun atau berkontribusi dalam pembangunan yang bermanfaat bagi orang lain, maka ganjaran kita akan ditingkatkan. Jika kita meninggalkan kejahatan di belakang kita, maka dosa kita akan bertambah selama hasil kejahatan kita membahayakan orang lain. Dengan demikian, jika kita ingin menolong orang-orang yang kita cintai yang telah meninggal, maka kita harus berbuat baik. Jika kita membantu orang-orang yang susah, mengambil bagian dalam pelayanan Islam, menjalani kehidupan yang baik dan saleh, dan khususnya menghabiskan waktu untuk mempromosikan Islam dan kebaikan dari umat muslim dan umat manusia secara umum, maka kita akan mengakibatkan ganjarannya semakin meningkat. </text:span></text:p>
      <text:h text:style-name="Heading_20_2" text:outline-level="2">Fenomena Supernormal</text:h>
      <text:p text:style-name="P20">Ruh yang dikeluarkan <text:span text:style-name="T324">dari </text:span><text:span text:style-name="T539">alam </text:span><text:span text:style-name="T324">keberadaan yang tanpa syarat, di </text:span><text:soft-page-break/><text:span text:style-name="T324">mana perintah-perintah dari Allah dibawa secara instan dan secara langsung. Akan tetapi, layaknya energi yang membutuhkan kabel dan bola lampu untuk berfungsi, ruh membutuhkan materi untuk bisa berfungsi di dunia ini, meskipun materi membatasi tingkah lakunya. Jadi, untuk membuat ruh lebih aktif dan tidak terikat oleh ruang dan waktu, kita bisa mengikuti satu dari tiga cara berikut: </text:span></text:p>
      <text:p text:style-name="P65">Fenomena supernormal, nabi-nabi, dan wali-wali. Setiap orang bisa <text:span text:style-name="T325">memberi ruh lebih banyak ruang untuk bertindak. Tujuan ini bisa dicapai dengan keimanan yang kuat dan pengembangan spiritual melalui ibadah yang rutin dan sifat asketisme (menjauhi kesenangan duniawi). Semakin halus materi yang ditempatinya, maka akan semakin aktif dan semakin bebas ruh tersebut. Makan sedikit makanan, sering berpuasa, mengurangi tidur, berlepas dari dosa, <text:s/>dan s</text:span><text:span text:style-name="T539">a</text:span><text:span text:style-name="T325">lat yang rutin dan lebih sering akan membantumu untuk mencapai tujuan ini. </text:span><text:span text:style-name="T466">Jika kamu menggunakan kemampuan tersembunyimu untuk mengembangkan kapasitas spiritualmu, kamu akan bisa naik melewati batasan dunia ini, berjalan dengan ruh ke dalam dimensi lain dari keberadaan, dan, hingga tahap tertentu, mengadakan kontak dengan masa lalu dan masa depan. </text:span></text:p>
      <text:p text:style-name="P66">Coba tinjau analogi berikut ini: ketika kamu berada di dalam ruang, kamu akan melihat bahwa kamu dibatasi oleh empat dinding. Ketika kamu pergi keluar, maka kamu akan melihat hal-hal yang <text:span text:style-name="T540">ada di sekelilingmu</text:span>. Kamu bahkan bisa melihat lebih banyak lagi dari atas bukit. Semakin tinggi kamu mendaki, maka semakin banyak yang akan kamu lihat. <text:span text:style-name="T326">Hal yang serupa berlaku dengan waktu. Semakin bebas ruh dari penjara materi dan </text:span><text:span text:style-name="T540">raga</text:span><text:span text:style-name="T326">, maka semakin luas alam lingkupan aktivitasnya jika ditinjau dari ruang dan waktu. </text:span></text:p>
      <text:p text:style-name="P67">Jalan ini adalah jalan para nabi-nabi dan wali-wali. <text:span text:style-name="T327">Entah dengan berjalan dengan ruh pada ruang dan waktu atau </text:span><text:span text:style-name="T541">dengan diajarkan </text:span><text:span text:style-name="T327"><text:s/></text:span><text:span text:style-name="T541">oleh </text:span><text:span text:style-name="T327">Allah, yang Mengetahui yang <text:s/>nampak dan tersembunyi, ia akan menembus ke kedalaman ruang dan waktu.</text:span><text:span text:style-name="T467"> Seperti halnya cahaya matahari berada di banyak tempat secara bersamaan, meskipun ia adalah benda material, maka ruh </text:span><text:span text:style-name="T468">n</text:span><text:span text:style-name="T467">abi-</text:span><text:span text:style-name="T468">n</text:span><text:span text:style-name="T467">abi dan wali-wali, khususnya yang menjadi “pengganti” (abdal), bisa saja hadir di banyak tempat pada saat yang sama pada bentuk non-materialnya atau bentuk energetiknya</text:span><text:span text:style-name="T327">. Al-Quran merujuk ini dengan: Dia (Maria, ibu dari Isa) menempatkan layar untuk memisahkan dirinya dari mereka. Maka Kami mengirimkan padanya ruh Kami, dan dia nampak padanya sebagai seorang laki-laki yang tanpa dosa (</text:span><text:span text:style-name="T579">Al-Quran </text:span><text:span text:style-name="T327">19:17). Ba</text:span><text:soft-page-break/><text:span text:style-name="T327">nyak penafsir Al-Quran mengatakan bahwa ruh ini adalah malaikat Jibril. Catatan seperti itu banyak dilaporkan pada banyak hadis-hadis sahih. </text:span></text:p>
      <text:p text:style-name="P68">Ruh para wali, jika ia mendapatkan <text:span text:style-name="T328">penerangan atau pencahayaan, akan menjumpai simbol-simbol dan tanda-tanda dari kejadian masa lalu atau masa depan ketika berkelana dalam waktu. Wali-wali menafsirkan penglihatan ini dan mengatakan pada kita mengenai beberapa kejadian di masa lalu dan masa </text:span><text:span text:style-name="T542">yang</text:span><text:span text:style-name="T328"> akan datang. Ini serupa dengan tafsir mimpi. Para wali bisa saja terkadang salah dalam penafsirannya. Akan tetapi para nabi, karena mereka mendapatkan wahyu dan diajarkan secara langsung oleh Allah yang Maha Kuasa, yang mengetahui hal-hal yang tersembunyi, tidak akan pernah salah <text:s/>dalam penafsiran dan ramalannya. Apapun yang mereka ramalkan akan selalu benar. Sebagai contoh, Nabi Muhammad, salawat dan salam </text:span><text:span text:style-name="T578">kepadanya</text:span><text:span text:style-name="T328">, meramalkan sejumlah kejadian di masa depan (misalnya syahidnya Usman dan Ali, Perang Jamal antara Ali dan beberapa sahabat terkemuka semacam Talhah dan Zubair, serta penaklukan umat Islam terhadap Damaskus, Iran, dan Istambul). Sebagian besar dari ramalan ini telah terjadi, sementara yang lainnya sementara menunggu waktunya untuk menjadi kenyataan. <text:s/></text:span></text:p>
      <text:p text:style-name="P69">Muhyi al-Din Ibnu Al-Arabi <text:span text:style-name="T329">(wafat 1240 </text:span><text:span text:style-name="T542">M</text:span><text:span text:style-name="T329">asehi), seorang wali yang wafat sekitar 50 tahun sebelum berdirinya kesultanan Usmani, meramalkan banyak kejadian penting dalam sejarah kesultanan Usmani. Karyanya Shajarat al-Nu’maniya, sebuah </text:span><text:span text:style-name="T542">kitab </text:span><text:span text:style-name="T329">yang tersedia pada perpustakaan di Edirne dan Istambul, adalah seperti sejarah simbolik dari Kesultanan Usmani. Sebagai contoh, dia meramalkan bahwa kuburannya akan ditemukan ketika Salim memasuki kota Damaskus (dan benar adanya), yakni meskipun sembilan bulan pengepungan oleh Hafiz Ahmad Pasya tidak akan bisa menaklukkan Baghdad (dan memang tidak demikian), bahwa Sultan Murad akan menaklukkan Baghdad dalam waktu 40 hari (dia melakukannya), dan bahwa Sultan Abdul Azis akan diturunkan dari tahta dan akan dibunuh (dan itu benar). </text:span></text:p>
      <text:p text:style-name="P70">Demikian pula, Mustaq Dada dari Bitlis, yang hidup di awal abad ke 18 <text:span text:style-name="T542">Masehi</text:span>, meramalkan bahwa sesudah peperangan seseorang yang bernama Kamal akan menjadikan Ankara sebagai ibu kota dari Turki (semuanya terjadi). Karyanya Diwan, sebuah buku berisi puisi-puisi yang mengandung ramalan-ramalan ini, <text:s/>masih tersedia saat ini. </text:p>
      <text:p text:style-name="P71">Hamba-hamba Allah yang dikasihi tersebut, <text:span text:style-name="T330">entah Ia nabi-nabi dan wali-wali, membuat ramalan hanya jika </text:span><text:span text:style-name="T542">Allah</text:span><text:span text:style-name="T330"> membolehkan mereka untuk </text:span><text:soft-page-break/><text:span text:style-name="T330">melakukannya melalui izin dan kekuasaa</text:span><text:span text:style-name="T542">n</text:span><text:span text:style-name="T330">-</text:span><text:span text:style-name="T542">N</text:span><text:span text:style-name="T330">ya. Dia menyatakan: hambaku tidak akan lebih dekat dengan-Ku dengan cara yang tidak lebih bagus dan lebih aman selain melaksanakan perintah yang diwajibkan kepadanya. </text:span><text:span text:style-name="T469">Dia akan lebih dekat pada-Ku dengan ibadah yang khusyu dan lama. Ketika dia menjadi dekat <text:s/>pada-Ku, maka Aku akan menjadi mata di mana ia melihat, menjadi telinga di mana dia mendengar, dan menjadi tangan di mana ia menggenggam. </text:span></text:p>
      <text:p text:style-name="P72">Fenomena supernormal dan nama-nama Allah. Cara kedua untuk berkelana dengan ruh pada ruang dan waktu, atau untuk menembus lebih jauh dan lebih dalam <text:span text:style-name="T584">pada</text:span> dimensi ruang dan waktu, adalah dengan mengikuti bimbingan dari <text:span text:style-name="T543">n</text:span>ama-<text:span text:style-name="T543">n</text:span>ama Allah yang sesuai. <text:s/>Semua keberadaan bergantung pada perwujudan nama-nama Allah. Kita bisa melihat hanya karena perwujudan dari nama <text:span text:style-name="T544">Allah</text:span> <text:span text:style-name="T544">Y</text:span>ang Maha Melihat <text:span text:style-name="T589">(</text:span><text:span text:style-name="T79">al-Bashiir</text:span><text:span text:style-name="T589">) </text:span>yang membuat kita bisa melihat. <text:span text:style-name="T331">Kita bisa selalu </text:span><text:span text:style-name="T584">ada</text:span><text:span text:style-name="T331"> karena perwujudan dari nama </text:span><text:span text:style-name="T545">Allah</text:span><text:span text:style-name="T331"> </text:span><text:span text:style-name="T584">Yang Maha <text:s/>Hidup (</text:span><text:span text:style-name="T77">al-Hayyu</text:span><text:span text:style-name="T584">)</text:span><text:span text:style-name="T331"> dan </text:span><text:span text:style-name="T585">Maha Menghidupkan (</text:span><text:span text:style-name="T78">al-Muhyii</text:span><text:span text:style-name="T585">) </text:span><text:span text:style-name="T586">memungkinkan </text:span><text:span text:style-name="T587">kita </text:span><text:span text:style-name="T586">untuk </text:span><text:span text:style-name="T545">hal tersebut</text:span><text:span text:style-name="T331">. Jika Dia tidak lagi mewujudkan nama-</text:span><text:span text:style-name="T545">N</text:span><text:span text:style-name="T331">ya Yang Maha </text:span><text:span text:style-name="T588">Menghidupkan</text:span><text:span text:style-name="T331"> dalam kaitannya dengan keberadaan, maka <text:s/>alam semesta akan hilang dengan serta merta. </text:span></text:p>
      <text:p text:style-name="P101">Demikian pula, praktik ini membolehkan para malaikat dan para jin untuk mengambil bentuk manusia dan binatang, asalkan Allah membolehkan mereka untuk melakukannya. <text:span text:style-name="T5">Khususnya jin bisa memasuki tubuh binatang dan mengontrol perilakunya. Mereka bisa juga mengendalikan manusia. Jadi, dengan menemukan nama-nama Allah yang membolehkan kita untuk menembus dimensi tersebut dan kemudian mengikuti panduan-</text:span><text:span text:style-name="T16">N</text:span><text:span text:style-name="T5">ya dalam urusan-urusan tertentu, kita bisa berkelana dalam ruang dan waktu, dan melihat serta mendengar beberapa hal yang orang </text:span><text:span text:style-name="T15">lain </text:span><text:span text:style-name="T5">tidak bisa untuk melihat dan mendengar</text:span><text:span text:style-name="T16">kan</text:span><text:span text:style-name="T5">nya. </text:span></text:p>
      <text:p text:style-name="P114"><text:span text:style-name="T332">Berbagai macam</text:span> fenomena supernormal. <text:span text:style-name="T332">Fenomena supernormal </text:span><text:span text:style-name="T546">semacam </text:span><text:span text:style-name="T332">telepati dan spiritualisme telah tersebar </text:span><text:span text:style-name="T546">secara </text:span><text:span text:style-name="T332">luas. Jutaan orang yang mencari kedamaian dan kebahagiaan untuk menangkal dominasi pandangan dan pikiran serta semangat keduniaan mereka oleh teknologi dan materialisme, mengambil bagian dalam ritual gaib untuk mengalami apa yang disebut sebagai pengalaman transenden. Beberapa orang lebih cenderung serta memprakt</text:span><text:span text:style-name="T547">i</text:span><text:span text:style-name="T332">kkan fenomena supernormal. Sebagai contoh, Madame Gibson meramalkan pemecahan India di tahun <text:s/>1947 serta pembunuhan John F Kennedy. Demikian pula, Fenni Bey dari Urdu, Turki, yang bertempur di garis depan di Madina</text:span><text:span text:style-name="T547">h</text:span><text:span text:style-name="T332"> selama perang dunia pertama </text:span><text:soft-page-break/><text:span text:style-name="T332">mengisahkan: </text:span></text:p>
      <text:p text:style-name="P115">Ketika kami berada dalam pengepungan Madinah. Saya tidak dapat menjalin komunikasi dengan keluargaku di Istambul. Suatu malam saya bermimpi melihat api dan asap di rumahku. <text:span text:style-name="T333">Di pagi harinya saya mengirimkan anak buahku, untuk menjadi seorang “perantara”. Saya mengatakan kepadanya untuk dihipnotis, dan </text:span><text:span text:style-name="T547">berkelana menuju </text:span><text:span text:style-name="T333">rumahku (dengan ruh yang terhipnotis)---saya katakan di mana posisinya---gambarkan pada</text:span><text:span text:style-name="T547">ku</text:span><text:span text:style-name="T333"> apa yang dia lihat. Dia melakukan apa yang saya katakan dan menggambarkan: “</text:span><text:span text:style-name="T39">Saya telah sampai di rumah, saya mengetuk pintu dan seorang wanita </text:span><text:span text:style-name="T40">dengan penutup kepala keluar dengan seorang anak di tangannya.</text:span><text:span text:style-name="T333">” </text:span><text:span text:style-name="T40">Saya katakan pada si prajurit untuk menanyakan apakah ada yang <text:s/>sala</text:span><text:span text:style-name="T73">h</text:span><text:span text:style-name="T40"> di dalam rumah? Dia menjawab padaku: “Bahwa istrimu sudah wafat kemarin.” </text:span></text:p>
      <text:p text:style-name="P124">Spiritualisme sekarang sudah tersebar luas. Sebelum <text:span text:style-name="T547">menjelaskan </text:span>lebih lanjut, saya harus mengatakan bahwa saya membahas hal semacam itu untuk memberi penekanan bahwa keberadaan tidak hanya dibatasi pada materi. Melainkan, bagaikan <text:span text:style-name="T547">kitab</text:span> keberadaan di mana bagian utamanya adalah pada maknanya, <text:span text:style-name="T335">maka</text:span> hal yang metafisis, spiritual, <text:span text:style-name="T334">atau non-material adalah hal yang paling esensial dari keberadaan. Materi, di sisi lain, sifatnya kebetulan dan </text:span><text:span text:style-name="T548">sebagai cara yang akan berubah </text:span><text:span text:style-name="T334">dalam menjelmakan apa yang sifatnya non-material. Wali besar seperti Ibnu Al-Arabi berkomunikasi dengan ruh orang yang </text:span><text:span text:style-name="T548">telah wafat </text:span><text:span text:style-name="T334">dan bahkan mereka yang masih belum dilahirkan. Spiritualis kontemporer dan mereka yang jadi perantara berkomunikasi dengan jin-jin kafir atau hantu-hantu yang nampak sebagai orang yang telah wafat </text:span><text:span text:style-name="T548">di</text:span><text:span text:style-name="T334"> mana jiwanya ingin diajak untuk berkomunikasi. Juga, perantara meramalkan kejadian di masa depan biasanya melakukan kontak dengan jin-jin dan melaporkan apa yang dikatakan kepada mereka.</text:span></text:p>
      <text:p text:style-name="P125">Jin-jin hidup lebih lama ketimbang kita, yakni aktif dalam dimensi yang lebih luas pada ruang dan waktu, lebih cepat daripada kita, dan dapat melihat hal yang kita tidak bisa melihatnya. <text:span text:style-name="T336">Akan tetapi, mereka tidak bisa melihat masa depan dan kita tidak boleh percaya dengan ramalan mereka, meskipun beberapa dari ramalannya ternyata menjadi kenyataan. Di masa lalu, mata-mata Amerika Serikat dan Uni Soviet saling bersaing satu sama lain dalam memahami telepati dan cara-cara supernormal lainnya dalam berkomunikasi. Seperti yang akan dijelaskan nanti, di masa yang tidak terlalu jauh ke depan, kekuatan dunia akan menggunakan jin untuk berkomu</text:span><text:soft-page-break/><text:span text:style-name="T336">nikasi satu sama lain, khususnya dalam soal <text:s/>intelijen. Akan tetapi, adalah hal yang berbahaya untuk menjalin kontak dan berkomunikasi dengan jin atau ruh jahat, karena makhluk semacam itu bisa dengan mudahnya memberikan pengaruhnya dan mengendalikan mereka yang mencarinya. </text:span></text:p>
      <text:p text:style-name="P126">Seorang teman yang bekerja sebagai psikiatri mengisahkan catatan sebagai berikut: </text:p>
      <text:p text:style-name="P127">Saya diundang pada ajang nekromantik<text:note text:id="ftn3" text:note-class="footnote"><text:note-citation>3</text:note-citation><text:note-body><text:p text:style-name="P17">Pen. Praktik pemanggilan hantu atau arwah</text:p></text:note-body></text:note> <text:span text:style-name="T337">dalam sebuah rumah di Samsun (sebuah provinsi di utara Turki). Saudara yang paling muda mengatur piala dan huruf-huruf di atas meja. Satu dari teman yang hadir mengundang ruh halus dari mendiang kakeknya. Setelah beberapa panggilan, seorang laki-laki nampak. <text:s/>Ketika kami mendesak bertanya siapa ia, dia kemudian menjawab: “</text:span><text:span text:style-name="T41">Setan.</text:span><text:span text:style-name="T337">” Kami kemudian begitu kagum. <text:s/>Beberapa saat kemudian, saya bertanya mengapa dia muncul meskipun kami tidak pernah memanggilnya. Dia kemudian menuliskan di atas meja dengan piala itu: “</text:span><text:span text:style-name="T42">Makanya saya datang!</text:span><text:span text:style-name="T337">” Saya bertanya padanya apakah Ia percaya kepada Allah. Dia menulis “</text:span><text:span text:style-name="T43">tidak!</text:span><text:span text:style-name="T337">” Ketika saya bertanya apakah dia percaya kepada Rasulullah, sekali lagi dia menulis, “</text:span><text:span text:style-name="T43">tidak!</text:span><text:span text:style-name="T337">”</text:span><text:span text:style-name="T41"> </text:span><text:span text:style-name="T338">Saya kemudian membacakan padanya beberapa kutipan dari buku yang membahas mengenai keberadaan Allah. Ketika saya membaca: “</text:span><text:span text:style-name="T43">Sebuah pabrik dengan <text:s/></text:span><text:span text:style-name="T44">berbagai macam kecanggihan merujuk pada insinyur yang merancang <text:s/>dan membuatnya,</text:span><text:span text:style-name="T338">” dia menulis: “</text:span><text:span text:style-name="T97">Benar</text:span><text:span text:style-name="T339">”; namun ketika saya membacakan: “</text:span><text:span text:style-name="T98">demikian pula alam semesta dengan segala planet-planet dan khususnya bumi dengan semua tanaman-tanaman dan binatang-binatang di dalamnya menandakan keberadaan Allah,</text:span><text:span text:style-name="T339">” </text:span><text:span text:style-name="T341">dia menuliskan: “</text:span><text:span text:style-name="T99">Tidak!</text:span><text:span text:style-name="T341">” Ini berlanjut untuk beberapa saat, </text:span><text:span text:style-name="T342">dan saya membacakan padanya dari </text:span><text:span text:style-name="T100">Jawshan al-Kabir</text:span><text:span text:style-name="T339"> (</text:span><text:span text:style-name="T44">Baju Zirah Maha Besar</text:span><text:span text:style-name="T339">), sebuah kumpulan doa-doa kepada Allah. Ketika saya membacanya, maka piala bergerak di atas meja. Beberapa saat kemudian dia menulis: “</text:span><text:span text:style-name="T45">hentikan omong kosong tersebut! </text:span><text:span text:style-name="T353">Ketika saya terus membacanya, dia tidak bisa lagi bertahan dan kemudian melarikan diri. </text:span></text:p>
      <text:p text:style-name="P128">Seperti halnya pengalaman supernormal semacam itu, pengamatan dari beberapa dokter pada saat-saat kematian juga membuktikan keberadaan ruh serta makhluk gaib. Apa yang dikatakan oleh Bedri Ruhselman dalam Ruh ve Kainat (<text:span text:style-name="T354">ruh dan alam semesta</text:span>) <text:span text:style-name="T354">dari seorang dokter sangat sesuai dengan pengamatan dari sekelompok dokter dari Belanda, yang telah diterbitkan di surat kabar. Seorang dokter mengisahkan:</text:span></text:p>
      <text:p text:style-name="P129"><text:soft-page-break/>Istriku sedang sakit. Ketika <text:span text:style-name="T355">sedang menuju kematiannya, dua benda yang menyerupai dua awan turun ke dalam kamar dan melayang-layang di atas kepalanya. Beberapa saat kemudian sebuah wujud nampak, yang terhubung dengan istriku pada bagian tengkuk dengan sebuah kabel dan berkibar. Ini berlanjut selama lima jam. Pada akhirnya, kabel itu kemudian putus dan wujud tadi, yakni ruh, kemudian pergi. Ini adalah akhir dari kehidupan istriku. </text:span></text:p>
      <text:h text:style-name="P201" text:outline-level="2">Mimpi</text:h>
      <text:p text:style-name="P20">Ketika kamu tidur dengan matamu tertutup, <text:span text:style-name="T356">telingamu tuli, bibirmu </text:span><text:span text:style-name="T548">membisu</text:span><text:span text:style-name="T356">, dan tangan serta kakimu tidak bergerak, bagaimana kamu bisa bepergian, bertemu dengan orang-orang, dan melakukan banyak hal dalam beberapa menit atau bahkan beberapa detik? Ketika kamu bangun di pagi hari, kamu merasa sangat terpengaruh oleh pengalaman beberapa saat tersebut. Meskipun Freud dan para pengikutnya mengaitkan kepada alam bawah sadar, kepada pikiran dan kehendak, rangsangan dan pengalaman masa lalu, bagaimana kamu menjelaskan mimpi yang mengabarkan kepadamu kejadian di masa yang akan datang yang mana kamu belum pernah mengalaminya atau bahkan pernah memikirkannya? Bagaimana kita bermimpi? Bagian mana dari tubuh kita atau diri kita yang mengalami mimpi itu? Mengapa kita bermimpi hanya untuk beberapa detik? Bagaimana (dan mengapa) kita bisa mengingat apa yang kita mimpikan? Semua ini dan banyak pertanyaan serupa adalah sebuah teka-teki yang menunggu untuk dipecahkan oleh ilmu pengetahuan. </text:span></text:p>
      <text:p text:style-name="P73">Terkadang ketika sedang bermimpi, alam bawah sadar kita (yang dinamakan pikiran dan kehendak, rangsangan, dan pengalaman masa lalu) akan dimunculkan secara tidak sadar. <text:span text:style-name="T357">Kita bisa saja sakit atau lapar, atau menghadapi persoalan yang tidak terselesaikan. Imajinasi akan memberikan wujud kepada penyimpangan dari tabiat yang buruk, atau pikiran akan mengingat kejadian yang menarik di masa lampau dan akan memberikannya wujud yang baru dan berbeda. Semua mimpi-mimpi tersebut saling campur aduk; mereka memiliki makna tertentu, namun tidak semuanya pantas untuk ditafsirkan. Sebagai contoh, jika kita memakan makanan bergaram sebelum tidur, kita akan bermimpi bahwa kita akan tidur-tiduran di atas kolam; jika kita pergi ke tempat tidur dengan keadaan marah, maka kita akan bermimpi sedang berkelahi dengan yang lainnya. </text:span></text:p>
      <text:p text:style-name="P74">Jika kita tidak mengetahui bagaimana menafsirkan mimpi, maka <text:s/><text:soft-page-break/>mimpi yang benar akan dikacaukan atau diganti dengan mimpi yang kacau tersebut. Sebagai contoh, meskipun mimpi yang dikatakan oleh firaun kepada Nabi Yusuf, <text:span text:style-name="T548">keselamatan atasnya</text:span>, adalah benar, namun orang-orangnya mengatakan mimpi-mimpi <text:span text:style-name="T548">tersebut </text:span>adalah mimpi yang kacau (tidak bermakna).<text:note text:id="ftn4" text:note-class="footnote"><text:note-citation>4</text:note-citation><text:note-body><text:p text:style-name="P10">Sang raja berkata: “[dalam mimpiku] saya melihat <text:span text:style-name="T358">tujuh ekor sapi yang gemuk ditelan oleh satu ekor yang kurus, dan tujuh tangkai daun jagung dan (tujuh) tangkai daun jagung yang kering. Wahai penasihatku, katakan padaku tafsir <text:s/>dari mimpiku, jika kamu bisa memahami makna dari mimpi.</text:span>” <text:span text:style-name="T359">Mereka menjawab: “itu adalah mimpi yang kacau. Kami sama sekali tidak pandai dalam menafsirkan mimpi yang kacau.”... (Nabi Yusuf) berkata: “kamu harus menanam, seperti biasanya, tujuh tahun lamanya. Tinggalkan gandum yang kamu tuai kecuali sedikit untuk kamu makan. Sesudah itu akan datang tujuh tahun yang amat sulit, yang akan menghabiskan apa yang kamu simpan untuk menghadapinya, kecuali sedikit dari bibit gandum yang akan kamu simpan. Kemudian itu akan datang tahun yang padanya manusia diberi hujan (dengan cukup) dan di masa mereka memeras anggur.” (</text:span><text:span text:style-name="T581">Al-Quran </text:span><text:span text:style-name="T359">12:43-44, 47-49)</text:span></text:p></text:note-body></text:note> </text:p>
      <text:p text:style-name="P75">Mimpi yang benar. Satu jenis mimpi yang tidak ada sangkut pautnya dengan alam bawah sadar. Mimpi semacam itu membawa pesan yang penting: <text:span text:style-name="T360">entah itu berita yang benar dari Allah, yang mendorong kita untuk berbuat baik dan membimbing kita, atau sebuah peringatan tentang kejahatan yang telah kita lakukan. Mimpi semacam itu, yang kita sebut mimpi yang benar, adalah sangat jelas dan tidak bisa dilupakan. </text:span></text:p>
      <text:p text:style-name="P76">Beberapa mimpi yang benar akan berisi berita tentang masa depan. Untuk memahami hakikat dan cara kerja mimpi semacam itu, tinjau hal-hal berikut: </text:p>
      <text:p text:style-name="P77">Sebagai kitab hakikat—maknanya—sudah ada sebelum ia ditulis, dalam bentuk yang nyata, segala sesuatu memiliki wujud <text:span text:style-name="T361">dari keberadaan </text:span>yang <text:span text:style-name="T361">hakiki dalam pengetahuan Allah sebelum ia nampak di dunia ini. Para filsuf Islam menyebut bentuk hakiki ini sebagai “rancangan”. Ketika Allah berkehendak untuk mengirimkannya ke dunia ini, melalui perwujudan kebijaksanaan-Nya dan kekuasaan-Nya beserta nama-nama Allah yang sesuai, Dia memakaikannya dengan tubuh material. Antara dunia rancangan Allah (di mana ilmu Allah terwujudkan) dengan dunia ini terdapat dunia lainnya—dunia dari wujud non-materi dan simbol-simbol. Di sana, segala hal hadir dalam bentuknya yang ideal atau sebagai simbol-simbol, dan konsep serta perubahan waktu sama sekali berbeda dengan pasangannya yang hadir di sini. Para pemimpi akan menemukan atau menerima simbol-simbol ini secara berbeda, berdasarkan faktor-faktor semacam </text:span><text:soft-page-break/><text:span text:style-name="T361">waktu dan ruang, budaya, dan bahkan karakteristik nasional dan individual. </text:span></text:p>
      <text:p text:style-name="P78">Ketika kita tidur, ruh kita <text:span text:style-name="T362">akan naik ke </text:span><text:span text:style-name="T549">alam </text:span><text:span text:style-name="T362">simbol ini tanpa melepaskan seluruh hubungannya dengan badan.</text:span><text:span text:style-name="T362"><text:note text:id="ftn5" text:note-class="footnote"><text:note-citation>5</text:note-citation><text:note-body><text:p text:style-name="P11">Selama bermimpi, ruh akan terus melangsungkan hubungannya melalui sebuah sambungan/tali</text:p></text:note-body></text:note></text:span><text:span text:style-name="T362"> Ia akan memasuki dimensi yang berbeda dari keberadaan, di mana masa lalu, masa sekarang, dan masa yang akan datang telah digabungkan. Sebagai hasilnya, kita akan mengalami kejadian di masa lalu atau akan menyaksikan sesuatu di masa akan datang. Akan tetapi, karena hal-hal di </text:span><text:span text:style-name="T549">alam </text:span><text:span text:style-name="T362">tersebut hadir dalam bentuknya yang ideal dan berupa simbol-simbol, maka ruh biasanya akan menerima simbol-simbol yang membutuhkan penafsiran. </text:span></text:p>
      <text:p text:style-name="P79">Sebagai contoh, <text:span text:style-name="T363">air yang jernih di sana bisa saja berhubungan dengan pengetahuan di dunia ini. Jika kamu melihat </text:span><text:span text:style-name="T549">harta</text:span><text:span text:style-name="T363">mu yang terbuang percuma, maka itu bisa ditafsirkan bahwa kamu bisa saja akan mendapatkan uang dengan cara yang benar; jika </text:span><text:span text:style-name="T549">harta </text:span><text:span text:style-name="T363">yang terbuang adalah milik yang lain, maka itu berarti bahwa uang akan datang padamu dalam cara yang tidak benar. Seperti yang disebutkan dalam surah Yusuf, sapi yang gemuk bisa berarti satu tahun yang penuh dengan hasil panen, sementara sapi yang kurus berarti satu tahun yang penuh dengan kesulitan. <text:s/>Metafora, kiasan, dan ibarat semacam ini yang ditemukan di </text:span><text:span text:style-name="T549">dalam</text:span><text:span text:style-name="T363"> Al-Quran dan kata-kata para Nabi, dan terkadang pada orang-orang </text:span><text:span text:style-name="T549">awam</text:span><text:span text:style-name="T363">, akan memberikan sebuah kunci yang penting dalam penafsiran mimpi. Beberapa mimpi yang benar akan nampak sangat jelas sehingga tidak memerlukan penafsiran. </text:span></text:p>
      <text:p text:style-name="P80">Karena waktu diukur secara berbeda dalam kedua dunia ini, dan karena ruh sifatnya lebih aktif ketika kita sedang bermimpi, orang-orang yang besar yang membebaskan ruh mereka, hingga tahap-tahap tertentu, akan dapat berjalan dalam jarak yang jauh dalam waktu yang singkat ketimbang orang-orang biasa. </text:p>
      <text:p text:style-name="P80">Banyak dari orang-orang yang memiliki mimpi yang benar. Sebagai contoh: </text:p>
      <text:list xml:id="list3028272100" text:style-name="L5">
        <text:list-item>
          <text:p text:style-name="P215">Mimpi Abraham Lincoln di malam sebelum dia dibunuh adalah cukup terkenal. <text:span text:style-name="T364">Dia memimpikan pembantu-pembantu di dalam gedung putih berlarian ke sana kemari, mengatakan satu sama lain bahwa Tuan Lincoln telah terbunuh. Dia kemudian bangun dengan rasa penasaran dan menghabiskan harinya dengan tidak mudah. Meskipun adanya peringatan, namun dia pergi ke teater dan kemudian dibunuh.</text:span></text:p>
        </text:list-item>
        <text:list-item>
          <text:p text:style-name="P216"><text:soft-page-break/><text:span text:style-name="T365">Mimpi Eisenhower beberapa saat sebelum pendaratan di Normandia pada bulan Juni tahun 1944 mengubah jalan cerita dari perang dunia pertama. Beberapa hari sebelum tanggal di mana dia memutuskan untuk melakukan pendaratan, dia memimpikan bahwa sebuah badai yang besar datang dan membalikkan kapal-kapal pendaratan. Ini menyebabkan ia kemudian memajukan tanggal pendaratan. Sejarah mencatat bahwa </text:span><text:span text:style-name="T550">mimpinya</text:span><text:span text:style-name="T365"> ini terbukti benar.</text:span></text:p>
        </text:list-item>
        <text:list-item>
          <text:p text:style-name="P217">Ibu dari Anne Ostrovsky, seorang pengarang Rusia, melihat banyak kejadian dari perang Jerman-Rusia lima tahun sebelum perang dunia kedua pecah. Mimpinya kemudian diterbitkan dalam banyak surat kabar.</text:p>
        </text:list-item>
        <text:list-item>
          <text:p text:style-name="P218">Beberapa penemuan dalam bidang sains dan teknologi telah dilihat pertama kali dalam mimpi. Elias Howe, ketika ingin mencoba memahami bagaimana cara memasangkan benang pada mesin jahit, dia memimpikan bahwa dia adalah seorang tahanan dari sebuah suku di Afrika yang menginginkan ia untuk memasang benang pada mesin jahit. Dalam rasa ketakutan akan kematian dan rasa penasaran, dia kemudian melihat sebuah lubang pada ujung tombak dari kepala suku. Dia kemudian bangun dan membuat sebuah tombak kecil dengan sebuah lubang pada salah satu ujungnya. Niels Bohr, ketika sedang mempelajari struktur atom, memimpikan planet-planet yang terhubung dengan matahari dengan benang dan membuatnya bergerak mengelilinginya. Ketika bangun, dia kemudian membayangkan kemiripan antara apa yang dia mimpikan dengan struktur atom.</text:p>
        </text:list-item>
      </text:list>
      <text:p text:style-name="P81">Banyak mimpi-mimpi yang benar lainnya telah meramalkan kejadian di masa yang akan datang atau hasil yang diperoleh pada bidang sains dan teknologi. <text:span text:style-name="T366">Namun contoh ini sudah cukup untuk menunjukkan bahwa mimpi adalah hasil dari perjalanan ruh ke bagian terdalam dari keberadaan (yakni dunia dari wujud non-materi serta simbol-simbol) dan dari penerimaan sinyal di dalamnya. </text:span></text:p>
      <text:p text:style-name="P82">Terakhir, mimpi memberikan bukti yang kuat bagi keberadaan dunia non-materi demikian juga pengetahuan Allah serta takdir-Nya. Jika Allah yang maha kuasa sebelumnya tidak menentukan dan tidak pernah mencatat segala kejadian di “<text:span text:style-name="T22">Lauh Mahfuz</text:span>,” maka bagaimana kita akan diberitakan mengenai kejadian di masa yang akan datang? Juga, mimpi menunjukkan bahwa jalannya waktu adalah sangat berbeda berdasarkan pengukuran dari kedua dunia. <text:s/></text:p>
      <text:h text:style-name="P201" text:outline-level="2">Malaikat-malaikat dan Fungsi-Fungsinya</text:h>
      <text:p text:style-name="P83"><text:soft-page-break/>Para malaikat diciptakan dari cahaya. Kosakata bahasa Arab untuk malaikat adalah <text:span text:style-name="T22">malak</text:span>. Berdasarkan pada akar katanya, malak artinya adalah pembawa pesan, wakil, duta, <text:span text:style-name="T367">pengurus, dan pribadi yang sangat <text:s/>kuat. Arti dari akar katanya juga bisa dimaknai sebagai turun dari tempat yang tinggi. Malaikat membangun hubungan antara dunia makrokosmik dengan dunia material, membawa perintah Allah, mengarahkan tindakan dan kehidupan dari makhluk (dengan izin Allah), dan menyatakan ibadah mereka pada alam mereka. </text:span></text:p>
      <text:p text:style-name="P84">Memiliki raga yang halus dan terbuat dari cahaya, malaikat bergerak dengan sangat cepat dan dapat ditemukan di semua alam keberadaan. Mereka bisa saja menempatkan diri mereka pada pelupuk mata kita atau pada tubuh makhluk lainnya untuk mengamati tindakan-tindakan Allah. Mereka juga bisa naik ke dalam hati para nabi dan para wali untuk memberikan mereka ilham dan petunjuk. Petunjuk semacam itu biasanya datang dari Allah, namun terkadang juga datang dari para malaikat. </text:p>
      <text:p text:style-name="P85">Beberapa binatang, seperti lebah, bertindak berdasarkan ilham dari Allah.<text:span text:style-name="T459"> Ilmu pengetahuan memastikan bahwa binatang diarahkan oleh rangsangan, namun tidak bisa menjelaskan rangsangan semacam apa itu, dan bagaimana ia bekerja</text:span>. Ilmuwan berusaha untuk menemukan bagaimana kawanan burung yang bermigrasi akan menemukan jalurnya, bagaimana belut muda yang menetas di perairan Eropa akan menemukan jalannya menuju perairan nenek moyangnya di Pasifik. Bahkan jika kita mengaitkan ini dengan informasi yang disandikan pada DNA, akan tetapi informasi ini juga sudah pasti berasal dari Allah, yang mengetahui segala hal, mengatur alam semesta, dan menentukan para malaikat untuk mengarahkan kehidupan para ciptaan-Nya. Jika ilmu pengetahuan mengatakan bahwa kita tidak harus mempertanyakan keberadaan gaya-gaya tak kasat mata tersebut sebagai hukum pertumbuhan pada makhluk hidup, adalah lebih ilmiah lagi untuk mengaitkan gaya-gaya tersebut ke para malaikat, yang merupakan hamba Allah yang istimewa. </text:p>
      <text:p text:style-name="P85">Segala sesuatu yang hadir, entah itu sebagai individu atau sebagai spesies, memiliki identitas yang kolektif <text:span text:style-name="T368">dan melakukan tindakan yang unik dan universal. Setiap bunga akan menunjukkan pola yang istimewa serta kesimetrian dan mengucapkan, dalam lidah tumbuhan, nama dari Sang Pencipta yang terwujudkan padanya. Seluruh bumi akan melakukan pemuliaan seakan-akan ia </text:span><text:span text:style-name="T551">merupakan</text:span><text:span text:style-name="T368"> sekuntum bunga. Samudra yang luas dari pelataran langit akan menyanjung dan memuliakan </text:span><text:span text:style-name="T551">Sang</text:span><text:span text:style-name="T368"> Pencipta yang </text:span><text:soft-page-break/><text:span text:style-name="T368">mulia dari alam semesta, melalui matahari, bulan, dan bintang-bintang. Bahkan benda-benda yang padat keras, meskipun dari luar tidak hidup dan tidak memiliki kesadaran, akan melakukan fungsi yang penting dalam pemuliaan terhadap Allah. Para malaikat akan mewakili benda-benda non-materi pada dimensi paling dalam dari segala sesuatu, dan menyatakan </text:span><text:span text:style-name="T551">penyembahan</text:span><text:span text:style-name="T368"> mereka. Sebagai kebalikannya, benda-benda </text:span><text:span text:style-name="T551">non-materi</text:span><text:span text:style-name="T368"> ini adalah wakil-wakil, </text:span><text:span text:style-name="T551">tempat tinggal, dan masjid </text:span><text:span text:style-name="T368"><text:s/>dari para <text:s/>malaikat </text:span><text:span text:style-name="T551">di dunia ini. </text:span></text:p>
      <text:p text:style-name="P86">Terdapat berbagai macam tingkatan dari malaikat. Satu kelas akan terlibat dengan peribadatan terus-menerus; sementara yang lainnya beribadat melalui bekerja. Para malaikat pekerja ini memiliki fungsi yang menyerupai profesi manusia, misalnya penggembala atau petani. Dengan kata lain, permukaan bumi ibarat sebuah peternakan, dan para malaikat yang ditunjuk akan mengawasi seluruh spesies-spesies di dalamnya melalui perintah dari Allah, dengan izin dan kekuasaan serta kekuatannya, dan untuk kemulia<text:span text:style-name="T597">a</text:span>nnya. Setiap spesies binatang juga diawasi oleh <text:span text:style-name="T369">malaikat dengan jumlah yang lebih sedikit yang ditunjuk untuk bertindak seperti halnya penggembalanya. </text:span></text:p>
      <text:p text:style-name="P87">Permukaan bumi juga laksana lahan yang dapat ditanami <text:span text:style-name="T370">di mana semua tanaman akan dituai. Malaikat lain ditunjuk untuk mengawasi semua dari mereka dalam nama Allah yang maha kuasa dan dengan kekuasaannya. Malaikat dengan kedudukan yang lebih rendah akan beribadah dan akan memuliakan Allah yang maha kuasa dengan mengawasi spesies tertentu dari tanaman. Malaikat Mikhail, </text:span><text:span text:style-name="T552">keselamatan atasnya</text:span><text:span text:style-name="T370">, salah satu </text:span><text:span text:style-name="T552">dari malaikat </text:span><text:span text:style-name="T370">yang memikul singgasana Allah</text:span><text:span text:style-name="T370"><text:note text:id="ftn6" text:note-class="footnote"><text:note-citation>6</text:note-citation><text:note-body><text:p text:style-name="P12">Ini merupakan <text:span text:style-name="T371">kedudukan paling tinggi, yang Allah berikan sebagai tabir bagi-Nya dalam mengawasi seluruh ciptaan-Nya. </text:span></text:p></text:note-body></text:note></text:span><text:span text:style-name="T370">, akan mengawasi para malaikat dengan kelas tertinggi. </text:span></text:p>
      <text:p text:style-name="P88">Malaikat yang fungsinya sebagai penggembala atau petani <text:span text:style-name="T372">sama sekali tidak memiliki kemiripan dengan manusia yang menjadi penggembala dan petani, karena </text:span><text:span text:style-name="T552">pengawasan</text:span><text:span text:style-name="T372"> </text:span><text:span text:style-name="T552">mereka </text:span><text:span text:style-name="T372">semata-mata untuk mencari ker</text:span><text:span text:style-name="T552">eda</text:span><text:span text:style-name="T372">an <text:s/>Allah, dalam nama-Nya, dan oleh kekuasaan dan perintah-Nya. Mereka mengamati perwujudan dari kemahakuasaan Allah pada spesies yang ditunjuk untuk mereka awasi, mempelajari perwujudan kekuasaan Allah dan kemurahan-Nya pada spesies tersebut, melakukan komunikasi perintah Allah kepada spesies itu melalui inspirasi, dan mengatur segala tindakan mereka yang dilakukan secara sukarela. </text:span></text:p>
      <text:p text:style-name="P89"><text:soft-page-break/>Pengawasan <text:s/><text:span text:style-name="T553">mereka </text:span>terhadap tanaman, secara khusus, terdiri dari <text:span text:style-name="T553">menyatakan </text:span>dalam lidah <text:span text:style-name="T553">malaikat </text:span><text:span text:style-name="T373">pemuliaan </text:span><text:span text:style-name="T553">tanaman dengan menggunakan lidah mereka</text:span><text:span text:style-name="T373">. Dengan kata lain, malaikat ini akan menyatakan pujian dan sanjungan yang diberikan oleh seluruh tanaman terhadap </text:span><text:span text:style-name="T554">Sang Pencipta Y</text:span><text:span text:style-name="T373">ang </text:span><text:span text:style-name="T554">M</text:span><text:span text:style-name="T373">aha </text:span><text:span text:style-name="T554">M</text:span><text:span text:style-name="T373">ulia </text:span><text:span text:style-name="T554">di </text:span><text:span text:style-name="T373">sepanjang hidup mereka. Para malaikat ini juga akan mengatur dan mempekerjakan fungsi-fungsi dari tanaman dengan benar dan mengarahkannya untuk tujuan tertentu. Para malaikat akan melakukan pelayanan tersebut melalui kehendak parsial mereka dan merupakan sejenis penyembahan dan pemujaan.</text:span><text:span text:style-name="T373"><text:note text:id="ftn7" text:note-class="footnote"><text:note-citation>7</text:note-citation><text:note-body><text:p text:style-name="P13">Said Nursi mengatakan bahwa mereka memiliki sebagian kehendak, seperti halnya ditunjukkan oleh reaksi mereka terhadap pernyataan Allah pada mereka bahwa Dia akan memiliki seorang wali di muka bumi <text:span text:style-name="T554">(Pen. <text:s/>dan malaikat kemudian mempermasalahkannya)</text:span>. Kehendak parsial ini, bagaimanapun juga, tidak akan membuat atau membolehkan mereka untuk menentang perintah Allah. Dalam keadaan seperti itu kehendak mereka masih lebih lemah ketimbang kehendak yang kita miliki. </text:p></text:note-body></text:note></text:span><text:span text:style-name="T373"> <text:s/>Mereka tidak memulai atau menciptakan tindakan mereka, karena segala sesuatu akan memberikan </text:span><text:span text:style-name="T554">stempel secara khusus </text:span><text:span text:style-name="T373">terhadap Sang Pencipta segala sesuatu. Hanya Allah yang bisa menciptakan. Secara singkat, apapun yang malaikat lakukan adalah ibadah, dengan demikian itu tidak akan sama dengan tindakan yang biasa dari umat manusia. </text:span></text:p>
      <text:p text:style-name="P90">Karena hanya ada satu malaikat yang mewakili setiap jenis dari makhluk ciptaan-Nya dan mempersembahkan pelayanannya serta penyembahannya pada <text:s/>peradilan Allah, maka apa yang Rasulullah, salawat dan salam <text:span text:style-name="T554">kepadanya</text:span>, katakan tentang para malaikat seluruhnya sangat beralasan dan benar. Berdasarkan <text:span text:style-name="T554">apa </text:span>yang Rasulullah katakan, ada malaikat yang memiliki <text:s/>40 ribu kepala, masing-masing kepala memiliki 40 ribu mulut, dan masing-masing mulut akan melakukan pemujaan dengan 40 ribu lidah yang ada padanya. </text:p>
      <text:p text:style-name="P91">Hadis dari Rasulullah ini menandakan bahwa para malaikat melakukan pelayanan secara universal, dan beberapa dari makhluk ciptaan di alam akan beribadah kepada Allah dengan 40 ribu kepala dalam 40 ribu cara. Kubah langit, sebagai contoh, akan memuja Sang Pencipta yang maha mulia <text:span text:style-name="T555">melalui</text:span> matahari dan bintang-bintangnya; bumi, meskipun hanya sebuah tubuh yang tunggal, akan menyembah dengan ribuan kepalanya, masing-masing dengan ribuan mulutnya, yang masing-masing terdiri ribuan lidah. Jadi hadis ini merujuk pada malaikat yang mewakili bumi dalam <text:span text:style-name="T555">sebuah alam</text:span> <text:span text:style-name="T555">pada </text:span>dimensi paling dalam dari segala <text:s/>sesuatu (<text:span text:style-name="T374">dunia </text:span><text:soft-page-break/><text:span text:style-name="T374">dari tubuh non-materi</text:span>). </text:p>
      <text:p text:style-name="P92">Sang pencipta yang maha mulia dari istana penciptaan yang maha luas akan mempekerjakan empat jenis dari pekerja: para malaikat dan makhluk-makhluk gaib lainnya; benda-benda tidak hidup dan pa<text:span text:style-name="T375">r</text:span>a tumbuhan, <text:span text:style-name="T376">yang merupakan hamba yang paling rendah derajatnya yang bekerja tanpa mendapatkan upah; para binatang, yang melayani tanpa memiliki kesadaran dengan balasan yang kecil dari makanan dan kesenangan; dan umat manusia, yang bekerja dengan kesadaran akan tujuan yang diberikan oleh </text:span><text:span text:style-name="T555">S</text:span><text:span text:style-name="T376">ang </text:span><text:span text:style-name="T555">P</text:span><text:span text:style-name="T376">encipta yang maha mulia. Laki-laki dan wanita belajar dari segala hal, dan mengawasi hamba dalam kelas yang lebih rendah dengan balasan yang diterimanya di sini dan di </text:span><text:span text:style-name="T556">akhirat nanti. </text:span><text:span text:style-name="T376"><text:s/></text:span></text:p>
      <text:p text:style-name="P93">Kelas paling pertama terdiri dari para malaikat. Makhluk ini tidak akan dinaikkan kedudukannya untuk apa yang mereka <text:span text:style-name="T557">kerjakan</text:span>, karena setiap dari <text:span text:style-name="T557">mereka</text:span> memiliki derajat yang sudah ditentukan dan akan menerima kesenangan tertentu dari pekerjaan mereka ditambah lagi cahaya dari ibadah yang mereka lakukan. Balasan mereka didapatkan dari pelayanan yang mereka lakukan. Seperti halnya kita <text:span text:style-name="T377">terpelihara dan mendapatkan kesenangan dari udara dan air, cahaya dan makanan, para malaikat akan terpelihara dan mendapatkan kesenangan dalam cahaya ketika mengingat dan menyembah, beribadah dan mengenal, serta mencintai Allah. Karena mereka </text:span><text:span text:style-name="T558">diciptakan</text:span><text:span text:style-name="T377"> dari cahaya, maka cahaya akan menopang mereka. Bahkan bau yang wangi, yang sangat dekat dengan cahaya, adalah santapan yang menyenangkan bagi mereka. Malahan, ruh yang bersih akan mendapatkan kesenangan <text:s/>dalam bau yang wangi. </text:span></text:p>
      <text:p text:style-name="P94">Para malaikat akan mendapat balasan mereka—kesenangan yang ditinggikan—akibat membawa perintah dari <text:span text:style-name="T558">Allah</text:span> yang mereka sembah, bekerja untuk kerid<text:span text:style-name="T598">h</text:span>aan-Nya, melakukan pelayanan dalam nama-Nya, dan melakukan pengawasan melalui penglihatan-Nya. Mereka mendapatkan kemuliaan melalui hubungan dengan-Nya, mengalami <text:span text:style-name="T378">pemurnian dari mempelajari kerajaan-Nya dalam dimensi materi dan non-materi, dan akan terpuaskan dengan mengamati kemurahan-Nya dan perwujudan dari kemuliaan-Nya. Derajat yang dinaikkan itu adalah begitu tinggi sehingga kita tidak dapat untuk bisa membandingkan atau memaknainya. </text:span></text:p>
      <text:p text:style-name="P95">Para malaikat tidak akan melakukan perbuatan dosa atau penentangan, karena mereka tidak memiliki jiwa yang dipengaruhi oleh <text:span text:style-name="T558">hawa nafsu </text:span><text:s/>yang harus di<text:span text:style-name="T379">lawan</text:span>. Mereka memiliki tempat yang tetap, sehingga tidak akan pernah naik atau turun dari kedudukannya. Mereka tidak akan meng<text:soft-page-break/>alami <text:span text:style-name="T380">sifat-sifat negatif seperti rasa cemburu, rasa kebencian, rasa permusuhan dan segala bentuk dosa dan sifat binatang yang biasa ditemukan pada manusia dan jin. Mereka tidak memiliki jenis kelamin, tidak pernah makan atau minum, tidak pernah merasakan lapar, haus, atau kelelahan. Meskipun mereka tidak mendapatkan balasan untuk ibadah yang mereka lakukan, namun mereka mendapatkan kesenangan khusus dengan menjalankan perintah dari Allah, merasakan kenikmatan karena dekat dengan-Nya, dan mendapatkan kesenangan spiritual dari ibadah yang mereka lakukan. Pemujaan, penyembahan, dan penyebutan nama Allah, dan pemuliaan terhadap-Nya merupakan pemelihara diri mereka, seperti halnya cahaya dan bau yang wangi. </text:span></text:p>
      <text:p text:style-name="P96"><text:span text:style-name="T558">Di sisi lain</text:span>, kita berjuang <text:span text:style-name="T558">melawan</text:span> jiwa kita yang selalu dikuasai oleh kejahatan dan setan. Sementara malaikat mengajak kita kepada bimbingan yang benar, menyadarkan kita dengan iman dan akhlak serta perbuatan baik, dan mengajak kita untuk melawan godaan setan <text:span text:style-name="T558">dan hawa nafsu kita</text:span>. Setan dan <text:span text:style-name="T558">hawa nafsu</text:span> akan terus menggoda kita. Kehidupan seseorang merupakan sejarah dari pergulatan terus-menerus antara petunjuk dari malaikat dan godaan dari setan. Inilah mengapa kita <text:span text:style-name="T381">bisa dinaikkan ke derajat yang paling tinggi atau direndahkan ke derajat </text:span><text:span text:style-name="T558">yang </text:span><text:span text:style-name="T381">paling rendah. Juga, inilah mengapa manusia-manusia pilihan, <text:s/>para Nabi dan wali, akan memiliki derajat yang lebih tinggi ketimbang malaikat yang paling agung, dan inilah mengapa orang-orang yang beriman lebih tinggi kedudukannya ketimbang malaikat biasa. Juga, meskipun para malaikat </text:span><text:span text:style-name="T558">lebih</text:span><text:span text:style-name="T381"> mengetahui Allah dan nama-nama dan sifat-sifat-Nya ketimbang kita, namun kita adalah pencerminan yang sempurna dari nama-nama Allah dan sifat-sifat Allah karena adanya indra kita sebagai manusia, kemampuan kita untuk menanggapi, serta tabiat kita yang begitu kompleks. </text:span></text:p>
      <text:p text:style-name="P97">Terdapat berbagai jenis malaikat. <text:span text:style-name="T382">Di samping mereka yang bertugas untuk mewakili untuk menyatakan dan mengawasi berbagai jenis spesies dan menghadirkan ibadah yang mereka lakukan terhadap Allah, terdapat </text:span><text:span text:style-name="T384">empat</text:span><text:span text:style-name="T382"> </text:span><text:span text:style-name="T383">malaikat <text:s/>Allah </text:span><text:span text:style-name="T384">yang membawa singgasana Allah.</text:span><text:span text:style-name="T384"><text:note text:id="ftn8" text:note-class="footnote"><text:note-citation>8</text:note-citation><text:note-body><text:p text:style-name="P14">Kita sama sekali tidak mengetahui apa itu singgasana Allah dan bagaimana itu dibawa. </text:p></text:note-body></text:note></text:span><text:span text:style-name="T384"> </text:span><text:span text:style-name="T383"><text:s/></text:span><text:span text:style-name="T384">Kelompok </text:span><text:span text:style-name="T385"><text:s/></text:span><text:span text:style-name="T386">malaikat lainnya dikenal dengan </text:span><text:span text:style-name="T46">Mala’-i A’la (Majelis tertinggi)</text:span><text:span text:style-name="T232">, </text:span><text:span text:style-name="T46">Nadiyy-i A’la (perkumpulan tertinggi)</text:span><text:span text:style-name="T232">, dan </text:span><text:span text:style-name="T46">Rafiq-i A’la (perserikatan tertinggi). </text:span><text:span text:style-name="T232">Malaikat khusus ditunjuk untuk menjaga surga dan neraka. Malaikat yang mencatat perbuatan dari hamba-hamba disebut sebagai Karimun Katibun </text:span><text:soft-page-break/><text:span text:style-name="T232">(catatan kemuliaan), dan seperti dicatat dalam sebuah hadis, 360 dari mereka bertanggung jawab dalam mengawasi kehidupan dari masing-masing orang beriman. Mereka </text:span><text:span text:style-name="T233">mengawasi apa yang mereka lakukan, khususnya <text:s/>selama masa bayi dan ketua sudah menua, berdoa bagi mereka, dan memohon kepada Allah untuk mengampuni mereka. Malaikat lainnya membantu orang-orang yang beriman selama masa peperangan dan menghadiri pertemuan yang menyanjung dan memuliakan Allah, serta mempelajari pertemuan yang diadakan bagi ker</text:span><text:span text:style-name="T276">e</text:span><text:span text:style-name="T233">daan Allah dan yang bermanfaat bagi orang banyak. </text:span></text:p>
      <text:p text:style-name="P98"><text:span text:style-name="T300">M</text:span><text:span text:style-name="T298">alaikat, khususnya yang bertugas mengatur rezeki, tidak akan memasuki rumah yang berisi patung-patung atau rumah di mana orang memelihara anjing</text:span><text:span text:style-name="T223">, dan menjauhi kontak yang dekat dengan orang yang terkena hadas atau kotoran atau wanita yang sedang menstruasi. Mereka juga menjauhi mereka yang memiliki napas yang tidak sedap (yang dihasilkan dari memakan bawang merah atau bawang putih atau dari merokok), dan tidak akan mengunjungi mereka yang merusakkan hubungan mereka dengan orang tua mereka dan keluarga mereka. </text:span></text:p>
      <text:p text:style-name="P98"><text:span text:style-name="T223">Meskipun Allah adalah maha kuasa dan dapat menjaga setiap orang dengan kekuasaan-Nya, namun dia bisa saja menunjuk malaikat untuk menjaga hamba-</text:span><text:span text:style-name="T277">hamba</text:span><text:span text:style-name="T223">-Nya. Untuk bisa mendapatkan penjagaan tersebut, orang-orang yang beriman harus </text:span><text:span text:style-name="T234">secara sukarela untuk melakukan apa yang baik dan mendirikan hubungan yang dekat dengan Allah yang maha kuasa.</text:span><text:span text:style-name="T301"> Mereka harus memiliki keimanan yang kuat kepada Allah dan semua pilar-pilar keimanan lainnya, tidak pernah meninggalkan salat lima waktu, menjalankan hidup yang disiplin, dan berlepas diri dari hal-hal yang tidak dibolehkan atau perbuatan dosa. </text:span></text:p>
      <text:p text:style-name="P99"><text:span text:style-name="T234">M</text:span><text:span text:style-name="T223">alaikat menolong orang-orang yang beriman selama perang Badar dan perang Uhud, dan juga selama penaklukan M</text:span><text:span text:style-name="T237">e</text:span><text:span text:style-name="T223">kkah. Mereka akan selalu menolong orang-orang yang beriman yang secara ikhlas berjuang di jalan Allah, tidak peduli ruang dan waktu. </text:span></text:p>
      <text:p text:style-name="P102"><text:span text:style-name="T223">Percaya kepada malaikat memiliki banyak keuntungan. Sebagai contoh, itu akan memberikan kita sedikit ketenangan dan menghilangkan kesepian dari diri kita. </text:span><text:span text:style-name="T235">Inspirasi yang diberikan oleh para malaikat akan menggairahkan kita, </text:span><text:span text:style-name="T236">akan mencerahkan kita secara intelektual, dan akan membuka cakrawala baru bagi pengetahuan dan pikiran </text:span><text:span text:style-name="T278">kita</text:span><text:span text:style-name="T236">. Sadar akan pengawasan yang terus menerus pada kita juga membantu kita untuk berlepas diri dari dosa dan perilaku yang tidak pantas. </text:span></text:p>
      <text:p text:style-name="P60"><text:soft-page-break/>Terdapat beberapa ayat Al-Quran, seperti berikut ini, untuk memahami para malaikat: </text:p>
      <text:p text:style-name="P60"><text:span text:style-name="T91">Demi <text:s/>malaikat-malaikat yang diutus membawa kebaikan, dan (malaikat-malaikat) yang terbang dengan kencangnya, dan (malaikat-malaikat) yang menyebarkan (rahmat Tuhannya) <text:s/>dengan seluas-luasnya, </text:span><text:span text:style-name="T92">dan (malaikat-malaikat) yang membedakan (antara yang hak dan yang batil) dengan sejelas-jelasnya, dan (malaikat-malaikat) yang menyampaikan wahyu, untuk menolak alasan-alasan atau memberi peringatan.</text:span><text:span text:style-name="T592"> (Al-Quran 77:1-6)</text:span><text:span text:style-name="T591"> </text:span></text:p>
      <text:p text:style-name="P195">Demi (malaikat-malaikat) yang mencabut (nyawa) dengan keras, dan (malaikat-malaikat) yang mencabut (nyawa) dengan lemah lembut, dan (malaikat-malaikat) yang turun dari langit dengan cepat, dan (malaikat-malaikat) yang mendahului dengan kencang, dan (malaikat-malaikat) yang mengatur urusan (dunia). <text:span text:style-name="T223">(Al-Quran 79:1-5) </text:span></text:p>
      <text:p text:style-name="P196">Pada malam itu turun malaikat-malaikat dan malaikat Jibril dengan izin Tuhannya untuk mengatur segala urusan<text:span text:style-name="T223">. (Al-Quran 97:4) </text:span></text:p>
      <text:p text:style-name="P197"><text:span text:style-name="T223">... </text:span><text:span text:style-name="T593">Api neraka yang bahan bakarnya adalah manusia dan batu, penjaganya malaikat-malaikat yang kasar, yang keras, yang tidak mendurhakai Allah terhadap apa yang diperintahkan-Nya, dan selalu mengerjakan apa yang diperintahkan.</text:span><text:span text:style-name="T294"> (Al-Quran 66:6) </text:span></text:p>
      <text:p text:style-name="P197"><text:span text:style-name="T594">Maha Suci Allah, sebenarnya (malaikat-malaikat itu), adalah hamba-hamba yang dimuliakan, mereka itu tidak mendahului-Nya dengan perkataan dan mereka mengerjakan perintah-perintah-Nya. </text:span><text:span text:style-name="T295">(Al-Quran 21:26-27) </text:span></text:p>
      <text:h text:style-name="Heading_20_2" text:outline-level="2">Jin dan Fungsi-Fungsinya</text:h>
      <text:p text:style-name="P193">Makna harfiah dari jin adalah “sesuatu yang tersembunyi atau tertutup dari pandangan.” Seperti yang sudah disebutkan sebelumnya, <text:span text:style-name="T387">jin berasal dari jenis makhluk gaib yang tidak terlihat. Sebuah surah yang pendek </text:span><text:span text:style-name="T559">di dalam</text:span><text:span text:style-name="T387"> Al-Quran dinamakan </text:span><text:span text:style-name="T559">untuk </text:span><text:span text:style-name="T387">mereka, dan di dalamnya kita memahami bahwa sekelompok jin mendengarkan Nabi Muhammad, salawat dan salam </text:span><text:span text:style-name="T559">kepadanya</text:span><text:span text:style-name="T387">, dan beberapa di antaranya kemudian beriman:</text:span></text:p>
      <text:p text:style-name="P198"><text:span text:style-name="T22">Katakanlah (hai Muhammad): “telah diwahyukan kepadaku bahwasanya: sekumpulan jin telah mendengarkan (Al-Quran), lalu mereka berkata: Sesungguhnya Kami telah mendengarkan Al-Quran yang menakjubkan, </text:span><text:span text:style-name="T93">(yang) memberi petunjuk kepada jalan yang benar, lalu kami beri</text:span><text:soft-page-break/><text:span text:style-name="T93">man kepadanya. Dan kami sekali-kali tidak akan mempersekutukan seorangpun dengan Tuhan kami, dan bahwasanya Maha Tinggi kebesaran Tuhan kami, Dia tidak beristri dan tidak (pula) beranak... </text:span><text:span text:style-name="T94">Dan sesungguhnya di antara kami ada orang-orang yang saleh dan di antara kami ada (pula) yang tidak demikian halnya. Adalah kami menempuh jalan yang berbeda-beda.</text:span><text:span text:style-name="T22">” </text:span><text:span text:style-name="T296">(Al-Quran </text:span><text:span text:style-name="T297">72:</text:span><text:span text:style-name="T296">1-3, 11)</text:span><text:span text:style-name="T238"> <text:s/></text:span></text:p>
      <text:p text:style-name="P130"><text:span text:style-name="T238">D</text:span><text:span text:style-name="T223">engan hal ini, </text:span><text:span text:style-name="T239">kita dapat memahami bahwa jin adalah makhluk yang sadar yang dibebani dengan kewajiban oleh Allah. Penemuan terbaru dalam bidang biologi membuat hal ini semakin jelas bahwa Allah menciptakan makhluk yang dikhususkan untuk </text:span><text:span text:style-name="T279">alamnya </text:span><text:span text:style-name="T239">masing-masing. Jin bisa saja diciptakan ketika bumi masih berada dalam keadaan yang dipenuhi api. Mereka diciptakan sebelum Adam dan Hawa, dan bertanggung jawab untuk melestarikan dan mengembangkan kehidupan di dunia. Meskipun kemudian Allah menggantikan mereka dengan kita, namun Dia tidak membebaskan mereka dari kewajiban agama. </text:span></text:p>
      <text:p text:style-name="P131"><text:span text:style-name="T239">A</text:span><text:span text:style-name="T223">l-Quran menyatakan bahwa </text:span><text:span text:style-name="T22">jin diciptakan dari api yang tidak berasap </text:span><text:span text:style-name="T223">(</text:span><text:span text:style-name="T290">Al-Quran </text:span><text:span text:style-name="T223">55:15). Dalam ayat yang lain, telah ditegaskan bahwa </text:span><text:span text:style-name="T22">api ini berasal dari angin yang menghanguskan </text:span><text:span text:style-name="T223">(</text:span><text:span text:style-name="T291">Al-Quran </text:span><text:span text:style-name="T223">15:27) dan </text:span><text:span text:style-name="T22">menembus sedalam bagian dalam dari tubuh manusia.</text:span><text:span text:style-name="T22"><text:note text:id="ftn9" text:note-class="footnote"><text:note-citation>9</text:note-citation><text:note-body><text:p text:style-name="P15">Kita tidak bisa memastikan apakah yang dimaksud oleh Al-Quran adalah energi atau hal semisal sinar-X ketika membahas tentang api yang menghembus, menembus, dan tidak berasap. </text:p></text:note-body></text:note></text:span></text:p>
      <text:p text:style-name="P132">Seperti malaikat, jin bergerak dengan sangat cepat dan tidak dibatasi oleh waktu dan ruang. Akan tetapi, karena ruh lebih aktif dan lebih cepat dari jin, mereka yang hidup pada tingkatan spiritual yang tinggi dan bisa berlepas dari batasan materi serta <text:span text:style-name="T388">kungkungan </text:span>ruang dan waktu, <text:span text:style-name="T389">dapat lebih cepat dan lebih aktif ketimbang mereka. </text:span><text:span text:style-name="T390">Sebagai contoh, Al-Quran mencatat bahwa </text:span><text:span text:style-name="T47">ketika Nabi Sulaiman ditanya siapa yang bisa membawa singgasana ratu Saba’ (Yaman), salah satu jin menjawab bahwa dia bisa membawa itu sebelum pertemuan berakhir dan nabi Sulaiman berdiri. Akan tetapi, seorang manusia yang diberi pengetahuan khusus oleh Allah menjawab: “Saya bisa membawa itu kepadamu <text:s/>lebih cepat dari kedipan mata,” dan dia kemudian melakukannya </text:span><text:span text:style-name="T390">(</text:span><text:span text:style-name="T579">Al-Quran </text:span><text:span text:style-name="T391">27:38-40</text:span><text:span text:style-name="T390">)</text:span><text:span text:style-name="T47">.</text:span></text:p>
      <text:p text:style-name="P133">Karena tidak ada yang sulit bagi Allah yang maha kuasa, Dia memberikan umat manusia, jin, dan malaikat dengan kekuasaan dan kekuatan yang sesuai dengan fungsi dan tugas mereka. Seperti halnya dia menggunakan malaikat untuk mengawasi pergerakan benda-benda langit, dia <text:soft-page-break/>mengizinkan <text:span text:style-name="T560">umat manusia </text:span>untuk mengatur bumi, menguasai materi, membangun peradaban, dan menciptakan teknologi. </text:p>
      <text:p text:style-name="P134">Kekuasaan dan kekuatan tidak dibatasi pada dunia fisik, tidak juga ia sebanding dengan ukuran tubuh. Kita bisa melihat bahwa hal-hal non-materi lebih kuat ketimbang entitas fisis yang sangat besar. Sebagai contoh, ingatan kita jauh lebih luas dan lebih lengkap ketimbang ruang yang besar. Tangan kita bisa menyentuh benda yang dekat, namun mata kita dapat menjangkau jarak yang jauh dalam seketika. Imajinasi kita bisa bebas dari ruang dan waktu secara serempak. Angin bisa mencabut akar pepohonan dan merusakkan bangunan yang besar. <text:s/>Sebuah tanaman yang masih muda <text:span text:style-name="T392">bisa tumbuh dan memecah batuan dan menjangkau sinar matahari. Kekuatan energi, yang keberadaannya diketahui dari pengaruh yang ditimbulkan, begitu nampak bagi setiap orang. Semua ini menunjukkan bahwa kekuatan sesuatu sama sekali tidak sebanding dengan ukuran fisiknya; melainkan dunia non-materi lebih mendominasi dunia fisik, dan entitas non-materi jauh lebih kuat ketimbang entitas materi.</text:span></text:p>
      <text:h text:style-name="Heading_20_2" text:outline-level="2">Malaikat dan Jin di Dunia Ini</text:h>
      <text:p text:style-name="P156"><text:s/><text:span text:style-name="T393">Malaikat dan jin dapat mengambil bentuk apa saja untuk kemudian muncul di dunia ini. Di sini, kita mengamati pergerakan segala sesuatu dari yang nampak menjadi tak nampak: </text:span><text:span text:style-name="T561">air </text:span><text:span text:style-name="T393">menguap dan menghilang di udara, benda padat berubah menjadi cair atau gas (uap), dan materi menjadi energi (reaksi fisi nuklir). Demikian pula, kita mengamati </text:span><text:span text:style-name="T394">pergerakan segala sesuatu dari yang tidak nampak menjadi yang nampak: gas berubah menjadi cairan, air yang menguap berubah menjadi hujan (demikian pula salju atau hujan es), dan energi berubah menjadi materi. Dengan cara yang sama, </text:span><text:span text:style-name="T393"><text:s/></text:span><text:span text:style-name="T394">buah pikiran yang tidak teraba serta makna yang ada </text:span><text:span text:style-name="T561">di </text:span><text:span text:style-name="T394">dalam kepala kita bisa kemudian dimunculkan dalam bentuk yang bisa diraba seperti tulisan dan kata-kata pada sebuah esai atau buku. </text:span></text:p>
      <text:p text:style-name="P163">Berdasarkan analogi tersebut, makhluk-makhluk tak kasat mata seperti malaikat dan jin, serta makhluk-makhluk gaib lainnya akan diberikan pakaian berupa substansi materi, seperti udara dan atau eter, sehingga kemudian bisa terlihat. <text:span text:style-name="T459">Berdasarkan Imam Shibli, Allah bisa saja </text:span><text:span text:style-name="T470">mengizinkan</text:span><text:span text:style-name="T459"> mereka untuk mengambil </text:span><text:span text:style-name="T470">sebuah wujud </text:span><text:span text:style-name="T459">ketika mereka mengucapkan nama Allah, karena fungsi ini seperti kunci atau visa untuk membolehkan mereka untuk mengambil </text:span><text:span text:style-name="T470">wujud </text:span><text:span text:style-name="T459">tertentu sehingga bisa terlihat di dunia ini.</text:span> Jika mereka melakukan hal tersebut tanpa izin dari Allah, dengan ber<text:soft-page-break/>sandar semata pada kemampuan mereka, maka mereka kemudian akan koyak menjadi potongan-potongan dan kemudian musnah.</text:p>
      <text:p text:style-name="P164"><text:span text:style-name="T395">Kita membaca di dalam Al-Quran 19:17 bahwa ruh yang dikirimkan oleh Allah ke dalam maryam (Ibu dari Isa), yang oleh beberapa ulama dikatakan sebagai malaikat Jibril, nampak padanya sebagai seorang manusia. </text:span><text:s/><text:span text:style-name="T395">Ketika Jibril </text:span><text:span text:style-name="T562">datang</text:span><text:span text:style-name="T395"> kepada Nabi Muhammad, salawat dan salam </text:span><text:span text:style-name="T562">kepadanya</text:span><text:span text:style-name="T395">, dengan wahyu atau pesan dari Allah, dia biasanya nampak sebagai seorang kesatria, seorang petualang, atau seorang sahabat yang bernama Dihya. Sebagai contoh, dia nampak sebagai seorang kesatria di atas punggung kuda menyusul berakhirnya perang Khandaq, dan berkata pada Rasulullah, salawat dan salam </text:span><text:span text:style-name="T562">kepadanya</text:span><text:span text:style-name="T395">: “</text:span><text:span text:style-name="T48">Ya Rasulullah, kamu sudah melepaskan baju zirahmu namun kami, para malaikat, sama sekali belum melakukannya. Allah memerintahkan padamu untuk berjalan menuju Banu Quraizah.</text:span><text:span text:style-name="T395">” </text:span><text:span text:style-name="T240">Suatu ketika dia datang sebagai seorang pengembara </text:span><text:span text:style-name="T241">yang berpakaian putih dan, agar supaya para sahabat lebih bisa menjalankan perintah agama, kemudian bertanya pada Nabi Muhammad pertanyaan semacam: </text:span><text:span text:style-name="T49">Apa itu iman? Apa itu Islam? Apa itu Ihsan (kesempurnaan dalam perbuatan)? Kapan hari kiamat tiba? </text:span></text:p>
      <text:p text:style-name="P135">Seperti halnya malaikat dan jin, Setan (yang juga adalah jin) bisa nampak dalam berbagai bentuk. Telah diriwayatkan bahwa sebelum perang Badar, dia nampak kepada pemimpin Quraisy sebagai seorang laki-laki tua yang berasal dari N<text:span text:style-name="T563">e</text:span>jd dan memberi nasihat kepada mereka. <text:span text:style-name="T396">Demikian pula, seorang sahabat sedang menjaga rampasan perang mendapati setan sedang mencuri beberapa barang. </text:span><text:span text:style-name="T397">Setan memohon kepada sahabat <text:s/>untuk melepaskannya, yang mana dipenuhinya, dua kali. Pada kali ketiga, sahabat mencoba membawanya kepada Rasulullah. Namun setan kemudian memohon: “</text:span><text:span text:style-name="T50">lepaskan saya, dan saya akan mengatakan padamu bagaimana cara melindungi dirimu terhadapku</text:span><text:span text:style-name="T397">.” Sang sahabat kemudian menanyakan bagaimana caranya, dan setan menjawab bahwa itu ada pada </text:span><text:span text:style-name="T50">ayat kursi </text:span><text:span text:style-name="T397">(</text:span><text:span text:style-name="T579">Al-Quran </text:span><text:span text:style-name="T397">2:255). Ketika diberitakan ini, Rasulullah, salawat dan salam </text:span><text:span text:style-name="T563">kepadanya</text:span><text:span text:style-name="T397">, berkata: </text:span><text:span text:style-name="T50">penjahat itu selalu berbohong, namun untuk kesempatan ini dia berkata yang benar</text:span><text:span text:style-name="T397">.</text:span></text:p>
      <text:p text:style-name="P136">Al-Quran telah mencatat bahwa sekelompok jin mendengarkan Rasulullah membacakan ayat Al-Quran dan ketika mereka kembali kepada orang-orang, berkata: “<text:span text:style-name="T22">wahai manusia! Sesungguhnya kami telah mendengarkan sebuah kitab yang diturunkan sesudah Musa. Menegaskan apa yang diturunkan sesudahnya, dan memandu kepada jalan yang benar dan </text:span><text:soft-page-break/><text:span text:style-name="T22">lurus</text:span>” (<text:span text:style-name="T579">Al-Quran </text:span>46:30). Surah tersebut kemudian berlanjut dengan apa yang mereka pikirkan tentang apa yang mereka dengar. Beberapa hadis mengatakan kepada kita bahwa Rasulullah, salawat dan salam <text:span text:style-name="T563">kepadanya</text:span>, membacakan beberapa bagian dari Al-Quran dan mendakwahkan pesan-pesannya kepada golongan jin. </text:p>
      <text:p text:style-name="P137">Jin juga bisa nampak dalam bentuk ular, kalajengking, unta, keledai, burung, dan binatang-binatang lainnya. Ketika Rasulullah, salawat dan salam <text:span text:style-name="T563">kepadanya</text:span>, menerima baiat dari golongan jin di lembah <text:span text:style-name="T22">Batn an-Nakhla </text:span>dia menginginkan mereka untuk nampak kepada <text:span text:style-name="T563">kaumnya</text:span> entah itu dalam wujud aslinya atau dalam wujud lain yang disetujui, <text:span text:style-name="T398">bukan dalam wujud binatang yang berbahaya seperti anjing atau kalajengking. Dia kemudian berkata </text:span><text:span text:style-name="T563">ke</text:span><text:span text:style-name="T398">pada umatnya: </text:span><text:span text:style-name="T51">“ketika kamu melihat binatang di dalam rumahmu, katakan </text:span><text:span text:style-name="T74">ke</text:span><text:span text:style-name="T51">padanya tiga kali: ‘demi ker</text:span><text:span text:style-name="T74">e</text:span><text:span text:style-name="T51">daan Allah, tingg</text:span><text:span text:style-name="T74">alkan</text:span><text:span text:style-name="T51"> tempat ini’ k</text:span><text:span text:style-name="T52">arena ia bisa saja jin yang bersahabat. Jika dia tidak pergi, maka itu bukanlah jin. Jika itu berbahaya, maka kamu harus membunuhnya.</text:span><text:span text:style-name="T51">” </text:span></text:p>
      <text:p text:style-name="P138">Para jin yang memberikan baiat kepada Rasulullah berjanji kepadanya: “<text:span text:style-name="T53">jika umatmu mengucapkan basmala (Dengan nama Allah yang maha pengasih lagi maha penyayang) sebelum melakukan segala sesuatu dan menutup makanan mereka, maka kami tidak akan menyentuh makanan atau minuman mereka.</text:span>” <text:span text:style-name="T399">Hadis lainnya mengatakan: [</text:span><text:span text:style-name="T53">ketika kamu </text:span><text:span text:style-name="T54">buang air kecil</text:span><text:span text:style-name="T399">] </text:span><text:span text:style-name="T54">jangan kamu membersihkan dirimu dengan tulang atau kotoran hewan yang kering, karena itu bisa saja jadi makanan bagi saudara-saudaramu dari golongan jin.</text:span></text:p>
      <text:h text:style-name="Heading_20_2" text:outline-level="2">Jin dan Uma<text:span text:style-name="T400">t</text:span> Manusia</text:h>
      <text:p text:style-name="P158"><text:span text:style-name="T566">Beberapa orang bisa saja </text:span><text:span text:style-name="T401">pergi menuju keadaan tidak sadar dan menjalin kontak </text:span><text:span text:style-name="T564">dengan makhluk yang berasal dari alam gaib</text:span><text:span text:style-name="T401">. <text:s/></text:span><text:span text:style-name="T402">Akan tetapi, </text:span><text:span text:style-name="T403">kita harus mengingat bahwa entah ini adalah malaikat atau jin, makhluk </text:span><text:span text:style-name="T206">gaib</text:span><text:span text:style-name="T403"> juga memiliki </text:span><text:span text:style-name="T565">syarat </text:span><text:span text:style-name="T403">tertentu bagi kehidupan mereka dan dibatasi oleh prinsip-prinsip dan batasan tertentu. </text:span><text:span text:style-name="T404">Untuk alasan ini, </text:span><text:span text:style-name="T405">seseorang yang bersentuhan dengan jin harus berhati-hati, karena </text:span><text:span text:style-name="T565">seseorang </text:span><text:span text:style-name="T405">bisa saja dipengaruhi oleh mereka dan kemudian dipermainkannya. </text:span></text:p>
      <text:p text:style-name="P165">Beberapa memastikan bahwa Mirza Ghulam Ahmad (1839-1908 <text:span text:style-name="T596">M</text:span>) <text:soft-page-break/>dari Qadian (India),<text:note text:id="ftn10" text:note-class="footnote"><text:note-citation>10</text:note-citation><text:note-body><text:p text:style-name="P16">Pendiri dari sekte Qadiyani (yang juga dikenal sebagai Ahmadiyya), yang sebagian besar umat muslim mengatakannya sebagai bid’ah atau bahkan keluar dari Islam</text:p></text:note-body></text:note> <text:span text:style-name="T406">telah jatuh ke dalam trik semacam itu. </text:span><text:span text:style-name="T407">Dia mencoba melayani Islam dengan berperang terhadap Yogisme Hindu melalui Fakirisme, namun kemudian jin jahat kemudian menguasainya. Pertama mereka membisikkan </text:span><text:span text:style-name="T567">ke</text:span><text:span text:style-name="T407">padanya bahwa ia adalah pembaharu (agama), kemudian dia adalah Mahdi (mesias), </text:span><text:span text:style-name="T408">dan ketika dia kemudian pada akhirnya berada di bawah pengaruh dan kendali mereka, mereka mengatakan kepadanya untuk menyatakan bahwa </text:span><text:span text:style-name="T567">dirinya </text:span><text:span text:style-name="T408">merupakan penjelmaan dari Allah. </text:span></text:p>
      <text:p text:style-name="P166">Dosa-dosa dan <text:span text:style-name="T567">kekotoran</text:span> akan mengundang pengaruh dari jin-jin jahat atau jin-jin kafir. Orang-orang dengan karakter yang lemah, mereka yang cenderung melankolis, dan mereka yang menjalani kehidupan yang sia-sia dan tidak disiplin, adalah target utama mereka. Jin jahat biasanya bersemayam di tempat-tempat pembuangan sampah atau tempat-tempat kotor lainnya, pemandian umum, atau di kamar mandi. </text:p>
      <text:p text:style-name="P167">Jin bisa menembus tubuh manusia bahkan lebih dalam dari sinar-X. <text:span text:style-name="T409">Mereka bisa menjangkau urat dan pembuluh atau bahkan titik pusat dari otak. Mereka bisa bertindak seperti laser, yang digunakan di mana saja mulai dari komputer hingga senjata nuklir, mulai dari pengobatan hingga komunikasi dan penyelidikan polisi dan untuk menghilangkan penghalang dalam pembuluh dan nadi kita. Jadi, dengan menganggap bahwa setan dan jin diciptakan dari api yang tidak berasap yang bisa menembus jauh ke dalam tubuh manusia, seperti radiasi atau energi radioaktif, kita bisa memahami <text:s/>makna dari Hadis nabi: </text:span><text:span text:style-name="T55">setan bergerak di dalam pembuluh darah manusia. </text:span></text:p>
      <text:p text:style-name="P139">Jin bisa saja membahayakan tubuh dan akan mengakibatkan <text:span text:style-name="T410">penyakit fisik dan fisiologis. </text:span><text:span text:style-name="T411">Mungkin adalah ide yang bagus bagi otoritas medis untuk meninjau jin sebagai penyebab tipe kanker tertentu, </text:span><text:span text:style-name="T471">karena kanker sifatnya adalah ketidakteraturan dan penyakit di dalam tubuh yang dapat kita gambarkan sebagai sel-sel yang anarkis. Mungkin jin bisa saja telah berdiam pada bagian tubuh tersebut dan kemudian merusak struktur sel-selnya. </text:span></text:p>
      <text:p text:style-name="P159"><text:span text:style-name="T280">Meskipun </text:span><text:span text:style-name="T281">ilmu pengetahuan</text:span><text:span text:style-name="T280"> tidak menerima keberadaan makhluk </text:span><text:span text:style-name="T204">gaib</text:span><text:span text:style-name="T280"> dan membatasi dirinya pada </text:span><text:span text:style-name="T281">alam </text:span><text:span text:style-name="T280">materi, kita bisa menganggap bahwa adalah yang pantas untuk mempertimbangkan kemungkinan bahwa jin-jin jahat memainkan peran pada beberapa penyakit mental semacam skizofrenia. </text:span><text:span text:style-name="T302">Kita terus-menerus mendengar kasus-kasus di mana mereka yang </text:span><text:soft-page-break/><text:span text:style-name="T303">menderita penyakit mental, </text:span><text:span text:style-name="T304">epilepsi, atau bahkan kanker, bisa sembuh dengan membacakan doa-doa tertentu.</text:span><text:span text:style-name="T282"> Kasus-kasus tersebut sangat serius dan signifikan, </text:span><text:span text:style-name="T283">dan tidak bisa diabaikan atau dihilangkan dengan mengaitkannya dengan sugesti atau oto-sugesti. Ketika sains pada akhirnya menerima keberadaan dimensi metafisis dan pengaruh dari kekuatan metafisis, mereka yang menerapkannya akan bisa menghilangkan banyak halangan dan akan membuat banyak kemajuan yang besar dan membuat sedikit kesalahan. </text:span></text:p>
      <text:p text:style-name="P160"><text:span text:style-name="T284">Saat ini, pintu ke dalam </text:span><text:span text:style-name="T285">alam </text:span><text:span text:style-name="T284">metafisis agak sedikit dibuka. Kita baru saja </text:span><text:span text:style-name="T285">berada </text:span><text:span text:style-name="T284">pada permulaan dalam menjalin kontak dengan Jin dan </text:span><text:span text:style-name="T205">makhluk gaib yang jahat</text:span><text:span text:style-name="T284">. Akan tetapi, suatu saat </text:span><text:span text:style-name="T285">nanti </text:span><text:span text:style-name="T284">kita akan merasakan </text:span><text:span text:style-name="T205">banyak kendala sehingga masuk ke dalam alam </text:span><text:span text:style-name="T284">ini untuk menyelesaikan banyak dari masalah mereka yang berkaitan dengan dunia ini. </text:span></text:p>
      <text:p text:style-name="P140">Al-Quran berkata bahwa <text:span text:style-name="T22">Allah menganugerahkan kepada <text:s/>anak cucu Ibrahim kitab, kebijaksanaan, dan kerajaan yang mulia </text:span>(<text:span text:style-name="T579">Al-Quran </text:span>4:54). Kerajaan yang mulia terwujud secara sempurna melalui Nabi Daud dan Sulaiman, <text:span text:style-name="T568">keselamatan atas mereka</text:span>. <text:span text:style-name="T412">Nabi Sulaiman </text:span><text:span text:style-name="T413">tidak hanya memerintah kepada manusia, namun <text:s/>juga kepada golongan jin dan makhluk gaib lainnya, hewan, dan juga angin: </text:span><text:span text:style-name="T56">Allah menundukkan padanya makhluk gaib, beberapa di antaranya menyelam untuk mendapatkan mutiara dan melakukan pekerjaan lainnya </text:span><text:span text:style-name="T414">(</text:span><text:span text:style-name="T580">Al-Quran </text:span><text:span text:style-name="T414">21:82). Sulaiman memiliki pasukan dari golongan jin dan burung-burung, dan dia mempekerjakan jin pada banyak <text:s/>pekerjaan: </text:span><text:span text:style-name="T57">dia membuatkan padanya apa yang dia kehendaki: sinagog, istana, kolam permandian dan air panas yang berada di bawah tanah </text:span><text:span text:style-name="T415">(</text:span><text:span text:style-name="T580">Al-Quran </text:span><text:span text:style-name="T415">34:13); dan </text:span><text:span text:style-name="T58">angin juga ditundukkan kepadanya</text:span><text:span text:style-name="T416">; <text:s/></text:span><text:span text:style-name="T58">jalurnya pada siang hari adalah perjalanan selama satu bulan dan jalurnya pada sore hari juga adalah perjalanan <text:s/>selama satu bulan </text:span><text:span text:style-name="T416">(</text:span><text:span text:style-name="T581">Al-Quran </text:span><text:span text:style-name="T416">34:12). Seperti yang sudah ditegaskan sebelumnya, </text:span><text:span text:style-name="T58">singgasana dari ratu Saba’ dibawa dari Yaman ke Yerusalem oleh jin dalam masa sekedipan mata </text:span><text:span text:style-name="T416">(</text:span><text:span text:style-name="T581">Al-Quran </text:span><text:span text:style-name="T416">27:40)</text:span><text:span text:style-name="T414">.</text:span></text:p>
      <text:p text:style-name="P141">Ayat yang berhubungan dengan kerajaan Sulaiman merujuk pada batasan bagi manusia dalam menggunakan jin dan makhluk gaib. Ayat itu juga menunjukkan bahwa suatu saat <text:span text:style-name="T568">nanti</text:span> kita bisa menggunakan mereka pada banyak pekerjaan, khususnya dalam berkomunikasi. <text:span text:style-name="T459">Adalah hal mungkin juga jika mereka bisa dipekerjakan dalam <text:s/>urusan keamanan, dalam pertambangan dan pekerjaan <text:s/>logam, bahkan dalam kajian ruang angkasa dan riset sejarah. Karena jin bisa hidup hingga 1000 tahun, maka me</text:span><text:soft-page-break/><text:span text:style-name="T459">reka bisa digunakan dalam membangun fakta-fakta sejarah. </text:span><text:bookmark text:name="Bookmark 2 ini cara hidup seribu tahun"/></text:p>
      <text:h text:style-name="Heading_20_2" text:outline-level="2">Setan dan Umat Manusia</text:h>
      <text:p text:style-name="P168">Jin-jin yang kita kenal sebagai setan diciptakan dari api. <text:span text:style-name="T417">Sebelum kepatuhan dan keikhlasannya diuji melalui Adam, dia telah berada dalam kelompok malaikat, bertindak dan beribadah seperti halnya yang mereka lakukan. Tidak seperti malaikat, yang bagaimanapun juga, tidak akan membangkang terhadap Allah (</text:span><text:span text:style-name="T581">Al-Quran </text:span><text:span text:style-name="T417">66:6), setan (yang disebut iblis sebelum dilakukan pengujian tersebut) adalah </text:span><text:span text:style-name="T418">bebas untuk memilih jalur yang ditempuh oleh perilakunya. Ketika Allah mengujinya dan para malaikat dengan memerintahkan mereka untuk sujud kepada Adam, benih </text:span><text:span text:style-name="T419">dalam dirinya yang angkuh kemudian berkembang dan menenggelamkan dirinya. Dia membalas dengan keangkuhannya: “</text:span><text:span text:style-name="T59">Saya lebih baik ketimbang dirinya. Kamu menciptakan saya dari api, </text:span><text:span text:style-name="T60">sementara dia Engkau ciptakan dari tanah</text:span><text:span text:style-name="T419">” </text:span><text:span text:style-name="T420">(</text:span><text:span text:style-name="T581">Al-Quran </text:span><text:span text:style-name="T420">38:78). </text:span></text:p>
      <text:p text:style-name="P169">Mengapa setan diciptakan? Setan diciptakan untuk tujuan yang penting. Jika setan, yang terus-menerus berusaha <text:span text:style-name="T421">menggoda</text:span> kita, tidak pernah ada, maka penciptaan kita sama sekali tidak bermakna dan sia-sia. <text:s/><text:span text:style-name="T421">Allah memiliki hamba-hamba yang tidak terhitung jumlahnya yang tidak pernah membangkang <text:s/>sehingga hanya mengerjakan apa yang dikatakan kepada mereka. Kenyataannya, keberadaan Allah yang memiliki banyak nama yang indah serta sifat-sifat yang mulia dikehendaki bukan karena adanya kebutuhan yang ditimbulkan oleh faktor luar, akan tetapi karena sifat-sifat hakikat dari nama-nama-Nya, yang mana harus terwujudkan. Dia mewujudkan semua dari nama-nama-Nya melalui umat manusia. </text:span></text:p>
      <text:p text:style-name="P170">Karena Dia memiliki kehendak, dia juga memberikan kita akal sehingga kita bisa membedakan <text:span text:style-name="T569">antara</text:span> kebaikan dari kejahatan. Sebagai tambahan, Allah memberikan kita banyak kapasitas. Kemampuan kita untuk mengembangkan kapasitas ini dan perjuangan kita untuk memilih antara yang baik dan yang jahat membuat kita untuk mengalami perjuangan terus-menerus di dalam diri kita serta dunia di sekitar kita. Seperti halnya Allah mengirimkan elang untuk menangkap burung pipit sehingga burung pipit bisa mengembangkan <text:span text:style-name="T569">kemampuannya</text:span> untuk melepaskan diri, Dia juga menciptakan setan dan mengizinkannya untuk menggoda kita sehingga kemampuan kita untuk mengatasi godaan akan mengangkat derajat kita secara spiritual dan menguatkan keinginan baik kita. <text:span text:style-name="T422">Seperti halnya rasa lapar akan memacu manusia dan binatang untuk berusaha lebih lanjut dan </text:span><text:soft-page-break/><text:span text:style-name="T422">menemukan cara baru untuk pemenuhannya, <text:s/>dan ketakutan akan mengilhami pertahanan, maka godaan dari setan akan membuat kita untuk mengembangkan potensial kita dan menjaga kita dari dosa. </text:span></text:p>
      <text:p text:style-name="P171">Para malaikat tidak akan pernah naik derajatnya secara spiritual karena setan tidak pernah menggoda mereka dan mengakibatkan mereka untuk menyimpang. Binatang memiliki tabiat yang tetap, sehingga tidak akan mencapai derajat yang lebih tinggi atau lebih rendah. Hanya umat manusia yang bisa mengganti posisi mereka secara spiritual. </text:p>
      <text:p text:style-name="P172">Terdapat perjalanan spiritual yang panjang di antara kedudukan dari para Nabi dan wali hingga ke kedudukan orang-orang seperti Firaun dan Namrud. Dengan demikian, itu tidak bisa dipastikan bahwa penciptaan setan adalah sebuah kejahatan. Meskipun setan pada hakikatnya jahat dan melayani banyak tujuan yang penting,<text:span text:style-name="T459"> penciptaan yang dilakukan oleh Allah meliputi seluruh alam semesta dan harus dimengerti dalam hubungannya dengan hasil, tidak hanya ditinjau dari tindakan itu sendiri. Apapun yang Allah lakukan atau ciptakan adalah baik dan indah pada dirinya sendiri atau dalam pengaruhnya. <text:s/>Sebagai contoh, hujan dan api adalah sangat berguna namun akan mengakibatkan bahaya yang besar jika disalahgunakan.</text:span> Sehingga, seseorang tidak bisa memastikan bahwa penciptaan api dan air seluruhnya tidak baik. Demikian pula dengan penciptaan setan. Tujuan utamanya adalah untuk membuat potensi kita berkembang, menguatkan keinginan kita dengan menahan godaannya, dan kemudian menaikkan kita ke derajat yang lebih tinggi. </text:p>
      <text:p text:style-name="P192">Untuk dalil-dalil yang dikemukakan oleh beberapa orang bahwa setan menggiring banyak orang untuk menjadi kafir dan kemudian mendapatkan hukuman di neraka, maka saya menjawab: </text:p>
      <text:p text:style-name="P173">Pertama, meskipun setan diciptakan untuk tujuan baik dan universal, namun banyak orang kemudian dikelabui olehnya. <text:span text:style-name="T459">Namun setan hanya bisa membisikkan dan mendorong kita; dia tidak bisa memaksa kamu untuk jatuh dalam kejahatan dan dosa.</text:span> Jika kamu sangat lemah sehingga janji-janji palsunya kemudian menipumu, dan kamu membiarkan dirimu untuk terseret ke bawah, maka kamu akan mendapatkan hukuman dari Allah akibat menyalahgunakan <text:span text:style-name="T423">kapasitas penting yang diberikan oleh Allah yang membolehkan kamu untuk mengembangkan kemampuanmu dan terangkat ke derajat yang lebih tinggi. Kamu harus menggunakan akalmu, yang membuatmu menjadi manusia <text:s/>dan memberikan kamu posisi tertinggi dalam penciptaan, <text:s/>dengan tepat dan untuk memajukan kemampuan in</text:span><text:soft-page-break/><text:span text:style-name="T423">telektualmu serta evolusi spiritualmu. Jika tidak, maka kamu harus menyalahkan anugerah akal yang diberikan padamu yang kemudian menyalahkan posisimu sebagai manusia. </text:span></text:p>
      <text:p text:style-name="P174">Kedua, karena kualitas adalah lebih penting ketimbang kuantitas, maka kita harus menilai secara kualitatif, alih-alih kuantitatif dalam membuat keputusan. Sebagai contoh, <text:span text:style-name="T424">100 benih tanaman hanya berharga 10 sen jika tidak ditanam. </text:span><text:span text:style-name="T472">Jika hanya 20 dari 100 benih yang tumbuh menjadi pepohonan akibat 80 lainnya dirusak akibat terlalu banyak air, dapatkah kita berdali</text:span><text:span text:style-name="T473">h</text:span><text:span text:style-name="T472"> bahwa adalah sebuah kejahatan untuk menanam dan memberikan air pada benih?</text:span><text:span text:style-name="T424"> Saya pikir semua kita pasti setuju bahwa adalah keseluruhannya baik untuk memiliki 20 pohon sebagai ganti terhadap 20 bibit, karena 20 pohon tersebut akan menghasilkan 20 ribu tanaman. </text:span></text:p>
      <text:p text:style-name="P175">Demikian pula, 100 ekor burung merak mungkin saja hanya berharga beberapa puluh dolar. Namun jika hanya 20 butir yang menetas dan sisanya tidak, apakah ada yang akan mengatakan bahwa adalah sebuah kesalahan untuk mempertaruhkan 80 butir telur menjadi rusak untuk menggantinya dengan 20 ekor merak? Kebalikannya, adalah hal yang sepenuhnya baik untuk memiliki 20 merak dengan membuang 80 butir telur, karena 20 merak tersebut akan menetaskan telur yang lebih banyak lagi. </text:p>
      <text:p text:style-name="P176">Demikian pula dengan umat manusia. Dengan berperang melawan setan <text:s/>dan kejahatan yang mereka bisikkan, banyak orang-orang yang hina <text:span text:style-name="T425">dan tak berguna </text:span>telah “jatuh” sebagai ganti <text:span text:style-name="T425">lahirnya ratusan ribu nabi-nabi, jutaan wali-wali, dan miliaran laki-laki <text:s/>dan perempuan yang menghasilkan kebijaksanaan dan pengetahuan, ketulusan dan moral yang baik. Semua ini adalah matahari, bulan, bintang-bintang dari dunia umat manusia. </text:span></text:p>
      <text:p text:style-name="P177">Bagaimana setan berusaha menggoda umat manusia. Pikiran jahat yang tiba-tiba, <text:span text:style-name="T426">angan-angan, dan ide jahat biasanya adalah hasil dari godaan setan. Seperti halnya baterai yang memiliki dua kutub, hati manusia (dengan menggunakan istilah “kita” yang kita maksudkan adalah kedudukan atau pusat dari kecerdasan spiritual) juga memiliki dua titik pusat atau kutub. Satu memperoleh inspirasi dari malaikat, </text:span><text:span text:style-name="T427">dan yang lainnya sangat rentan dengan godaan setan. </text:span></text:p>
      <text:p text:style-name="P178">Ketika orang-orang yang beriman memperdalam iman dan penghambaan mereka, dan jika <text:span text:style-name="T428">mereka seksama dan hati-hati dalam perasaan, maka setan akan menggoda mereka dalam berbagai arah. </text:span><text:span text:style-name="T429">Dia tidak akan menguji mereka yang mengikutinya secara sukarela dan memanjakan diri mereka dengan hal-hal yang fana, namun biasanya akan mencari mereka yang ren</text:span><text:soft-page-break/><text:span text:style-name="T429">dah hati, orang-orang beriman yang saleh yang berusaha mencoba untuk naik ke kedudukan spiritual yang tinggi. Dia akan membisikkan ide-ide yang baru dan orisinal bagi orang-orang kafir yang penuh dosa, atas nama kekafiran, dan mengajarkan mereka bagaimana berjuang melawan agama yang benar dan pengikut-pengikutnya. </text:span></text:p>
      <text:p text:style-name="P179">Kita membaca dalam Al-Quran 7:17 bahwa <text:span text:style-name="T61">ketika Allah mengutuk setan karena pembangkangan dan kecongkakannya, setan meminta untuk penangguhan hingga hari kiamat sehingga ia bisa menggoda umat manusia. Allah mengizinkannya untuk melakukannya, seperti yang sudah disebutkan sebelumnya, dan setan <text:s/>menjawab: “Maka aku akan datang kepada mereka dari depan dan dari belakang, dari kiri dan dari kanan, <text:s/>dan Engkau tidak akan mendapati sebagian besar dari mereka dalam keadaan bersyukur.” </text:span></text:p>
      <text:p text:style-name="P142">Ayat ini bermaksud bahwa setan akan melakukan apapun yang bisa dia lakukan untuk menggoda kita. <text:span text:style-name="T430">Kita adalah makhluk yang paling kompleks, </text:span><text:span text:style-name="T431">karena Allah mewujudkan semua nama-nama-Nya pada diri kita. Dunia ini adalah ajang untuk pengujian, </text:span><text:span text:style-name="T432">di mana kita akan ditempa sehingga kita bisa mengabdi sebagai pencerminan dari Allah </text:span><text:span text:style-name="T433">dan akan mendapatkan balasan berupa kebahagiaan yang abadi. </text:span><text:span text:style-name="T434">Allah akan menganugerahi kita dengan berbagai macam perasaa</text:span><text:span text:style-name="T435">n, kemampuan, dan potensi untuk </text:span><text:span text:style-name="T436">dilatih</text:span><text:span text:style-name="T435"> dan dikembangkan. </text:span><text:span text:style-name="T436">Jika perasaan dan kemampuan tertentu (misalnya kecerdasan, marah, bersyukur, keras kepala, dan nafsu) tidak dilatih </text:span><text:span text:style-name="T437">dan diarahkan kepada tujuan mulia akan tetapi disalahgunakan, dan jika kehendak alami kita dan sifat kebinatangan tidak dibatasi dan dipenuhi dengan cara yang benar, maka mereka akan mengakibatkan bahaya bagi kita di sini dan di hari kemudian. </text:span></text:p>
      <text:p text:style-name="P143">Setan menghampiri kita dari kiri dan berusaha, dengan menggunakan sisi kebinatangan kita serta perasaan dan kemampuan kita, membimbing kita ke dalam dosa dan kejahatan. <text:span text:style-name="T474">Ketika dia menghampiri kita dari depan, dia akan membuat kita berputus asa tentang masa depan, </text:span><text:span text:style-name="T475">membisikkan bahwa hari kiamat tidak akan pernah datang, dan apapun yang agama katakan tentang hari kiamat semata-mata fiksi. </text:span><text:span text:style-name="T438">Dia juga menyarankan bahwa agama sudah kadalu</text:span><text:span text:style-name="T439">w</text:span><text:span text:style-name="T438">arsa dan usang, sehingga tidak berguna bagi </text:span><text:span text:style-name="T440">orang-orang yang hidup di masa sekarang atau di masa </text:span><text:span text:style-name="T569">yang</text:span><text:span text:style-name="T440"> akan datang. Ketika dia datang kepada kita dari belakang, dia berusaha membuat kita untuk mengingkari kenabian dan hal-hal lainnya yang penting bagi keimanan, </text:span><text:span text:style-name="T441">seperti keberadaan dan keesaan Allah, kitab-kitab Allah dan para malaikat. </text:span><text:soft-page-break/><text:span text:style-name="T441">Melalui godaan dan bujukannya, setan berusaha merusak secara sepenuhnya hubungan kita dengan agama dan memimpin kita ke dalam dosa. </text:span></text:p>
      <text:p text:style-name="P144">Setan hanya bisa menggoda orang-orang beriman yang saleh dengan mendatangi mereka dari kanan dan menguji mereka dengan ego dan kebanggaan. Dia membisikkan bahwa mereka adalah orang-orang beriman yang mulia, dan secara perlahan membawa mereka untuk jatuh melalui <text:span text:style-name="T442">berbangga diri dan keinginan untuk dipuji atas perbuatan baik mereka. Sebagai contoh, jika orang-orang yang beriman melaksanakan </text:span><text:span text:style-name="T443">salat tahajjud </text:span><text:span text:style-name="T444">secara kelewatan dan mengatakan hal itu kepada orang lain sehingga mereka memujinya, dan jika mereka mengaitkan pencapaian mereka serta perbuatan baik mereka </text:span><text:span text:style-name="T445">kepada mereka sendiri dan mengkritik orang lain secara rahasia, maka mereka akan jatuh ke dalam pengaruh setan. Ini merupakan ujian yang berbahaya bagi orang-orang yang beriman, </text:span><text:span text:style-name="T446">jadi <text:s/>mereka harus terus-menerus waspada pada taktik ini. </text:span></text:p>
      <text:p text:style-name="P145">Cara lain dari setan adalah dengan membuat hal-hal yang tidak penting seolah-olah penting, dan demikian pula sebaliknya. <text:span text:style-name="T447">Jika orang-orang yang beriman </text:span><text:span text:style-name="T448">berdebat di masjid mengenai hal-hal yang tidak penting, seperti apakah seseorang bisa menggunakan tasbih dalam memuji Allah sesudah salat lima waktu, sementara anak-anak mereka di rumah telah terseret ke dalam kekafiran dan materialisme atau tenggelam ke dalam lumpur </text:span><text:span text:style-name="T570">kerusakan moral</text:span><text:span text:style-name="T448">, maka setan telah menggoda mereka. </text:span></text:p>
      <text:p text:style-name="P146">Jika setan tidak bisa menggoda orang-orang mukmin, dia akan membisikkan pikiran yang kacau serta angan-angan kepada mereka. <text:span text:style-name="T459">Sebagai contoh, </text:span><text:span text:style-name="T476">dengan mengaitkan beberapa ide dengan ide lainnya, maka dia akan membuat orang-orang beriman </text:span><text:span text:style-name="T477">menjadi tidak bersyukur kepada Allah, atau membayangkan kekafiran atau pembangkangan.</text:span><text:span text:style-name="T449"> Jika </text:span><text:span text:style-name="T450">mereka mendiamkan pikiran tersebut, setan akan mengusik mereka</text:span><text:span text:style-name="T478"> hingga mereka jatuh ke dalam keraguan tentang keimanan mereka atau menjadi putus asa karena menjalankan kehidupan yang saleh. </text:span></text:p>
      <text:p text:style-name="P147">Cara lainnya adalah dengan membuat orang-orang mukmin yang saleh untuk meragukan kebenaran atau keabsahan tata cara peribadahan mereka. Sebagai contoh: apakah saya sudah melaksanakan salat saya dengan benar? Apakah saya mencuci tangan atau wajah saya <text:s/>secara sempurna <text:s/>ketika berwudu? Sudah berapa kali saya mencuci bagian tubuh yang harus dibasuh? </text:p>
      <text:p text:style-name="P147"><text:span text:style-name="T451">Orang-orang <text:s/>beriman yang diusik dengan pikiran tiba-tiba tersebut, angan-angan, dan keraguan harus mengetahui bahwa hal tersebut tidak di</text:span><text:soft-page-break/><text:span text:style-name="T451">sengaja dan hati kita sama sekali tidak terlibat di dalamnya. </text:span><text:span text:style-name="T452">Seperti halnya bajak laut yang menyerang kapal harta karun, pencuri membobol orang kaya, dan negara yang kuat berusaha untuk mengendalikan negara yang lemah, setan berusaha untuk menggunakan bujukan jahatnya untuk membahayakan mereka. Hati orang-orang beriman menjadi bermasalah. <text:s/>Ini menyerupai demam, ketika suhu tubuh naik, maka antibodi terbentuk dalam darah si pasien untuk menghalangi atau menghancurkan bakteri-bakteri yang berbahaya atau kuman-kuman. Demikian pula, mereka yang memiliki hati yang berpenyakit akan berusaha melawan. </text:span></text:p>
      <text:p text:style-name="P148">Ini menunjukkan bahwa pikiran dan rayuan seperti itu tidak berasal dari, dan tidak diterima atau diambil oleh hati kita. Jadi, seperti halnya cerminan dari sesuatu yang kotor bukanlah kekotoran dan tidak akan membuat kamu merasa tercemar, dan seperti halnya cerminan dari ular tidak akan menggigit, membayangkan kekafiran tidak sama dengan kekafiran itu sendiri, dan membayangkan diri kamu mencaci-maki tidak sama dengan caci maki. <text:s/>Adalah hal yang setara untuk <text:span text:style-name="T453">mengatakan bahwa bujukan setan adalah berguna, karena mereka akan membuat orang-orang beriman selalu siap untuk melawan godaan dan meneruskan perjuangan mereka terhadap </text:span><text:span text:style-name="T571">hawa nafsu</text:span><text:span text:style-name="T453"> dan setan. Ini akan mengakibatkan mereka untuk membuat perkembangan secara spiritual. </text:span></text:p>
      <text:p text:style-name="P149">Bagaimana melawan godaan setan. Kenyataannya, Al-Quran 4:76 mengatakan kepada kita bahwa <text:span text:style-name="T62">godaan setan sangatlah lemah</text:span><text:span text:style-name="T454">. </text:span><text:span text:style-name="T455">Itu menyerupai sarang laba-laba yang nampak ketika kamu berjalan di antara dua dinding. Itu tidak akan membuatmu untuk berhenti, dan kamu tidak boleh untuk mempedulikannya. Dia akan menggoda atau membisikkan serta menghadirkan perbuatan yang penuh dosa dalam sebuah “</text:span><text:span text:style-name="T63">bungkusan yang penuh tipuan</text:span><text:span text:style-name="T455">” sehingga orang-orang yang beriman </text:span><text:span text:style-name="T456">tidak boleh untuk menerima “</text:span><text:span text:style-name="T64">pemberiannya</text:span><text:span text:style-name="T456">”</text:span><text:span text:style-name="T343">. Ketika dia membisikkan pikiran jahat, orang-orang beriman harus mengetahui bahwa ini merupakan strategi yang paling <text:s/>lemah dan paling akhir dan berusaha menanganinya sebisa mungkin. Jika mereka memberikan perhatian kepada bisikan tersebut, maka mereka bisa saja dikalahkan. Seperti halnya seorang komandan yang dikalahkan oleh rasa takutnya, dia mengirimkan pasukan ke dua sayap dan meninggalkan bagian tengah menjadi rentan, orang-orang beriman akan menghabiskan kekuatan </text:span><text:span text:style-name="T344">mereka </text:span><text:span text:style-name="T343"><text:s/>dalam keteguhan </text:span><text:span text:style-name="T344">dan ketetapan dalam memerangi setan <text:s/>dan </text:span><text:span text:style-name="T350">hawa nafsu </text:span><text:span text:style-name="T344">mereka ketika mereka berkonsentrasi pada bisikan tersebut. Pada akhirnya, mereka tidak bisa bertahan dalam pertempuran yang </text:span><text:soft-page-break/><text:span text:style-name="T344">sesungguhnya. </text:span></text:p>
      <text:p text:style-name="P150"><text:span text:style-name="T344">U</text:span><text:span text:style-name="T340">ntuk membebaskan dirimu dari godaan setan, maka jauhkan dirimu dari kedekatan dengan godaan setan dan dosa. <text:s/></text:span><text:span text:style-name="T345">Ketidakpedulian dan pengabaian terhadap ibadah merupakan undangan bagi “</text:span><text:span text:style-name="T101">panah-panah</text:span><text:span text:style-name="T345">” setan. Al-Quran menegaskan: </text:span><text:span text:style-name="T101">bagi yang penglihatannya suram </text:span><text:span text:style-name="T102">dalam mengingat Dia yang maha pemurah, maka kami akan menunjuk kepadanya setan yang akan menjadi pembimbingnya </text:span><text:span text:style-name="T346">(</text:span><text:span text:style-name="T351">Al-Quran </text:span><text:span text:style-name="T346">43:36). </text:span><text:span text:style-name="T347">Mengingat Allah yang maha pemurah, kejadian-kejadian yang suci dan penting, dan menjalankan kehidupan spiritual yang penuh kesalehan akan menjaga kita </text:span><text:span text:style-name="T348">dari serangan setan. Sekali lagi, <text:s/>Al-Quran menyarankan: </text:span><text:span text:style-name="T105">Dan jika kamu ditimpa suatu godaan setan, maka berlindung lah kepada Allah. Sesungguhnya Allah Maha Mendengar lagi Maha Mengetahui. Sesungguhnya orang-orang yang bertakwa bila mereka ditimpa was-was dari setan, mereka ingat kepada Allah, maka ketika itu juga mereka melihat kesalahan-kesalahannya. </text:span><text:span text:style-name="T348">(</text:span><text:span text:style-name="T351">Al-Quran </text:span><text:span text:style-name="T348">7:200-</text:span><text:span text:style-name="T352">20</text:span><text:span text:style-name="T348">1). </text:span></text:p>
      <text:p text:style-name="P151"><text:span text:style-name="T348">R</text:span><text:span text:style-name="T340">asulullah, salawat dan salam </text:span><text:span text:style-name="T350">kepadanya</text:span><text:span text:style-name="T340">, menganjurkan: “</text:span><text:span text:style-name="T96">Ketika kamu sedang marah, maka duduklah; jika kamu berdiri maka duduklah; berbaringlah </text:span><text:span text:style-name="T104">atau </text:span><text:span text:style-name="T96">berdiri jika kamu duduk dan melakukan wudu.</text:span><text:span text:style-name="T340">” </text:span><text:span text:style-name="T349">Dalam perjalanan pulang dari peperangan, Rasulullah menyuruh berhenti pada tempat tertentu. Mereka sangat kelelahan hingga mereka tertidur sepanjang waktu salat subuh. Ketika mereka terbangun, Rasulullah, salawat dan salam </text:span><text:span text:style-name="T350">kepadanya</text:span><text:span text:style-name="T349">, memerintahkan: “</text:span><text:span text:style-name="T103">tinggalkan tempat ini sekaligus, karena setan telah menguasai tempat ini.</text:span><text:span text:style-name="T349">” Rasulullah juga berkata bahwa setan menjauhi panggilan azan.</text:span></text:p>
      <text:p text:style-name="P152"><text:span text:style-name="T340">Setan terkadang berusaha menguji kita melalui pemandangan yang cabul. Dia akan membuat kita untuk terobsesi dengan nafsu terlarang. Dalam situasi seperti itu, cobalah mengajak dirimu bahwa segala nafsu terlarang akan mengakibatkan segala bentuk penyesalan dan akan membahayakan kehidupan di hari kemudian atau bahkan kehidupanmu di dunia ini. Dengan mengetahui bahwa kehidupan di dunia in <text:s/>tidak lain dari senda gurau semata, ilusi yang membuat terlena, dan bahwa kehidupan yang sesungguhnya adalah di akhirat sana. Ketika beberapa dari sahabatnya ragu-ragu untuk ikut bergabung dalam peperangan Tabuk karena panas matahari yang menghanguskan, Allah memperingati mereka dengan panas: </text:span><text:span text:style-name="T96">panasnya <text:s/>api neraka adalah jauh lebih dahsyat, jika mereka memahami </text:span><text:span text:style-name="T340">(</text:span><text:span text:style-name="T351">Al-Quran </text:span><text:span text:style-name="T340">9:81). </text:span></text:p>
      <text:h text:style-name="P203" text:outline-level="2"><text:soft-page-break/>Mantra dan Sihir</text:h>
      <text:p text:style-name="P155">Bagi <text:span text:style-name="T457">mereka yang tidak percaya dengan sihir dan santet itu disebabkan entah karena mereka tidak percaya dengan segala sesuatu yang berhubungan dengan </text:span><text:span text:style-name="T571">alam</text:span><text:span text:style-name="T457"> metafisika atau apa yang mereka anggap terhubung dengan agama, </text:span><text:span text:style-name="T458">atau karena mereka tidak peduli dengan realitas di balik dimensi fisik. Seorang laki-laki dalam usia lima puluhnya berkata pada saya: </text:span></text:p>
      <text:p text:style-name="P180">Hingga tahun lalu, saya tidak percaya dengan sihir dan santet. Akan tetapi, tahun lalu salah satu dari keluarga saya menjadi gila. Ketika dia marah, dia menjadi kaku dengan matanya tertuju kepada satu titik. Kami mencari pertolongan kepada setiap dokter, namun percuma. Pada akhirnya, kami pergi ke seseorang yang bisa menghilangkan sihir. Dia mengucapkan mantra-mantra dan melakukan beberapa hal. Dalam perjalanan pulang, si pasien kemudian bertanya dengan nada datar: “<text:span text:style-name="T22">Di mana saya? Apa yang terjadi padaku?</text:span>” <text:span text:style-name="T223">Dia kemudian pulih. Saya percaya bahwa sihir adalah sesuatu yang nyata. </text:span></text:p>
      <text:p text:style-name="P153">Banyak dari kita yang mendengar atau bahkan melihat kejadian-kejadian seperti itu. Sebagaimana Rasulullah, salawat dan salam <text:span text:style-name="T572">kepadanya</text:span>, menegaskan bahwa mata <text:span text:style-name="T590">jahat (‘</text:span><text:span text:style-name="T83">ain</text:span><text:span text:style-name="T590">)</text:span> adalah fakta yang tidak terbantahkan, maka sihir merupakan realitas yang tidak mungkin terbantahkan. Al-Quran berbicara tentang (dan mengutuk dengan keras) orang-orang yang mempraktikkan sihir yang mengakibatkan pertentangan antara suami dan istri. Berdasarkan Al-Quran dan Islam, sihir dan memberikan santet merupakan perbuatan dosa layaknya kekafiran. </text:p>
      <text:p text:style-name="P181"><text:span text:style-name="T223">Jika menyembuhkan sihir adalah perbuatan baik, dan patut dihargai, namun itu </text:span><text:span text:style-name="T242">tidak </text:span><text:span text:style-name="T223">boleh dijalankan dan dipraktikkan sebagai profesi. Meskipun Nabi kita, salawat dan salam </text:span><text:span text:style-name="T286">kepadanya</text:span><text:span text:style-name="T223">, bertemu dengan jin, mengajarkan Islam kepada mereka, dan mengambil baiat dari mereka, namun dia tidak menjelaskan bagaimana menghubungi mereka atau bagaimana mengusir atau menyembuhkan sihir. Akan tetapi, dia mengajarkan bagaimana jin mendekati kita dan berusaha </text:span><text:span text:style-name="T286">mengendalikan</text:span><text:span text:style-name="T223"> kita, bagaimana melindungi diri kita terhadap kejahatan mereka, dan bagaimana melindungi diri kita terhadap mata </text:span><text:span text:style-name="T293">jahat (‘</text:span><text:span text:style-name="T81">ain</text:span><text:span text:style-name="T293">)</text:span><text:span text:style-name="T223">. </text:span></text:p>
      <text:p text:style-name="P154">Cara yang paling aman untuk melindungi diri kita dari makhluk gaib yang jahat adalah dengan memiliki ketundukan yang sepenuh hati terhadap Allah dan rasulnya, salawat dan salam <text:span text:style-name="T573">kepadanya</text:span>. Ini menghendaki kita untuk mengikuti prinsip-prinsip Islam dengan ketat. Sebagai tambah<text:soft-page-break/>an, kita tidak boleh bermalas-malasan dalam menjalankan salat, karena salat merupakan senjata dalam melawan permusuhan, menja<text:span text:style-name="T573">g</text:span>a kita dari bahaya, dan membantu kita untuk mencapai tujuan kita. </text:p>
      <text:p text:style-name="P182"><text:span text:style-name="T248">Berdoa</text:span><text:span text:style-name="T223">. </text:span><text:span text:style-name="T248">Berdoa </text:span><text:span text:style-name="T223">tidak berarti mengabaikan dan mengingkari hakikat materi dalam mencapai tujuan. Melainkan, </text:span><text:span text:style-name="T248">doa </text:span><text:span text:style-name="T223">dapat dibagi ke dalam empat jenis. Pertama adalah itu akan menjangkau singgasana Allah dari seluruh alam. Sebagai contoh, </text:span><text:span text:style-name="T243">tanaman dan binatang </text:span><text:span text:style-name="T248">berdoa </text:span><text:span text:style-name="T243">melalui lidah potensi mereka untuk mencapai bentuk yang </text:span><text:span text:style-name="T248">sempurna</text:span><text:span text:style-name="T243"> </text:span><text:span text:style-name="T244">dan untuk </text:span><text:span text:style-name="T245">mewujudkan nama-nama Allah tertentu. Kedua </text:span><text:span text:style-name="T248">doa</text:span><text:span text:style-name="T245"> juga dinyatakan dalam lidah kebutuhan di alam. Semua makhluk hidup </text:span><text:span text:style-name="T249">berdoa</text:span><text:span text:style-name="T245"> kepada Allah, yang maha pemurah, untuk memenuhi kebutuhan vitalnya, karena mereka tidak bisa melakukannya dengan sendirinya. Ketiga adalah </text:span><text:span text:style-name="T249">doa</text:span><text:span text:style-name="T245"> dilakukan dengan lidah </text:span><text:span text:style-name="T249">kepasrahan</text:span><text:span text:style-name="T245">. Segala ciptaan Allah yang hidup dibatasi oleh situasi yang terbatas akan meminta perlindungan pada Dia yang maha melindungi dengan </text:span><text:span text:style-name="T246">doa-doa tertentu, dan </text:span><text:span text:style-name="T249">menghadapkan</text:span><text:span text:style-name="T246"> wajahnya pada Dia yang maha pengasih. Ketiga jenis </text:span><text:span text:style-name="T249">doa</text:span><text:span text:style-name="T246"> ini selalu bisa diterima kecuali ada halangan tertentu. </text:span></text:p>
      <text:p text:style-name="P183"><text:span text:style-name="T246">J</text:span><text:span text:style-name="T223">enis ke empat dari </text:span><text:span text:style-name="T249">doa</text:span><text:span text:style-name="T223"> adalah </text:span><text:span text:style-name="T249">doa </text:span><text:span text:style-name="T223">yang kita lakukan. Ini juga bisa dibagi ke dalam dua jenis: secara aktif dan dengan pembawaan, dengan cara verbal dan dengan hati. </text:span><text:span text:style-name="T247">Sebagai contoh, bertindak sesuai dengan </text:span><text:span text:style-name="T250">sebab-sebab</text:span><text:span text:style-name="T247"> adalah </text:span><text:span text:style-name="T249">doa</text:span><text:span text:style-name="T247"> yang aktif. </text:span><text:span text:style-name="T287">Melalui</text:span><text:span text:style-name="T247"> </text:span><text:span text:style-name="T287">penyesuaian </text:span><text:span text:style-name="T250">dengan sebab-sebab, kita berusaha untuk mendapatkan penerimaan dari Allah terhadap permintaan kita, karena hanya Allah yang akan bisa menjadikan hasil. Sebagai contoh, dengan membajak tanah, </text:span><text:span text:style-name="T251">adalah doa yang aktif, karena itu meliputi pengetukan secara langsung terhadap pintu kemurahan Allah. Demikian pula, pergi ke dokter adalah merupakan doa yang aktif untuk mendapatkan penyembuhan dari penyakit. </text:span><text:span text:style-name="T252">Untuk alasan ini, orang-orang beriman </text:span><text:span text:style-name="T253">harus mencari pertolongan medis ketika sakit. Percaya kepada psikiater lebih diutamakan untuk kasus sakit mental, karena ada berbagai macam kasus </text:span><text:span text:style-name="T254">menunjukkan bahwa sebagian besar kasus sakit mental tidaklah disebabkan oleh sebab-sebab materi sehingga terapi fisik tidak akan menyembuhkan mereka. Banyak dari mereka membutuhkan <text:s/>terapi spiritual. Jenis doa aktif seperti ini biasanya akan diterima, karena itu merupakan aplikasi langsung terhadap nama-nama Allah yang maha pemurah. <text:s/></text:span></text:p>
      <text:p text:style-name="P184"><text:span text:style-name="T254">J</text:span><text:span text:style-name="T223">enis kedua dari doa, yang dilakukan dengan lidah dan dengan hati, adalah doa yang nyata. Yakni dengan meminta kepada Allah </text:span><text:span text:style-name="T255">dari hati untuk sesuatu yang kita tidak bisa </text:span><text:span text:style-name="T287">di</text:span><text:span text:style-name="T255">penuhi dengan kemampuan kita sendiri. </text:span><text:soft-page-break/><text:span text:style-name="T255">Adalah </text:span><text:span text:style-name="T287">sisi</text:span><text:span text:style-name="T255"> yang paling penting dan merupakan buah yang paling baik dan paling manis </text:span><text:span text:style-name="T287">adalah ketika </text:span><text:span text:style-name="T255">sang pemohon tahu bahwa Dia mendengarkan apa yang dimintanya, dan mewaspadai bahwa apapun yang terjadi dengan hati mereka, memiliki kekuatan yang akan menjangkau semua tempat, dan bisa memenuhi segala keinginan mereka, dan membantu mereka karena Dia adalah yang maha pemurah terhadap yang lemah dan tidak berdaya. </text:span></text:p>
      <text:p text:style-name="P185"><text:span text:style-name="T255">D</text:span><text:span text:style-name="T223">oa merupakan </text:span><text:span text:style-name="T287">sebuah ibadah</text:span><text:span text:style-name="T223"> yang akan menerima ganjaran paling utama di hari kemudian. Untuk alasan ini, kita tidak harus mengatakan </text:span><text:span text:style-name="T256">bahwa doa kita tidak diterima ketika kita tidak mendapatkan apa yang kita mohonkan dalam doa. Hanya karena doa telah dijawab itu tidak berarti bahwa itu akan diterima dalam segala situasi. </text:span><text:span text:style-name="T257">Pasti ada jawaban untuk setiap doa, namun diterima atau dijawab</text:span><text:span text:style-name="T287">nya</text:span><text:span text:style-name="T257"> bergantung pada kebijaksanaan Allah. Anggap anak kecil yang sakit meminta kepada dokter untuk mendapatkan obat jenis tertentu. Dokter bisa saja akan memberikan obat <text:s/>itu atau memberinya sesuatu yang lebih baik, atau tidak akan memberikan obat sama sekali, khususnya ketika terdapat alasan bahwa itu akan membahayakan sang anak. </text:span></text:p>
      <text:p text:style-name="P186"><text:span text:style-name="T257">D</text:span><text:span text:style-name="T223">engan cara yang sama, Allah yang maha kuasa, yang maha mendengar dan maha melihat, akan menjawab </text:span><text:span text:style-name="T258">semua doa dari hamba-Nya dan akan mengubah tekanan dalam kesepian menjadi kenikmatan dalam beribadah </text:span><text:span text:style-name="T287">ke</text:span><text:span text:style-name="T258">pada-Nya. Namun jawabannya tidak bergantung pada angan-angan kita; melainkan, itu bergantung pada kebijaksanaan Allah, berdasarkan pada apakah Dia menjawab apa yang diminta atau apa yang lebih baik, atau Dia tidak akan memberikan apa-apa sama sekali. Akan tetapi Dia menjawab, maka kita harus berdoa. </text:span></text:p>
      <text:p text:style-name="P187"><text:span text:style-name="T258">K</text:span><text:span text:style-name="T223">etika kita berdoa untuk diri kita sendiri, kita juga harus meminta kepada mereka yang dekat dengan Allah untuk berdoa bagi diri kita. Para sahabat seringkali meminta kepada Rasulullah untuk berdoa kepada mereka. </text:span><text:span text:style-name="T259">Sebagaimana yang dicatat oleh Ibnu Hambal, Abu Dawud, Al-Tabarani, dan Umm</text:span><text:span text:style-name="T287">u</text:span><text:span text:style-name="T259"> Hani: seorang anak kecil yang tidak waras dibawa kepada Rasulullah, yang kemudian menyentuhnya dan berkata: “keluarlah, wahai musuh Allah.” Kemudian, dia membasuh wajah sang anak dan kemudian berdoa. Sang anak kemudian pulih. Banyak kejadian yang serupa telah dikisahkan </text:span><text:span text:style-name="T287">di </text:span><text:span text:style-name="T259">dalam Alkitab. Nabi Isa, </text:span><text:span text:style-name="T289">keselamatan atasnya</text:span><text:span text:style-name="T259"> cukup terkenal dalam menyembuhkan orang yang gila dengan izin Allah dan kekuasaan-Nya. </text:span></text:p>
      <text:p text:style-name="P188"><text:span text:style-name="T259">H</text:span><text:span text:style-name="T223">indari pengusiran setan. Beberapa orang pergi ke pengusiran setan. </text:span><text:soft-page-break/><text:span text:style-name="T223">Meskipun beberapa orang bisa mengetahui bagaimana mengusir jin jahat, kegiatan seperti itu biasanya sangat berbahaya, karena sebagian besar pengusir setan menyesatkan orang-orang. Sebagai tambahan, pengusir setan </text:span><text:span text:style-name="T260">harus berhati-hati dalam menjalankan <text:s/>kewajiban agama tersebut, berlepas diri dari dosa, dan harus menjadi orang yang lurus yang mengetahui dengan benar apa yang dilakukannya. Pasien biasanya bergantung pada pengusiran setan dan mengaitkan kesembuhan mereka padanya dan juga bergantung pada </text:span><text:span text:style-name="T261">tulisan pada jimat yang diminta kepada mereka untuk dibawa ke mana-mana. </text:span><text:span text:style-name="T262">Akan tetapi, Rasulullah, salawat dan salam </text:span><text:span text:style-name="T287">kepadanya</text:span><text:span text:style-name="T262">, menegaskan bahwa </text:span><text:span text:style-name="T263">Allah akan mengizinkan 70 ribu orang ke surga tanpa memanggil mereka untuk memeriksa catatan amalnya. Orang-orang ini adalah mereka yang tidak pernah memakai jimat, yang tidak memandang sesuatu itu membawa sial atau keberuntungan, atau yang beriman secara sepenuhnya kepada Allah. </text:span></text:p>
      <text:p text:style-name="P189"><text:span text:style-name="T263">B</text:span><text:span text:style-name="T223">erkonsultasi kepada psikiater muslim. Seorang muslim </text:span><text:span text:style-name="T264">tidak boleh pergi ke psikiater atau dokter yang membatasi diri mereka dalam pandangan materialis tentang keberadaan. </text:span><text:span text:style-name="T305">Psikiater semacam itu, yang tidak percaya kepada hal-hal yang gaib dan makhluk-makhluk gaib, bisa saja akan menganjurkan pasien yang menderita kegelisahan spiritual atau yang dirasuki setan untuk melibatkan diri mereka <text:s/>dalam hura-hura dan kesenangan. Ini seperti memberi nasihat kepada orang yang haus untuk mengobati rasa haus mereka dengan air garam. </text:span></text:p>
      <text:p text:style-name="P190"><text:span text:style-name="T264">M</text:span><text:span text:style-name="T223">embaca doa-doa tertentu. Rasulullah, salawat dan salam </text:span><text:span text:style-name="T287">ke</text:span><text:span text:style-name="T223">padanya, menyebutkan bahwa doa-doa tertentu harus diucapkan untuk melindungi diri seseorang terhadap kejahatan setan atau jin-jin kafir. Ayat kursi (</text:span><text:span text:style-name="T291">Al-Quran </text:span><text:span text:style-name="T223">2:255) adalah salah satu diantaranya. Kita juga membaca bahwa: </text:span><text:span text:style-name="T22">Jika godaan dari setan datang padamu, mintalah perlindungan kepada Allah sesegera mungkin </text:span><text:span text:style-name="T223">(</text:span><text:span text:style-name="T291">Al-Quran </text:span><text:span text:style-name="T223">41:36) dengan mengatakan: “</text:span><text:span text:style-name="T22">saya meminta pertolongan kepada Allah dari setan yang terkutuk.</text:span><text:span text:style-name="T223">”</text:span></text:p>
      <text:p text:style-name="P191"><text:span text:style-name="T223">Seperti yang diriwayatkan dari Aisyah, Ibu orang-orang beriman dan merupakan salah satu istri dari Rasulullah, bahwa baginda Rasulullah mengucapkan surah Al-Falaq dan An-Nas tiga kali setiap pagi dan setiap sore, dan kemudian menghembuskan kepada </text:span><text:span text:style-name="T267">kedua </text:span><text:span text:style-name="T265">telapak tangannya</text:span><text:span text:style-name="T266"> </text:span><text:span text:style-name="T267">dan kemudian mengusap</text:span><text:span text:style-name="T288">kan</text:span><text:span text:style-name="T267">nya pada </text:span><text:span text:style-name="T268">bagian-bagian tubuhnya yang bisa dijangkaunya. Dia juga mengucapkan tiga kali setiap pagi dan petang: “</text:span><text:span text:style-name="T65">dengan nama Allah, di mana tidak satupun di muka bumi dan di langit yang bisa membahayakan tanpa nama-Nya, dan dia maha mendengar, dan </text:span><text:soft-page-break/><text:span text:style-name="T65">maha mengetahui.</text:span><text:span text:style-name="T268">” Ucapan ini dan yang berikutnya </text:span><text:span text:style-name="T269">adalah di antara doa-doa yang disarankan untuk menjaga kita terhadap ketindisan (paralisis): “</text:span><text:span text:style-name="T66">saya bermohon perlindungan dalam nama-nama Allah dari segala kejahatan dan sihir dan dari binatang pemangsa dan mata </text:span><text:span text:style-name="T82">jahat (‘ain)</text:span><text:span text:style-name="T66">.</text:span><text:span text:style-name="T269">” </text:span></text:p>
      <text:p text:style-name="P157"><text:span text:style-name="T269">I</text:span><text:span text:style-name="T271">mam Gazali menganjurkan kita untuk melindungi diri kita terha</text:span><text:span text:style-name="T288">d</text:span><text:span text:style-name="T271">ap sihir, guna-guna, dan </text:span><text:span text:style-name="T288">makhluk gaib yang </text:span><text:span text:style-name="T271">jahat dengan mengucapkan: “</text:span><text:span text:style-name="T67">dengan nama Allah, yang maha pemurah, dan maha pengasih</text:span><text:span text:style-name="T271">” sekali, “</text:span><text:span text:style-name="T67">Allah maha besar</text:span><text:span text:style-name="T271">” sepuluh kali, dan: para penyihir tidak akan bisa berhasil kapan pun dia muncul (</text:span><text:span text:style-name="T291">Al-Quran </text:span><text:span text:style-name="T271">20:69), dan dari </text:span><text:span text:style-name="T270">penyihir</text:span><text:span text:style-name="T271"> yang menghembuskan </text:span><text:span text:style-name="T270">napasnya </text:span><text:span text:style-name="T271">atas </text:span><text:span text:style-name="T270">buhul-buhul (</text:span><text:span text:style-name="T291">Al-Quran </text:span><text:span text:style-name="T270">113:4). Imam lainnya menganjurkan kita untuk mengucapkan kedua ayat ini 19 kali sesudah tiap tegukan <text:s/>minuman yang kita minum.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judul_20_utama" style:display-name="judul utama" style:family="paragraph" style:parent-style-name="Standard">
      <style:text-properties fo:font-size="13pt" fo:font-weight="bold" officeooo:rsid="0000fd8b" style:font-size-asian="13pt" style:font-weight-asian="bold" style:font-size-complex="13pt" style:font-weight-complex="bold"/>
    </style:style>
    <style:style style:name="paragraf" style:family="paragraph" style:parent-style-name="Standard">
      <style:paragraph-properties fo:margin-left="0in" fo:margin-right="0in" fo:margin-top="0in" fo:margin-bottom="0.0402in" style:contextual-spacing="false" fo:line-height="100%" fo:text-align="justify" style:justify-single-word="false" fo:orphans="0" fo:widows="0" fo:hyphenation-ladder-count="no-limit" fo:text-indent="0.2799in" style:auto-text-indent="false" fo:keep-with-next="auto"/>
      <style:text-properties style:font-name="Liberation Serif" fo:font-family="'Liberation Serif'" style:font-family-generic="roman" style:font-pitch="variable" fo:font-size="12pt" fo:language="id" fo:country="ID" fo:font-weight="normal" officeooo:rsid="0ce151e7" style:font-size-asian="12pt" style:font-weight-asian="normal" style:font-size-complex="12pt" style:font-weight-complex="normal" fo:hyphenate="true" fo:hyphenation-remain-char-count="2" fo:hyphenation-push-char-count="2" loext:hyphenation-no-caps="false"/>
    </style:style>
    <style:style style:name="judul_20_-1_20_-1" style:display-name="judul -1 -1" style:family="paragraph" style:parent-style-name="paragraf">
      <style:paragraph-properties fo:margin-left="0in" fo:margin-right="0in" fo:margin-top="0.1in" fo:margin-bottom="0.1402in" style:contextual-spacing="false" fo:text-indent="0in" style:auto-text-indent="false"/>
      <style:text-properties fo:font-size="13pt" fo:font-weight="bold" officeooo:rsid="0055450e" style:font-size-asian="13pt"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judul_20_1_20_-_20_2" style:display-name="judul 1 - 2" style:family="paragraph" style:parent-style-name="paragraf">
      <style:paragraph-properties fo:margin-left="0in" fo:margin-right="0in" fo:margin-top="0.1201in" fo:margin-bottom="0.1598in" style:contextual-spacing="false" fo:text-indent="0in" style:auto-text-indent="false"/>
      <style:text-properties fo:font-size="14pt" officeooo:rsid="00d41167" style:font-size-asian="14pt" style:font-size-complex="14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enutup" style:family="paragraph" style:parent-style-name="paragraf">
      <style:text-properties officeooo:rsid="08cc34f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Daftar_20_argumen" style:display-name="Daftar argumen" style:family="paragraph" style:parent-style-name="paragraf"/>
    <style:style style:name="Daftar_20_bukti" style:display-name="Daftar bukti" style:family="paragraph" style:parent-style-name="paragraf">
      <style:text-properties officeooo:rsid="0a02c3f3"/>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orphans="0" fo:widows="0" fo:hyphenation-ladder-count="no-limit" fo:keep-with-next="auto"/>
      <style:text-properties fo:font-size="12pt" fo:language="id" fo:country="ID" fo:font-weight="bold" style:font-size-asian="12pt" style:font-weight-asian="bold" style:font-size-complex="12pt" style:font-weight-complex="bold" fo:hyphenate="true" fo:hyphenation-remain-char-count="2" fo:hyphenation-push-char-count="2" loext:hyphenation-no-caps="fals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MP2" style:family="paragraph" style:parent-style-name="Footer">
      <style:paragraph-properties fo:text-align="center" style:justify-single-word="false"/>
      <style:text-properties fo:font-size="10pt" fo:language="id" fo:country="ID" style:font-size-asian="10pt" style:font-size-complex="10pt"/>
    </style:style>
    <style:style style:name="MP3" style:family="paragraph" style:parent-style-name="Header">
      <style:text-properties fo:font-size="15pt" fo:language="id" fo:country="ID" fo:font-weight="bold" officeooo:rsid="09ddaa51" style:font-size-asian="15pt" style:font-weight-asian="bold" style:font-size-complex="15pt" style:font-weight-complex="bold"/>
    </style:style>
    <style:style style:name="MP4"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MP5" style:family="paragraph" style:parent-style-name="Footer">
      <style:text-properties fo:font-size="10pt" fo:language="id" fo:country="ID" style:font-size-asian="10pt" style:font-size-complex="10pt"/>
    </style:style>
    <style:style style:name="MP6" style:family="paragraph" style:parent-style-name="Header">
      <style:paragraph-properties fo:text-align="end" style:justify-single-word="false"/>
      <style:text-properties style:font-name="Algerian" fo:font-size="6pt" fo:language="id" fo:country="ID" style:font-size-asian="6pt" style:font-size-complex="6pt"/>
    </style:style>
    <style:style style:name="MP7" style:family="paragraph" style:parent-style-name="Footer">
      <style:paragraph-properties fo:text-align="end" style:justify-single-word="false"/>
      <style:text-properties fo:font-size="10pt" fo:language="id" fo:country="ID" officeooo:rsid="0c906cbb" officeooo:paragraph-rsid="0c906cbb" style:font-size-asian="10pt" style:font-size-complex="10pt"/>
    </style:style>
    <style:style style:name="MP8"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9b86ac"/>
    </style:style>
    <style:style style:name="MT2" style:family="text">
      <style:text-properties officeooo:rsid="0b8b0a49"/>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distance-before-sep="0.1201in" style:line-style="solid" style:adjustment="left" style:rel-width="10%"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usage="righ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i<text:span text:style-name="MT1">terjemahkan</text:span> oleh Mohammad Fajar</text:p>
      </style:header>
      <style:footer>
        <text:p text:style-name="MP2"><text:page-number text:select-page="current">0</text:page-number></text:p>
      </style:footer>
    </style:master-page>
    <style:master-page style:name="Endnote" style:page-layout-name="Mpm2">
      <style:header>
        <text:p text:style-name="MP3"/>
      </style:header>
    </style:master-page>
    <style:master-page style:name="Footnote" style:page-layout-name="Mpm3"/>
    <style:master-page style:name="Left_20_Page" style:display-name="Left Page" style:page-layout-name="Mpm4" style:next-style-name="Right_20_Page">
      <style:header>
        <text:p text:style-name="MP4">DITERJEMAHKAN OLEH MOHAMMAD FAJAR</text:p>
      </style:header>
      <style:footer>
        <text:p text:style-name="MP5"><text:page-number text:select-page="current">56</text:page-number></text:p>
      </style:footer>
    </style:master-page>
    <style:master-page style:name="Right_20_Page" style:display-name="Right Page" style:page-layout-name="Mpm5" style:next-style-name="Left_20_Page">
      <style:header>
        <text:p text:style-name="MP6"><text:tab/><text:span text:style-name="MT2">DITERJEMAHKAN OLEH MOHAMMAD FAJAR</text:span></text:p>
      </style:header>
      <style:footer>
        <text:p text:style-name="MP7"><text:page-number text:select-page="current">41</text:page-number></text:p>
      </style:footer>
    </style:master-page>
    <style:master-page style:name="First_20_Page" style:display-name="First Page" style:page-layout-name="Mpm6" style:next-style-name="Left_20_Page">
      <style:footer>
        <text:p text:style-name="MP8"><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21T14:17:31.513000000</meta:creation-date>
    <dc:date>2021-01-19T13:45:26.158000000</dc:date>
    <meta:editing-duration>P17DT2H8M1S</meta:editing-duration>
    <meta:editing-cycles>4230</meta:editing-cycles>
    <meta:generator>LibreOffice/7.0.0.3$Windows_x86 LibreOffice_project/8061b3e9204bef6b321a21033174034a5e2ea88e</meta:generator>
    <meta:document-statistic meta:table-count="0" meta:image-count="0" meta:object-count="0" meta:page-count="58" meta:paragraph-count="249" meta:word-count="19146" meta:character-count="137637" meta:non-whitespace-character-count="118436"/>
  </office:meta>
</office:document-meta>
</file>